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w Cen MT"/>
    </style:style>
    <style:style style:name="ce2" style:family="table-cell" style:parent-style-name="Default">
      <style:text-properties style:font-name="Tw Cen MT" fo:font-weight="bold" style:font-weight-asian="bold" style:font-weight-complex="bold"/>
    </style:style>
    <style:style style:name="ce3" style:family="table-cell" style:parent-style-name="Default">
      <style:table-cell-properties fo:background-color="#add58a"/>
      <style:text-properties style:font-name="Tw Cen MT" fo:font-weight="bold" style:font-weight-asian="bold" style:font-weight-complex="bold"/>
    </style:style>
    <style:style style:name="ce4" style:family="table-cell" style:parent-style-name="Default" style:data-style-name="N109">
      <style:table-cell-properties fo:background-color="#add58a"/>
      <style:text-properties style:font-name="Tw Cen MT" fo:font-weight="bold" style:font-weight-asian="bold" style:font-weight-complex="bold"/>
    </style:style>
    <style:style style:name="ce5" style:family="table-cell" style:parent-style-name="Default" style:data-style-name="N109">
      <style:text-properties style:font-name="Tw Cen MT" fo:font-weight="bold" style:font-weight-asian="bold" style:font-weight-complex="bold"/>
    </style:style>
    <style:style style:name="ce6" style:family="table-cell" style:parent-style-name="Default">
      <style:table-cell-properties fo:background-color="#fffbcc"/>
      <style:text-properties style:font-name="Tw Cen MT" fo:font-weight="bold" style:font-weight-asian="bold" style:font-weight-complex="bold"/>
    </style:style>
    <style:style style:name="ce7" style:family="table-cell" style:parent-style-name="Default" style:data-style-name="N109">
      <style:table-cell-properties fo:background-color="#fffbcc"/>
      <style:text-properties style:font-name="Tw Cen MT"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add58a"/>
      <style:text-properties style:font-name="Tw Cen MT" fo:font-weight="bold" style:font-weight-asian="bold" style:font-weight-complex="bold"/>
    </style:style>
    <style:style style:name="ce9" style:family="table-cell" style:parent-style-name="Default" style:data-style-name="N111">
      <style:table-cell-properties fo:background-color="#add58a"/>
      <style:text-properties style:font-name="Tw Cen MT" fo:font-weight="bold" style:font-weight-asian="bold" style:font-weight-complex="bold"/>
    </style:style>
    <style:style style:name="ce10" style:family="table-cell" style:parent-style-name="Default" style:data-style-name="N110">
      <style:table-cell-properties fo:background-color="#add58a"/>
      <style:text-properties style:font-name="Tw Cen MT"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add58a"/>
      <style:text-properties style:font-name="Tw Cen MT" fo:font-weight="bold" style:font-weight-asian="bold" style:font-weight-complex="bold"/>
    </style:style>
    <style:style style:name="ce12" style:family="table-cell" style:parent-style-name="Default">
      <style:text-properties style:font-name="Tw Cen MT"/>
    </style:style>
    <style:style style:name="ce13" style:family="table-cell" style:parent-style-name="Default">
      <style:table-cell-properties fo:background-color="#fffbcc" style:text-align-source="fix" style:repeat-content="false"/>
      <style:paragraph-properties fo:text-align="end" fo:margin-left="0mm"/>
      <style:text-properties style:font-name="Tw Cen MT"/>
    </style:style>
    <style:style style:name="ce14" style:family="table-cell" style:parent-style-name="Default">
      <style:table-cell-properties fo:background-color="#fffbcc"/>
      <style:text-properties style:font-name="Tw Cen MT"/>
    </style:style>
    <style:style style:name="ce15" style:family="table-cell" style:parent-style-name="Default" style:data-style-name="N109">
      <style:text-properties style:font-name="Tw Cen MT"/>
    </style:style>
    <style:style style:name="ce16" style:family="table-cell" style:parent-style-name="Default" style:data-style-name="N2">
      <style:text-properties style:font-name="Tw Cen MT"/>
    </style:style>
    <style:style style:name="ce17" style:family="table-cell" style:parent-style-name="Default">
      <style:text-properties fo:color="#ce181e" style:font-name="Tw Cen MT"/>
    </style:style>
    <style:style style:name="ce18" style:family="table-cell" style:parent-style-name="Default" style:data-style-name="N2">
      <style:text-properties fo:color="#ce181e" style:font-name="Tw Cen M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w Cen MT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att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6" table:default-cell-style-name="ce12"/>
        <table:table-column table:style-name="co3" table:default-cell-style-name="ce12"/>
        <table:table-column table:style-name="co2" table:number-columns-repeated="1015" table:default-cell-style-name="ce12"/>
        <table:table-row table:style-name="ro1">
          <table:table-cell office:value-type="string" calcext:value-type="string">
            <text:p>Original Consump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/100km</text:p>
          </table:table-cell>
          <table:table-cell table:number-columns-repeated="5"/>
          <table:table-cell table:style-name="ce13" office:value-type="string" calcext:value-type="string">
            <text:p>Battery</text:p>
          </table:table-cell>
          <table:table-cell table:style-name="ce6" office:value-type="string" calcext:value-type="string">
            <text:p>Samsung 25R</text:p>
          </table:table-cell>
          <table:table-cell table:style-name="ce14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ICE efficiency</text:p>
          </table:table-cell>
          <table:table-cell office:value-type="float" office:value="0.25" calcext:value-type="float">
            <text:p>0.25</text:p>
          </table:table-cell>
          <table:table-cell table:number-columns-repeated="6"/>
          <table:table-cell table:style-name="ce13" office:value-type="string" calcext:value-type="string">
            <text:p>Cell Voltage</text:p>
          </table:table-cell>
          <table:table-cell table:style-name="ce6" office:value-type="float" office:value="3.64" calcext:value-type="float">
            <text:p>3.64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(nominal)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etrol Energy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MJ/l</text:p>
          </table:table-cell>
          <table:table-cell table:number-columns-repeated="5"/>
          <table:table-cell table:style-name="ce13" office:value-type="string" calcext:value-type="string">
            <text:p>Cell Voltage</text:p>
          </table:table-cell>
          <table:table-cell table:style-name="ce6" office:value-type="float" office:value="4.2" calcext:value-type="float">
            <text:p>4.2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(max)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etrol Energy</text:p>
          </table:table-cell>
          <table:table-cell table:style-name="ce3" table:formula="of:=[.B3]*1000/3600" office:value-type="float" office:value="9.5" calcext:value-type="float">
            <text:p>9.5</text:p>
          </table:table-cell>
          <table:table-cell office:value-type="string" calcext:value-type="string">
            <text:p>kWh/l</text:p>
          </table:table-cell>
          <table:table-cell table:number-columns-repeated="5"/>
          <table:table-cell table:style-name="ce13" office:value-type="string" calcext:value-type="string">
            <text:p>Cell Voltage</text:p>
          </table:table-cell>
          <table:table-cell table:style-name="ce6" office:value-type="float" office:value="2.5" calcext:value-type="float">
            <text:p>2.5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(min)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Original Consumption</text:p>
          </table:table-cell>
          <table:table-cell table:style-name="ce4" table:formula="of:=[.B4]*[.B2]*[.B1]" office:value-type="float" office:value="23.75" calcext:value-type="float">
            <text:p>23.8</text:p>
          </table:table-cell>
          <table:table-cell office:value-type="string" calcext:value-type="string">
            <text:p>kWh/100km</text:p>
          </table:table-cell>
          <table:table-cell office:value-type="string" calcext:value-type="string">
            <text:p>Note: energy used to actually move vehicle (excluding ICE inefficiency)</text:p>
          </table:table-cell>
          <table:table-cell table:number-columns-repeated="4"/>
          <table:table-cell table:style-name="ce13" office:value-type="string" calcext:value-type="string">
            <text:p>Cell Capacity</text:p>
          </table:table-cell>
          <table:table-cell table:style-name="ce6" office:value-type="float" office:value="2.5" calcext:value-type="float">
            <text:p>2.5</text:p>
          </table:table-cell>
          <table:table-cell table:style-name="ce14" office:value-type="string" calcext:value-type="string">
            <text:p>Ah</text:p>
          </table:table-cell>
          <table:table-cell table:style-name="ce14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Desired rang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m</text:p>
          </table:table-cell>
          <table:table-cell table:number-columns-repeated="5"/>
          <table:table-cell table:style-name="ce13" office:value-type="string" calcext:value-type="string">
            <text:p>Cell Weight</text:p>
          </table:table-cell>
          <table:table-cell table:style-name="ce6" office:value-type="float" office:value="0.0438" calcext:value-type="float">
            <text:p>0.0438</text:p>
          </table:table-cell>
          <table:table-cell table:style-name="ce14" office:value-type="string" calcext:value-type="string">
            <text:p>kg</text:p>
          </table:table-cell>
          <table:table-cell table:style-name="ce14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EV efficiency</text:p>
          </table:table-cell>
          <table:table-cell office:value-type="float" office:value="0.9" calcext:value-type="float">
            <text:p>0.9</text:p>
          </table:table-cell>
          <table:table-cell table:number-columns-repeated="6"/>
          <table:table-cell table:style-name="ce13" office:value-type="string" calcext:value-type="string">
            <text:p>Cell Rated Current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 table:style-name="ce14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Accessory Load</text:p>
          </table:table-cell>
          <table:table-cell table:style-name="ce5" office:value-type="float" office:value="2" calcext:value-type="float">
            <text:p>2.0</text:p>
          </table:table-cell>
          <table:table-cell office:value-type="string" calcext:value-type="string">
            <text:p>kWh</text:p>
          </table:table-cell>
          <table:table-cell table:number-columns-repeated="5"/>
          <table:table-cell table:style-name="ce13" office:value-type="string" calcext:value-type="string">
            <text:p>Cell Peak Current</text:p>
          </table:table-cell>
          <table:table-cell table:style-name="ce6" office:value-type="float" office:value="100" calcext:value-type="float">
            <text:p>100</text:p>
          </table:table-cell>
          <table:table-cell table:style-name="ce14" office:value-type="string" calcext:value-type="string">
            <text:p>A</text:p>
          </table:table-cell>
          <table:table-cell table:style-name="ce14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attery size</text:p>
          </table:table-cell>
          <table:table-cell table:style-name="ce4" table:formula="of:=[.B8]+([.B5]*[.B6]/100)/[.B7]" office:value-type="float" office:value="41.5833333333333" calcext:value-type="float">
            <text:p>41.6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Note: total pack size including EV efficiency</text:p>
          </table:table-cell>
          <table:table-cell table:number-columns-repeated="4"/>
          <table:table-cell table:style-name="ce13" office:value-type="string" calcext:value-type="string">
            <text:p>Cell Slow Charge</text:p>
          </table:table-cell>
          <table:table-cell table:style-name="ce6" office:value-type="float" office:value="1.25" calcext:value-type="float">
            <text:p>1.25</text:p>
          </table:table-cell>
          <table:table-cell table:style-name="ce14" office:value-type="string" calcext:value-type="string">
            <text:p>A</text:p>
          </table:table-cell>
          <table:table-cell table:style-name="ce14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ce13" office:value-type="string" calcext:value-type="string">
            <text:p>Cell Fast Charge</text:p>
          </table:table-cell>
          <table:table-cell table:style-name="ce7" office:value-type="float" office:value="4" calcext:value-type="float">
            <text:p>4.0</text:p>
          </table:table-cell>
          <table:table-cell table:style-name="ce14" office:value-type="string" calcext:value-type="string">
            <text:p>A</text:p>
          </table:table-cell>
          <table:table-cell table:style-name="ce14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Samsung 25R</text:p>
          </table:table-cell>
          <table:table-cell table:number-columns-repeated="6"/>
          <table:table-cell table:style-name="ce13" office:value-type="string" calcext:value-type="string">
            <text:p>Cell Cost</text:p>
          </table:table-cell>
          <table:table-cell table:style-name="ce6" office:value-type="float" office:value="2.75" calcext:value-type="float">
            <text:p>2.75</text:p>
          </table:table-cell>
          <table:table-cell table:style-name="ce14" office:value-type="string" calcext:value-type="string">
            <text:p>$</text:p>
          </table:table-cell>
          <table:table-cell table:style-name="ce14" office:value-type="string" calcext:value-type="string">
            <text:p>USD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Target Batt Voltage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ominal)</text:p>
          </table:table-cell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Cell Voltage</text:p>
          </table:table-cell>
          <table:table-cell table:style-name="ce6" office:value-type="float" office:value="3.64" calcext:value-type="float">
            <text:p>3.6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omina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l Voltage</text:p>
          </table:table-cell>
          <table:table-cell table:style-name="ce6" office:value-type="float" office:value="4.2" calcext:value-type="float">
            <text:p>4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max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l Voltage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mi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l Capacity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A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 Weight</text:p>
          </table:table-cell>
          <table:table-cell table:style-name="ce6" office:value-type="float" office:value="0.0438" calcext:value-type="float">
            <text:p>0.0438</text:p>
          </table:table-cell>
          <table:table-cell office:value-type="string" calcext:value-type="string">
            <text:p>k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 Rated Current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 Peak Current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 Slow Charge</text:p>
          </table:table-cell>
          <table:table-cell table:style-name="ce6" office:value-type="float" office:value="1.25" calcext:value-type="float">
            <text:p>1.2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 Fast Charge</text:p>
          </table:table-cell>
          <table:table-cell table:style-name="ce7" office:value-type="float" office:value="4" calcext:value-type="float">
            <text:p>4.0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 Cost</text:p>
          </table:table-cell>
          <table:table-cell table:style-name="ce6" office:value-type="float" office:value="2.75" calcext:value-type="float">
            <text:p>2.7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 Series</text:p>
          </table:table-cell>
          <table:table-cell table:style-name="ce3" table:formula="of:=ROUNDUP([.B12]/[.B13];0)" office:value-type="float" office:value="163" calcext:value-type="float">
            <text:p>1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 Voltage</text:p>
          </table:table-cell>
          <table:table-cell table:style-name="ce8" table:formula="of:=[.B$23]*[.B13]" office:value-type="float" office:value="593.32" calcext:value-type="float">
            <text:p>59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omina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 Voltage</text:p>
          </table:table-cell>
          <table:table-cell table:style-name="ce8" table:formula="of:=[.B$23]*[.B14]" office:value-type="float" office:value="684.6" calcext:value-type="float">
            <text:p>68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max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 Voltage</text:p>
          </table:table-cell>
          <table:table-cell table:style-name="ce8" table:formula="of:=[.B$23]*[.B15]" office:value-type="float" office:value="407.5" calcext:value-type="float">
            <text:p>40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mi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l Capacity</text:p>
          </table:table-cell>
          <table:table-cell table:style-name="ce9" table:formula="of:=[.B13]*[.B16]/1000" office:value-type="float" office:value="0.0091" calcext:value-type="float">
            <text:p>0.0091</text:p>
          </table:table-cell>
          <table:table-cell office:value-type="string" calcext:value-type="string">
            <text:p>kW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ck Capacity</text:p>
          </table:table-cell>
          <table:table-cell table:style-name="ce10" table:formula="of:=[.B9]/[.B23]" office:value-type="float" office:value="0.255112474437628" calcext:value-type="float">
            <text:p>0.255</text:p>
          </table:table-cell>
          <table:table-cell office:value-type="string" calcext:value-type="string">
            <text:p>kW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 Parallel</text:p>
          </table:table-cell>
          <table:table-cell table:style-name="ce3" table:formula="of:=ROUNDUP([.B28]/[.B27];0)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ck Capacity</text:p>
          </table:table-cell>
          <table:table-cell table:style-name="ce4" table:formula="of:=[.B29]*[.B16]" office:value-type="float" office:value="72.5" calcext:value-type="float">
            <text:p>72.5</text:p>
          </table:table-cell>
          <table:table-cell office:value-type="string" calcext:value-type="string">
            <text:p>A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Capacity</text:p>
          </table:table-cell>
          <table:table-cell table:style-name="ce4" table:formula="of:=[.B24]*[.B30]/1000" office:value-type="float" office:value="43.0157" calcext:value-type="float">
            <text:p>43.0</text:p>
          </table:table-cell>
          <table:table-cell office:value-type="string" calcext:value-type="string">
            <text:p>kW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cells</text:p>
          </table:table-cell>
          <table:table-cell table:style-name="ce3" table:formula="of:=[.B29]*[.B23]" office:value-type="float" office:value="4727" calcext:value-type="float">
            <text:p>47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ck Weight</text:p>
          </table:table-cell>
          <table:table-cell table:style-name="ce10" table:formula="of:=[.B17]*[.B29]" office:value-type="float" office:value="1.2702" calcext:value-type="float">
            <text:p>1.270</text:p>
          </table:table-cell>
          <table:table-cell office:value-type="string" calcext:value-type="string">
            <text:p>k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Weight</text:p>
          </table:table-cell>
          <table:table-cell table:style-name="ce4" table:formula="of:=[.B17]*[.B32]" office:value-type="float" office:value="207.0426" calcext:value-type="float">
            <text:p>207.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raw cell we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 Rated Current</text:p>
          </table:table-cell>
          <table:table-cell table:style-name="ce3" table:formula="of:=[.B18]*[.B29]" office:value-type="float" office:value="580" calcext:value-type="float">
            <text:p>580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Peak Current</text:p>
          </table:table-cell>
          <table:table-cell table:style-name="ce3" table:formula="of:=[.B19]*[.B29]" office:value-type="float" office:value="2900" calcext:value-type="float">
            <text:p>2900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Rated Power</text:p>
          </table:table-cell>
          <table:table-cell table:style-name="ce8" table:formula="of:=[.B24]*[.B35]/1000" office:value-type="float" office:value="344.1256" calcext:value-type="float">
            <text:p>344</text:p>
          </table:table-cell>
          <table:table-cell office:value-type="string" calcext:value-type="string">
            <text:p>k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Peak Power</text:p>
          </table:table-cell>
          <table:table-cell table:style-name="ce8" table:formula="of:=[.B36]*[.B24]/1000" office:value-type="float" office:value="1720.628" calcext:value-type="float">
            <text:p>1721</text:p>
          </table:table-cell>
          <table:table-cell office:value-type="string" calcext:value-type="string">
            <text:p>k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Slow Charge</text:p>
          </table:table-cell>
          <table:table-cell table:style-name="ce3" table:formula="of:=[.B20]*[.B29]" office:value-type="float" office:value="36.25" calcext:value-type="float">
            <text:p>36.2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Fast Charge</text:p>
          </table:table-cell>
          <table:table-cell table:style-name="ce3" table:formula="of:=[.B21]*[.B29]"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Slow Charge</text:p>
          </table:table-cell>
          <table:table-cell table:style-name="ce4" table:formula="of:=[.B39]*[.B24]/1000" office:value-type="float" office:value="21.50785" calcext:value-type="float">
            <text:p>21.5</text:p>
          </table:table-cell>
          <table:table-cell office:value-type="string" calcext:value-type="string">
            <text:p>k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Fast Charge</text:p>
          </table:table-cell>
          <table:table-cell table:style-name="ce4" table:formula="of:=[.B40]*[.B24]/1000" office:value-type="float" office:value="68.82512" calcext:value-type="float">
            <text:p>68.8</text:p>
          </table:table-cell>
          <table:table-cell office:value-type="string" calcext:value-type="string">
            <text:p>k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ket Max Power</text:p>
          </table:table-cell>
          <table:table-cell table:style-name="ce5" office:value-type="float" office:value="2.4" calcext:value-type="float">
            <text:p>2.4</text:p>
          </table:table-cell>
          <table:table-cell office:value-type="string" calcext:value-type="string">
            <text:p>k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ket Max Charge Current</text:p>
          </table:table-cell>
          <table:table-cell table:style-name="ce11" table:formula="of:=[.B43]*1000/[.B24]" office:value-type="float" office:value="4.04503471988135" calcext:value-type="float">
            <text:p>4.0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ge Time</text:p>
          </table:table-cell>
          <table:table-cell table:style-name="ce4" table:formula="of:=[.B30]/[.B44]" office:value-type="float" office:value="17.9232083333333" calcext:value-type="float">
            <text:p>17.9</text:p>
          </table:table-cell>
          <table:table-cell office:value-type="string" calcext:value-type="string">
            <text:p>h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 Cost</text:p>
          </table:table-cell>
          <table:table-cell table:style-name="ce3" table:formula="of:=[.B22]*[.B32]" office:value-type="float" office:value="12999.25" calcext:value-type="float">
            <text:p>12999.2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D, raw cell cost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10" table:default-cell-style-name="ce12"/>
        <table:table-column table:style-name="co2" table:number-columns-repeated="3" table:default-cell-style-name="ce17"/>
        <table:table-column table:style-name="co2" table:number-columns-repeated="1011" table:default-cell-style-name="ce12"/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atic drag</text:p>
          </table:table-cell>
          <table:table-cell office:value-type="string" calcext:value-type="string">
            <text:p>air drag</text:p>
          </table:table-cell>
          <table:table-cell office:value-type="string" calcext:value-type="string">
            <text:p>total force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att current</text:p>
          </table:table-cell>
          <table:table-cell/>
          <table:table-cell office:value-type="string" calcext:value-type="string">
            <text:p>gear ratio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(2<text:span text:style-name="T1">nd</text:span>)</text:p>
          </table:table-cell>
          <table:table-cell/>
          <table:table-cell office:value-type="string" calcext:value-type="string">
            <text:p>HVH250-115P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table:formula="of:=[.P$1]*[.P$2]*60*[.E2]/([.P$3]/1000)" office:value-type="float" office:value="0" calcext:value-type="float">
            <text:p>0.0</text:p>
          </table:table-cell>
          <table:table-cell table:style-name="ce15" table:formula="of:=IF([.B2]&lt;[.S$3];400;-0.0477*[.B2]+721)" office:value-type="float" office:value="400" calcext:value-type="float">
            <text:p>400.0</text:p>
          </table:table-cell>
          <table:table-cell table:style-name="ce15" table:formula="of:=0.85*2*[.C2]*[.P$1]*[.P$2]/[.P$8]" office:value-type="float" office:value="11130.1575757576" calcext:value-type="float">
            <text:p>11130.2</text:p>
          </table:table-cell>
          <table:table-cell table:style-name="ce15" office:value-type="float" office:value="0" calcext:value-type="float">
            <text:p>0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]*[.E2]" office:value-type="float" office:value="0" calcext:value-type="float">
            <text:p>0.0</text:p>
          </table:table-cell>
          <table:table-cell table:style-name="ce15" table:formula="of:=[.D2]-[.F2]-[.G2]" office:value-type="float" office:value="10931.5050757576" calcext:value-type="float">
            <text:p>10931.5</text:p>
          </table:table-cell>
          <table:table-cell table:style-name="ce16" table:formula="of:=[.H2]/[.P$4]" office:value-type="float" office:value="8.09741116722783" calcext:value-type="float">
            <text:p>8.10</text:p>
          </table:table-cell>
          <table:table-cell table:style-name="ce16" table:formula="of:=[.E2]*3.6" office:value-type="float" office:value="0" calcext:value-type="float">
            <text:p>0.00</text:p>
          </table:table-cell>
          <table:table-cell table:style-name="ce18" table:formula="of:=600*[.C2]/400" office:value-type="float" office:value="600" calcext:value-type="float">
            <text:p>600.00</text:p>
          </table:table-cell>
          <table:table-cell table:style-name="ce18" table:formula="of:=0.1047*[.B2]*[.C2]/1000" office:value-type="float" office:value="0" calcext:value-type="float">
            <text:p>0.00</text:p>
          </table:table-cell>
          <table:table-cell table:style-name="ce18" table:formula="of:=1000*[.L2]/590" office:value-type="float" office:value="0" calcext:value-type="float">
            <text:p>0.00</text:p>
          </table:table-cell>
          <table:table-cell/>
          <table:table-cell office:value-type="string" calcext:value-type="string">
            <text:p>final drive</text:p>
          </table:table-cell>
          <table:table-cell office:value-type="float" office:value="4.78" calcext:value-type="float">
            <text:p>4.78</text:p>
          </table:table-cell>
          <table:table-cell table:number-columns-repeated="1008"/>
        </table:table-row>
        <table:table-row table:style-name="ro3">
          <table:table-cell office:value-type="float" office:value="0.1" calcext:value-type="float">
            <text:p>0.1</text:p>
          </table:table-cell>
          <table:table-cell table:style-name="ce15" table:formula="of:=[.P$1]*[.P$2]*60*[.E3]/([.P$3]/1000)" office:value-type="float" office:value="253.30515450964" calcext:value-type="float">
            <text:p>253.3</text:p>
          </table:table-cell>
          <table:table-cell table:style-name="ce15" table:formula="of:=IF([.B3]&lt;[.S$3];400;-0.0477*[.B3]+721)" office:value-type="float" office:value="400" calcext:value-type="float">
            <text:p>400.0</text:p>
          </table:table-cell>
          <table:table-cell table:style-name="ce15" table:formula="of:=0.85*2*[.C3]*[.P$1]*[.P$2]/[.P$8]" office:value-type="float" office:value="11130.1575757576" calcext:value-type="float">
            <text:p>11130.2</text:p>
          </table:table-cell>
          <table:table-cell table:style-name="ce15" table:formula="of:=[.E2]+[.I2]*([.A3]-[.A2])" office:value-type="float" office:value="0.809741116722783" calcext:value-type="float">
            <text:p>0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]*[.E3]" office:value-type="float" office:value="0.244644951148004" calcext:value-type="float">
            <text:p>0.2</text:p>
          </table:table-cell>
          <table:table-cell table:style-name="ce15" table:formula="of:=[.D3]-[.F3]-[.G3]" office:value-type="float" office:value="10931.2604308064" calcext:value-type="float">
            <text:p>10931.3</text:p>
          </table:table-cell>
          <table:table-cell table:style-name="ce16" table:formula="of:=[.H3]/[.P$4]" office:value-type="float" office:value="8.0972299487455" calcext:value-type="float">
            <text:p>8.10</text:p>
          </table:table-cell>
          <table:table-cell table:style-name="ce16" table:formula="of:=[.E3]*3.6" office:value-type="float" office:value="2.91506802020202" calcext:value-type="float">
            <text:p>2.92</text:p>
          </table:table-cell>
          <table:table-cell table:style-name="ce18" table:formula="of:=600*[.C3]/400" office:value-type="float" office:value="600" calcext:value-type="float">
            <text:p>600.00</text:p>
          </table:table-cell>
          <table:table-cell table:style-name="ce18" table:formula="of:=0.1047*[.B3]*[.C3]/1000" office:value-type="float" office:value="10.6084198708637" calcext:value-type="float">
            <text:p>10.61</text:p>
          </table:table-cell>
          <table:table-cell table:style-name="ce18" table:formula="of:=1000*[.L3]/590" office:value-type="float" office:value="17.9803726624809" calcext:value-type="float">
            <text:p>17.98</text:p>
          </table:table-cell>
          <table:table-cell/>
          <table:table-cell office:value-type="string" calcext:value-type="string">
            <text:p>tire circ.</text:p>
          </table:table-cell>
          <table:table-cell office:value-type="float" office:value="2072" calcext:value-type="float">
            <text:p>2072</text:p>
          </table:table-cell>
          <table:table-cell table:style-name="ce19" office:value-type="string" calcext:value-type="string">
            <text:p>mm</text:p>
          </table:table-cell>
          <table:table-cell table:style-name="ce19" office:value-type="string" calcext:value-type="string">
            <text:p>225/45R18 </text:p>
          </table:table-cell>
          <table:table-cell office:value-type="float" office:value="6750" calcext:value-type="float">
            <text:p>6750</text:p>
          </table:table-cell>
          <table:table-cell office:value-type="float" office:value="400" calcext:value-type="float">
            <text:p>400</text:p>
          </table:table-cell>
          <table:table-cell table:number-columns-repeated="1004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15" table:formula="of:=[.P$1]*[.P$2]*60*[.E4]/([.P$3]/1000)" office:value-type="float" office:value="506.604640099334" calcext:value-type="float">
            <text:p>506.6</text:p>
          </table:table-cell>
          <table:table-cell table:style-name="ce15" table:formula="of:=IF([.B4]&lt;[.S$3];400;-0.0477*[.B4]+721)" office:value-type="float" office:value="400" calcext:value-type="float">
            <text:p>400.0</text:p>
          </table:table-cell>
          <table:table-cell table:style-name="ce15" table:formula="of:=0.85*2*[.C4]*[.P$1]*[.P$2]/[.P$8]" office:value-type="float" office:value="11130.1575757576" calcext:value-type="float">
            <text:p>11130.2</text:p>
          </table:table-cell>
          <table:table-cell table:style-name="ce15" table:formula="of:=[.E3]+[.I3]*([.A4]-[.A3])" office:value-type="float" office:value="1.61946411159733" calcext:value-type="float">
            <text:p>1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]*[.E4]" office:value-type="float" office:value="0.978557904289415" calcext:value-type="float">
            <text:p>1.0</text:p>
          </table:table-cell>
          <table:table-cell table:style-name="ce15" table:formula="of:=[.D4]-[.F4]-[.G4]" office:value-type="float" office:value="10930.5265178533" calcext:value-type="float">
            <text:p>10930.5</text:p>
          </table:table-cell>
          <table:table-cell table:style-name="ce16" table:formula="of:=[.H4]/[.P$4]" office:value-type="float" office:value="8.09668630952095" calcext:value-type="float">
            <text:p>8.10</text:p>
          </table:table-cell>
          <table:table-cell table:style-name="ce16" table:formula="of:=[.E4]*3.6" office:value-type="float" office:value="5.8300708017504" calcext:value-type="float">
            <text:p>5.83</text:p>
          </table:table-cell>
          <table:table-cell table:style-name="ce18" table:formula="of:=600*[.C4]/400" office:value-type="float" office:value="600" calcext:value-type="float">
            <text:p>600.00</text:p>
          </table:table-cell>
          <table:table-cell table:style-name="ce18" table:formula="of:=0.1047*[.B4]*[.C4]/1000" office:value-type="float" office:value="21.2166023273601" calcext:value-type="float">
            <text:p>21.22</text:p>
          </table:table-cell>
          <table:table-cell table:style-name="ce18" table:formula="of:=1000*[.L4]/590" office:value-type="float" office:value="35.960342927729" calcext:value-type="float">
            <text:p>35.96</text:p>
          </table:table-cell>
          <table:table-cell/>
          <table:table-cell office:value-type="string" calcext:value-type="string">
            <text:p>mass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kg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45" calcext:value-type="float">
            <text:p>245</text:p>
          </table:table-cell>
          <table:table-cell table:number-columns-repeated="1004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15" table:formula="of:=[.P$1]*[.P$2]*60*[.E5]/([.P$3]/1000)" office:value-type="float" office:value="759.887119436669" calcext:value-type="float">
            <text:p>759.9</text:p>
          </table:table-cell>
          <table:table-cell table:style-name="ce15" table:formula="of:=IF([.B5]&lt;[.S$3];400;-0.0477*[.B5]+721)" office:value-type="float" office:value="400" calcext:value-type="float">
            <text:p>400.0</text:p>
          </table:table-cell>
          <table:table-cell table:style-name="ce15" table:formula="of:=0.85*2*[.C5]*[.P$1]*[.P$2]/[.P$8]" office:value-type="float" office:value="11130.1575757576" calcext:value-type="float">
            <text:p>11130.2</text:p>
          </table:table-cell>
          <table:table-cell table:style-name="ce15" table:formula="of:=[.E4]+[.I4]*([.A5]-[.A4])" office:value-type="float" office:value="2.42913274254943" calcext:value-type="float">
            <text:p>2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]*[.E5]" office:value-type="float" office:value="2.20164031314748" calcext:value-type="float">
            <text:p>2.2</text:p>
          </table:table-cell>
          <table:table-cell table:style-name="ce15" table:formula="of:=[.D5]-[.F5]-[.G5]" office:value-type="float" office:value="10929.3034354444" calcext:value-type="float">
            <text:p>10929.3</text:p>
          </table:table-cell>
          <table:table-cell table:style-name="ce16" table:formula="of:=[.H5]/[.P$4]" office:value-type="float" office:value="8.09578032255143" calcext:value-type="float">
            <text:p>8.10</text:p>
          </table:table-cell>
          <table:table-cell table:style-name="ce16" table:formula="of:=[.E5]*3.6" office:value-type="float" office:value="8.74487787317795" calcext:value-type="float">
            <text:p>8.74</text:p>
          </table:table-cell>
          <table:table-cell table:style-name="ce18" table:formula="of:=600*[.C5]/400" office:value-type="float" office:value="600" calcext:value-type="float">
            <text:p>600.00</text:p>
          </table:table-cell>
          <table:table-cell table:style-name="ce18" table:formula="of:=0.1047*[.B5]*[.C5]/1000" office:value-type="float" office:value="31.8240725620077" calcext:value-type="float">
            <text:p>31.82</text:p>
          </table:table-cell>
          <table:table-cell table:style-name="ce18" table:formula="of:=1000*[.L5]/590" office:value-type="float" office:value="53.9391060373012" calcext:value-type="float">
            <text:p>53.94</text:p>
          </table:table-cell>
          <table:table-cell/>
          <table:table-cell office:value-type="string" calcext:value-type="string">
            <text:p>csd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string" calcext:value-type="string">
            <text:p>static</text:p>
          </table:table-cell>
          <table:table-cell table:number-columns-repeated="1006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15" table:formula="of:=[.P$1]*[.P$2]*60*[.E6]/([.P$3]/1000)" office:value-type="float" office:value="1013.14125747275" calcext:value-type="float">
            <text:p>1013.1</text:p>
          </table:table-cell>
          <table:table-cell table:style-name="ce15" table:formula="of:=IF([.B6]&lt;[.S$3];400;-0.0477*[.B6]+721)" office:value-type="float" office:value="400" calcext:value-type="float">
            <text:p>400.0</text:p>
          </table:table-cell>
          <table:table-cell table:style-name="ce15" table:formula="of:=0.85*2*[.C6]*[.P$1]*[.P$2]/[.P$8]" office:value-type="float" office:value="11130.1575757576" calcext:value-type="float">
            <text:p>11130.2</text:p>
          </table:table-cell>
          <table:table-cell table:style-name="ce15" table:formula="of:=[.E5]+[.I5]*([.A6]-[.A5])" office:value-type="float" office:value="3.23871077480457" calcext:value-type="float">
            <text:p>3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]*[.E6]" office:value-type="float" office:value="3.91370606380555" calcext:value-type="float">
            <text:p>3.9</text:p>
          </table:table-cell>
          <table:table-cell table:style-name="ce15" table:formula="of:=[.D6]-[.F6]-[.G6]" office:value-type="float" office:value="10927.5913696938" calcext:value-type="float">
            <text:p>10927.6</text:p>
          </table:table-cell>
          <table:table-cell table:style-name="ce16" table:formula="of:=[.H6]/[.P$4]" office:value-type="float" office:value="8.09451212569909" calcext:value-type="float">
            <text:p>8.09</text:p>
          </table:table-cell>
          <table:table-cell table:style-name="ce16" table:formula="of:=[.E6]*3.6" office:value-type="float" office:value="11.6593587892965" calcext:value-type="float">
            <text:p>11.66</text:p>
          </table:table-cell>
          <table:table-cell table:style-name="ce18" table:formula="of:=600*[.C6]/400" office:value-type="float" office:value="600" calcext:value-type="float">
            <text:p>600.00</text:p>
          </table:table-cell>
          <table:table-cell table:style-name="ce18" table:formula="of:=0.1047*[.B6]*[.C6]/1000" office:value-type="float" office:value="42.4303558629586" calcext:value-type="float">
            <text:p>42.43</text:p>
          </table:table-cell>
          <table:table-cell table:style-name="ce18" table:formula="of:=1000*[.L6]/590" office:value-type="float" office:value="71.9158573948451" calcext:value-type="float">
            <text:p>71.92</text:p>
          </table:table-cell>
          <table:table-cell/>
          <table:table-cell office:value-type="string" calcext:value-type="string">
            <text:p>cad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air</text:p>
          </table:table-cell>
          <table:table-cell table:number-columns-repeated="1006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5" table:formula="of:=[.P$1]*[.P$2]*60*[.E7]/([.P$3]/1000)" office:value-type="float" office:value="1266.3557234713" calcext:value-type="float">
            <text:p>1266.4</text:p>
          </table:table-cell>
          <table:table-cell table:style-name="ce15" table:formula="of:=IF([.B7]&lt;[.S$3];400;-0.0477*[.B7]+721)" office:value-type="float" office:value="400" calcext:value-type="float">
            <text:p>400.0</text:p>
          </table:table-cell>
          <table:table-cell table:style-name="ce15" table:formula="of:=0.85*2*[.C7]*[.P$1]*[.P$2]/[.P$8]" office:value-type="float" office:value="11130.1575757576" calcext:value-type="float">
            <text:p>11130.2</text:p>
          </table:table-cell>
          <table:table-cell table:style-name="ce15" table:formula="of:=[.E6]+[.I6]*([.A7]-[.A6])" office:value-type="float" office:value="4.04816198737448" calcext:value-type="float">
            <text:p>4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]*[.E7]" office:value-type="float" office:value="6.11448153595206" calcext:value-type="float">
            <text:p>6.1</text:p>
          </table:table-cell>
          <table:table-cell table:style-name="ce15" table:formula="of:=[.D7]-[.F7]-[.G7]" office:value-type="float" office:value="10925.3905942216" calcext:value-type="float">
            <text:p>10925.4</text:p>
          </table:table-cell>
          <table:table-cell table:style-name="ce16" table:formula="of:=[.H7]/[.P$4]" office:value-type="float" office:value="8.09288192164565" calcext:value-type="float">
            <text:p>8.09</text:p>
          </table:table-cell>
          <table:table-cell table:style-name="ce16" table:formula="of:=[.E7]*3.6" office:value-type="float" office:value="14.5733831545481" calcext:value-type="float">
            <text:p>14.57</text:p>
          </table:table-cell>
          <table:table-cell table:style-name="ce18" table:formula="of:=600*[.C7]/400" office:value-type="float" office:value="600" calcext:value-type="float">
            <text:p>600.00</text:p>
          </table:table-cell>
          <table:table-cell table:style-name="ce18" table:formula="of:=0.1047*[.B7]*[.C7]/1000" office:value-type="float" office:value="53.0349776989782" calcext:value-type="float">
            <text:p>53.03</text:p>
          </table:table-cell>
          <table:table-cell table:style-name="ce18" table:formula="of:=1000*[.L7]/590" office:value-type="float" office:value="89.8897927101326" calcext:value-type="float">
            <text:p>89.89</text:p>
          </table:table-cell>
          <table:table-cell/>
          <table:table-cell office:value-type="string" calcext:value-type="string">
            <text:p>front area</text:p>
          </table:table-cell>
          <table:table-cell office:value-type="float" office:value="2.006" calcext:value-type="float">
            <text:p>2.006</text:p>
          </table:table-cell>
          <table:table-cell office:value-type="string" calcext:value-type="string">
            <text:p>m^2</text:p>
          </table:table-cell>
          <table:table-cell table:number-columns-repeated="1007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5" table:formula="of:=[.P$1]*[.P$2]*60*[.E8]/([.P$3]/1000)" office:value-type="float" office:value="1519.51919303642" calcext:value-type="float">
            <text:p>1519.5</text:p>
          </table:table-cell>
          <table:table-cell table:style-name="ce15" table:formula="of:=IF([.B8]&lt;[.S$3];400;-0.0477*[.B8]+721)" office:value-type="float" office:value="400" calcext:value-type="float">
            <text:p>400.0</text:p>
          </table:table-cell>
          <table:table-cell table:style-name="ce15" table:formula="of:=0.85*2*[.C8]*[.P$1]*[.P$2]/[.P$8]" office:value-type="float" office:value="11130.1575757576" calcext:value-type="float">
            <text:p>11130.2</text:p>
          </table:table-cell>
          <table:table-cell table:style-name="ce15" table:formula="of:=[.E7]+[.I7]*([.A8]-[.A7])" office:value-type="float" office:value="4.85745017953905" calcext:value-type="float">
            <text:p>4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]*[.E8]" office:value-type="float" office:value="8.80360569740117" calcext:value-type="float">
            <text:p>8.8</text:p>
          </table:table-cell>
          <table:table-cell table:style-name="ce15" table:formula="of:=[.D8]-[.F8]-[.G8]" office:value-type="float" office:value="10922.7014700602" calcext:value-type="float">
            <text:p>10922.7</text:p>
          </table:table-cell>
          <table:table-cell table:style-name="ce16" table:formula="of:=[.H8]/[.P$4]" office:value-type="float" office:value="8.09088997782235" calcext:value-type="float">
            <text:p>8.09</text:p>
          </table:table-cell>
          <table:table-cell table:style-name="ce16" table:formula="of:=[.E8]*3.6" office:value-type="float" office:value="17.4868206463406" calcext:value-type="float">
            <text:p>17.49</text:p>
          </table:table-cell>
          <table:table-cell table:style-name="ce18" table:formula="of:=600*[.C8]/400" office:value-type="float" office:value="600" calcext:value-type="float">
            <text:p>600.00</text:p>
          </table:table-cell>
          <table:table-cell table:style-name="ce18" table:formula="of:=0.1047*[.B8]*[.C8]/1000" office:value-type="float" office:value="63.6374638043653" calcext:value-type="float">
            <text:p>63.64</text:p>
          </table:table-cell>
          <table:table-cell table:style-name="ce18" table:formula="of:=1000*[.L8]/590" office:value-type="float" office:value="107.860108142992" calcext:value-type="float">
            <text:p>107.86</text:p>
          </table:table-cell>
          <table:table-cell/>
          <table:table-cell office:value-type="string" calcext:value-type="string">
            <text:p>tire dia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</text:p>
          </table:table-cell>
          <table:table-cell table:number-columns-repeated="1007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5" table:formula="of:=[.P$1]*[.P$2]*60*[.E9]/([.P$3]/1000)" office:value-type="float" office:value="1772.62035013802" calcext:value-type="float">
            <text:p>1772.6</text:p>
          </table:table-cell>
          <table:table-cell table:style-name="ce15" table:formula="of:=IF([.B9]&lt;[.S$3];400;-0.0477*[.B9]+721)" office:value-type="float" office:value="400" calcext:value-type="float">
            <text:p>400.0</text:p>
          </table:table-cell>
          <table:table-cell table:style-name="ce15" table:formula="of:=0.85*2*[.C9]*[.P$1]*[.P$2]/[.P$8]" office:value-type="float" office:value="11130.1575757576" calcext:value-type="float">
            <text:p>11130.2</text:p>
          </table:table-cell>
          <table:table-cell table:style-name="ce15" table:formula="of:=[.E8]+[.I8]*([.A9]-[.A8])" office:value-type="float" office:value="5.66653917732128" calcext:value-type="float">
            <text:p>5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]*[.E9]" office:value-type="float" office:value="11.9806302318324" calcext:value-type="float">
            <text:p>12.0</text:p>
          </table:table-cell>
          <table:table-cell table:style-name="ce15" table:formula="of:=[.D9]-[.F9]-[.G9]" office:value-type="float" office:value="10919.5244455257" calcext:value-type="float">
            <text:p>10919.5</text:p>
          </table:table-cell>
          <table:table-cell table:style-name="ce16" table:formula="of:=[.H9]/[.P$4]" office:value-type="float" office:value="8.08853662631537" calcext:value-type="float">
            <text:p>8.09</text:p>
          </table:table-cell>
          <table:table-cell table:style-name="ce16" table:formula="of:=[.E9]*3.6" office:value-type="float" office:value="20.3995410383566" calcext:value-type="float">
            <text:p>20.40</text:p>
          </table:table-cell>
          <table:table-cell table:style-name="ce18" table:formula="of:=600*[.C9]/400" office:value-type="float" office:value="600" calcext:value-type="float">
            <text:p>600.00</text:p>
          </table:table-cell>
          <table:table-cell table:style-name="ce18" table:formula="of:=0.1047*[.B9]*[.C9]/1000" office:value-type="float" office:value="74.2373402637803" calcext:value-type="float">
            <text:p>74.24</text:p>
          </table:table-cell>
          <table:table-cell table:style-name="ce18" table:formula="of:=1000*[.L9]/590" office:value-type="float" office:value="125.826000447085" calcext:value-type="float">
            <text:p>125.83</text:p>
          </table:table-cell>
          <table:table-cell table:number-columns-repeated="1011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5" table:formula="of:=[.P$1]*[.P$2]*60*[.E10]/([.P$3]/1000)" office:value-type="float" office:value="2025.64788913443" calcext:value-type="float">
            <text:p>2025.6</text:p>
          </table:table-cell>
          <table:table-cell table:style-name="ce15" table:formula="of:=IF([.B10]&lt;[.S$3];400;-0.0477*[.B10]+721)" office:value-type="float" office:value="400" calcext:value-type="float">
            <text:p>400.0</text:p>
          </table:table-cell>
          <table:table-cell table:style-name="ce15" table:formula="of:=0.85*2*[.C10]*[.P$1]*[.P$2]/[.P$8]" office:value-type="float" office:value="11130.1575757576" calcext:value-type="float">
            <text:p>11130.2</text:p>
          </table:table-cell>
          <table:table-cell table:style-name="ce15" table:formula="of:=[.E9]+[.I9]*([.A10]-[.A9])" office:value-type="float" office:value="6.47539283995282" calcext:value-type="float">
            <text:p>6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]*[.E10]" office:value-type="float" office:value="15.6450196996707" calcext:value-type="float">
            <text:p>15.6</text:p>
          </table:table-cell>
          <table:table-cell table:style-name="ce15" table:formula="of:=[.D10]-[.F10]-[.G10]" office:value-type="float" office:value="10915.8600560579" calcext:value-type="float">
            <text:p>10915.9</text:p>
          </table:table-cell>
          <table:table-cell table:style-name="ce16" table:formula="of:=[.H10]/[.P$4]" office:value-type="float" office:value="8.0858222637466" calcext:value-type="float">
            <text:p>8.09</text:p>
          </table:table-cell>
          <table:table-cell table:style-name="ce16" table:formula="of:=[.E10]*3.6" office:value-type="float" office:value="23.3114142238301" calcext:value-type="float">
            <text:p>23.31</text:p>
          </table:table-cell>
          <table:table-cell table:style-name="ce18" table:formula="of:=600*[.C10]/400" office:value-type="float" office:value="600" calcext:value-type="float">
            <text:p>600.00</text:p>
          </table:table-cell>
          <table:table-cell table:style-name="ce18" table:formula="of:=0.1047*[.B10]*[.C10]/1000" office:value-type="float" office:value="84.8341335969499" calcext:value-type="float">
            <text:p>84.83</text:p>
          </table:table-cell>
          <table:table-cell table:style-name="ce18" table:formula="of:=1000*[.L10]/590" office:value-type="float" office:value="143.786667113474" calcext:value-type="float">
            <text:p>143.79</text:p>
          </table:table-cell>
          <table:table-cell table:number-columns-repeated="5"/>
          <table:table-cell office:value-type="string" calcext:value-type="string">
            <text:p>Y= -0.0477x + 721.92</text:p>
          </table:table-cell>
          <table:table-cell table:number-columns-repeated="100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5" table:formula="of:=[.P$1]*[.P$2]*60*[.E11]/([.P$3]/1000)" office:value-type="float" office:value="2278.59051679119" calcext:value-type="float">
            <text:p>2278.6</text:p>
          </table:table-cell>
          <table:table-cell table:style-name="ce15" table:formula="of:=IF([.B11]&lt;[.S$3];400;-0.0477*[.B11]+721)" office:value-type="float" office:value="400" calcext:value-type="float">
            <text:p>400.0</text:p>
          </table:table-cell>
          <table:table-cell table:style-name="ce15" table:formula="of:=0.85*2*[.C11]*[.P$1]*[.P$2]/[.P$8]" office:value-type="float" office:value="11130.1575757576" calcext:value-type="float">
            <text:p>11130.2</text:p>
          </table:table-cell>
          <table:table-cell table:style-name="ce15" table:formula="of:=[.E10]+[.I10]*([.A11]-[.A10])" office:value-type="float" office:value="7.28397506632748" calcext:value-type="float">
            <text:p>7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]*[.E11]" office:value-type="float" office:value="19.7961517320073" calcext:value-type="float">
            <text:p>19.8</text:p>
          </table:table-cell>
          <table:table-cell table:style-name="ce15" table:formula="of:=[.D11]-[.F11]-[.G11]" office:value-type="float" office:value="10911.7089240256" calcext:value-type="float">
            <text:p>10911.7</text:p>
          </table:table-cell>
          <table:table-cell table:style-name="ce16" table:formula="of:=[.H11]/[.P$4]" office:value-type="float" office:value="8.08274735113005" calcext:value-type="float">
            <text:p>8.08</text:p>
          </table:table-cell>
          <table:table-cell table:style-name="ce16" table:formula="of:=[.E11]*3.6" office:value-type="float" office:value="26.2223102387789" calcext:value-type="float">
            <text:p>26.22</text:p>
          </table:table-cell>
          <table:table-cell table:style-name="ce18" table:formula="of:=600*[.C11]/400" office:value-type="float" office:value="600" calcext:value-type="float">
            <text:p>600.00</text:p>
          </table:table-cell>
          <table:table-cell table:style-name="ce18" table:formula="of:=0.1047*[.B11]*[.C11]/1000" office:value-type="float" office:value="95.4273708432151" calcext:value-type="float">
            <text:p>95.43</text:p>
          </table:table-cell>
          <table:table-cell table:style-name="ce18" table:formula="of:=1000*[.L11]/590" office:value-type="float" office:value="161.741306513924" calcext:value-type="float">
            <text:p>161.74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table:formula="of:=[.P$1]*[.P$2]*60*[.E12]/([.P$3]/1000)" office:value-type="float" office:value="2531.4369542954" calcext:value-type="float">
            <text:p>2531.4</text:p>
          </table:table-cell>
          <table:table-cell table:style-name="ce15" table:formula="of:=IF([.B12]&lt;[.S$3];400;-0.0477*[.B12]+721)" office:value-type="float" office:value="400" calcext:value-type="float">
            <text:p>400.0</text:p>
          </table:table-cell>
          <table:table-cell table:style-name="ce15" table:formula="of:=0.85*2*[.C12]*[.P$1]*[.P$2]/[.P$8]" office:value-type="float" office:value="11130.1575757576" calcext:value-type="float">
            <text:p>11130.2</text:p>
          </table:table-cell>
          <table:table-cell table:style-name="ce15" table:formula="of:=[.E11]+[.I11]*([.A12]-[.A11])" office:value-type="float" office:value="8.09224980144048" calcext:value-type="float">
            <text:p>8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]*[.E12]" office:value-type="float" office:value="24.4333172574392" calcext:value-type="float">
            <text:p>24.4</text:p>
          </table:table-cell>
          <table:table-cell table:style-name="ce15" table:formula="of:=[.D12]-[.F12]-[.G12]" office:value-type="float" office:value="10907.0717585001" calcext:value-type="float">
            <text:p>10907.1</text:p>
          </table:table-cell>
          <table:table-cell table:style-name="ce16" table:formula="of:=[.H12]/[.P$4]" office:value-type="float" office:value="8.07931241370381" calcext:value-type="float">
            <text:p>8.08</text:p>
          </table:table-cell>
          <table:table-cell table:style-name="ce16" table:formula="of:=[.E12]*3.6" office:value-type="float" office:value="29.1320992851857" calcext:value-type="float">
            <text:p>29.13</text:p>
          </table:table-cell>
          <table:table-cell table:style-name="ce18" table:formula="of:=600*[.C12]/400" office:value-type="float" office:value="600" calcext:value-type="float">
            <text:p>600.00</text:p>
          </table:table-cell>
          <table:table-cell table:style-name="ce18" table:formula="of:=0.1047*[.B12]*[.C12]/1000" office:value-type="float" office:value="106.016579645891" calcext:value-type="float">
            <text:p>106.02</text:p>
          </table:table-cell>
          <table:table-cell table:style-name="ce18" table:formula="of:=1000*[.L12]/590" office:value-type="float" office:value="179.689118043884" calcext:value-type="float">
            <text:p>179.69</text:p>
          </table:table-cell>
          <table:table-cell table:number-columns-repeated="1011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ce15" table:formula="of:=[.P$1]*[.P$2]*60*[.E13]/([.P$3]/1000)" office:value-type="float" office:value="2784.17593926478" calcext:value-type="float">
            <text:p>2784.2</text:p>
          </table:table-cell>
          <table:table-cell table:style-name="ce15" table:formula="of:=IF([.B13]&lt;[.S$3];400;-0.0477*[.B13]+721)" office:value-type="float" office:value="400" calcext:value-type="float">
            <text:p>400.0</text:p>
          </table:table-cell>
          <table:table-cell table:style-name="ce15" table:formula="of:=0.85*2*[.C13]*[.P$1]*[.P$2]/[.P$8]" office:value-type="float" office:value="11130.1575757576" calcext:value-type="float">
            <text:p>11130.2</text:p>
          </table:table-cell>
          <table:table-cell table:style-name="ce15" table:formula="of:=[.E12]+[.I12]*([.A13]-[.A12])" office:value-type="float" office:value="8.90018104281086" calcext:value-type="float">
            <text:p>8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]*[.E13]" office:value-type="float" office:value="29.5557207616851" calcext:value-type="float">
            <text:p>29.6</text:p>
          </table:table-cell>
          <table:table-cell table:style-name="ce15" table:formula="of:=[.D13]-[.F13]-[.G13]" office:value-type="float" office:value="10901.9493549959" calcext:value-type="float">
            <text:p>10901.9</text:p>
          </table:table-cell>
          <table:table-cell table:style-name="ce16" table:formula="of:=[.H13]/[.P$4]" office:value-type="float" office:value="8.0755180407377" calcext:value-type="float">
            <text:p>8.08</text:p>
          </table:table-cell>
          <table:table-cell table:style-name="ce16" table:formula="of:=[.E13]*3.6" office:value-type="float" office:value="32.0406517541191" calcext:value-type="float">
            <text:p>32.04</text:p>
          </table:table-cell>
          <table:table-cell table:style-name="ce18" table:formula="of:=600*[.C13]/400" office:value-type="float" office:value="600" calcext:value-type="float">
            <text:p>600.00</text:p>
          </table:table-cell>
          <table:table-cell table:style-name="ce18" table:formula="of:=0.1047*[.B13]*[.C13]/1000" office:value-type="float" office:value="116.601288336409" calcext:value-type="float">
            <text:p>116.60</text:p>
          </table:table-cell>
          <table:table-cell table:style-name="ce18" table:formula="of:=1000*[.L13]/590" office:value-type="float" office:value="197.6293022651" calcext:value-type="float">
            <text:p>197.63</text:p>
          </table:table-cell>
          <table:table-cell table:number-columns-repeated="1011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15" table:formula="of:=[.P$1]*[.P$2]*60*[.E14]/([.P$3]/1000)" office:value-type="float" office:value="3036.79622775073" calcext:value-type="float">
            <text:p>3036.8</text:p>
          </table:table-cell>
          <table:table-cell table:style-name="ce15" table:formula="of:=IF([.B14]&lt;[.S$3];400;-0.0477*[.B14]+721)" office:value-type="float" office:value="400" calcext:value-type="float">
            <text:p>400.0</text:p>
          </table:table-cell>
          <table:table-cell table:style-name="ce15" table:formula="of:=0.85*2*[.C14]*[.P$1]*[.P$2]/[.P$8]" office:value-type="float" office:value="11130.1575757576" calcext:value-type="float">
            <text:p>11130.2</text:p>
          </table:table-cell>
          <table:table-cell table:style-name="ce15" table:formula="of:=[.E13]+[.I13]*([.A14]-[.A13])" office:value-type="float" office:value="9.70773284688463" calcext:value-type="float">
            <text:p>9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]*[.E14]" office:value-type="float" office:value="35.1624805798131" calcext:value-type="float">
            <text:p>35.2</text:p>
          </table:table-cell>
          <table:table-cell table:style-name="ce15" table:formula="of:=[.D14]-[.F14]-[.G14]" office:value-type="float" office:value="10896.3425951778" calcext:value-type="float">
            <text:p>10896.3</text:p>
          </table:table-cell>
          <table:table-cell table:style-name="ce16" table:formula="of:=[.H14]/[.P$4]" office:value-type="float" office:value="8.07136488531686" calcext:value-type="float">
            <text:p>8.07</text:p>
          </table:table-cell>
          <table:table-cell table:style-name="ce16" table:formula="of:=[.E14]*3.6" office:value-type="float" office:value="34.9478382487847" calcext:value-type="float">
            <text:p>34.95</text:p>
          </table:table-cell>
          <table:table-cell table:style-name="ce18" table:formula="of:=600*[.C14]/400" office:value-type="float" office:value="600" calcext:value-type="float">
            <text:p>600.00</text:p>
          </table:table-cell>
          <table:table-cell table:style-name="ce18" table:formula="of:=0.1047*[.B14]*[.C14]/1000" office:value-type="float" office:value="127.181026018201" calcext:value-type="float">
            <text:p>127.18</text:p>
          </table:table-cell>
          <table:table-cell table:style-name="ce18" table:formula="of:=1000*[.L14]/590" office:value-type="float" office:value="215.561061047798" calcext:value-type="float">
            <text:p>215.56</text:p>
          </table:table-cell>
          <table:table-cell table:number-columns-repeated="1011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15" table:formula="of:=[.P$1]*[.P$2]*60*[.E15]/([.P$3]/1000)" office:value-type="float" office:value="3289.28659623462" calcext:value-type="float">
            <text:p>3289.3</text:p>
          </table:table-cell>
          <table:table-cell table:style-name="ce15" table:formula="of:=IF([.B15]&lt;[.S$3];400;-0.0477*[.B15]+721)" office:value-type="float" office:value="400" calcext:value-type="float">
            <text:p>400.0</text:p>
          </table:table-cell>
          <table:table-cell table:style-name="ce15" table:formula="of:=0.85*2*[.C15]*[.P$1]*[.P$2]/[.P$8]" office:value-type="float" office:value="11130.1575757576" calcext:value-type="float">
            <text:p>11130.2</text:p>
          </table:table-cell>
          <table:table-cell table:style-name="ce15" table:formula="of:=[.E14]+[.I14]*([.A15]-[.A14])" office:value-type="float" office:value="10.5148693354163" calcext:value-type="float">
            <text:p>10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5]*[.E15]" office:value-type="float" office:value="41.252629220896" calcext:value-type="float">
            <text:p>41.3</text:p>
          </table:table-cell>
          <table:table-cell table:style-name="ce15" table:formula="of:=[.D15]-[.F15]-[.G15]" office:value-type="float" office:value="10890.2524465367" calcext:value-type="float">
            <text:p>10890.3</text:p>
          </table:table-cell>
          <table:table-cell table:style-name="ce16" table:formula="of:=[.H15]/[.P$4]" office:value-type="float" office:value="8.06685366410124" calcext:value-type="float">
            <text:p>8.07</text:p>
          </table:table-cell>
          <table:table-cell table:style-name="ce16" table:formula="of:=[.E15]*3.6" office:value-type="float" office:value="37.8535296074987" calcext:value-type="float">
            <text:p>37.85</text:p>
          </table:table-cell>
          <table:table-cell table:style-name="ce18" table:formula="of:=600*[.C15]/400" office:value-type="float" office:value="600" calcext:value-type="float">
            <text:p>600.00</text:p>
          </table:table-cell>
          <table:table-cell table:style-name="ce18" table:formula="of:=0.1047*[.B15]*[.C15]/1000" office:value-type="float" office:value="137.755322650306" calcext:value-type="float">
            <text:p>137.76</text:p>
          </table:table-cell>
          <table:table-cell table:style-name="ce18" table:formula="of:=1000*[.L15]/590" office:value-type="float" office:value="233.483597712382" calcext:value-type="float">
            <text:p>233.48</text:p>
          </table:table-cell>
          <table:table-cell table:number-columns-repeated="1011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15" table:formula="of:=[.P$1]*[.P$2]*60*[.E16]/([.P$3]/1000)" office:value-type="float" office:value="3541.63584361652" calcext:value-type="float">
            <text:p>3541.6</text:p>
          </table:table-cell>
          <table:table-cell table:style-name="ce15" table:formula="of:=IF([.B16]&lt;[.S$3];400;-0.0477*[.B16]+721)" office:value-type="float" office:value="400" calcext:value-type="float">
            <text:p>400.0</text:p>
          </table:table-cell>
          <table:table-cell table:style-name="ce15" table:formula="of:=0.85*2*[.C16]*[.P$1]*[.P$2]/[.P$8]" office:value-type="float" office:value="11130.1575757576" calcext:value-type="float">
            <text:p>11130.2</text:p>
          </table:table-cell>
          <table:table-cell table:style-name="ce15" table:formula="of:=[.E15]+[.I15]*([.A16]-[.A15])" office:value-type="float" office:value="11.3215547018264" calcext:value-type="float">
            <text:p>11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6]*[.E16]" office:value-type="float" office:value="47.8251137248858" calcext:value-type="float">
            <text:p>47.8</text:p>
          </table:table-cell>
          <table:table-cell table:style-name="ce15" table:formula="of:=[.D16]-[.F16]-[.G16]" office:value-type="float" office:value="10883.6799620327" calcext:value-type="float">
            <text:p>10883.7</text:p>
          </table:table-cell>
          <table:table-cell table:style-name="ce16" table:formula="of:=[.H16]/[.P$4]" office:value-type="float" office:value="8.06198515706125" calcext:value-type="float">
            <text:p>8.06</text:p>
          </table:table-cell>
          <table:table-cell table:style-name="ce16" table:formula="of:=[.E16]*3.6" office:value-type="float" office:value="40.7575969265752" calcext:value-type="float">
            <text:p>40.76</text:p>
          </table:table-cell>
          <table:table-cell table:style-name="ce18" table:formula="of:=600*[.C16]/400" office:value-type="float" office:value="600" calcext:value-type="float">
            <text:p>600.00</text:p>
          </table:table-cell>
          <table:table-cell table:style-name="ce18" table:formula="of:=0.1047*[.B16]*[.C16]/1000" office:value-type="float" office:value="148.32370913066" calcext:value-type="float">
            <text:p>148.32</text:p>
          </table:table-cell>
          <table:table-cell table:style-name="ce18" table:formula="of:=1000*[.L16]/590" office:value-type="float" office:value="251.39611717061" calcext:value-type="float">
            <text:p>251.40</text:p>
          </table:table-cell>
          <table:table-cell table:number-columns-repeated="101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5" table:formula="of:=[.P$1]*[.P$2]*60*[.E17]/([.P$3]/1000)" office:value-type="float" office:value="3793.83279319578" calcext:value-type="float">
            <text:p>3793.8</text:p>
          </table:table-cell>
          <table:table-cell table:style-name="ce15" table:formula="of:=IF([.B17]&lt;[.S$3];400;-0.0477*[.B17]+721)" office:value-type="float" office:value="400" calcext:value-type="float">
            <text:p>400.0</text:p>
          </table:table-cell>
          <table:table-cell table:style-name="ce15" table:formula="of:=0.85*2*[.C17]*[.P$1]*[.P$2]/[.P$8]" office:value-type="float" office:value="11130.1575757576" calcext:value-type="float">
            <text:p>11130.2</text:p>
          </table:table-cell>
          <table:table-cell table:style-name="ce15" table:formula="of:=[.E16]+[.I16]*([.A17]-[.A16])" office:value-type="float" office:value="12.1277532175326" calcext:value-type="float">
            <text:p>12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7]*[.E17]" office:value-type="float" office:value="54.8787960514838" calcext:value-type="float">
            <text:p>54.9</text:p>
          </table:table-cell>
          <table:table-cell table:style-name="ce15" table:formula="of:=[.D17]-[.F17]-[.G17]" office:value-type="float" office:value="10876.6262797061" calcext:value-type="float">
            <text:p>10876.6</text:p>
          </table:table-cell>
          <table:table-cell table:style-name="ce16" table:formula="of:=[.H17]/[.P$4]" office:value-type="float" office:value="8.0567602071897" calcext:value-type="float">
            <text:p>8.06</text:p>
          </table:table-cell>
          <table:table-cell table:style-name="ce16" table:formula="of:=[.E17]*3.6" office:value-type="float" office:value="43.6599115831172" calcext:value-type="float">
            <text:p>43.66</text:p>
          </table:table-cell>
          <table:table-cell table:style-name="ce18" table:formula="of:=600*[.C17]/400" office:value-type="float" office:value="600" calcext:value-type="float">
            <text:p>600.00</text:p>
          </table:table-cell>
          <table:table-cell table:style-name="ce18" table:formula="of:=0.1047*[.B17]*[.C17]/1000" office:value-type="float" office:value="158.885717379039" calcext:value-type="float">
            <text:p>158.89</text:p>
          </table:table-cell>
          <table:table-cell table:style-name="ce18" table:formula="of:=1000*[.L17]/590" office:value-type="float" office:value="269.297826066168" calcext:value-type="float">
            <text:p>269.30</text:p>
          </table:table-cell>
          <table:table-cell table:number-columns-repeated="1011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ce15" table:formula="of:=[.P$1]*[.P$2]*60*[.E18]/([.P$3]/1000)" office:value-type="float" office:value="4045.86629464238" calcext:value-type="float">
            <text:p>4045.9</text:p>
          </table:table-cell>
          <table:table-cell table:style-name="ce15" table:formula="of:=IF([.B18]&lt;[.S$3];400;-0.0477*[.B18]+721)" office:value-type="float" office:value="400" calcext:value-type="float">
            <text:p>400.0</text:p>
          </table:table-cell>
          <table:table-cell table:style-name="ce15" table:formula="of:=0.85*2*[.C18]*[.P$1]*[.P$2]/[.P$8]" office:value-type="float" office:value="11130.1575757576" calcext:value-type="float">
            <text:p>11130.2</text:p>
          </table:table-cell>
          <table:table-cell table:style-name="ce15" table:formula="of:=[.E17]+[.I17]*([.A18]-[.A17])" office:value-type="float" office:value="12.9334292382515" calcext:value-type="float">
            <text:p>12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8]*[.E18]" office:value-type="float" office:value="62.4124535007565" calcext:value-type="float">
            <text:p>62.4</text:p>
          </table:table-cell>
          <table:table-cell table:style-name="ce15" table:formula="of:=[.D18]-[.F18]-[.G18]" office:value-type="float" office:value="10869.0926222568" calcext:value-type="float">
            <text:p>10869.1</text:p>
          </table:table-cell>
          <table:table-cell table:style-name="ce16" table:formula="of:=[.H18]/[.P$4]" office:value-type="float" office:value="8.05117972019024" calcext:value-type="float">
            <text:p>8.05</text:p>
          </table:table-cell>
          <table:table-cell table:style-name="ce16" table:formula="of:=[.E18]*3.6" office:value-type="float" office:value="46.5603452577055" calcext:value-type="float">
            <text:p>46.56</text:p>
          </table:table-cell>
          <table:table-cell table:style-name="ce18" table:formula="of:=600*[.C18]/400" office:value-type="float" office:value="600" calcext:value-type="float">
            <text:p>600.00</text:p>
          </table:table-cell>
          <table:table-cell table:style-name="ce18" table:formula="of:=0.1047*[.B18]*[.C18]/1000" office:value-type="float" office:value="169.440880419623" calcext:value-type="float">
            <text:p>169.44</text:p>
          </table:table-cell>
          <table:table-cell table:style-name="ce18" table:formula="of:=1000*[.L18]/590" office:value-type="float" office:value="287.187932914615" calcext:value-type="float">
            <text:p>287.19</text:p>
          </table:table-cell>
          <table:table-cell table:number-columns-repeated="1011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15" table:formula="of:=[.P$1]*[.P$2]*60*[.E19]/([.P$3]/1000)" office:value-type="float" office:value="4297.72522595881" calcext:value-type="float">
            <text:p>4297.7</text:p>
          </table:table-cell>
          <table:table-cell table:style-name="ce15" table:formula="of:=IF([.B19]&lt;[.S$3];400;-0.0477*[.B19]+721)" office:value-type="float" office:value="400" calcext:value-type="float">
            <text:p>400.0</text:p>
          </table:table-cell>
          <table:table-cell table:style-name="ce15" table:formula="of:=0.85*2*[.C19]*[.P$1]*[.P$2]/[.P$8]" office:value-type="float" office:value="11130.1575757576" calcext:value-type="float">
            <text:p>11130.2</text:p>
          </table:table-cell>
          <table:table-cell table:style-name="ce15" table:formula="of:=[.E18]+[.I18]*([.A19]-[.A18])" office:value-type="float" office:value="13.7385472102706" calcext:value-type="float">
            <text:p>13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9]*[.E19]" office:value-type="float" office:value="70.4247791652307" calcext:value-type="float">
            <text:p>70.4</text:p>
          </table:table-cell>
          <table:table-cell table:style-name="ce15" table:formula="of:=[.D19]-[.F19]-[.G19]" office:value-type="float" office:value="10861.0802965923" calcext:value-type="float">
            <text:p>10861.1</text:p>
          </table:table-cell>
          <table:table-cell table:style-name="ce16" table:formula="of:=[.H19]/[.P$4]" office:value-type="float" office:value="8.04524466414248" calcext:value-type="float">
            <text:p>8.05</text:p>
          </table:table-cell>
          <table:table-cell table:style-name="ce16" table:formula="of:=[.E19]*3.6" office:value-type="float" office:value="49.458769956974" calcext:value-type="float">
            <text:p>49.46</text:p>
          </table:table-cell>
          <table:table-cell table:style-name="ce18" table:formula="of:=600*[.C19]/400" office:value-type="float" office:value="600" calcext:value-type="float">
            <text:p>600.00</text:p>
          </table:table-cell>
          <table:table-cell table:style-name="ce18" table:formula="of:=0.1047*[.B19]*[.C19]/1000" office:value-type="float" office:value="179.988732463155" calcext:value-type="float">
            <text:p>179.99</text:p>
          </table:table-cell>
          <table:table-cell table:style-name="ce18" table:formula="of:=1000*[.L19]/590" office:value-type="float" office:value="305.065648242635" calcext:value-type="float">
            <text:p>305.07</text:p>
          </table:table-cell>
          <table:table-cell table:number-columns-repeated="1011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ce15" table:formula="of:=[.P$1]*[.P$2]*60*[.E20]/([.P$3]/1000)" office:value-type="float" office:value="4549.3984954312" calcext:value-type="float">
            <text:p>4549.4</text:p>
          </table:table-cell>
          <table:table-cell table:style-name="ce15" table:formula="of:=IF([.B20]&lt;[.S$3];400;-0.0477*[.B20]+721)" office:value-type="float" office:value="400" calcext:value-type="float">
            <text:p>400.0</text:p>
          </table:table-cell>
          <table:table-cell table:style-name="ce15" table:formula="of:=0.85*2*[.C20]*[.P$1]*[.P$2]/[.P$8]" office:value-type="float" office:value="11130.1575757576" calcext:value-type="float">
            <text:p>11130.2</text:p>
          </table:table-cell>
          <table:table-cell table:style-name="ce15" table:formula="of:=[.E19]+[.I19]*([.A20]-[.A19])" office:value-type="float" office:value="14.5430716766848" calcext:value-type="float">
            <text:p>14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0]*[.E20]" office:value-type="float" office:value="78.9143824131805" calcext:value-type="float">
            <text:p>78.9</text:p>
          </table:table-cell>
          <table:table-cell table:style-name="ce15" table:formula="of:=[.D20]-[.F20]-[.G20]" office:value-type="float" office:value="10852.5906933444" calcext:value-type="float">
            <text:p>10852.6</text:p>
          </table:table-cell>
          <table:table-cell table:style-name="ce16" table:formula="of:=[.H20]/[.P$4]" office:value-type="float" office:value="8.038956069144" calcext:value-type="float">
            <text:p>8.04</text:p>
          </table:table-cell>
          <table:table-cell table:style-name="ce16" table:formula="of:=[.E20]*3.6" office:value-type="float" office:value="52.3550580360653" calcext:value-type="float">
            <text:p>52.36</text:p>
          </table:table-cell>
          <table:table-cell table:style-name="ce18" table:formula="of:=600*[.C20]/400" office:value-type="float" office:value="600" calcext:value-type="float">
            <text:p>600.00</text:p>
          </table:table-cell>
          <table:table-cell table:style-name="ce18" table:formula="of:=0.1047*[.B20]*[.C20]/1000" office:value-type="float" office:value="190.528808988659" calcext:value-type="float">
            <text:p>190.53</text:p>
          </table:table-cell>
          <table:table-cell table:style-name="ce18" table:formula="of:=1000*[.L20]/590" office:value-type="float" office:value="322.93018472654" calcext:value-type="float">
            <text:p>322.93</text:p>
          </table:table-cell>
          <table:table-cell table:number-columns-repeated="1011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ce15" table:formula="of:=[.P$1]*[.P$2]*60*[.E21]/([.P$3]/1000)" office:value-type="float" office:value="4800.87504356946" calcext:value-type="float">
            <text:p>4800.9</text:p>
          </table:table-cell>
          <table:table-cell table:style-name="ce15" table:formula="of:=IF([.B21]&lt;[.S$3];400;-0.0477*[.B21]+721)" office:value-type="float" office:value="400" calcext:value-type="float">
            <text:p>400.0</text:p>
          </table:table-cell>
          <table:table-cell table:style-name="ce15" table:formula="of:=0.85*2*[.C21]*[.P$1]*[.P$2]/[.P$8]" office:value-type="float" office:value="11130.1575757576" calcext:value-type="float">
            <text:p>11130.2</text:p>
          </table:table-cell>
          <table:table-cell table:style-name="ce15" table:formula="of:=[.E20]+[.I20]*([.A21]-[.A20])" office:value-type="float" office:value="15.3469672835992" calcext:value-type="float">
            <text:p>15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1]*[.E21]" office:value-type="float" office:value="87.8797894027987" calcext:value-type="float">
            <text:p>87.9</text:p>
          </table:table-cell>
          <table:table-cell table:style-name="ce15" table:formula="of:=[.D21]-[.F21]-[.G21]" office:value-type="float" office:value="10843.6252863548" calcext:value-type="float">
            <text:p>10843.6</text:p>
          </table:table-cell>
          <table:table-cell table:style-name="ce16" table:formula="of:=[.H21]/[.P$4]" office:value-type="float" office:value="8.03231502692946" calcext:value-type="float">
            <text:p>8.03</text:p>
          </table:table-cell>
          <table:table-cell table:style-name="ce16" table:formula="of:=[.E21]*3.6" office:value-type="float" office:value="55.2490822209571" calcext:value-type="float">
            <text:p>55.25</text:p>
          </table:table-cell>
          <table:table-cell table:style-name="ce18" table:formula="of:=600*[.C21]/400" office:value-type="float" office:value="600" calcext:value-type="float">
            <text:p>600.00</text:p>
          </table:table-cell>
          <table:table-cell table:style-name="ce18" table:formula="of:=0.1047*[.B21]*[.C21]/1000" office:value-type="float" office:value="201.060646824689" calcext:value-type="float">
            <text:p>201.06</text:p>
          </table:table-cell>
          <table:table-cell table:style-name="ce18" table:formula="of:=1000*[.L21]/590" office:value-type="float" office:value="340.780757329982" calcext:value-type="float">
            <text:p>340.78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table:formula="of:=[.P$1]*[.P$2]*60*[.E22]/([.P$3]/1000)" office:value-type="float" office:value="5052.14384503543" calcext:value-type="float">
            <text:p>5052.1</text:p>
          </table:table-cell>
          <table:table-cell table:style-name="ce15" table:formula="of:=IF([.B22]&lt;[.S$3];400;-0.0477*[.B22]+721)" office:value-type="float" office:value="400" calcext:value-type="float">
            <text:p>400.0</text:p>
          </table:table-cell>
          <table:table-cell table:style-name="ce15" table:formula="of:=0.85*2*[.C22]*[.P$1]*[.P$2]/[.P$8]" office:value-type="float" office:value="11130.1575757576" calcext:value-type="float">
            <text:p>11130.2</text:p>
          </table:table-cell>
          <table:table-cell table:style-name="ce15" table:formula="of:=[.E21]+[.I21]*([.A22]-[.A21])" office:value-type="float" office:value="16.1501987862922" calcext:value-type="float">
            <text:p>16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2]*[.E22]" office:value-type="float" office:value="97.3194436269257" calcext:value-type="float">
            <text:p>97.3</text:p>
          </table:table-cell>
          <table:table-cell table:style-name="ce15" table:formula="of:=[.D22]-[.F22]-[.G22]" office:value-type="float" office:value="10834.1856321306" calcext:value-type="float">
            <text:p>10834.2</text:p>
          </table:table-cell>
          <table:table-cell table:style-name="ce16" table:formula="of:=[.H22]/[.P$4]" office:value-type="float" office:value="8.02532269046715" calcext:value-type="float">
            <text:p>8.03</text:p>
          </table:table-cell>
          <table:table-cell table:style-name="ce16" table:formula="of:=[.E22]*3.6" office:value-type="float" office:value="58.1407156306518" calcext:value-type="float">
            <text:p>58.14</text:p>
          </table:table-cell>
          <table:table-cell table:style-name="ce18" table:formula="of:=600*[.C22]/400" office:value-type="float" office:value="600" calcext:value-type="float">
            <text:p>600.00</text:p>
          </table:table-cell>
          <table:table-cell table:style-name="ce18" table:formula="of:=0.1047*[.B22]*[.C22]/1000" office:value-type="float" office:value="211.583784230084" calcext:value-type="float">
            <text:p>211.58</text:p>
          </table:table-cell>
          <table:table-cell table:style-name="ce18" table:formula="of:=1000*[.L22]/590" office:value-type="float" office:value="358.61658344082" calcext:value-type="float">
            <text:p>358.62</text:p>
          </table:table-cell>
          <table:table-cell table:number-columns-repeated="1011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ce15" table:formula="of:=[.P$1]*[.P$2]*60*[.E23]/([.P$3]/1000)" office:value-type="float" office:value="5303.19391055834" calcext:value-type="float">
            <text:p>5303.2</text:p>
          </table:table-cell>
          <table:table-cell table:style-name="ce15" table:formula="of:=IF([.B23]&lt;[.S$3];400;-0.0477*[.B23]+721)" office:value-type="float" office:value="400" calcext:value-type="float">
            <text:p>400.0</text:p>
          </table:table-cell>
          <table:table-cell table:style-name="ce15" table:formula="of:=0.85*2*[.C23]*[.P$1]*[.P$2]/[.P$8]" office:value-type="float" office:value="11130.1575757576" calcext:value-type="float">
            <text:p>11130.2</text:p>
          </table:table-cell>
          <table:table-cell table:style-name="ce15" table:formula="of:=[.E22]+[.I22]*([.A23]-[.A22])" office:value-type="float" office:value="16.9527310553389" calcext:value-type="float">
            <text:p>17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3]*[.E23]" office:value-type="float" office:value="107.231706487992" calcext:value-type="float">
            <text:p>107.2</text:p>
          </table:table-cell>
          <table:table-cell table:style-name="ce15" table:formula="of:=[.D23]-[.F23]-[.G23]" office:value-type="float" office:value="10824.2733692696" calcext:value-type="float">
            <text:p>10824.3</text:p>
          </table:table-cell>
          <table:table-cell table:style-name="ce16" table:formula="of:=[.H23]/[.P$4]" office:value-type="float" office:value="8.01798027353303" calcext:value-type="float">
            <text:p>8.02</text:p>
          </table:table-cell>
          <table:table-cell table:style-name="ce16" table:formula="of:=[.E23]*3.6" office:value-type="float" office:value="61.0298317992199" calcext:value-type="float">
            <text:p>61.03</text:p>
          </table:table-cell>
          <table:table-cell table:style-name="ce18" table:formula="of:=600*[.C23]/400" office:value-type="float" office:value="600" calcext:value-type="float">
            <text:p>600.00</text:p>
          </table:table-cell>
          <table:table-cell table:style-name="ce18" table:formula="of:=0.1047*[.B23]*[.C23]/1000" office:value-type="float" office:value="222.097760974183" calcext:value-type="float">
            <text:p>222.10</text:p>
          </table:table-cell>
          <table:table-cell table:style-name="ce18" table:formula="of:=1000*[.L23]/590" office:value-type="float" office:value="376.43688300709" calcext:value-type="float">
            <text:p>376.44</text:p>
          </table:table-cell>
          <table:table-cell table:number-columns-repeated="1011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15" table:formula="of:=[.P$1]*[.P$2]*60*[.E24]/([.P$3]/1000)" office:value-type="float" office:value="5554.01428883708" calcext:value-type="float">
            <text:p>5554.0</text:p>
          </table:table-cell>
          <table:table-cell table:style-name="ce15" table:formula="of:=IF([.B24]&lt;[.S$3];400;-0.0477*[.B24]+721)" office:value-type="float" office:value="400" calcext:value-type="float">
            <text:p>400.0</text:p>
          </table:table-cell>
          <table:table-cell table:style-name="ce15" table:formula="of:=0.85*2*[.C24]*[.P$1]*[.P$2]/[.P$8]" office:value-type="float" office:value="11130.1575757576" calcext:value-type="float">
            <text:p>11130.2</text:p>
          </table:table-cell>
          <table:table-cell table:style-name="ce15" table:formula="of:=[.E23]+[.I23]*([.A24]-[.A23])" office:value-type="float" office:value="17.7545290826922" calcext:value-type="float">
            <text:p>17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4]*[.E24]" office:value-type="float" office:value="117.614857902806" calcext:value-type="float">
            <text:p>117.6</text:p>
          </table:table-cell>
          <table:table-cell table:style-name="ce15" table:formula="of:=[.D24]-[.F24]-[.G24]" office:value-type="float" office:value="10813.8902178548" calcext:value-type="float">
            <text:p>10813.9</text:p>
          </table:table-cell>
          <table:table-cell table:style-name="ce16" table:formula="of:=[.H24]/[.P$4]" office:value-type="float" office:value="8.01028905026279" calcext:value-type="float">
            <text:p>8.01</text:p>
          </table:table-cell>
          <table:table-cell table:style-name="ce16" table:formula="of:=[.E24]*3.6" office:value-type="float" office:value="63.9163046976918" calcext:value-type="float">
            <text:p>63.92</text:p>
          </table:table-cell>
          <table:table-cell table:style-name="ce18" table:formula="of:=600*[.C24]/400" office:value-type="float" office:value="600" calcext:value-type="float">
            <text:p>600.00</text:p>
          </table:table-cell>
          <table:table-cell table:style-name="ce18" table:formula="of:=0.1047*[.B24]*[.C24]/1000" office:value-type="float" office:value="232.602118416497" calcext:value-type="float">
            <text:p>232.60</text:p>
          </table:table-cell>
          <table:table-cell table:style-name="ce18" table:formula="of:=1000*[.L24]/590" office:value-type="float" office:value="394.240878672028" calcext:value-type="float">
            <text:p>394.24</text:p>
          </table:table-cell>
          <table:table-cell table:number-columns-repeated="1011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ce15" table:formula="of:=[.P$1]*[.P$2]*60*[.E25]/([.P$3]/1000)" office:value-type="float" office:value="5804.59406842833" calcext:value-type="float">
            <text:p>5804.6</text:p>
          </table:table-cell>
          <table:table-cell table:style-name="ce15" table:formula="of:=IF([.B25]&lt;[.S$3];400;-0.0477*[.B25]+721)" office:value-type="float" office:value="400" calcext:value-type="float">
            <text:p>400.0</text:p>
          </table:table-cell>
          <table:table-cell table:style-name="ce15" table:formula="of:=0.85*2*[.C25]*[.P$1]*[.P$2]/[.P$8]" office:value-type="float" office:value="11130.1575757576" calcext:value-type="float">
            <text:p>11130.2</text:p>
          </table:table-cell>
          <table:table-cell table:style-name="ce15" table:formula="of:=[.E24]+[.I24]*([.A25]-[.A24])" office:value-type="float" office:value="18.5555579877184" calcext:value-type="float">
            <text:p>18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5]*[.E25]" office:value-type="float" office:value="128.467096936811" calcext:value-type="float">
            <text:p>128.5</text:p>
          </table:table-cell>
          <table:table-cell table:style-name="ce15" table:formula="of:=[.D25]-[.F25]-[.G25]" office:value-type="float" office:value="10803.0379788208" calcext:value-type="float">
            <text:p>10803.0</text:p>
          </table:table-cell>
          <table:table-cell table:style-name="ce16" table:formula="of:=[.H25]/[.P$4]" office:value-type="float" office:value="8.00225035468205" calcext:value-type="float">
            <text:p>8.00</text:p>
          </table:table-cell>
          <table:table-cell table:style-name="ce16" table:formula="of:=[.E25]*3.6" office:value-type="float" office:value="66.8000087557864" calcext:value-type="float">
            <text:p>66.80</text:p>
          </table:table-cell>
          <table:table-cell table:style-name="ce18" table:formula="of:=600*[.C25]/400" office:value-type="float" office:value="600" calcext:value-type="float">
            <text:p>600.00</text:p>
          </table:table-cell>
          <table:table-cell table:style-name="ce18" table:formula="of:=0.1047*[.B25]*[.C25]/1000" office:value-type="float" office:value="243.096399585778" calcext:value-type="float">
            <text:p>243.10</text:p>
          </table:table-cell>
          <table:table-cell table:style-name="ce18" table:formula="of:=1000*[.L25]/590" office:value-type="float" office:value="412.027795908099" calcext:value-type="float">
            <text:p>412.03</text:p>
          </table:table-cell>
          <table:table-cell table:number-columns-repeated="1011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15" table:formula="of:=[.P$1]*[.P$2]*60*[.E26]/([.P$3]/1000)" office:value-type="float" office:value="6054.9223796201" calcext:value-type="float">
            <text:p>6054.9</text:p>
          </table:table-cell>
          <table:table-cell table:style-name="ce15" table:formula="of:=IF([.B26]&lt;[.S$3];400;-0.0477*[.B26]+721)" office:value-type="float" office:value="400" calcext:value-type="float">
            <text:p>400.0</text:p>
          </table:table-cell>
          <table:table-cell table:style-name="ce15" table:formula="of:=0.85*2*[.C26]*[.P$1]*[.P$2]/[.P$8]" office:value-type="float" office:value="11130.1575757576" calcext:value-type="float">
            <text:p>11130.2</text:p>
          </table:table-cell>
          <table:table-cell table:style-name="ce15" table:formula="of:=[.E25]+[.I25]*([.A26]-[.A25])" office:value-type="float" office:value="19.3557830231867" calcext:value-type="float">
            <text:p>19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6]*[.E26]" office:value-type="float" office:value="139.786542467401" calcext:value-type="float">
            <text:p>139.8</text:p>
          </table:table-cell>
          <table:table-cell table:style-name="ce15" table:formula="of:=[.D26]-[.F26]-[.G26]" office:value-type="float" office:value="10791.7185332902" calcext:value-type="float">
            <text:p>10791.7</text:p>
          </table:table-cell>
          <table:table-cell table:style-name="ce16" table:formula="of:=[.H26]/[.P$4]" office:value-type="float" office:value="7.99386558021495" calcext:value-type="float">
            <text:p>7.99</text:p>
          </table:table-cell>
          <table:table-cell table:style-name="ce16" table:formula="of:=[.E26]*3.6" office:value-type="float" office:value="69.680818883472" calcext:value-type="float">
            <text:p>69.68</text:p>
          </table:table-cell>
          <table:table-cell table:style-name="ce18" table:formula="of:=600*[.C26]/400" office:value-type="float" office:value="600" calcext:value-type="float">
            <text:p>600.00</text:p>
          </table:table-cell>
          <table:table-cell table:style-name="ce18" table:formula="of:=0.1047*[.B26]*[.C26]/1000" office:value-type="float" office:value="253.58014925849" calcext:value-type="float">
            <text:p>253.58</text:p>
          </table:table-cell>
          <table:table-cell table:style-name="ce18" table:formula="of:=1000*[.L26]/590" office:value-type="float" office:value="429.796863149983" calcext:value-type="float">
            <text:p>429.80</text:p>
          </table:table-cell>
          <table:table-cell table:number-columns-repeated="101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15" table:formula="of:=[.P$1]*[.P$2]*60*[.E27]/([.P$3]/1000)" office:value-type="float" office:value="6304.98839628983" calcext:value-type="float">
            <text:p>6305.0</text:p>
          </table:table-cell>
          <table:table-cell table:style-name="ce15" table:formula="of:=IF([.B27]&lt;[.S$3];400;-0.0477*[.B27]+721)" office:value-type="float" office:value="400" calcext:value-type="float">
            <text:p>400.0</text:p>
          </table:table-cell>
          <table:table-cell table:style-name="ce15" table:formula="of:=0.85*2*[.C27]*[.P$1]*[.P$2]/[.P$8]" office:value-type="float" office:value="11130.1575757576" calcext:value-type="float">
            <text:p>11130.2</text:p>
          </table:table-cell>
          <table:table-cell table:style-name="ce15" table:formula="of:=[.E26]+[.I26]*([.A27]-[.A26])" office:value-type="float" office:value="20.1551695812081" calcext:value-type="float">
            <text:p>20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7]*[.E27]" office:value-type="float" office:value="151.571233875886" calcext:value-type="float">
            <text:p>151.6</text:p>
          </table:table-cell>
          <table:table-cell table:style-name="ce15" table:formula="of:=[.D27]-[.F27]-[.G27]" office:value-type="float" office:value="10779.9338418817" calcext:value-type="float">
            <text:p>10779.9</text:p>
          </table:table-cell>
          <table:table-cell table:style-name="ce16" table:formula="of:=[.H27]/[.P$4]" office:value-type="float" office:value="7.98513617917162" calcext:value-type="float">
            <text:p>7.99</text:p>
          </table:table-cell>
          <table:table-cell table:style-name="ce16" table:formula="of:=[.E27]*3.6" office:value-type="float" office:value="72.5586104923493" calcext:value-type="float">
            <text:p>72.56</text:p>
          </table:table-cell>
          <table:table-cell table:style-name="ce18" table:formula="of:=600*[.C27]/400" office:value-type="float" office:value="600" calcext:value-type="float">
            <text:p>600.00</text:p>
          </table:table-cell>
          <table:table-cell table:style-name="ce18" table:formula="of:=0.1047*[.B27]*[.C27]/1000" office:value-type="float" office:value="264.052914036618" calcext:value-type="float">
            <text:p>264.05</text:p>
          </table:table-cell>
          <table:table-cell table:style-name="ce18" table:formula="of:=1000*[.L27]/590" office:value-type="float" office:value="447.547311926471" calcext:value-type="float">
            <text:p>447.55</text:p>
          </table:table-cell>
          <table:table-cell table:number-columns-repeated="1011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ce15" table:formula="of:=[.P$1]*[.P$2]*60*[.E28]/([.P$3]/1000)" office:value-type="float" office:value="6554.78133774645" calcext:value-type="float">
            <text:p>6554.8</text:p>
          </table:table-cell>
          <table:table-cell table:style-name="ce15" table:formula="of:=IF([.B28]&lt;[.S$3];400;-0.0477*[.B28]+721)" office:value-type="float" office:value="400" calcext:value-type="float">
            <text:p>400.0</text:p>
          </table:table-cell>
          <table:table-cell table:style-name="ce15" table:formula="of:=0.85*2*[.C28]*[.P$1]*[.P$2]/[.P$8]" office:value-type="float" office:value="11130.1575757576" calcext:value-type="float">
            <text:p>11130.2</text:p>
          </table:table-cell>
          <table:table-cell table:style-name="ce15" table:formula="of:=[.E27]+[.I27]*([.A28]-[.A27])" office:value-type="float" office:value="20.9536831991253" calcext:value-type="float">
            <text:p>21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8]*[.E28]" office:value-type="float" office:value="163.819131767666" calcext:value-type="float">
            <text:p>163.8</text:p>
          </table:table-cell>
          <table:table-cell table:style-name="ce15" table:formula="of:=[.D28]-[.F28]-[.G28]" office:value-type="float" office:value="10767.6859439899" calcext:value-type="float">
            <text:p>10767.7</text:p>
          </table:table-cell>
          <table:table-cell table:style-name="ce16" table:formula="of:=[.H28]/[.P$4]" office:value-type="float" office:value="7.97606366221475" calcext:value-type="float">
            <text:p>7.98</text:p>
          </table:table-cell>
          <table:table-cell table:style-name="ce16" table:formula="of:=[.E28]*3.6" office:value-type="float" office:value="75.4332595168511" calcext:value-type="float">
            <text:p>75.43</text:p>
          </table:table-cell>
          <table:table-cell table:style-name="ce18" table:formula="of:=600*[.C28]/400" office:value-type="float" office:value="600" calcext:value-type="float">
            <text:p>600.00</text:p>
          </table:table-cell>
          <table:table-cell table:style-name="ce18" table:formula="of:=0.1047*[.B28]*[.C28]/1000" office:value-type="float" office:value="274.514242424821" calcext:value-type="float">
            <text:p>274.51</text:p>
          </table:table-cell>
          <table:table-cell table:style-name="ce18" table:formula="of:=1000*[.L28]/590" office:value-type="float" office:value="465.278376991223" calcext:value-type="float">
            <text:p>465.28</text:p>
          </table:table-cell>
          <table:table-cell table:number-columns-repeated="1011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ce15" table:formula="of:=[.P$1]*[.P$2]*60*[.E29]/([.P$3]/1000)" office:value-type="float" office:value="6804.29047055584" calcext:value-type="float">
            <text:p>6804.3</text:p>
          </table:table-cell>
          <table:table-cell table:style-name="ce15" table:formula="of:=IF([.B29]&lt;[.S$3];400;-0.0477*[.B29]+721)" office:value-type="float" office:value="396.435344554487" calcext:value-type="float">
            <text:p>396.4</text:p>
          </table:table-cell>
          <table:table-cell table:style-name="ce15" table:formula="of:=0.85*2*[.C29]*[.P$1]*[.P$2]/[.P$8]" office:value-type="float" office:value="11030.969633728" calcext:value-type="float">
            <text:p>11031.0</text:p>
          </table:table-cell>
          <table:table-cell table:style-name="ce15" table:formula="of:=[.E28]+[.I28]*([.A29]-[.A28])" office:value-type="float" office:value="21.7512895653468" calcext:value-type="float">
            <text:p>21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29]*[.E29]" office:value-type="float" office:value="176.528118720165" calcext:value-type="float">
            <text:p>176.5</text:p>
          </table:table-cell>
          <table:table-cell table:style-name="ce15" table:formula="of:=[.D29]-[.F29]-[.G29]" office:value-type="float" office:value="10655.7890150078" calcext:value-type="float">
            <text:p>10655.8</text:p>
          </table:table-cell>
          <table:table-cell table:style-name="ce16" table:formula="of:=[.H29]/[.P$4]" office:value-type="float" office:value="7.89317704815392" calcext:value-type="float">
            <text:p>7.89</text:p>
          </table:table-cell>
          <table:table-cell table:style-name="ce16" table:formula="of:=[.E29]*3.6" office:value-type="float" office:value="78.3046424352484" calcext:value-type="float">
            <text:p>78.30</text:p>
          </table:table-cell>
          <table:table-cell table:style-name="ce18" table:formula="of:=600*[.C29]/400" office:value-type="float" office:value="594.65301683173" calcext:value-type="float">
            <text:p>594.65</text:p>
          </table:table-cell>
          <table:table-cell table:style-name="ce18" table:formula="of:=0.1047*[.B29]*[.C29]/1000" office:value-type="float" office:value="282.424191528936" calcext:value-type="float">
            <text:p>282.42</text:p>
          </table:table-cell>
          <table:table-cell table:style-name="ce18" table:formula="of:=1000*[.L29]/590" office:value-type="float" office:value="478.685070388028" calcext:value-type="float">
            <text:p>478.69</text:p>
          </table:table-cell>
          <table:table-cell table:number-columns-repeated="1011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ce15" table:formula="of:=[.P$1]*[.P$2]*60*[.E30]/([.P$3]/1000)" office:value-type="float" office:value="7051.20672446259" calcext:value-type="float">
            <text:p>7051.2</text:p>
          </table:table-cell>
          <table:table-cell table:style-name="ce15" table:formula="of:=IF([.B30]&lt;[.S$3];400;-0.0477*[.B30]+721)" office:value-type="float" office:value="384.657439243135" calcext:value-type="float">
            <text:p>384.7</text:p>
          </table:table-cell>
          <table:table-cell table:style-name="ce15" table:formula="of:=0.85*2*[.C30]*[.P$1]*[.P$2]/[.P$8]" office:value-type="float" office:value="10703.2447786587" calcext:value-type="float">
            <text:p>10703.2</text:p>
          </table:table-cell>
          <table:table-cell table:style-name="ce15" table:formula="of:=[.E29]+[.I29]*([.A30]-[.A29])" office:value-type="float" office:value="22.5406072701622" calcext:value-type="float">
            <text:p>22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0]*[.E30]" office:value-type="float" office:value="189.572395249396" calcext:value-type="float">
            <text:p>189.6</text:p>
          </table:table-cell>
          <table:table-cell table:style-name="ce15" table:formula="of:=[.D30]-[.F30]-[.G30]" office:value-type="float" office:value="10315.0198834093" calcext:value-type="float">
            <text:p>10315.0</text:p>
          </table:table-cell>
          <table:table-cell table:style-name="ce16" table:formula="of:=[.H30]/[.P$4]" office:value-type="float" office:value="7.64075546919209" calcext:value-type="float">
            <text:p>7.64</text:p>
          </table:table-cell>
          <table:table-cell table:style-name="ce16" table:formula="of:=[.E30]*3.6" office:value-type="float" office:value="81.1461861725838" calcext:value-type="float">
            <text:p>81.15</text:p>
          </table:table-cell>
          <table:table-cell table:style-name="ce18" table:formula="of:=600*[.C30]/400" office:value-type="float" office:value="576.986158864702" calcext:value-type="float">
            <text:p>576.99</text:p>
          </table:table-cell>
          <table:table-cell table:style-name="ce18" table:formula="of:=0.1047*[.B30]*[.C30]/1000" office:value-type="float" office:value="283.977718094942" calcext:value-type="float">
            <text:p>283.98</text:p>
          </table:table-cell>
          <table:table-cell table:style-name="ce18" table:formula="of:=1000*[.L30]/590" office:value-type="float" office:value="481.318166262614" calcext:value-type="float">
            <text:p>481.32</text:p>
          </table:table-cell>
          <table:table-cell table:number-columns-repeated="1011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ce15" table:formula="of:=[.P$1]*[.P$2]*60*[.E31]/([.P$3]/1000)" office:value-type="float" office:value="7290.22666611101" calcext:value-type="float">
            <text:p>7290.2</text:p>
          </table:table-cell>
          <table:table-cell table:style-name="ce15" table:formula="of:=IF([.B31]&lt;[.S$3];400;-0.0477*[.B31]+721)" office:value-type="float" office:value="373.256188026505" calcext:value-type="float">
            <text:p>373.3</text:p>
          </table:table-cell>
          <table:table-cell table:style-name="ce15" table:formula="of:=0.85*2*[.C31]*[.P$1]*[.P$2]/[.P$8]" office:value-type="float" office:value="10386.000472154" calcext:value-type="float">
            <text:p>10386.0</text:p>
          </table:table-cell>
          <table:table-cell table:style-name="ce15" table:formula="of:=[.E30]+[.I30]*([.A31]-[.A30])" office:value-type="float" office:value="23.3046828170814" calcext:value-type="float">
            <text:p>23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1]*[.E31]" office:value-type="float" office:value="202.642374525358" calcext:value-type="float">
            <text:p>202.6</text:p>
          </table:table-cell>
          <table:table-cell table:style-name="ce15" table:formula="of:=[.D31]-[.F31]-[.G31]" office:value-type="float" office:value="9984.70559762864" calcext:value-type="float">
            <text:p>9984.7</text:p>
          </table:table-cell>
          <table:table-cell table:style-name="ce16" table:formula="of:=[.H31]/[.P$4]" office:value-type="float" office:value="7.39607822046566" calcext:value-type="float">
            <text:p>7.40</text:p>
          </table:table-cell>
          <table:table-cell table:style-name="ce16" table:formula="of:=[.E31]*3.6" office:value-type="float" office:value="83.896858141493" calcext:value-type="float">
            <text:p>83.90</text:p>
          </table:table-cell>
          <table:table-cell table:style-name="ce18" table:formula="of:=600*[.C31]/400" office:value-type="float" office:value="559.884282039757" calcext:value-type="float">
            <text:p>559.88</text:p>
          </table:table-cell>
          <table:table-cell table:style-name="ce18" table:formula="of:=0.1047*[.B31]*[.C31]/1000" office:value-type="float" office:value="284.901495935813" calcext:value-type="float">
            <text:p>284.90</text:p>
          </table:table-cell>
          <table:table-cell table:style-name="ce18" table:formula="of:=1000*[.L31]/590" office:value-type="float" office:value="482.883891416633" calcext:value-type="float">
            <text:p>482.88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table:formula="of:=[.P$1]*[.P$2]*60*[.E32]/([.P$3]/1000)" office:value-type="float" office:value="7521.59255549338" calcext:value-type="float">
            <text:p>7521.6</text:p>
          </table:table-cell>
          <table:table-cell table:style-name="ce15" table:formula="of:=IF([.B32]&lt;[.S$3];400;-0.0477*[.B32]+721)" office:value-type="float" office:value="362.220035102966" calcext:value-type="float">
            <text:p>362.2</text:p>
          </table:table-cell>
          <table:table-cell table:style-name="ce15" table:formula="of:=0.85*2*[.C32]*[.P$1]*[.P$2]/[.P$8]" office:value-type="float" office:value="10078.9151694811" calcext:value-type="float">
            <text:p>10078.9</text:p>
          </table:table-cell>
          <table:table-cell table:style-name="ce15" table:formula="of:=[.E31]+[.I31]*([.A32]-[.A31])" office:value-type="float" office:value="24.0442906391279" calcext:value-type="float">
            <text:p>24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2]*[.E32]" office:value-type="float" office:value="215.708774140224" calcext:value-type="float">
            <text:p>215.7</text:p>
          </table:table-cell>
          <table:table-cell table:style-name="ce15" table:formula="of:=[.D32]-[.F32]-[.G32]" office:value-type="float" office:value="9664.5538953409" calcext:value-type="float">
            <text:p>9664.6</text:p>
          </table:table-cell>
          <table:table-cell table:style-name="ce16" table:formula="of:=[.H32]/[.P$4]" office:value-type="float" office:value="7.15892881136363" calcext:value-type="float">
            <text:p>7.16</text:p>
          </table:table-cell>
          <table:table-cell table:style-name="ce16" table:formula="of:=[.E32]*3.6" office:value-type="float" office:value="86.5594463008606" calcext:value-type="float">
            <text:p>86.56</text:p>
          </table:table-cell>
          <table:table-cell table:style-name="ce18" table:formula="of:=600*[.C32]/400" office:value-type="float" office:value="543.330052654449" calcext:value-type="float">
            <text:p>543.33</text:p>
          </table:table-cell>
          <table:table-cell table:style-name="ce18" table:formula="of:=0.1047*[.B32]*[.C32]/1000" office:value-type="float" office:value="285.252168089663" calcext:value-type="float">
            <text:p>285.25</text:p>
          </table:table-cell>
          <table:table-cell table:style-name="ce18" table:formula="of:=1000*[.L32]/590" office:value-type="float" office:value="483.478250999428" calcext:value-type="float">
            <text:p>483.48</text:p>
          </table:table-cell>
          <table:table-cell table:number-columns-repeated="1011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15" table:formula="of:=[.P$1]*[.P$2]*60*[.E33]/([.P$3]/1000)" office:value-type="float" office:value="7745.53988029087" calcext:value-type="float">
            <text:p>7745.5</text:p>
          </table:table-cell>
          <table:table-cell table:style-name="ce15" table:formula="of:=IF([.B33]&lt;[.S$3];400;-0.0477*[.B33]+721)" office:value-type="float" office:value="351.537747710126" calcext:value-type="float">
            <text:p>351.5</text:p>
          </table:table-cell>
          <table:table-cell table:style-name="ce15" table:formula="of:=0.85*2*[.C33]*[.P$1]*[.P$2]/[.P$8]" office:value-type="float" office:value="9781.67631460153" calcext:value-type="float">
            <text:p>9781.7</text:p>
          </table:table-cell>
          <table:table-cell table:style-name="ce15" table:formula="of:=[.E32]+[.I32]*([.A33]-[.A32])" office:value-type="float" office:value="24.7601835202643" calcext:value-type="float">
            <text:p>24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3]*[.E33]" office:value-type="float" office:value="228.744990343827" calcext:value-type="float">
            <text:p>228.7</text:p>
          </table:table-cell>
          <table:table-cell table:style-name="ce15" table:formula="of:=[.D33]-[.F33]-[.G33]" office:value-type="float" office:value="9354.2788242577" calcext:value-type="float">
            <text:p>9354.3</text:p>
          </table:table-cell>
          <table:table-cell table:style-name="ce16" table:formula="of:=[.H33]/[.P$4]" office:value-type="float" office:value="6.92909542537607" calcext:value-type="float">
            <text:p>6.93</text:p>
          </table:table-cell>
          <table:table-cell table:style-name="ce16" table:formula="of:=[.E33]*3.6" office:value-type="float" office:value="89.1366606729515" calcext:value-type="float">
            <text:p>89.14</text:p>
          </table:table-cell>
          <table:table-cell table:style-name="ce18" table:formula="of:=600*[.C33]/400" office:value-type="float" office:value="527.306621565189" calcext:value-type="float">
            <text:p>527.31</text:p>
          </table:table-cell>
          <table:table-cell table:style-name="ce18" table:formula="of:=0.1047*[.B33]*[.C33]/1000" office:value-type="float" office:value="285.082357759928" calcext:value-type="float">
            <text:p>285.08</text:p>
          </table:table-cell>
          <table:table-cell table:style-name="ce18" table:formula="of:=1000*[.L33]/590" office:value-type="float" office:value="483.190436881234" calcext:value-type="float">
            <text:p>483.19</text:p>
          </table:table-cell>
          <table:table-cell table:number-columns-repeated="1011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ce15" table:formula="of:=[.P$1]*[.P$2]*60*[.E34]/([.P$3]/1000)" office:value-type="float" office:value="7962.29750208986" calcext:value-type="float">
            <text:p>7962.3</text:p>
          </table:table-cell>
          <table:table-cell table:style-name="ce15" table:formula="of:=IF([.B34]&lt;[.S$3];400;-0.0477*[.B34]+721)" office:value-type="float" office:value="341.198409150314" calcext:value-type="float">
            <text:p>341.2</text:p>
          </table:table-cell>
          <table:table-cell table:style-name="ce15" table:formula="of:=0.85*2*[.C34]*[.P$1]*[.P$2]/[.P$8]" office:value-type="float" office:value="9493.98014610199" calcext:value-type="float">
            <text:p>9494.0</text:p>
          </table:table-cell>
          <table:table-cell table:style-name="ce15" table:formula="of:=[.E33]+[.I33]*([.A34]-[.A33])" office:value-type="float" office:value="25.4530930628019" calcext:value-type="float">
            <text:p>25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4]*[.E34]" office:value-type="float" office:value="241.726911784733" calcext:value-type="float">
            <text:p>241.7</text:p>
          </table:table-cell>
          <table:table-cell table:style-name="ce15" table:formula="of:=[.D34]-[.F34]-[.G34]" office:value-type="float" office:value="9053.60073431726" calcext:value-type="float">
            <text:p>9053.6</text:p>
          </table:table-cell>
          <table:table-cell table:style-name="ce16" table:formula="of:=[.H34]/[.P$4]" office:value-type="float" office:value="6.70637091430908" calcext:value-type="float">
            <text:p>6.71</text:p>
          </table:table-cell>
          <table:table-cell table:style-name="ce16" table:formula="of:=[.E34]*3.6" office:value-type="float" office:value="91.6311350260869" calcext:value-type="float">
            <text:p>91.63</text:p>
          </table:table-cell>
          <table:table-cell table:style-name="ce18" table:formula="of:=600*[.C34]/400" office:value-type="float" office:value="511.79761372547" calcext:value-type="float">
            <text:p>511.80</text:p>
          </table:table-cell>
          <table:table-cell table:style-name="ce18" table:formula="of:=0.1047*[.B34]*[.C34]/1000" office:value-type="float" office:value="284.440923321662" calcext:value-type="float">
            <text:p>284.44</text:p>
          </table:table-cell>
          <table:table-cell table:style-name="ce18" table:formula="of:=1000*[.L34]/590" office:value-type="float" office:value="482.103259867224" calcext:value-type="float">
            <text:p>482.10</text:p>
          </table:table-cell>
          <table:table-cell table:number-columns-repeated="1011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ce15" table:formula="of:=[.P$1]*[.P$2]*60*[.E35]/([.P$3]/1000)" office:value-type="float" office:value="8172.08780241737" calcext:value-type="float">
            <text:p>8172.1</text:p>
          </table:table-cell>
          <table:table-cell table:style-name="ce15" table:formula="of:=IF([.B35]&lt;[.S$3];400;-0.0477*[.B35]+721)" office:value-type="float" office:value="331.191411824692" calcext:value-type="float">
            <text:p>331.2</text:p>
          </table:table-cell>
          <table:table-cell table:style-name="ce15" table:formula="of:=0.85*2*[.C35]*[.P$1]*[.P$2]/[.P$8]" office:value-type="float" office:value="9215.5315033661" calcext:value-type="float">
            <text:p>9215.5</text:p>
          </table:table-cell>
          <table:table-cell table:style-name="ce15" table:formula="of:=[.E34]+[.I34]*([.A35]-[.A34])" office:value-type="float" office:value="26.1237301542328" calcext:value-type="float">
            <text:p>26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5]*[.E35]" office:value-type="float" office:value="254.632744501" calcext:value-type="float">
            <text:p>254.6</text:p>
          </table:table-cell>
          <table:table-cell table:style-name="ce15" table:formula="of:=[.D35]-[.F35]-[.G35]" office:value-type="float" office:value="8762.2462588651" calcext:value-type="float">
            <text:p>8762.2</text:p>
          </table:table-cell>
          <table:table-cell table:style-name="ce16" table:formula="of:=[.H35]/[.P$4]" office:value-type="float" office:value="6.49055278434452" calcext:value-type="float">
            <text:p>6.49</text:p>
          </table:table-cell>
          <table:table-cell table:style-name="ce16" table:formula="of:=[.E35]*3.6" office:value-type="float" office:value="94.0454285552382" calcext:value-type="float">
            <text:p>94.05</text:p>
          </table:table-cell>
          <table:table-cell table:style-name="ce18" table:formula="of:=600*[.C35]/400" office:value-type="float" office:value="496.787117737038" calcext:value-type="float">
            <text:p>496.79</text:p>
          </table:table-cell>
          <table:table-cell table:style-name="ce18" table:formula="of:=0.1047*[.B35]*[.C35]/1000" office:value-type="float" office:value="283.373198578933" calcext:value-type="float">
            <text:p>283.37</text:p>
          </table:table-cell>
          <table:table-cell table:style-name="ce18" table:formula="of:=1000*[.L35]/590" office:value-type="float" office:value="480.293556913446" calcext:value-type="float">
            <text:p>480.29</text:p>
          </table:table-cell>
          <table:table-cell table:number-columns-repeated="1011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ce15" table:formula="of:=[.P$1]*[.P$2]*60*[.E36]/([.P$3]/1000)" office:value-type="float" office:value="8375.12682834029" calcext:value-type="float">
            <text:p>8375.1</text:p>
          </table:table-cell>
          <table:table-cell table:style-name="ce15" table:formula="of:=IF([.B36]&lt;[.S$3];400;-0.0477*[.B36]+721)" office:value-type="float" office:value="321.506450288168" calcext:value-type="float">
            <text:p>321.5</text:p>
          </table:table-cell>
          <table:table-cell table:style-name="ce15" table:formula="of:=0.85*2*[.C36]*[.P$1]*[.P$2]/[.P$8]" office:value-type="float" office:value="8946.04363332445" calcext:value-type="float">
            <text:p>8946.0</text:p>
          </table:table-cell>
          <table:table-cell table:style-name="ce15" table:formula="of:=[.E35]+[.I35]*([.A36]-[.A35])" office:value-type="float" office:value="26.7727854326673" calcext:value-type="float">
            <text:p>26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6]*[.E36]" office:value-type="float" office:value="267.442847570838" calcext:value-type="float">
            <text:p>267.4</text:p>
          </table:table-cell>
          <table:table-cell table:style-name="ce15" table:formula="of:=[.D36]-[.F36]-[.G36]" office:value-type="float" office:value="8479.94828575361" calcext:value-type="float">
            <text:p>8479.9</text:p>
          </table:table-cell>
          <table:table-cell table:style-name="ce16" table:formula="of:=[.H36]/[.P$4]" office:value-type="float" office:value="6.2814431746323" calcext:value-type="float">
            <text:p>6.28</text:p>
          </table:table-cell>
          <table:table-cell table:style-name="ce16" table:formula="of:=[.E36]*3.6" office:value-type="float" office:value="96.3820275576022" calcext:value-type="float">
            <text:p>96.38</text:p>
          </table:table-cell>
          <table:table-cell table:style-name="ce18" table:formula="of:=600*[.C36]/400" office:value-type="float" office:value="482.259675432252" calcext:value-type="float">
            <text:p>482.26</text:p>
          </table:table-cell>
          <table:table-cell table:style-name="ce18" table:formula="of:=0.1047*[.B36]*[.C36]/1000" office:value-type="float" office:value="281.921219026566" calcext:value-type="float">
            <text:p>281.92</text:p>
          </table:table-cell>
          <table:table-cell table:style-name="ce18" table:formula="of:=1000*[.L36]/590" office:value-type="float" office:value="477.832574621298" calcext:value-type="float">
            <text:p>477.83</text:p>
          </table:table-cell>
          <table:table-cell table:number-columns-repeated="1011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15" table:formula="of:=[.P$1]*[.P$2]*60*[.E37]/([.P$3]/1000)" office:value-type="float" office:value="8571.62443739508" calcext:value-type="float">
            <text:p>8571.6</text:p>
          </table:table-cell>
          <table:table-cell table:style-name="ce15" table:formula="of:=IF([.B37]&lt;[.S$3];400;-0.0477*[.B37]+721)" office:value-type="float" office:value="312.133514336255" calcext:value-type="float">
            <text:p>312.1</text:p>
          </table:table-cell>
          <table:table-cell table:style-name="ce15" table:formula="of:=0.85*2*[.C37]*[.P$1]*[.P$2]/[.P$8]" office:value-type="float" office:value="8685.23799809376" calcext:value-type="float">
            <text:p>8685.2</text:p>
          </table:table-cell>
          <table:table-cell table:style-name="ce15" table:formula="of:=[.E36]+[.I36]*([.A37]-[.A36])" office:value-type="float" office:value="27.4009297501305" calcext:value-type="float">
            <text:p>27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7]*[.E37]" office:value-type="float" office:value="280.139578857338" calcext:value-type="float">
            <text:p>280.1</text:p>
          </table:table-cell>
          <table:table-cell table:style-name="ce15" table:formula="of:=[.D37]-[.F37]-[.G37]" office:value-type="float" office:value="8206.44591923642" calcext:value-type="float">
            <text:p>8206.4</text:p>
          </table:table-cell>
          <table:table-cell table:style-name="ce16" table:formula="of:=[.H37]/[.P$4]" office:value-type="float" office:value="6.07884882906402" calcext:value-type="float">
            <text:p>6.08</text:p>
          </table:table-cell>
          <table:table-cell table:style-name="ce16" table:formula="of:=[.E37]*3.6" office:value-type="float" office:value="98.6433471004698" calcext:value-type="float">
            <text:p>98.64</text:p>
          </table:table-cell>
          <table:table-cell table:style-name="ce18" table:formula="of:=600*[.C37]/400" office:value-type="float" office:value="468.200271504383" calcext:value-type="float">
            <text:p>468.20</text:p>
          </table:table-cell>
          <table:table-cell table:style-name="ce18" table:formula="of:=0.1047*[.B37]*[.C37]/1000" office:value-type="float" office:value="280.123934839774" calcext:value-type="float">
            <text:p>280.12</text:p>
          </table:table-cell>
          <table:table-cell table:style-name="ce18" table:formula="of:=1000*[.L37]/590" office:value-type="float" office:value="474.786330236905" calcext:value-type="float">
            <text:p>474.79</text:p>
          </table:table-cell>
          <table:table-cell table:number-columns-repeated="1011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ce15" table:formula="of:=[.P$1]*[.P$2]*60*[.E38]/([.P$3]/1000)" office:value-type="float" office:value="8761.7844416343" calcext:value-type="float">
            <text:p>8761.8</text:p>
          </table:table-cell>
          <table:table-cell table:style-name="ce15" table:formula="of:=IF([.B38]&lt;[.S$3];400;-0.0477*[.B38]+721)" office:value-type="float" office:value="303.062882134044" calcext:value-type="float">
            <text:p>303.1</text:p>
          </table:table-cell>
          <table:table-cell table:style-name="ce15" table:formula="of:=0.85*2*[.C38]*[.P$1]*[.P$2]/[.P$8]" office:value-type="float" office:value="8432.84408378789" calcext:value-type="float">
            <text:p>8432.8</text:p>
          </table:table-cell>
          <table:table-cell table:style-name="ce15" table:formula="of:=[.E37]+[.I37]*([.A38]-[.A37])" office:value-type="float" office:value="28.0088146330369" calcext:value-type="float">
            <text:p>28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8]*[.E38]" office:value-type="float" office:value="292.707150305007" calcext:value-type="float">
            <text:p>292.7</text:p>
          </table:table-cell>
          <table:table-cell table:style-name="ce15" table:formula="of:=[.D38]-[.F38]-[.G38]" office:value-type="float" office:value="7941.48443348288" calcext:value-type="float">
            <text:p>7941.5</text:p>
          </table:table-cell>
          <table:table-cell table:style-name="ce16" table:formula="of:=[.H38]/[.P$4]" office:value-type="float" office:value="5.88258106183917" calcext:value-type="float">
            <text:p>5.88</text:p>
          </table:table-cell>
          <table:table-cell table:style-name="ce16" table:formula="of:=[.E38]*3.6" office:value-type="float" office:value="100.831732678933" calcext:value-type="float">
            <text:p>100.83</text:p>
          </table:table-cell>
          <table:table-cell table:style-name="ce18" table:formula="of:=600*[.C38]/400" office:value-type="float" office:value="454.594323201066" calcext:value-type="float">
            <text:p>454.59</text:p>
          </table:table-cell>
          <table:table-cell table:style-name="ce18" table:formula="of:=0.1047*[.B38]*[.C38]/1000" office:value-type="float" office:value="278.01741128583" calcext:value-type="float">
            <text:p>278.02</text:p>
          </table:table-cell>
          <table:table-cell table:style-name="ce18" table:formula="of:=1000*[.L38]/590" office:value-type="float" office:value="471.215951331916" calcext:value-type="float">
            <text:p>471.22</text:p>
          </table:table-cell>
          <table:table-cell table:number-columns-repeated="1011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ce15" table:formula="of:=[.P$1]*[.P$2]*60*[.E39]/([.P$3]/1000)" office:value-type="float" office:value="8945.80475059618" calcext:value-type="float">
            <text:p>8945.8</text:p>
          </table:table-cell>
          <table:table-cell table:style-name="ce15" table:formula="of:=IF([.B39]&lt;[.S$3];400;-0.0477*[.B39]+721)" office:value-type="float" office:value="294.285113396562" calcext:value-type="float">
            <text:p>294.3</text:p>
          </table:table-cell>
          <table:table-cell table:style-name="ce15" table:formula="of:=0.85*2*[.C39]*[.P$1]*[.P$2]/[.P$8]" office:value-type="float" office:value="8188.59921075856" calcext:value-type="float">
            <text:p>8188.6</text:p>
          </table:table-cell>
          <table:table-cell table:style-name="ce15" table:formula="of:=[.E38]+[.I38]*([.A39]-[.A38])" office:value-type="float" office:value="28.5970727392208" calcext:value-type="float">
            <text:p>28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39]*[.E39]" office:value-type="float" office:value="305.131492269136" calcext:value-type="float">
            <text:p>305.1</text:p>
          </table:table-cell>
          <table:table-cell table:style-name="ce15" table:formula="of:=[.D39]-[.F39]-[.G39]" office:value-type="float" office:value="7684.81521848942" calcext:value-type="float">
            <text:p>7684.8</text:p>
          </table:table-cell>
          <table:table-cell table:style-name="ce16" table:formula="of:=[.H39]/[.P$4]" office:value-type="float" office:value="5.69245571739957" calcext:value-type="float">
            <text:p>5.69</text:p>
          </table:table-cell>
          <table:table-cell table:style-name="ce16" table:formula="of:=[.E39]*3.6" office:value-type="float" office:value="102.949461861195" calcext:value-type="float">
            <text:p>102.95</text:p>
          </table:table-cell>
          <table:table-cell table:style-name="ce18" table:formula="of:=600*[.C39]/400" office:value-type="float" office:value="441.427670094843" calcext:value-type="float">
            <text:p>441.43</text:p>
          </table:table-cell>
          <table:table-cell table:style-name="ce18" table:formula="of:=0.1047*[.B39]*[.C39]/1000" office:value-type="float" office:value="275.635017222898" calcext:value-type="float">
            <text:p>275.64</text:p>
          </table:table-cell>
          <table:table-cell table:style-name="ce18" table:formula="of:=1000*[.L39]/590" office:value-type="float" office:value="467.177995293047" calcext:value-type="float">
            <text:p>467.18</text:p>
          </table:table-cell>
          <table:table-cell table:number-columns-repeated="1011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ce15" table:formula="of:=[.P$1]*[.P$2]*60*[.E40]/([.P$3]/1000)" office:value-type="float" office:value="9123.87751302067" calcext:value-type="float">
            <text:p>9123.9</text:p>
          </table:table-cell>
          <table:table-cell table:style-name="ce15" table:formula="of:=IF([.B40]&lt;[.S$3];400;-0.0477*[.B40]+721)" office:value-type="float" office:value="285.791042628914" calcext:value-type="float">
            <text:p>285.8</text:p>
          </table:table-cell>
          <table:table-cell table:style-name="ce15" table:formula="of:=0.85*2*[.C40]*[.P$1]*[.P$2]/[.P$8]" office:value-type="float" office:value="7952.24834549966" calcext:value-type="float">
            <text:p>7952.2</text:p>
          </table:table-cell>
          <table:table-cell table:style-name="ce15" table:formula="of:=[.E39]+[.I39]*([.A40]-[.A39])" office:value-type="float" office:value="29.1663183109608" calcext:value-type="float">
            <text:p>29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0]*[.E40]" office:value-type="float" office:value="317.400126381837" calcext:value-type="float">
            <text:p>317.4</text:p>
          </table:table-cell>
          <table:table-cell table:style-name="ce15" table:formula="of:=[.D40]-[.F40]-[.G40]" office:value-type="float" office:value="7436.19571911782" calcext:value-type="float">
            <text:p>7436.2</text:p>
          </table:table-cell>
          <table:table-cell table:style-name="ce16" table:formula="of:=[.H40]/[.P$4]" office:value-type="float" office:value="5.50829312527246" calcext:value-type="float">
            <text:p>5.51</text:p>
          </table:table-cell>
          <table:table-cell table:style-name="ce16" table:formula="of:=[.E40]*3.6" office:value-type="float" office:value="104.998745919459" calcext:value-type="float">
            <text:p>105.00</text:p>
          </table:table-cell>
          <table:table-cell table:style-name="ce18" table:formula="of:=600*[.C40]/400" office:value-type="float" office:value="428.686563943371" calcext:value-type="float">
            <text:p>428.69</text:p>
          </table:table-cell>
          <table:table-cell table:style-name="ce18" table:formula="of:=0.1047*[.B40]*[.C40]/1000" office:value-type="float" office:value="273.007602322612" calcext:value-type="float">
            <text:p>273.01</text:p>
          </table:table-cell>
          <table:table-cell table:style-name="ce18" table:formula="of:=1000*[.L40]/590" office:value-type="float" office:value="462.724749699342" calcext:value-type="float">
            <text:p>462.72</text:p>
          </table:table-cell>
          <table:table-cell table:number-columns-repeated="1011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ce15" table:formula="of:=[.P$1]*[.P$2]*60*[.E41]/([.P$3]/1000)" office:value-type="float" office:value="9296.18925715299" calcext:value-type="float">
            <text:p>9296.2</text:p>
          </table:table-cell>
          <table:table-cell table:style-name="ce15" table:formula="of:=IF([.B41]&lt;[.S$3];400;-0.0477*[.B41]+721)" office:value-type="float" office:value="277.571772433802" calcext:value-type="float">
            <text:p>277.6</text:p>
          </table:table-cell>
          <table:table-cell table:style-name="ce15" table:formula="of:=0.85*2*[.C41]*[.P$1]*[.P$2]/[.P$8]" office:value-type="float" office:value="7723.54391442636" calcext:value-type="float">
            <text:p>7723.5</text:p>
          </table:table-cell>
          <table:table-cell table:style-name="ce15" table:formula="of:=[.E40]+[.I40]*([.A41]-[.A40])" office:value-type="float" office:value="29.717147623488" calcext:value-type="float">
            <text:p>29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1]*[.E41]" office:value-type="float" office:value="329.502046480909" calcext:value-type="float">
            <text:p>329.5</text:p>
          </table:table-cell>
          <table:table-cell table:style-name="ce15" table:formula="of:=[.D41]-[.F41]-[.G41]" office:value-type="float" office:value="7195.38936794545" calcext:value-type="float">
            <text:p>7195.4</text:p>
          </table:table-cell>
          <table:table-cell table:style-name="ce16" table:formula="of:=[.H41]/[.P$4]" office:value-type="float" office:value="5.32991805032996" calcext:value-type="float">
            <text:p>5.33</text:p>
          </table:table-cell>
          <table:table-cell table:style-name="ce16" table:formula="of:=[.E41]*3.6" office:value-type="float" office:value="106.981731444557" calcext:value-type="float">
            <text:p>106.98</text:p>
          </table:table-cell>
          <table:table-cell table:style-name="ce18" table:formula="of:=600*[.C41]/400" office:value-type="float" office:value="416.357658650704" calcext:value-type="float">
            <text:p>416.36</text:p>
          </table:table-cell>
          <table:table-cell table:style-name="ce18" table:formula="of:=0.1047*[.B41]*[.C41]/1000" office:value-type="float" office:value="270.163663625047" calcext:value-type="float">
            <text:p>270.16</text:p>
          </table:table-cell>
          <table:table-cell table:style-name="ce18" table:formula="of:=1000*[.L41]/590" office:value-type="float" office:value="457.904514618723" calcext:value-type="float">
            <text:p>457.90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table:formula="of:=[.P$1]*[.P$2]*60*[.E42]/([.P$3]/1000)" office:value-type="float" office:value="9462.92102949113" calcext:value-type="float">
            <text:p>9462.9</text:p>
          </table:table-cell>
          <table:table-cell table:style-name="ce15" table:formula="of:=IF([.B42]&lt;[.S$3];400;-0.0477*[.B42]+721)" office:value-type="float" office:value="269.618666893273" calcext:value-type="float">
            <text:p>269.6</text:p>
          </table:table-cell>
          <table:table-cell table:style-name="ce15" table:formula="of:=0.85*2*[.C42]*[.P$1]*[.P$2]/[.P$8]" office:value-type="float" office:value="7502.24561971956" calcext:value-type="float">
            <text:p>7502.2</text:p>
          </table:table-cell>
          <table:table-cell table:style-name="ce15" table:formula="of:=[.E41]+[.I41]*([.A42]-[.A41])" office:value-type="float" office:value="30.250139428521" calcext:value-type="float">
            <text:p>30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2]*[.E42]" office:value-type="float" office:value="341.427607149483" calcext:value-type="float">
            <text:p>341.4</text:p>
          </table:table-cell>
          <table:table-cell table:style-name="ce15" table:formula="of:=[.D42]-[.F42]-[.G42]" office:value-type="float" office:value="6962.16551257007" calcext:value-type="float">
            <text:p>6962.2</text:p>
          </table:table-cell>
          <table:table-cell table:style-name="ce16" table:formula="of:=[.H42]/[.P$4]" office:value-type="float" office:value="5.1571596389408" calcext:value-type="float">
            <text:p>5.16</text:p>
          </table:table-cell>
          <table:table-cell table:style-name="ce16" table:formula="of:=[.E42]*3.6" office:value-type="float" office:value="108.900501942676" calcext:value-type="float">
            <text:p>108.90</text:p>
          </table:table-cell>
          <table:table-cell table:style-name="ce18" table:formula="of:=600*[.C42]/400" office:value-type="float" office:value="404.42800033991" calcext:value-type="float">
            <text:p>404.43</text:p>
          </table:table-cell>
          <table:table-cell table:style-name="ce18" table:formula="of:=0.1047*[.B42]*[.C42]/1000" office:value-type="float" office:value="267.129502007344" calcext:value-type="float">
            <text:p>267.13</text:p>
          </table:table-cell>
          <table:table-cell table:style-name="ce18" table:formula="of:=1000*[.L42]/590" office:value-type="float" office:value="452.761867809058" calcext:value-type="float">
            <text:p>452.76</text:p>
          </table:table-cell>
          <table:table-cell table:number-columns-repeated="1011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15" table:formula="of:=[.P$1]*[.P$2]*60*[.E43]/([.P$3]/1000)" office:value-type="float" office:value="9624.2485318489" calcext:value-type="float">
            <text:p>9624.2</text:p>
          </table:table-cell>
          <table:table-cell table:style-name="ce15" table:formula="of:=IF([.B43]&lt;[.S$3];400;-0.0477*[.B43]+721)" office:value-type="float" office:value="261.923345030808" calcext:value-type="float">
            <text:p>261.9</text:p>
          </table:table-cell>
          <table:table-cell table:style-name="ce15" table:formula="of:=0.85*2*[.C43]*[.P$1]*[.P$2]/[.P$8]" office:value-type="float" office:value="7288.12025740602" calcext:value-type="float">
            <text:p>7288.1</text:p>
          </table:table-cell>
          <table:table-cell table:style-name="ce15" table:formula="of:=[.E42]+[.I42]*([.A43]-[.A42])" office:value-type="float" office:value="30.7658553924151" calcext:value-type="float">
            <text:p>30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3]*[.E43]" office:value-type="float" office:value="353.168419435601" calcext:value-type="float">
            <text:p>353.2</text:p>
          </table:table-cell>
          <table:table-cell table:style-name="ce15" table:formula="of:=[.D43]-[.F43]-[.G43]" office:value-type="float" office:value="6736.29933797042" calcext:value-type="float">
            <text:p>6736.3</text:p>
          </table:table-cell>
          <table:table-cell table:style-name="ce16" table:formula="of:=[.H43]/[.P$4]" office:value-type="float" office:value="4.98985136145957" calcext:value-type="float">
            <text:p>4.99</text:p>
          </table:table-cell>
          <table:table-cell table:style-name="ce16" table:formula="of:=[.E43]*3.6" office:value-type="float" office:value="110.757079412694" calcext:value-type="float">
            <text:p>110.76</text:p>
          </table:table-cell>
          <table:table-cell table:style-name="ce18" table:formula="of:=600*[.C43]/400" office:value-type="float" office:value="392.885017546211" calcext:value-type="float">
            <text:p>392.89</text:p>
          </table:table-cell>
          <table:table-cell table:style-name="ce18" table:formula="of:=0.1047*[.B43]*[.C43]/1000" office:value-type="float" office:value="263.929369120658" calcext:value-type="float">
            <text:p>263.93</text:p>
          </table:table-cell>
          <table:table-cell table:style-name="ce18" table:formula="of:=1000*[.L43]/590" office:value-type="float" office:value="447.337913763827" calcext:value-type="float">
            <text:p>447.34</text:p>
          </table:table-cell>
          <table:table-cell table:number-columns-repeated="1011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ce15" table:formula="of:=[.P$1]*[.P$2]*60*[.E44]/([.P$3]/1000)" office:value-type="float" office:value="9780.34225661987" calcext:value-type="float">
            <text:p>9780.3</text:p>
          </table:table-cell>
          <table:table-cell table:style-name="ce15" table:formula="of:=IF([.B44]&lt;[.S$3];400;-0.0477*[.B44]+721)" office:value-type="float" office:value="254.477674359232" calcext:value-type="float">
            <text:p>254.5</text:p>
          </table:table-cell>
          <table:table-cell table:style-name="ce15" table:formula="of:=0.85*2*[.C44]*[.P$1]*[.P$2]/[.P$8]" office:value-type="float" office:value="7080.94153782645" calcext:value-type="float">
            <text:p>7080.9</text:p>
          </table:table-cell>
          <table:table-cell table:style-name="ce15" table:formula="of:=[.E43]+[.I43]*([.A44]-[.A43])" office:value-type="float" office:value="31.2648405285611" calcext:value-type="float">
            <text:p>31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4]*[.E44]" office:value-type="float" office:value="364.71725334146" calcext:value-type="float">
            <text:p>364.7</text:p>
          </table:table-cell>
          <table:table-cell table:style-name="ce15" table:formula="of:=[.D44]-[.F44]-[.G44]" office:value-type="float" office:value="6517.57178448499" calcext:value-type="float">
            <text:p>6517.6</text:p>
          </table:table-cell>
          <table:table-cell table:style-name="ce16" table:formula="of:=[.H44]/[.P$4]" office:value-type="float" office:value="4.82783095147036" calcext:value-type="float">
            <text:p>4.83</text:p>
          </table:table-cell>
          <table:table-cell table:style-name="ce16" table:formula="of:=[.E44]*3.6" office:value-type="float" office:value="112.55342590282" calcext:value-type="float">
            <text:p>112.55</text:p>
          </table:table-cell>
          <table:table-cell table:style-name="ce18" table:formula="of:=600*[.C44]/400" office:value-type="float" office:value="381.716511538849" calcext:value-type="float">
            <text:p>381.72</text:p>
          </table:table-cell>
          <table:table-cell table:style-name="ce18" table:formula="of:=0.1047*[.B44]*[.C44]/1000" office:value-type="float" office:value="260.585605324134" calcext:value-type="float">
            <text:p>260.59</text:p>
          </table:table-cell>
          <table:table-cell table:style-name="ce18" table:formula="of:=1000*[.L44]/590" office:value-type="float" office:value="441.670517498532" calcext:value-type="float">
            <text:p>441.67</text:p>
          </table:table-cell>
          <table:table-cell table:number-columns-repeated="1011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ce15" table:formula="of:=[.P$1]*[.P$2]*60*[.E45]/([.P$3]/1000)" office:value-type="float" office:value="9931.36762014075" calcext:value-type="float">
            <text:p>9931.4</text:p>
          </table:table-cell>
          <table:table-cell table:style-name="ce15" table:formula="of:=IF([.B45]&lt;[.S$3];400;-0.0477*[.B45]+721)" office:value-type="float" office:value="247.273764519286" calcext:value-type="float">
            <text:p>247.3</text:p>
          </table:table-cell>
          <table:table-cell table:style-name="ce15" table:formula="of:=0.85*2*[.C45]*[.P$1]*[.P$2]/[.P$8]" office:value-type="float" office:value="6880.48990862608" calcext:value-type="float">
            <text:p>6880.5</text:p>
          </table:table-cell>
          <table:table-cell table:style-name="ce15" table:formula="of:=[.E44]+[.I44]*([.A45]-[.A44])" office:value-type="float" office:value="31.7476236237081" calcext:value-type="float">
            <text:p>31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5]*[.E45]" office:value-type="float" office:value="376.067946691998" calcext:value-type="float">
            <text:p>376.1</text:p>
          </table:table-cell>
          <table:table-cell table:style-name="ce15" table:formula="of:=[.D45]-[.F45]-[.G45]" office:value-type="float" office:value="6305.76946193408" calcext:value-type="float">
            <text:p>6305.8</text:p>
          </table:table-cell>
          <table:table-cell table:style-name="ce16" table:formula="of:=[.H45]/[.P$4]" office:value-type="float" office:value="4.67094034217339" calcext:value-type="float">
            <text:p>4.67</text:p>
          </table:table-cell>
          <table:table-cell table:style-name="ce16" table:formula="of:=[.E45]*3.6" office:value-type="float" office:value="114.291445045349" calcext:value-type="float">
            <text:p>114.29</text:p>
          </table:table-cell>
          <table:table-cell table:style-name="ce18" table:formula="of:=600*[.C45]/400" office:value-type="float" office:value="370.91064677893" calcext:value-type="float">
            <text:p>370.91</text:p>
          </table:table-cell>
          <table:table-cell table:style-name="ce18" table:formula="of:=0.1047*[.B45]*[.C45]/1000" office:value-type="float" office:value="257.118769119523" calcext:value-type="float">
            <text:p>257.12</text:p>
          </table:table-cell>
          <table:table-cell table:style-name="ce18" table:formula="of:=1000*[.L45]/590" office:value-type="float" office:value="435.794523931396" calcext:value-type="float">
            <text:p>435.79</text:p>
          </table:table-cell>
          <table:table-cell table:number-columns-repeated="1011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ce15" table:formula="of:=[.P$1]*[.P$2]*60*[.E46]/([.P$3]/1000)" office:value-type="float" office:value="10077.4850940648" calcext:value-type="float">
            <text:p>10077.5</text:p>
          </table:table-cell>
          <table:table-cell table:style-name="ce15" table:formula="of:=IF([.B46]&lt;[.S$3];400;-0.0477*[.B46]+721)" office:value-type="float" office:value="240.30396101311" calcext:value-type="float">
            <text:p>240.3</text:p>
          </table:table-cell>
          <table:table-cell table:style-name="ce15" table:formula="of:=0.85*2*[.C46]*[.P$1]*[.P$2]/[.P$8]" office:value-type="float" office:value="6686.55238038655" calcext:value-type="float">
            <text:p>6686.6</text:p>
          </table:table-cell>
          <table:table-cell table:style-name="ce15" table:formula="of:=[.E45]+[.I45]*([.A46]-[.A45])" office:value-type="float" office:value="32.2147176579254" calcext:value-type="float">
            <text:p>32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6]*[.E46]" office:value-type="float" office:value="387.215320011804" calcext:value-type="float">
            <text:p>387.2</text:p>
          </table:table-cell>
          <table:table-cell table:style-name="ce15" table:formula="of:=[.D46]-[.F46]-[.G46]" office:value-type="float" office:value="6100.68456037475" calcext:value-type="float">
            <text:p>6100.7</text:p>
          </table:table-cell>
          <table:table-cell table:style-name="ce16" table:formula="of:=[.H46]/[.P$4]" office:value-type="float" office:value="4.51902560027759" calcext:value-type="float">
            <text:p>4.52</text:p>
          </table:table-cell>
          <table:table-cell table:style-name="ce16" table:formula="of:=[.E46]*3.6" office:value-type="float" office:value="115.972983568532" calcext:value-type="float">
            <text:p>115.97</text:p>
          </table:table-cell>
          <table:table-cell table:style-name="ce18" table:formula="of:=600*[.C46]/400" office:value-type="float" office:value="360.455941519665" calcext:value-type="float">
            <text:p>360.46</text:p>
          </table:table-cell>
          <table:table-cell table:style-name="ce18" table:formula="of:=0.1047*[.B46]*[.C46]/1000" office:value-type="float" office:value="253.54775856566" calcext:value-type="float">
            <text:p>253.55</text:p>
          </table:table-cell>
          <table:table-cell table:style-name="ce18" table:formula="of:=1000*[.L46]/590" office:value-type="float" office:value="429.741963670609" calcext:value-type="float">
            <text:p>429.74</text:p>
          </table:table-cell>
          <table:table-cell table:number-columns-repeated="1011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15" table:formula="of:=[.P$1]*[.P$2]*60*[.E47]/([.P$3]/1000)" office:value-type="float" office:value="10218.8503346671" calcext:value-type="float">
            <text:p>10218.9</text:p>
          </table:table-cell>
          <table:table-cell table:style-name="ce15" table:formula="of:=IF([.B47]&lt;[.S$3];400;-0.0477*[.B47]+721)" office:value-type="float" office:value="233.560839036378" calcext:value-type="float">
            <text:p>233.6</text:p>
          </table:table-cell>
          <table:table-cell table:style-name="ce15" table:formula="of:=0.85*2*[.C47]*[.P$1]*[.P$2]/[.P$8]" office:value-type="float" office:value="6498.9223550026" calcext:value-type="float">
            <text:p>6498.9</text:p>
          </table:table-cell>
          <table:table-cell table:style-name="ce15" table:formula="of:=[.E46]+[.I46]*([.A47]-[.A46])" office:value-type="float" office:value="32.6666202179532" calcext:value-type="float">
            <text:p>32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7]*[.E47]" office:value-type="float" office:value="398.155097057937" calcext:value-type="float">
            <text:p>398.2</text:p>
          </table:table-cell>
          <table:table-cell table:style-name="ce15" table:formula="of:=[.D47]-[.F47]-[.G47]" office:value-type="float" office:value="5902.11475794466" calcext:value-type="float">
            <text:p>5902.1</text:p>
          </table:table-cell>
          <table:table-cell table:style-name="ce16" table:formula="of:=[.H47]/[.P$4]" office:value-type="float" office:value="4.37193685773678" calcext:value-type="float">
            <text:p>4.37</text:p>
          </table:table-cell>
          <table:table-cell table:style-name="ce16" table:formula="of:=[.E47]*3.6" office:value-type="float" office:value="117.599832784632" calcext:value-type="float">
            <text:p>117.60</text:p>
          </table:table-cell>
          <table:table-cell table:style-name="ce18" table:formula="of:=600*[.C47]/400" office:value-type="float" office:value="350.341258554567" calcext:value-type="float">
            <text:p>350.34</text:p>
          </table:table-cell>
          <table:table-cell table:style-name="ce18" table:formula="of:=0.1047*[.B47]*[.C47]/1000" office:value-type="float" office:value="249.889925128517" calcext:value-type="float">
            <text:p>249.89</text:p>
          </table:table-cell>
          <table:table-cell table:style-name="ce18" table:formula="of:=1000*[.L47]/590" office:value-type="float" office:value="423.542245980538" calcext:value-type="float">
            <text:p>423.54</text:p>
          </table:table-cell>
          <table:table-cell table:number-columns-repeated="1011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15" table:formula="of:=[.P$1]*[.P$2]*60*[.E48]/([.P$3]/1000)" office:value-type="float" office:value="10355.6143100149" calcext:value-type="float">
            <text:p>10355.6</text:p>
          </table:table-cell>
          <table:table-cell table:style-name="ce15" table:formula="of:=IF([.B48]&lt;[.S$3];400;-0.0477*[.B48]+721)" office:value-type="float" office:value="227.03719741229" calcext:value-type="float">
            <text:p>227.0</text:p>
          </table:table-cell>
          <table:table-cell table:style-name="ce15" table:formula="of:=0.85*2*[.C48]*[.P$1]*[.P$2]/[.P$8]" office:value-type="float" office:value="6317.39945689292" calcext:value-type="float">
            <text:p>6317.4</text:p>
          </table:table-cell>
          <table:table-cell table:style-name="ce15" table:formula="of:=[.E47]+[.I47]*([.A48]-[.A47])" office:value-type="float" office:value="33.1038139037269" calcext:value-type="float">
            <text:p>33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8]*[.E48]" office:value-type="float" office:value="408.883830674189" calcext:value-type="float">
            <text:p>408.9</text:p>
          </table:table-cell>
          <table:table-cell table:style-name="ce15" table:formula="of:=[.D48]-[.F48]-[.G48]" office:value-type="float" office:value="5709.86312621873" calcext:value-type="float">
            <text:p>5709.9</text:p>
          </table:table-cell>
          <table:table-cell table:style-name="ce16" table:formula="of:=[.H48]/[.P$4]" office:value-type="float" office:value="4.2295282416435" calcext:value-type="float">
            <text:p>4.23</text:p>
          </table:table-cell>
          <table:table-cell table:style-name="ce16" table:formula="of:=[.E48]*3.6" office:value-type="float" office:value="119.173730053417" calcext:value-type="float">
            <text:p>119.17</text:p>
          </table:table-cell>
          <table:table-cell table:style-name="ce18" table:formula="of:=600*[.C48]/400" office:value-type="float" office:value="340.555796118435" calcext:value-type="float">
            <text:p>340.56</text:p>
          </table:table-cell>
          <table:table-cell table:style-name="ce18" table:formula="of:=0.1047*[.B48]*[.C48]/1000" office:value-type="float" office:value="246.161180399852" calcext:value-type="float">
            <text:p>246.16</text:p>
          </table:table-cell>
          <table:table-cell table:style-name="ce18" table:formula="of:=1000*[.L48]/590" office:value-type="float" office:value="417.222339660766" calcext:value-type="float">
            <text:p>417.22</text:p>
          </table:table-cell>
          <table:table-cell table:number-columns-repeated="1011"/>
        </table:table-row>
        <table:table-row table:style-name="ro1">
          <table:table-cell office:value-type="float" office:value="4.7" calcext:value-type="float">
            <text:p>4.7</text:p>
          </table:table-cell>
          <table:table-cell table:style-name="ce15" table:formula="of:=[.P$1]*[.P$2]*60*[.E49]/([.P$3]/1000)" office:value-type="float" office:value="10487.9234249439" calcext:value-type="float">
            <text:p>10487.9</text:p>
          </table:table-cell>
          <table:table-cell table:style-name="ce15" table:formula="of:=IF([.B49]&lt;[.S$3];400;-0.0477*[.B49]+721)" office:value-type="float" office:value="220.726052630175" calcext:value-type="float">
            <text:p>220.7</text:p>
          </table:table-cell>
          <table:table-cell table:style-name="ce15" table:formula="of:=0.85*2*[.C49]*[.P$1]*[.P$2]/[.P$8]" office:value-type="float" office:value="6141.78936712202" calcext:value-type="float">
            <text:p>6141.8</text:p>
          </table:table-cell>
          <table:table-cell table:style-name="ce15" table:formula="of:=[.E48]+[.I48]*([.A49]-[.A48])" office:value-type="float" office:value="33.5267667278912" calcext:value-type="float">
            <text:p>33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49]*[.E49]" office:value-type="float" office:value="419.398833649578" calcext:value-type="float">
            <text:p>419.4</text:p>
          </table:table-cell>
          <table:table-cell table:style-name="ce15" table:formula="of:=[.D49]-[.F49]-[.G49]" office:value-type="float" office:value="5523.73803347244" calcext:value-type="float">
            <text:p>5523.7</text:p>
          </table:table-cell>
          <table:table-cell table:style-name="ce16" table:formula="of:=[.H49]/[.P$4]" office:value-type="float" office:value="4.09165780257218" calcext:value-type="float">
            <text:p>4.09</text:p>
          </table:table-cell>
          <table:table-cell table:style-name="ce16" table:formula="of:=[.E49]*3.6" office:value-type="float" office:value="120.696360220408" calcext:value-type="float">
            <text:p>120.70</text:p>
          </table:table-cell>
          <table:table-cell table:style-name="ce18" table:formula="of:=600*[.C49]/400" office:value-type="float" office:value="331.089078945263" calcext:value-type="float">
            <text:p>331.09</text:p>
          </table:table-cell>
          <table:table-cell table:style-name="ce18" table:formula="of:=0.1047*[.B49]*[.C49]/1000" office:value-type="float" office:value="242.376096095556" calcext:value-type="float">
            <text:p>242.38</text:p>
          </table:table-cell>
          <table:table-cell table:style-name="ce18" table:formula="of:=1000*[.L49]/590" office:value-type="float" office:value="410.806942534841" calcext:value-type="float">
            <text:p>410.81</text:p>
          </table:table-cell>
          <table:table-cell table:number-columns-repeated="1011"/>
        </table:table-row>
        <table:table-row table:style-name="ro1">
          <table:table-cell office:value-type="float" office:value="4.8" calcext:value-type="float">
            <text:p>4.8</text:p>
          </table:table-cell>
          <table:table-cell table:style-name="ce15" table:formula="of:=[.P$1]*[.P$2]*60*[.E50]/([.P$3]/1000)" office:value-type="float" office:value="10615.9196437942" calcext:value-type="float">
            <text:p>10615.9</text:p>
          </table:table-cell>
          <table:table-cell table:style-name="ce15" table:formula="of:=IF([.B50]&lt;[.S$3];400;-0.0477*[.B50]+721)" office:value-type="float" office:value="214.620632991017" calcext:value-type="float">
            <text:p>214.6</text:p>
          </table:table-cell>
          <table:table-cell table:style-name="ce15" table:formula="of:=0.85*2*[.C50]*[.P$1]*[.P$2]/[.P$8]" office:value-type="float" office:value="5971.90366049714" calcext:value-type="float">
            <text:p>5971.9</text:p>
          </table:table-cell>
          <table:table-cell table:style-name="ce15" table:formula="of:=[.E49]+[.I49]*([.A50]-[.A49])" office:value-type="float" office:value="33.9359325081484" calcext:value-type="float">
            <text:p>33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0]*[.E50]" office:value-type="float" office:value="429.69811428047" calcext:value-type="float">
            <text:p>429.7</text:p>
          </table:table-cell>
          <table:table-cell table:style-name="ce15" table:formula="of:=[.D50]-[.F50]-[.G50]" office:value-type="float" office:value="5343.55304621667" calcext:value-type="float">
            <text:p>5343.6</text:p>
          </table:table-cell>
          <table:table-cell table:style-name="ce16" table:formula="of:=[.H50]/[.P$4]" office:value-type="float" office:value="3.95818744164198" calcext:value-type="float">
            <text:p>3.96</text:p>
          </table:table-cell>
          <table:table-cell table:style-name="ce16" table:formula="of:=[.E50]*3.6" office:value-type="float" office:value="122.169357029334" calcext:value-type="float">
            <text:p>122.17</text:p>
          </table:table-cell>
          <table:table-cell table:style-name="ce18" table:formula="of:=600*[.C50]/400" office:value-type="float" office:value="321.930949486526" calcext:value-type="float">
            <text:p>321.93</text:p>
          </table:table-cell>
          <table:table-cell table:style-name="ce18" table:formula="of:=0.1047*[.B50]*[.C50]/1000" office:value-type="float" office:value="238.547997723833" calcext:value-type="float">
            <text:p>238.55</text:p>
          </table:table-cell>
          <table:table-cell table:style-name="ce18" table:formula="of:=1000*[.L50]/590" office:value-type="float" office:value="404.318640209886" calcext:value-type="float">
            <text:p>404.32</text:p>
          </table:table-cell>
          <table:table-cell table:number-columns-repeated="1011"/>
        </table:table-row>
        <table:table-row table:style-name="ro1">
          <table:table-cell office:value-type="float" office:value="4.9" calcext:value-type="float">
            <text:p>4.9</text:p>
          </table:table-cell>
          <table:table-cell table:style-name="ce15" table:formula="of:=[.P$1]*[.P$2]*60*[.E51]/([.P$3]/1000)" office:value-type="float" office:value="10739.7406108634" calcext:value-type="float">
            <text:p>10739.7</text:p>
          </table:table-cell>
          <table:table-cell table:style-name="ce15" table:formula="of:=IF([.B51]&lt;[.S$3];400;-0.0477*[.B51]+721)" office:value-type="float" office:value="208.714372861815" calcext:value-type="float">
            <text:p>208.7</text:p>
          </table:table-cell>
          <table:table-cell table:style-name="ce15" table:formula="of:=0.85*2*[.C51]*[.P$1]*[.P$2]/[.P$8]" office:value-type="float" office:value="5807.55964569357" calcext:value-type="float">
            <text:p>5807.6</text:p>
          </table:table-cell>
          <table:table-cell table:style-name="ce15" table:formula="of:=[.E50]+[.I50]*([.A51]-[.A50])" office:value-type="float" office:value="34.3317512523126" calcext:value-type="float">
            <text:p>34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1]*[.E51]" office:value-type="float" office:value="439.78031635161" calcext:value-type="float">
            <text:p>439.8</text:p>
          </table:table-cell>
          <table:table-cell table:style-name="ce15" table:formula="of:=[.D51]-[.F51]-[.G51]" office:value-type="float" office:value="5169.12682934196" calcext:value-type="float">
            <text:p>5169.1</text:p>
          </table:table-cell>
          <table:table-cell table:style-name="ce16" table:formula="of:=[.H51]/[.P$4]" office:value-type="float" office:value="3.8289828365496" calcext:value-type="float">
            <text:p>3.83</text:p>
          </table:table-cell>
          <table:table-cell table:style-name="ce16" table:formula="of:=[.E51]*3.6" office:value-type="float" office:value="123.594304508326" calcext:value-type="float">
            <text:p>123.59</text:p>
          </table:table-cell>
          <table:table-cell table:style-name="ce18" table:formula="of:=600*[.C51]/400" office:value-type="float" office:value="313.071559292723" calcext:value-type="float">
            <text:p>313.07</text:p>
          </table:table-cell>
          <table:table-cell table:style-name="ce18" table:formula="of:=0.1047*[.B51]*[.C51]/1000" office:value-type="float" office:value="234.689052293079" calcext:value-type="float">
            <text:p>234.69</text:p>
          </table:table-cell>
          <table:table-cell table:style-name="ce18" table:formula="of:=1000*[.L51]/590" office:value-type="float" office:value="397.778054734032" calcext:value-type="float">
            <text:p>397.78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table:formula="of:=[.P$1]*[.P$2]*60*[.E52]/([.P$3]/1000)" office:value-type="float" office:value="10859.5197685468" calcext:value-type="float">
            <text:p>10859.5</text:p>
          </table:table-cell>
          <table:table-cell table:style-name="ce15" table:formula="of:=IF([.B52]&lt;[.S$3];400;-0.0477*[.B52]+721)" office:value-type="float" office:value="203.000907040316" calcext:value-type="float">
            <text:p>203.0</text:p>
          </table:table-cell>
          <table:table-cell table:style-name="ce15" table:formula="of:=0.85*2*[.C52]*[.P$1]*[.P$2]/[.P$8]" office:value-type="float" office:value="5648.58020845108" calcext:value-type="float">
            <text:p>5648.6</text:p>
          </table:table-cell>
          <table:table-cell table:style-name="ce15" table:formula="of:=[.E51]+[.I51]*([.A52]-[.A51])" office:value-type="float" office:value="34.7146495359676" calcext:value-type="float">
            <text:p>34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2]*[.E52]" office:value-type="float" office:value="449.644663266605" calcext:value-type="float">
            <text:p>449.6</text:p>
          </table:table-cell>
          <table:table-cell table:style-name="ce15" table:formula="of:=[.D52]-[.F52]-[.G52]" office:value-type="float" office:value="5000.28304518447" calcext:value-type="float">
            <text:p>5000.3</text:p>
          </table:table-cell>
          <table:table-cell table:style-name="ce16" table:formula="of:=[.H52]/[.P$4]" office:value-type="float" office:value="3.70391336680331" calcext:value-type="float">
            <text:p>3.70</text:p>
          </table:table-cell>
          <table:table-cell table:style-name="ce16" table:formula="of:=[.E52]*3.6" office:value-type="float" office:value="124.972738329483" calcext:value-type="float">
            <text:p>124.97</text:p>
          </table:table-cell>
          <table:table-cell table:style-name="ce18" table:formula="of:=600*[.C52]/400" office:value-type="float" office:value="304.501360560474" calcext:value-type="float">
            <text:p>304.50</text:p>
          </table:table-cell>
          <table:table-cell table:style-name="ce18" table:formula="of:=0.1047*[.B52]*[.C52]/1000" office:value-type="float" office:value="230.81035041" calcext:value-type="float">
            <text:p>230.81</text:p>
          </table:table-cell>
          <table:table-cell table:style-name="ce18" table:formula="of:=1000*[.L52]/590" office:value-type="float" office:value="391.203983745763" calcext:value-type="float">
            <text:p>391.20</text:p>
          </table:table-cell>
          <table:table-cell table:number-columns-repeated="1011"/>
        </table:table-row>
        <table:table-row table:style-name="ro1">
          <table:table-cell office:value-type="float" office:value="5.1" calcext:value-type="float">
            <text:p>5.1</text:p>
          </table:table-cell>
          <table:table-cell table:style-name="ce15" table:formula="of:=[.P$1]*[.P$2]*60*[.E53]/([.P$3]/1000)" office:value-type="float" office:value="10975.3864731383" calcext:value-type="float">
            <text:p>10975.4</text:p>
          </table:table-cell>
          <table:table-cell table:style-name="ce15" table:formula="of:=IF([.B53]&lt;[.S$3];400;-0.0477*[.B53]+721)" office:value-type="float" office:value="197.474065231305" calcext:value-type="float">
            <text:p>197.5</text:p>
          </table:table-cell>
          <table:table-cell table:style-name="ce15" table:formula="of:=0.85*2*[.C53]*[.P$1]*[.P$2]/[.P$8]" office:value-type="float" office:value="5494.79365787465" calcext:value-type="float">
            <text:p>5494.8</text:p>
          </table:table-cell>
          <table:table-cell table:style-name="ce15" table:formula="of:=[.E52]+[.I52]*([.A53]-[.A52])" office:value-type="float" office:value="35.0850408726479" calcext:value-type="float">
            <text:p>35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3]*[.E53]" office:value-type="float" office:value="459.290906072987" calcext:value-type="float">
            <text:p>459.3</text:p>
          </table:table-cell>
          <table:table-cell table:style-name="ce15" table:formula="of:=[.D53]-[.F53]-[.G53]" office:value-type="float" office:value="4836.85025180166" calcext:value-type="float">
            <text:p>4836.9</text:p>
          </table:table-cell>
          <table:table-cell table:style-name="ce16" table:formula="of:=[.H53]/[.P$4]" office:value-type="float" office:value="3.5828520383716" calcext:value-type="float">
            <text:p>3.58</text:p>
          </table:table-cell>
          <table:table-cell table:style-name="ce16" table:formula="of:=[.E53]*3.6" office:value-type="float" office:value="126.306147141533" calcext:value-type="float">
            <text:p>126.31</text:p>
          </table:table-cell>
          <table:table-cell table:style-name="ce18" table:formula="of:=600*[.C53]/400" office:value-type="float" office:value="296.211097846958" calcext:value-type="float">
            <text:p>296.21</text:p>
          </table:table-cell>
          <table:table-cell table:style-name="ce18" table:formula="of:=0.1047*[.B53]*[.C53]/1000" office:value-type="float" office:value="226.921983099905" calcext:value-type="float">
            <text:p>226.92</text:p>
          </table:table-cell>
          <table:table-cell table:style-name="ce18" table:formula="of:=1000*[.L53]/590" office:value-type="float" office:value="384.613530677805" calcext:value-type="float">
            <text:p>384.61</text:p>
          </table:table-cell>
          <table:table-cell table:number-columns-repeated="1011"/>
        </table:table-row>
        <table:table-row table:style-name="ro1">
          <table:table-cell office:value-type="float" office:value="5.2" calcext:value-type="float">
            <text:p>5.2</text:p>
          </table:table-cell>
          <table:table-cell table:style-name="ce15" table:formula="of:=[.P$1]*[.P$2]*60*[.E54]/([.P$3]/1000)" office:value-type="float" office:value="11087.4661082737" calcext:value-type="float">
            <text:p>11087.5</text:p>
          </table:table-cell>
          <table:table-cell table:style-name="ce15" table:formula="of:=IF([.B54]&lt;[.S$3];400;-0.0477*[.B54]+721)" office:value-type="float" office:value="192.127866635343" calcext:value-type="float">
            <text:p>192.1</text:p>
          </table:table-cell>
          <table:table-cell table:style-name="ce15" table:formula="of:=0.85*2*[.C54]*[.P$1]*[.P$2]/[.P$8]" office:value-type="float" office:value="5346.03357586375" calcext:value-type="float">
            <text:p>5346.0</text:p>
          </table:table-cell>
          <table:table-cell table:style-name="ce15" table:formula="of:=[.E53]+[.I53]*([.A54]-[.A53])" office:value-type="float" office:value="35.4433260764851" calcext:value-type="float">
            <text:p>35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4]*[.E54]" office:value-type="float" office:value="468.71927514094" calcext:value-type="float">
            <text:p>468.7</text:p>
          </table:table-cell>
          <table:table-cell table:style-name="ce15" table:formula="of:=[.D54]-[.F54]-[.G54]" office:value-type="float" office:value="4678.66180072281" calcext:value-type="float">
            <text:p>4678.7</text:p>
          </table:table-cell>
          <table:table-cell table:style-name="ce16" table:formula="of:=[.H54]/[.P$4]" office:value-type="float" office:value="3.46567540794282" calcext:value-type="float">
            <text:p>3.47</text:p>
          </table:table-cell>
          <table:table-cell table:style-name="ce16" table:formula="of:=[.E54]*3.6" office:value-type="float" office:value="127.595973875346" calcext:value-type="float">
            <text:p>127.60</text:p>
          </table:table-cell>
          <table:table-cell table:style-name="ce18" table:formula="of:=600*[.C54]/400" office:value-type="float" office:value="288.191799953014" calcext:value-type="float">
            <text:p>288.19</text:p>
          </table:table-cell>
          <table:table-cell table:style-name="ce18" table:formula="of:=0.1047*[.B54]*[.C54]/1000" office:value-type="float" office:value="223.033113663369" calcext:value-type="float">
            <text:p>223.03</text:p>
          </table:table-cell>
          <table:table-cell table:style-name="ce18" table:formula="of:=1000*[.L54]/590" office:value-type="float" office:value="378.022226548083" calcext:value-type="float">
            <text:p>378.02</text:p>
          </table:table-cell>
          <table:table-cell table:number-columns-repeated="1011"/>
        </table:table-row>
        <table:table-row table:style-name="ro1">
          <table:table-cell office:value-type="float" office:value="5.3" calcext:value-type="float">
            <text:p>5.3</text:p>
          </table:table-cell>
          <table:table-cell table:style-name="ce15" table:formula="of:=[.P$1]*[.P$2]*60*[.E55]/([.P$3]/1000)" office:value-type="float" office:value="11195.8801960061" calcext:value-type="float">
            <text:p>11195.9</text:p>
          </table:table-cell>
          <table:table-cell table:style-name="ce15" table:formula="of:=IF([.B55]&lt;[.S$3];400;-0.0477*[.B55]+721)" office:value-type="float" office:value="186.956514650507" calcext:value-type="float">
            <text:p>187.0</text:p>
          </table:table-cell>
          <table:table-cell table:style-name="ce15" table:formula="of:=0.85*2*[.C55]*[.P$1]*[.P$2]/[.P$8]" office:value-type="float" office:value="5202.13866968643" calcext:value-type="float">
            <text:p>5202.1</text:p>
          </table:table-cell>
          <table:table-cell table:style-name="ce15" table:formula="of:=[.E54]+[.I54]*([.A55]-[.A54])" office:value-type="float" office:value="35.7898936172794" calcext:value-type="float">
            <text:p>35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5]*[.E55]" office:value-type="float" office:value="477.930435268069" calcext:value-type="float">
            <text:p>477.9</text:p>
          </table:table-cell>
          <table:table-cell table:style-name="ce15" table:formula="of:=[.D55]-[.F55]-[.G55]" office:value-type="float" office:value="4525.55573441836" calcext:value-type="float">
            <text:p>4525.6</text:p>
          </table:table-cell>
          <table:table-cell table:style-name="ce16" table:formula="of:=[.H55]/[.P$4]" office:value-type="float" office:value="3.35226350697656" calcext:value-type="float">
            <text:p>3.35</text:p>
          </table:table-cell>
          <table:table-cell table:style-name="ce16" table:formula="of:=[.E55]*3.6" office:value-type="float" office:value="128.843617022206" calcext:value-type="float">
            <text:p>128.84</text:p>
          </table:table-cell>
          <table:table-cell table:style-name="ce18" table:formula="of:=600*[.C55]/400" office:value-type="float" office:value="280.43477197576" calcext:value-type="float">
            <text:p>280.43</text:p>
          </table:table-cell>
          <table:table-cell table:style-name="ce18" table:formula="of:=0.1047*[.B55]*[.C55]/1000" office:value-type="float" office:value="219.152044866477" calcext:value-type="float">
            <text:p>219.15</text:p>
          </table:table-cell>
          <table:table-cell table:style-name="ce18" table:formula="of:=1000*[.L55]/590" office:value-type="float" office:value="371.444143841487" calcext:value-type="float">
            <text:p>371.44</text:p>
          </table:table-cell>
          <table:table-cell table:number-columns-repeated="1011"/>
        </table:table-row>
        <table:table-row table:style-name="ro1">
          <table:table-cell office:value-type="float" office:value="5.4" calcext:value-type="float">
            <text:p>5.4</text:p>
          </table:table-cell>
          <table:table-cell table:style-name="ce15" table:formula="of:=[.P$1]*[.P$2]*60*[.E56]/([.P$3]/1000)" office:value-type="float" office:value="11300.7465055037" calcext:value-type="float">
            <text:p>11300.7</text:p>
          </table:table-cell>
          <table:table-cell table:style-name="ce15" table:formula="of:=IF([.B56]&lt;[.S$3];400;-0.0477*[.B56]+721)" office:value-type="float" office:value="181.954391687472" calcext:value-type="float">
            <text:p>182.0</text:p>
          </table:table-cell>
          <table:table-cell table:style-name="ce15" table:formula="of:=0.85*2*[.C56]*[.P$1]*[.P$2]/[.P$8]" office:value-type="float" office:value="5062.9526277067" calcext:value-type="float">
            <text:p>5063.0</text:p>
          </table:table-cell>
          <table:table-cell table:style-name="ce15" table:formula="of:=[.E55]+[.I55]*([.A56]-[.A55])" office:value-type="float" office:value="36.125119967977" calcext:value-type="float">
            <text:p>36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6]*[.E56]" office:value-type="float" office:value="486.925443995326" calcext:value-type="float">
            <text:p>486.9</text:p>
          </table:table-cell>
          <table:table-cell table:style-name="ce15" table:formula="of:=[.D56]-[.F56]-[.G56]" office:value-type="float" office:value="4377.37468371137" calcext:value-type="float">
            <text:p>4377.4</text:p>
          </table:table-cell>
          <table:table-cell table:style-name="ce16" table:formula="of:=[.H56]/[.P$4]" office:value-type="float" office:value="3.24249976571213" calcext:value-type="float">
            <text:p>3.24</text:p>
          </table:table-cell>
          <table:table-cell table:style-name="ce16" table:formula="of:=[.E56]*3.6" office:value-type="float" office:value="130.050431884717" calcext:value-type="float">
            <text:p>130.05</text:p>
          </table:table-cell>
          <table:table-cell table:style-name="ce18" table:formula="of:=600*[.C56]/400" office:value-type="float" office:value="272.931587531208" calcext:value-type="float">
            <text:p>272.93</text:p>
          </table:table-cell>
          <table:table-cell table:style-name="ce18" table:formula="of:=0.1047*[.B56]*[.C56]/1000" office:value-type="float" office:value="215.286281745635" calcext:value-type="float">
            <text:p>215.29</text:p>
          </table:table-cell>
          <table:table-cell table:style-name="ce18" table:formula="of:=1000*[.L56]/590" office:value-type="float" office:value="364.892002958704" calcext:value-type="float">
            <text:p>364.89</text:p>
          </table:table-cell>
          <table:table-cell table:number-columns-repeated="1011"/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15" table:formula="of:=[.P$1]*[.P$2]*60*[.E57]/([.P$3]/1000)" office:value-type="float" office:value="11402.1791593716" calcext:value-type="float">
            <text:p>11402.2</text:p>
          </table:table-cell>
          <table:table-cell table:style-name="ce15" table:formula="of:=IF([.B57]&lt;[.S$3];400;-0.0477*[.B57]+721)" office:value-type="float" office:value="177.116054097975" calcext:value-type="float">
            <text:p>177.1</text:p>
          </table:table-cell>
          <table:table-cell table:style-name="ce15" table:formula="of:=0.85*2*[.C57]*[.P$1]*[.P$2]/[.P$8]" office:value-type="float" office:value="4928.32397826717" calcext:value-type="float">
            <text:p>4928.3</text:p>
          </table:table-cell>
          <table:table-cell table:style-name="ce15" table:formula="of:=[.E56]+[.I56]*([.A57]-[.A56])" office:value-type="float" office:value="36.4493699445482" calcext:value-type="float">
            <text:p>36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7]*[.E57]" office:value-type="float" office:value="495.705712931287" calcext:value-type="float">
            <text:p>495.7</text:p>
          </table:table-cell>
          <table:table-cell table:style-name="ce15" table:formula="of:=[.D57]-[.F57]-[.G57]" office:value-type="float" office:value="4233.96576533588" calcext:value-type="float">
            <text:p>4234.0</text:p>
          </table:table-cell>
          <table:table-cell table:style-name="ce16" table:formula="of:=[.H57]/[.P$4]" office:value-type="float" office:value="3.13627093728584" calcext:value-type="float">
            <text:p>3.14</text:p>
          </table:table-cell>
          <table:table-cell table:style-name="ce16" table:formula="of:=[.E57]*3.6" office:value-type="float" office:value="131.217731800374" calcext:value-type="float">
            <text:p>131.22</text:p>
          </table:table-cell>
          <table:table-cell table:style-name="ce18" table:formula="of:=600*[.C57]/400" office:value-type="float" office:value="265.674081146963" calcext:value-type="float">
            <text:p>265.67</text:p>
          </table:table-cell>
          <table:table-cell table:style-name="ce18" table:formula="of:=0.1047*[.B57]*[.C57]/1000" office:value-type="float" office:value="211.442590292489" calcext:value-type="float">
            <text:p>211.44</text:p>
          </table:table-cell>
          <table:table-cell table:style-name="ce18" table:formula="of:=1000*[.L57]/590" office:value-type="float" office:value="358.377271682185" calcext:value-type="float">
            <text:p>358.38</text:p>
          </table:table-cell>
          <table:table-cell table:number-columns-repeated="1011"/>
        </table:table-row>
        <table:table-row table:style-name="ro1">
          <table:table-cell office:value-type="float" office:value="5.6" calcext:value-type="float">
            <text:p>5.6</text:p>
          </table:table-cell>
          <table:table-cell table:style-name="ce15" table:formula="of:=[.P$1]*[.P$2]*60*[.E58]/([.P$3]/1000)" office:value-type="float" office:value="11500.2887375993" calcext:value-type="float">
            <text:p>11500.3</text:p>
          </table:table-cell>
          <table:table-cell table:style-name="ce15" table:formula="of:=IF([.B58]&lt;[.S$3];400;-0.0477*[.B58]+721)" office:value-type="float" office:value="172.436227216512" calcext:value-type="float">
            <text:p>172.4</text:p>
          </table:table-cell>
          <table:table-cell table:style-name="ce15" table:formula="of:=0.85*2*[.C58]*[.P$1]*[.P$2]/[.P$8]" office:value-type="float" office:value="4798.10595172229" calcext:value-type="float">
            <text:p>4798.1</text:p>
          </table:table-cell>
          <table:table-cell table:style-name="ce15" table:formula="of:=[.E57]+[.I57]*([.A58]-[.A57])" office:value-type="float" office:value="36.7629970382768" calcext:value-type="float">
            <text:p>36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8]*[.E58]" office:value-type="float" office:value="504.272971893502" calcext:value-type="float">
            <text:p>504.3</text:p>
          </table:table-cell>
          <table:table-cell table:style-name="ce15" table:formula="of:=[.D58]-[.F58]-[.G58]" office:value-type="float" office:value="4095.18047982879" calcext:value-type="float">
            <text:p>4095.2</text:p>
          </table:table-cell>
          <table:table-cell table:style-name="ce16" table:formula="of:=[.H58]/[.P$4]" office:value-type="float" office:value="3.0334670220954" calcext:value-type="float">
            <text:p>3.03</text:p>
          </table:table-cell>
          <table:table-cell table:style-name="ce16" table:formula="of:=[.E58]*3.6" office:value-type="float" office:value="132.346789337797" calcext:value-type="float">
            <text:p>132.35</text:p>
          </table:table-cell>
          <table:table-cell table:style-name="ce18" table:formula="of:=600*[.C58]/400" office:value-type="float" office:value="258.654340824768" calcext:value-type="float">
            <text:p>258.65</text:p>
          </table:table-cell>
          <table:table-cell table:style-name="ce18" table:formula="of:=0.1047*[.B58]*[.C58]/1000" office:value-type="float" office:value="207.627052269734" calcext:value-type="float">
            <text:p>207.63</text:p>
          </table:table-cell>
          <table:table-cell table:style-name="ce18" table:formula="of:=1000*[.L58]/590" office:value-type="float" office:value="351.910258084296" calcext:value-type="float">
            <text:p>351.91</text:p>
          </table:table-cell>
          <table:table-cell table:number-columns-repeated="1011"/>
        </table:table-row>
        <table:table-row table:style-name="ro1">
          <table:table-cell office:value-type="float" office:value="5.7" calcext:value-type="float">
            <text:p>5.7</text:p>
          </table:table-cell>
          <table:table-cell table:style-name="ce15" table:formula="of:=[.P$1]*[.P$2]*60*[.E59]/([.P$3]/1000)" office:value-type="float" office:value="11595.1823791426" calcext:value-type="float">
            <text:p>11595.2</text:p>
          </table:table-cell>
          <table:table-cell table:style-name="ce15" table:formula="of:=IF([.B59]&lt;[.S$3];400;-0.0477*[.B59]+721)" office:value-type="float" office:value="167.909800514896" calcext:value-type="float">
            <text:p>167.9</text:p>
          </table:table-cell>
          <table:table-cell table:style-name="ce15" table:formula="of:=0.85*2*[.C59]*[.P$1]*[.P$2]/[.P$8]" office:value-type="float" office:value="4672.15634561203" calcext:value-type="float">
            <text:p>4672.2</text:p>
          </table:table-cell>
          <table:table-cell table:style-name="ce15" table:formula="of:=[.E58]+[.I58]*([.A59]-[.A58])" office:value-type="float" office:value="37.0663437404864" calcext:value-type="float">
            <text:p>37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59]*[.E59]" office:value-type="float" office:value="512.629235686625" calcext:value-type="float">
            <text:p>512.6</text:p>
          </table:table-cell>
          <table:table-cell table:style-name="ce15" table:formula="of:=[.D59]-[.F59]-[.G59]" office:value-type="float" office:value="3960.8746099254" calcext:value-type="float">
            <text:p>3960.9</text:p>
          </table:table-cell>
          <table:table-cell table:style-name="ce16" table:formula="of:=[.H59]/[.P$4]" office:value-type="float" office:value="2.93398119253734" calcext:value-type="float">
            <text:p>2.93</text:p>
          </table:table-cell>
          <table:table-cell table:style-name="ce16" table:formula="of:=[.E59]*3.6" office:value-type="float" office:value="133.438837465751" calcext:value-type="float">
            <text:p>133.44</text:p>
          </table:table-cell>
          <table:table-cell table:style-name="ce18" table:formula="of:=600*[.C59]/400" office:value-type="float" office:value="251.864700772344" calcext:value-type="float">
            <text:p>251.86</text:p>
          </table:table-cell>
          <table:table-cell table:style-name="ce18" table:formula="of:=0.1047*[.B59]*[.C59]/1000" office:value-type="float" office:value="203.845116394581" calcext:value-type="float">
            <text:p>203.85</text:p>
          </table:table-cell>
          <table:table-cell table:style-name="ce18" table:formula="of:=1000*[.L59]/590" office:value-type="float" office:value="345.500197278952" calcext:value-type="float">
            <text:p>345.50</text:p>
          </table:table-cell>
          <table:table-cell table:number-columns-repeated="1011"/>
        </table:table-row>
        <table:table-row table:style-name="ro1">
          <table:table-cell office:value-type="float" office:value="5.8" calcext:value-type="float">
            <text:p>5.8</text:p>
          </table:table-cell>
          <table:table-cell table:style-name="ce15" table:formula="of:=[.P$1]*[.P$2]*60*[.E60]/([.P$3]/1000)" office:value-type="float" office:value="11686.9638811506" calcext:value-type="float">
            <text:p>11687.0</text:p>
          </table:table-cell>
          <table:table-cell table:style-name="ce15" table:formula="of:=IF([.B60]&lt;[.S$3];400;-0.0477*[.B60]+721)" office:value-type="float" office:value="163.531822869117" calcext:value-type="float">
            <text:p>163.5</text:p>
          </table:table-cell>
          <table:table-cell table:style-name="ce15" table:formula="of:=0.85*2*[.C60]*[.P$1]*[.P$2]/[.P$8]" office:value-type="float" office:value="4550.33739296037" calcext:value-type="float">
            <text:p>4550.3</text:p>
          </table:table-cell>
          <table:table-cell table:style-name="ce15" table:formula="of:=[.E59]+[.I59]*([.A60]-[.A59])" office:value-type="float" office:value="37.3597418597401" calcext:value-type="float">
            <text:p>37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0]*[.E60]" office:value-type="float" office:value="520.776773347425" calcext:value-type="float">
            <text:p>520.8</text:p>
          </table:table-cell>
          <table:table-cell table:style-name="ce15" table:formula="of:=[.D60]-[.F60]-[.G60]" office:value-type="float" office:value="3830.90811961295" calcext:value-type="float">
            <text:p>3830.9</text:p>
          </table:table-cell>
          <table:table-cell table:style-name="ce16" table:formula="of:=[.H60]/[.P$4]" office:value-type="float" office:value="2.83770971823181" calcext:value-type="float">
            <text:p>2.84</text:p>
          </table:table-cell>
          <table:table-cell table:style-name="ce16" table:formula="of:=[.E60]*3.6" office:value-type="float" office:value="134.495070695064" calcext:value-type="float">
            <text:p>134.50</text:p>
          </table:table-cell>
          <table:table-cell table:style-name="ce18" table:formula="of:=600*[.C60]/400" office:value-type="float" office:value="245.297734303676" calcext:value-type="float">
            <text:p>245.30</text:p>
          </table:table-cell>
          <table:table-cell table:style-name="ce18" table:formula="of:=0.1047*[.B60]*[.C60]/1000" office:value-type="float" office:value="200.101646113272" calcext:value-type="float">
            <text:p>200.10</text:p>
          </table:table-cell>
          <table:table-cell table:style-name="ce18" table:formula="of:=1000*[.L60]/590" office:value-type="float" office:value="339.155332395376" calcext:value-type="float">
            <text:p>339.16</text:p>
          </table:table-cell>
          <table:table-cell table:number-columns-repeated="1011"/>
        </table:table-row>
        <table:table-row table:style-name="ro1">
          <table:table-cell office:value-type="float" office:value="5.9" calcext:value-type="float">
            <text:p>5.9</text:p>
          </table:table-cell>
          <table:table-cell table:style-name="ce15" table:formula="of:=[.P$1]*[.P$2]*60*[.E61]/([.P$3]/1000)" office:value-type="float" office:value="11775.7337958536" calcext:value-type="float">
            <text:p>11775.7</text:p>
          </table:table-cell>
          <table:table-cell table:style-name="ce15" table:formula="of:=IF([.B61]&lt;[.S$3];400;-0.0477*[.B61]+721)" office:value-type="float" office:value="159.297497937782" calcext:value-type="float">
            <text:p>159.3</text:p>
          </table:table-cell>
          <table:table-cell table:style-name="ce15" table:formula="of:=0.85*2*[.C61]*[.P$1]*[.P$2]/[.P$8]" office:value-type="float" office:value="4432.51563367859" calcext:value-type="float">
            <text:p>4432.5</text:p>
          </table:table-cell>
          <table:table-cell table:style-name="ce15" table:formula="of:=[.E60]+[.I60]*([.A61]-[.A60])" office:value-type="float" office:value="37.6435128315633" calcext:value-type="float">
            <text:p>37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1]*[.E61]" office:value-type="float" office:value="528.718079696688" calcext:value-type="float">
            <text:p>528.7</text:p>
          </table:table-cell>
          <table:table-cell table:style-name="ce15" table:formula="of:=[.D61]-[.F61]-[.G61]" office:value-type="float" office:value="3705.1450539819" calcext:value-type="float">
            <text:p>3705.1</text:p>
          </table:table-cell>
          <table:table-cell table:style-name="ce16" table:formula="of:=[.H61]/[.P$4]" office:value-type="float" office:value="2.74455189183844" calcext:value-type="float">
            <text:p>2.74</text:p>
          </table:table-cell>
          <table:table-cell table:style-name="ce16" table:formula="of:=[.E61]*3.6" office:value-type="float" office:value="135.516646193628" calcext:value-type="float">
            <text:p>135.52</text:p>
          </table:table-cell>
          <table:table-cell table:style-name="ce18" table:formula="of:=600*[.C61]/400" office:value-type="float" office:value="238.946246906673" calcext:value-type="float">
            <text:p>238.95</text:p>
          </table:table-cell>
          <table:table-cell table:style-name="ce18" table:formula="of:=0.1047*[.B61]*[.C61]/1000" office:value-type="float" office:value="196.400964177373" calcext:value-type="float">
            <text:p>196.40</text:p>
          </table:table-cell>
          <table:table-cell table:style-name="ce18" table:formula="of:=1000*[.L61]/590" office:value-type="float" office:value="332.88299013114" calcext:value-type="float">
            <text:p>332.88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table:formula="of:=[.P$1]*[.P$2]*60*[.E62]/([.P$3]/1000)" office:value-type="float" office:value="11861.5895251311" calcext:value-type="float">
            <text:p>11861.6</text:p>
          </table:table-cell>
          <table:table-cell table:style-name="ce15" table:formula="of:=IF([.B62]&lt;[.S$3];400;-0.0477*[.B62]+721)" office:value-type="float" office:value="155.202179651247" calcext:value-type="float">
            <text:p>155.2</text:p>
          </table:table-cell>
          <table:table-cell table:style-name="ce15" table:formula="of:=0.85*2*[.C62]*[.P$1]*[.P$2]/[.P$8]" office:value-type="float" office:value="4318.56178904854" calcext:value-type="float">
            <text:p>4318.6</text:p>
          </table:table-cell>
          <table:table-cell table:style-name="ce15" table:formula="of:=[.E61]+[.I61]*([.A62]-[.A61])" office:value-type="float" office:value="37.9179680207471" calcext:value-type="float">
            <text:p>37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2]*[.E62]" office:value-type="float" office:value="536.455849047419" calcext:value-type="float">
            <text:p>536.5</text:p>
          </table:table-cell>
          <table:table-cell table:style-name="ce15" table:formula="of:=[.D62]-[.F62]-[.G62]" office:value-type="float" office:value="3583.45344000112" calcext:value-type="float">
            <text:p>3583.5</text:p>
          </table:table-cell>
          <table:table-cell table:style-name="ce16" table:formula="of:=[.H62]/[.P$4]" office:value-type="float" office:value="2.65440995555639" calcext:value-type="float">
            <text:p>2.65</text:p>
          </table:table-cell>
          <table:table-cell table:style-name="ce16" table:formula="of:=[.E62]*3.6" office:value-type="float" office:value="136.50468487469" calcext:value-type="float">
            <text:p>136.50</text:p>
          </table:table-cell>
          <table:table-cell table:style-name="ce18" table:formula="of:=600*[.C62]/400" office:value-type="float" office:value="232.803269476871" calcext:value-type="float">
            <text:p>232.80</text:p>
          </table:table-cell>
          <table:table-cell table:style-name="ce18" table:formula="of:=0.1047*[.B62]*[.C62]/1000" office:value-type="float" office:value="192.74689422049" calcext:value-type="float">
            <text:p>192.75</text:p>
          </table:table-cell>
          <table:table-cell table:style-name="ce18" table:formula="of:=1000*[.L62]/590" office:value-type="float" office:value="326.689651221169" calcext:value-type="float">
            <text:p>326.69</text:p>
          </table:table-cell>
          <table:table-cell table:number-columns-repeated="1011"/>
        </table:table-row>
        <table:table-row table:style-name="ro1">
          <table:table-cell office:value-type="float" office:value="6.1" calcext:value-type="float">
            <text:p>6.1</text:p>
          </table:table-cell>
          <table:table-cell table:style-name="ce15" table:formula="of:=[.P$1]*[.P$2]*60*[.E63]/([.P$3]/1000)" office:value-type="float" office:value="11944.6254127794" calcext:value-type="float">
            <text:p>11944.6</text:p>
          </table:table-cell>
          <table:table-cell table:style-name="ce15" table:formula="of:=IF([.B63]&lt;[.S$3];400;-0.0477*[.B63]+721)" office:value-type="float" office:value="151.241367810423" calcext:value-type="float">
            <text:p>151.2</text:p>
          </table:table-cell>
          <table:table-cell table:style-name="ce15" table:formula="of:=0.85*2*[.C63]*[.P$1]*[.P$2]/[.P$8]" office:value-type="float" office:value="4208.35063925778" calcext:value-type="float">
            <text:p>4208.4</text:p>
          </table:table-cell>
          <table:table-cell table:style-name="ce15" table:formula="of:=[.E62]+[.I62]*([.A63]-[.A62])" office:value-type="float" office:value="38.1834090163028" calcext:value-type="float">
            <text:p>38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3]*[.E63]" office:value-type="float" office:value="543.992950927635" calcext:value-type="float">
            <text:p>544.0</text:p>
          </table:table-cell>
          <table:table-cell table:style-name="ce15" table:formula="of:=[.D63]-[.F63]-[.G63]" office:value-type="float" office:value="3465.70518833014" calcext:value-type="float">
            <text:p>3465.7</text:p>
          </table:table-cell>
          <table:table-cell table:style-name="ce16" table:formula="of:=[.H63]/[.P$4]" office:value-type="float" office:value="2.5671890283927" calcext:value-type="float">
            <text:p>2.57</text:p>
          </table:table-cell>
          <table:table-cell table:style-name="ce16" table:formula="of:=[.E63]*3.6" office:value-type="float" office:value="137.46027245869" calcext:value-type="float">
            <text:p>137.46</text:p>
          </table:table-cell>
          <table:table-cell table:style-name="ce18" table:formula="of:=600*[.C63]/400" office:value-type="float" office:value="226.862051715634" calcext:value-type="float">
            <text:p>226.86</text:p>
          </table:table-cell>
          <table:table-cell table:style-name="ce18" table:formula="of:=0.1047*[.B63]*[.C63]/1000" office:value-type="float" office:value="189.142799522625" calcext:value-type="float">
            <text:p>189.14</text:p>
          </table:table-cell>
          <table:table-cell table:style-name="ce18" table:formula="of:=1000*[.L63]/590" office:value-type="float" office:value="320.581016140042" calcext:value-type="float">
            <text:p>320.58</text:p>
          </table:table-cell>
          <table:table-cell table:number-columns-repeated="1011"/>
        </table:table-row>
        <table:table-row table:style-name="ro1">
          <table:table-cell office:value-type="float" office:value="6.2" calcext:value-type="float">
            <text:p>6.2</text:p>
          </table:table-cell>
          <table:table-cell table:style-name="ce15" table:formula="of:=[.P$1]*[.P$2]*60*[.E64]/([.P$3]/1000)" office:value-type="float" office:value="12024.932834505" calcext:value-type="float">
            <text:p>12024.9</text:p>
          </table:table-cell>
          <table:table-cell table:style-name="ce15" table:formula="of:=IF([.B64]&lt;[.S$3];400;-0.0477*[.B64]+721)" office:value-type="float" office:value="147.41070379411" calcext:value-type="float">
            <text:p>147.4</text:p>
          </table:table-cell>
          <table:table-cell table:style-name="ce15" table:formula="of:=0.85*2*[.C64]*[.P$1]*[.P$2]/[.P$8]" office:value-type="float" office:value="4101.76090395441" calcext:value-type="float">
            <text:p>4101.8</text:p>
          </table:table-cell>
          <table:table-cell table:style-name="ce15" table:formula="of:=[.E63]+[.I63]*([.A64]-[.A63])" office:value-type="float" office:value="38.440127919142" calcext:value-type="float">
            <text:p>38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4]*[.E64]" office:value-type="float" office:value="551.332407684516" calcext:value-type="float">
            <text:p>551.3</text:p>
          </table:table-cell>
          <table:table-cell table:style-name="ce15" table:formula="of:=[.D64]-[.F64]-[.G64]" office:value-type="float" office:value="3351.77599626989" calcext:value-type="float">
            <text:p>3351.8</text:p>
          </table:table-cell>
          <table:table-cell table:style-name="ce16" table:formula="of:=[.H64]/[.P$4]" office:value-type="float" office:value="2.482797034274" calcext:value-type="float">
            <text:p>2.48</text:p>
          </table:table-cell>
          <table:table-cell table:style-name="ce16" table:formula="of:=[.E64]*3.6" office:value-type="float" office:value="138.384460508911" calcext:value-type="float">
            <text:p>138.38</text:p>
          </table:table-cell>
          <table:table-cell table:style-name="ce18" table:formula="of:=600*[.C64]/400" office:value-type="float" office:value="221.116055691164" calcext:value-type="float">
            <text:p>221.12</text:p>
          </table:table-cell>
          <table:table-cell table:style-name="ce18" table:formula="of:=0.1047*[.B64]*[.C64]/1000" office:value-type="float" office:value="185.591619138521" calcext:value-type="float">
            <text:p>185.59</text:p>
          </table:table-cell>
          <table:table-cell table:style-name="ce18" table:formula="of:=1000*[.L64]/590" office:value-type="float" office:value="314.562066336477" calcext:value-type="float">
            <text:p>314.56</text:p>
          </table:table-cell>
          <table:table-cell table:number-columns-repeated="1011"/>
        </table:table-row>
        <table:table-row table:style-name="ro1">
          <table:table-cell office:value-type="float" office:value="6.3" calcext:value-type="float">
            <text:p>6.3</text:p>
          </table:table-cell>
          <table:table-cell table:style-name="ce15" table:formula="of:=[.P$1]*[.P$2]*60*[.E65]/([.P$3]/1000)" office:value-type="float" office:value="12102.6002856687" calcext:value-type="float">
            <text:p>12102.6</text:p>
          </table:table-cell>
          <table:table-cell table:style-name="ce15" table:formula="of:=IF([.B65]&lt;[.S$3];400;-0.0477*[.B65]+721)" office:value-type="float" office:value="143.705966373602" calcext:value-type="float">
            <text:p>143.7</text:p>
          </table:table-cell>
          <table:table-cell table:style-name="ce15" table:formula="of:=0.85*2*[.C65]*[.P$1]*[.P$2]/[.P$8]" office:value-type="float" office:value="3998.67512578678" calcext:value-type="float">
            <text:p>3998.7</text:p>
          </table:table-cell>
          <table:table-cell table:style-name="ce15" table:formula="of:=[.E64]+[.I64]*([.A65]-[.A64])" office:value-type="float" office:value="38.6884076225694" calcext:value-type="float">
            <text:p>38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5]*[.E65]" office:value-type="float" office:value="558.47737384463" calcext:value-type="float">
            <text:p>558.5</text:p>
          </table:table-cell>
          <table:table-cell table:style-name="ce15" table:formula="of:=[.D65]-[.F65]-[.G65]" office:value-type="float" office:value="3241.54525194215" calcext:value-type="float">
            <text:p>3241.5</text:p>
          </table:table-cell>
          <table:table-cell table:style-name="ce16" table:formula="of:=[.H65]/[.P$4]" office:value-type="float" office:value="2.40114463106826" calcext:value-type="float">
            <text:p>2.40</text:p>
          </table:table-cell>
          <table:table-cell table:style-name="ce16" table:formula="of:=[.E65]*3.6" office:value-type="float" office:value="139.27826744125" calcext:value-type="float">
            <text:p>139.28</text:p>
          </table:table-cell>
          <table:table-cell table:style-name="ce18" table:formula="of:=600*[.C65]/400" office:value-type="float" office:value="215.558949560403" calcext:value-type="float">
            <text:p>215.56</text:p>
          </table:table-cell>
          <table:table-cell table:style-name="ce18" table:formula="of:=0.1047*[.B65]*[.C65]/1000" office:value-type="float" office:value="182.095901556067" calcext:value-type="float">
            <text:p>182.10</text:p>
          </table:table-cell>
          <table:table-cell table:style-name="ce18" table:formula="of:=1000*[.L65]/590" office:value-type="float" office:value="308.63712128147" calcext:value-type="float">
            <text:p>308.64</text:p>
          </table:table-cell>
          <table:table-cell table:number-columns-repeated="1011"/>
        </table:table-row>
        <table:table-row table:style-name="ro1">
          <table:table-cell office:value-type="float" office:value="6.4" calcext:value-type="float">
            <text:p>6.4</text:p>
          </table:table-cell>
          <table:table-cell table:style-name="ce15" table:formula="of:=[.P$1]*[.P$2]*60*[.E66]/([.P$3]/1000)" office:value-type="float" office:value="12177.7134668092" calcext:value-type="float">
            <text:p>12177.7</text:p>
          </table:table-cell>
          <table:table-cell table:style-name="ce15" table:formula="of:=IF([.B66]&lt;[.S$3];400;-0.0477*[.B66]+721)" office:value-type="float" office:value="140.123067633203" calcext:value-type="float">
            <text:p>140.1</text:p>
          </table:table-cell>
          <table:table-cell table:style-name="ce15" table:formula="of:=0.85*2*[.C66]*[.P$1]*[.P$2]/[.P$8]" office:value-type="float" office:value="3898.9795568902" calcext:value-type="float">
            <text:p>3899.0</text:p>
          </table:table-cell>
          <table:table-cell table:style-name="ce15" table:formula="of:=[.E65]+[.I65]*([.A66]-[.A65])" office:value-type="float" office:value="38.9285220856762" calcext:value-type="float">
            <text:p>38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6]*[.E66]" office:value-type="float" office:value="565.431117112555" calcext:value-type="float">
            <text:p>565.4</text:p>
          </table:table-cell>
          <table:table-cell table:style-name="ce15" table:formula="of:=[.D66]-[.F66]-[.G66]" office:value-type="float" office:value="3134.89593977765" calcext:value-type="float">
            <text:p>3134.9</text:p>
          </table:table-cell>
          <table:table-cell table:style-name="ce16" table:formula="of:=[.H66]/[.P$4]" office:value-type="float" office:value="2.32214514057603" calcext:value-type="float">
            <text:p>2.32</text:p>
          </table:table-cell>
          <table:table-cell table:style-name="ce16" table:formula="of:=[.E66]*3.6" office:value-type="float" office:value="140.142679508435" calcext:value-type="float">
            <text:p>140.14</text:p>
          </table:table-cell>
          <table:table-cell table:style-name="ce18" table:formula="of:=600*[.C66]/400" office:value-type="float" office:value="210.184601449804" calcext:value-type="float">
            <text:p>210.18</text:p>
          </table:table-cell>
          <table:table-cell table:style-name="ce18" table:formula="of:=0.1047*[.B66]*[.C66]/1000" office:value-type="float" office:value="178.657836041065" calcext:value-type="float">
            <text:p>178.66</text:p>
          </table:table-cell>
          <table:table-cell table:style-name="ce18" table:formula="of:=1000*[.L66]/590" office:value-type="float" office:value="302.809891595026" calcext:value-type="float">
            <text:p>302.81</text:p>
          </table:table-cell>
          <table:table-cell table:number-columns-repeated="1011"/>
        </table:table-row>
        <table:table-row table:style-name="ro1">
          <table:table-cell office:value-type="float" office:value="6.5" calcext:value-type="float">
            <text:p>6.5</text:p>
          </table:table-cell>
          <table:table-cell table:style-name="ce15" table:formula="of:=[.P$1]*[.P$2]*60*[.E67]/([.P$3]/1000)" office:value-type="float" office:value="12250.355366977" calcext:value-type="float">
            <text:p>12250.4</text:p>
          </table:table-cell>
          <table:table-cell table:style-name="ce15" table:formula="of:=IF([.B67]&lt;[.S$3];400;-0.0477*[.B67]+721)" office:value-type="float" office:value="136.658048995198" calcext:value-type="float">
            <text:p>136.7</text:p>
          </table:table-cell>
          <table:table-cell table:style-name="ce15" table:formula="of:=0.85*2*[.C67]*[.P$1]*[.P$2]/[.P$8]" office:value-type="float" office:value="3802.56404828039" calcext:value-type="float">
            <text:p>3802.6</text:p>
          </table:table-cell>
          <table:table-cell table:style-name="ce15" table:formula="of:=[.E66]+[.I66]*([.A67]-[.A66])" office:value-type="float" office:value="39.1607365997339" calcext:value-type="float">
            <text:p>39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7]*[.E67]" office:value-type="float" office:value="572.197000897343" calcext:value-type="float">
            <text:p>572.2</text:p>
          </table:table-cell>
          <table:table-cell table:style-name="ce15" table:formula="of:=[.D67]-[.F67]-[.G67]" office:value-type="float" office:value="3031.71454738305" calcext:value-type="float">
            <text:p>3031.7</text:p>
          </table:table-cell>
          <table:table-cell table:style-name="ce16" table:formula="of:=[.H67]/[.P$4]" office:value-type="float" office:value="2.245714479543" calcext:value-type="float">
            <text:p>2.25</text:p>
          </table:table-cell>
          <table:table-cell table:style-name="ce16" table:formula="of:=[.E67]*3.6" office:value-type="float" office:value="140.978651759042" calcext:value-type="float">
            <text:p>140.98</text:p>
          </table:table-cell>
          <table:table-cell table:style-name="ce18" table:formula="of:=600*[.C67]/400" office:value-type="float" office:value="204.987073492797" calcext:value-type="float">
            <text:p>204.99</text:p>
          </table:table-cell>
          <table:table-cell table:style-name="ce18" table:formula="of:=0.1047*[.B67]*[.C67]/1000" office:value-type="float" office:value="175.279281815453" calcext:value-type="float">
            <text:p>175.28</text:p>
          </table:table-cell>
          <table:table-cell table:style-name="ce18" table:formula="of:=1000*[.L67]/590" office:value-type="float" office:value="297.083528500768" calcext:value-type="float">
            <text:p>297.08</text:p>
          </table:table-cell>
          <table:table-cell table:number-columns-repeated="1011"/>
        </table:table-row>
        <table:table-row table:style-name="ro1">
          <table:table-cell office:value-type="float" office:value="6.6" calcext:value-type="float">
            <text:p>6.6</text:p>
          </table:table-cell>
          <table:table-cell table:style-name="ce15" table:formula="of:=[.P$1]*[.P$2]*60*[.E68]/([.P$3]/1000)" office:value-type="float" office:value="12320.6063449102" calcext:value-type="float">
            <text:p>12320.6</text:p>
          </table:table-cell>
          <table:table-cell table:style-name="ce15" table:formula="of:=IF([.B68]&lt;[.S$3];400;-0.0477*[.B68]+721)" office:value-type="float" office:value="133.307077347783" calcext:value-type="float">
            <text:p>133.3</text:p>
          </table:table-cell>
          <table:table-cell table:style-name="ce15" table:formula="of:=0.85*2*[.C68]*[.P$1]*[.P$2]/[.P$8]" office:value-type="float" office:value="3709.32194211133" calcext:value-type="float">
            <text:p>3709.3</text:p>
          </table:table-cell>
          <table:table-cell table:style-name="ce15" table:formula="of:=[.E67]+[.I67]*([.A68]-[.A67])" office:value-type="float" office:value="39.3853080476882" calcext:value-type="float">
            <text:p>39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8]*[.E68]" office:value-type="float" office:value="578.778468263052" calcext:value-type="float">
            <text:p>578.8</text:p>
          </table:table-cell>
          <table:table-cell table:style-name="ce15" table:formula="of:=[.D68]-[.F68]-[.G68]" office:value-type="float" office:value="2931.89097384828" calcext:value-type="float">
            <text:p>2931.9</text:p>
          </table:table-cell>
          <table:table-cell table:style-name="ce16" table:formula="of:=[.H68]/[.P$4]" office:value-type="float" office:value="2.17177109173947" calcext:value-type="float">
            <text:p>2.17</text:p>
          </table:table-cell>
          <table:table-cell table:style-name="ce16" table:formula="of:=[.E68]*3.6" office:value-type="float" office:value="141.787108971677" calcext:value-type="float">
            <text:p>141.79</text:p>
          </table:table-cell>
          <table:table-cell table:style-name="ce18" table:formula="of:=600*[.C68]/400" office:value-type="float" office:value="199.960616021675" calcext:value-type="float">
            <text:p>199.96</text:p>
          </table:table-cell>
          <table:table-cell table:style-name="ce18" table:formula="of:=0.1047*[.B68]*[.C68]/1000" office:value-type="float" office:value="171.961795207318" calcext:value-type="float">
            <text:p>171.96</text:p>
          </table:table-cell>
          <table:table-cell table:style-name="ce18" table:formula="of:=1000*[.L68]/590" office:value-type="float" office:value="291.460669842913" calcext:value-type="float">
            <text:p>291.46</text:p>
          </table:table-cell>
          <table:table-cell table:number-columns-repeated="1011"/>
        </table:table-row>
        <table:table-row table:style-name="ro1">
          <table:table-cell office:value-type="float" office:value="6.7" calcext:value-type="float">
            <text:p>6.7</text:p>
          </table:table-cell>
          <table:table-cell table:style-name="ce15" table:formula="of:=[.P$1]*[.P$2]*60*[.E69]/([.P$3]/1000)" office:value-type="float" office:value="12388.5442080854" calcext:value-type="float">
            <text:p>12388.5</text:p>
          </table:table-cell>
          <table:table-cell table:style-name="ce15" table:formula="of:=IF([.B69]&lt;[.S$3];400;-0.0477*[.B69]+721)" office:value-type="float" office:value="130.066441274325" calcext:value-type="float">
            <text:p>130.1</text:p>
          </table:table-cell>
          <table:table-cell table:style-name="ce15" table:formula="of:=0.85*2*[.C69]*[.P$1]*[.P$2]/[.P$8]" office:value-type="float" office:value="3619.14996675315" calcext:value-type="float">
            <text:p>3619.1</text:p>
          </table:table-cell>
          <table:table-cell table:style-name="ce15" table:formula="of:=[.E68]+[.I68]*([.A69]-[.A68])" office:value-type="float" office:value="39.6024851568621" calcext:value-type="float">
            <text:p>39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69]*[.E69]" office:value-type="float" office:value="585.179027205957" calcext:value-type="float">
            <text:p>585.2</text:p>
          </table:table-cell>
          <table:table-cell table:style-name="ce15" table:formula="of:=[.D69]-[.F69]-[.G69]" office:value-type="float" office:value="2835.31843954719" calcext:value-type="float">
            <text:p>2835.3</text:p>
          </table:table-cell>
          <table:table-cell table:style-name="ce16" table:formula="of:=[.H69]/[.P$4]" office:value-type="float" office:value="2.10023588114607" calcext:value-type="float">
            <text:p>2.10</text:p>
          </table:table-cell>
          <table:table-cell table:style-name="ce16" table:formula="of:=[.E69]*3.6" office:value-type="float" office:value="142.568946564704" calcext:value-type="float">
            <text:p>142.57</text:p>
          </table:table-cell>
          <table:table-cell table:style-name="ce18" table:formula="of:=600*[.C69]/400" office:value-type="float" office:value="195.099661911488" calcext:value-type="float">
            <text:p>195.10</text:p>
          </table:table-cell>
          <table:table-cell table:style-name="ce18" table:formula="of:=0.1047*[.B69]*[.C69]/1000" office:value-type="float" office:value="168.706654902795" calcext:value-type="float">
            <text:p>168.71</text:p>
          </table:table-cell>
          <table:table-cell table:style-name="ce18" table:formula="of:=1000*[.L69]/590" office:value-type="float" office:value="285.943482886093" calcext:value-type="float">
            <text:p>285.94</text:p>
          </table:table-cell>
          <table:table-cell table:number-columns-repeated="1011"/>
        </table:table-row>
        <table:table-row table:style-name="ro1">
          <table:table-cell office:value-type="float" office:value="6.8" calcext:value-type="float">
            <text:p>6.8</text:p>
          </table:table-cell>
          <table:table-cell table:style-name="ce15" table:formula="of:=[.P$1]*[.P$2]*60*[.E70]/([.P$3]/1000)" office:value-type="float" office:value="12454.2442896786" calcext:value-type="float">
            <text:p>12454.2</text:p>
          </table:table-cell>
          <table:table-cell table:style-name="ce15" table:formula="of:=IF([.B70]&lt;[.S$3];400;-0.0477*[.B70]+721)" office:value-type="float" office:value="126.932547382331" calcext:value-type="float">
            <text:p>126.9</text:p>
          </table:table-cell>
          <table:table-cell table:style-name="ce15" table:formula="of:=0.85*2*[.C70]*[.P$1]*[.P$2]/[.P$8]" office:value-type="float" office:value="3531.94813464414" calcext:value-type="float">
            <text:p>3531.9</text:p>
          </table:table-cell>
          <table:table-cell table:style-name="ce15" table:formula="of:=[.E69]+[.I69]*([.A70]-[.A69])" office:value-type="float" office:value="39.8125087449767" calcext:value-type="float">
            <text:p>39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0]*[.E70]" office:value-type="float" office:value="591.402237167078" calcext:value-type="float">
            <text:p>591.4</text:p>
          </table:table-cell>
          <table:table-cell table:style-name="ce15" table:formula="of:=[.D70]-[.F70]-[.G70]" office:value-type="float" office:value="2741.89339747706" calcext:value-type="float">
            <text:p>2741.9</text:p>
          </table:table-cell>
          <table:table-cell table:style-name="ce16" table:formula="of:=[.H70]/[.P$4]" office:value-type="float" office:value="2.03103214627931" calcext:value-type="float">
            <text:p>2.03</text:p>
          </table:table-cell>
          <table:table-cell table:style-name="ce16" table:formula="of:=[.E70]*3.6" office:value-type="float" office:value="143.325031481916" calcext:value-type="float">
            <text:p>143.33</text:p>
          </table:table-cell>
          <table:table-cell table:style-name="ce18" table:formula="of:=600*[.C70]/400" office:value-type="float" office:value="190.398821073496" calcext:value-type="float">
            <text:p>190.40</text:p>
          </table:table-cell>
          <table:table-cell table:style-name="ce18" table:formula="of:=0.1047*[.B70]*[.C70]/1000" office:value-type="float" office:value="165.514885422106" calcext:value-type="float">
            <text:p>165.51</text:p>
          </table:table-cell>
          <table:table-cell table:style-name="ce18" table:formula="of:=1000*[.L70]/590" office:value-type="float" office:value="280.533704105264" calcext:value-type="float">
            <text:p>280.53</text:p>
          </table:table-cell>
          <table:table-cell table:number-columns-repeated="1011"/>
        </table:table-row>
        <table:table-row table:style-name="ro1">
          <table:table-cell office:value-type="float" office:value="6.9" calcext:value-type="float">
            <text:p>6.9</text:p>
          </table:table-cell>
          <table:table-cell table:style-name="ce15" table:formula="of:=[.P$1]*[.P$2]*60*[.E71]/([.P$3]/1000)" office:value-type="float" office:value="12517.7795234715" calcext:value-type="float">
            <text:p>12517.8</text:p>
          </table:table-cell>
          <table:table-cell table:style-name="ce15" table:formula="of:=IF([.B71]&lt;[.S$3];400;-0.0477*[.B71]+721)" office:value-type="float" office:value="123.901916730408" calcext:value-type="float">
            <text:p>123.9</text:p>
          </table:table-cell>
          <table:table-cell table:style-name="ce15" table:formula="of:=0.85*2*[.C71]*[.P$1]*[.P$2]/[.P$8]" office:value-type="float" office:value="3447.61964286958" calcext:value-type="float">
            <text:p>3447.6</text:p>
          </table:table-cell>
          <table:table-cell table:style-name="ce15" table:formula="of:=[.E70]+[.I70]*([.A71]-[.A70])" office:value-type="float" office:value="40.0156119596046" calcext:value-type="float">
            <text:p>40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1]*[.E71]" office:value-type="float" office:value="597.451696694375" calcext:value-type="float">
            <text:p>597.5</text:p>
          </table:table-cell>
          <table:table-cell table:style-name="ce15" table:formula="of:=[.D71]-[.F71]-[.G71]" office:value-type="float" office:value="2651.5154461752" calcext:value-type="float">
            <text:p>2651.5</text:p>
          </table:table-cell>
          <table:table-cell table:style-name="ce16" table:formula="of:=[.H71]/[.P$4]" office:value-type="float" office:value="1.96408551568534" calcext:value-type="float">
            <text:p>1.96</text:p>
          </table:table-cell>
          <table:table-cell table:style-name="ce16" table:formula="of:=[.E71]*3.6" office:value-type="float" office:value="144.056203054577" calcext:value-type="float">
            <text:p>144.06</text:p>
          </table:table-cell>
          <table:table-cell table:style-name="ce18" table:formula="of:=600*[.C71]/400" office:value-type="float" office:value="185.852875095612" calcext:value-type="float">
            <text:p>185.85</text:p>
          </table:table-cell>
          <table:table-cell table:style-name="ce18" table:formula="of:=0.1047*[.B71]*[.C71]/1000" office:value-type="float" office:value="162.387278934661" calcext:value-type="float">
            <text:p>162.39</text:p>
          </table:table-cell>
          <table:table-cell table:style-name="ce18" table:formula="of:=1000*[.L71]/590" office:value-type="float" office:value="275.232676160443" calcext:value-type="float">
            <text:p>275.23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table:formula="of:=[.P$1]*[.P$2]*60*[.E72]/([.P$3]/1000)" office:value-type="float" office:value="12579.2205167404" calcext:value-type="float">
            <text:p>12579.2</text:p>
          </table:table-cell>
          <table:table-cell table:style-name="ce15" table:formula="of:=IF([.B72]&lt;[.S$3];400;-0.0477*[.B72]+721)" office:value-type="float" office:value="120.971181351483" calcext:value-type="float">
            <text:p>121.0</text:p>
          </table:table-cell>
          <table:table-cell table:style-name="ce15" table:formula="of:=0.85*2*[.C72]*[.P$1]*[.P$2]/[.P$8]" office:value-type="float" office:value="3366.07077641889" calcext:value-type="float">
            <text:p>3366.1</text:p>
          </table:table-cell>
          <table:table-cell table:style-name="ce15" table:formula="of:=[.E71]+[.I71]*([.A72]-[.A71])" office:value-type="float" office:value="40.2120205111732" calcext:value-type="float">
            <text:p>40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2]*[.E72]" office:value-type="float" office:value="603.331032174304" calcext:value-type="float">
            <text:p>603.3</text:p>
          </table:table-cell>
          <table:table-cell table:style-name="ce15" table:formula="of:=[.D72]-[.F72]-[.G72]" office:value-type="float" office:value="2564.08724424458" calcext:value-type="float">
            <text:p>2564.1</text:p>
          </table:table-cell>
          <table:table-cell table:style-name="ce16" table:formula="of:=[.H72]/[.P$4]" office:value-type="float" office:value="1.89932388462562" calcext:value-type="float">
            <text:p>1.90</text:p>
          </table:table-cell>
          <table:table-cell table:style-name="ce16" table:formula="of:=[.E72]*3.6" office:value-type="float" office:value="144.763273840223" calcext:value-type="float">
            <text:p>144.76</text:p>
          </table:table-cell>
          <table:table-cell table:style-name="ce18" table:formula="of:=600*[.C72]/400" office:value-type="float" office:value="181.456772027225" calcext:value-type="float">
            <text:p>181.46</text:p>
          </table:table-cell>
          <table:table-cell table:style-name="ce18" table:formula="of:=0.1047*[.B72]*[.C72]/1000" office:value-type="float" office:value="159.324415521127" calcext:value-type="float">
            <text:p>159.32</text:p>
          </table:table-cell>
          <table:table-cell table:style-name="ce18" table:formula="of:=1000*[.L72]/590" office:value-type="float" office:value="270.041382239199" calcext:value-type="float">
            <text:p>270.04</text:p>
          </table:table-cell>
          <table:table-cell table:number-columns-repeated="1011"/>
        </table:table-row>
        <table:table-row table:style-name="ro1">
          <table:table-cell office:value-type="float" office:value="7.1" calcext:value-type="float">
            <text:p>7.1</text:p>
          </table:table-cell>
          <table:table-cell table:style-name="ce15" table:formula="of:=[.P$1]*[.P$2]*60*[.E73]/([.P$3]/1000)" office:value-type="float" office:value="12638.6356211637" calcext:value-type="float">
            <text:p>12638.6</text:p>
          </table:table-cell>
          <table:table-cell table:style-name="ce15" table:formula="of:=IF([.B73]&lt;[.S$3];400;-0.0477*[.B73]+721)" office:value-type="float" office:value="118.137080870493" calcext:value-type="float">
            <text:p>118.1</text:p>
          </table:table-cell>
          <table:table-cell table:style-name="ce15" table:formula="of:=0.85*2*[.C73]*[.P$1]*[.P$2]/[.P$8]" office:value-type="float" office:value="3287.21081407152" calcext:value-type="float">
            <text:p>3287.2</text:p>
          </table:table-cell>
          <table:table-cell table:style-name="ce15" table:formula="of:=[.E72]+[.I72]*([.A73]-[.A72])" office:value-type="float" office:value="40.4019528996357" calcext:value-type="float">
            <text:p>40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3]*[.E73]" office:value-type="float" office:value="609.043887557516" calcext:value-type="float">
            <text:p>609.0</text:p>
          </table:table-cell>
          <table:table-cell table:style-name="ce15" table:formula="of:=[.D73]-[.F73]-[.G73]" office:value-type="float" office:value="2479.51442651401" calcext:value-type="float">
            <text:p>2479.5</text:p>
          </table:table-cell>
          <table:table-cell table:style-name="ce16" table:formula="of:=[.H73]/[.P$4]" office:value-type="float" office:value="1.83667735297334" calcext:value-type="float">
            <text:p>1.84</text:p>
          </table:table-cell>
          <table:table-cell table:style-name="ce16" table:formula="of:=[.E73]*3.6" office:value-type="float" office:value="145.447030438689" calcext:value-type="float">
            <text:p>145.45</text:p>
          </table:table-cell>
          <table:table-cell table:style-name="ce18" table:formula="of:=600*[.C73]/400" office:value-type="float" office:value="177.20562130574" calcext:value-type="float">
            <text:p>177.21</text:p>
          </table:table-cell>
          <table:table-cell table:style-name="ce18" table:formula="of:=0.1047*[.B73]*[.C73]/1000" office:value-type="float" office:value="156.326681983821" calcext:value-type="float">
            <text:p>156.33</text:p>
          </table:table-cell>
          <table:table-cell table:style-name="ce18" table:formula="of:=1000*[.L73]/590" office:value-type="float" office:value="264.960477938679" calcext:value-type="float">
            <text:p>264.96</text:p>
          </table:table-cell>
          <table:table-cell table:number-columns-repeated="1011"/>
        </table:table-row>
        <table:table-row table:style-name="ro1">
          <table:table-cell office:value-type="float" office:value="7.2" calcext:value-type="float">
            <text:p>7.2</text:p>
          </table:table-cell>
          <table:table-cell table:style-name="ce15" table:formula="of:=[.P$1]*[.P$2]*60*[.E74]/([.P$3]/1000)" office:value-type="float" office:value="12696.0910017873" calcext:value-type="float">
            <text:p>12696.1</text:p>
          </table:table-cell>
          <table:table-cell table:style-name="ce15" table:formula="of:=IF([.B74]&lt;[.S$3];400;-0.0477*[.B74]+721)" office:value-type="float" office:value="115.396459214746" calcext:value-type="float">
            <text:p>115.4</text:p>
          </table:table-cell>
          <table:table-cell table:style-name="ce15" table:formula="of:=0.85*2*[.C74]*[.P$1]*[.P$2]/[.P$8]" office:value-type="float" office:value="3210.9519368615" calcext:value-type="float">
            <text:p>3211.0</text:p>
          </table:table-cell>
          <table:table-cell table:style-name="ce15" table:formula="of:=[.E73]+[.I73]*([.A74]-[.A73])" office:value-type="float" office:value="40.5856206349331" calcext:value-type="float">
            <text:p>40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4]*[.E74]" office:value-type="float" office:value="614.593915008238" calcext:value-type="float">
            <text:p>614.6</text:p>
          </table:table-cell>
          <table:table-cell table:style-name="ce15" table:formula="of:=[.D74]-[.F74]-[.G74]" office:value-type="float" office:value="2397.70552185326" calcext:value-type="float">
            <text:p>2397.7</text:p>
          </table:table-cell>
          <table:table-cell table:style-name="ce16" table:formula="of:=[.H74]/[.P$4]" office:value-type="float" office:value="1.77607816433575" calcext:value-type="float">
            <text:p>1.78</text:p>
          </table:table-cell>
          <table:table-cell table:style-name="ce16" table:formula="of:=[.E74]*3.6" office:value-type="float" office:value="146.108234285759" calcext:value-type="float">
            <text:p>146.11</text:p>
          </table:table-cell>
          <table:table-cell table:style-name="ce18" table:formula="of:=600*[.C74]/400" office:value-type="float" office:value="173.094688822118" calcext:value-type="float">
            <text:p>173.09</text:p>
          </table:table-cell>
          <table:table-cell table:style-name="ce18" table:formula="of:=0.1047*[.B74]*[.C74]/1000" office:value-type="float" office:value="153.394289300575" calcext:value-type="float">
            <text:p>153.39</text:p>
          </table:table-cell>
          <table:table-cell table:style-name="ce18" table:formula="of:=1000*[.L74]/590" office:value-type="float" office:value="259.990320848431" calcext:value-type="float">
            <text:p>259.99</text:p>
          </table:table-cell>
          <table:table-cell table:number-columns-repeated="1011"/>
        </table:table-row>
        <table:table-row table:style-name="ro1">
          <table:table-cell office:value-type="float" office:value="7.3" calcext:value-type="float">
            <text:p>7.3</text:p>
          </table:table-cell>
          <table:table-cell table:style-name="ce15" table:formula="of:=[.P$1]*[.P$2]*60*[.E75]/([.P$3]/1000)" office:value-type="float" office:value="12751.6507040856" calcext:value-type="float">
            <text:p>12751.7</text:p>
          </table:table-cell>
          <table:table-cell table:style-name="ce15" table:formula="of:=IF([.B75]&lt;[.S$3];400;-0.0477*[.B75]+721)" office:value-type="float" office:value="112.746261415116" calcext:value-type="float">
            <text:p>112.7</text:p>
          </table:table-cell>
          <table:table-cell table:style-name="ce15" table:formula="of:=0.85*2*[.C75]*[.P$1]*[.P$2]/[.P$8]" office:value-type="float" office:value="3137.20913906948" calcext:value-type="float">
            <text:p>3137.2</text:p>
          </table:table-cell>
          <table:table-cell table:style-name="ce15" table:formula="of:=[.E74]+[.I74]*([.A75]-[.A74])" office:value-type="float" office:value="40.7632284513667" calcext:value-type="float">
            <text:p>40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5]*[.E75]" office:value-type="float" office:value="619.984766411387" calcext:value-type="float">
            <text:p>620.0</text:p>
          </table:table-cell>
          <table:table-cell table:style-name="ce15" table:formula="of:=[.D75]-[.F75]-[.G75]" office:value-type="float" office:value="2318.57187265809" calcext:value-type="float">
            <text:p>2318.6</text:p>
          </table:table-cell>
          <table:table-cell table:style-name="ce16" table:formula="of:=[.H75]/[.P$4]" office:value-type="float" office:value="1.7174606464134" calcext:value-type="float">
            <text:p>1.72</text:p>
          </table:table-cell>
          <table:table-cell table:style-name="ce16" table:formula="of:=[.E75]*3.6" office:value-type="float" office:value="146.74762242492" calcext:value-type="float">
            <text:p>146.75</text:p>
          </table:table-cell>
          <table:table-cell table:style-name="ce18" table:formula="of:=600*[.C75]/400" office:value-type="float" office:value="169.119392122673" calcext:value-type="float">
            <text:p>169.12</text:p>
          </table:table-cell>
          <table:table-cell table:style-name="ce18" table:formula="of:=0.1047*[.B75]*[.C75]/1000" office:value-type="float" office:value="150.527288811366" calcext:value-type="float">
            <text:p>150.53</text:p>
          </table:table-cell>
          <table:table-cell table:style-name="ce18" table:formula="of:=1000*[.L75]/590" office:value-type="float" office:value="255.130997985367" calcext:value-type="float">
            <text:p>255.13</text:p>
          </table:table-cell>
          <table:table-cell table:number-columns-repeated="1011"/>
        </table:table-row>
        <table:table-row table:style-name="ro1">
          <table:table-cell office:value-type="float" office:value="7.4" calcext:value-type="float">
            <text:p>7.4</text:p>
          </table:table-cell>
          <table:table-cell table:style-name="ce15" table:formula="of:=[.P$1]*[.P$2]*60*[.E76]/([.P$3]/1000)" office:value-type="float" office:value="12805.3767191563" calcext:value-type="float">
            <text:p>12805.4</text:p>
          </table:table-cell>
          <table:table-cell table:style-name="ce15" table:formula="of:=IF([.B76]&lt;[.S$3];400;-0.0477*[.B76]+721)" office:value-type="float" office:value="110.183530496244" calcext:value-type="float">
            <text:p>110.2</text:p>
          </table:table-cell>
          <table:table-cell table:style-name="ce15" table:formula="of:=0.85*2*[.C76]*[.P$1]*[.P$2]/[.P$8]" office:value-type="float" office:value="3065.90014169122" calcext:value-type="float">
            <text:p>3065.9</text:p>
          </table:table-cell>
          <table:table-cell table:style-name="ce15" table:formula="of:=[.E75]+[.I75]*([.A76]-[.A75])" office:value-type="float" office:value="40.934974516008" calcext:value-type="float">
            <text:p>40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6]*[.E76]" office:value-type="float" office:value="625.220085675662" calcext:value-type="float">
            <text:p>625.2</text:p>
          </table:table-cell>
          <table:table-cell table:style-name="ce15" table:formula="of:=[.D76]-[.F76]-[.G76]" office:value-type="float" office:value="2242.02755601556" calcext:value-type="float">
            <text:p>2242.0</text:p>
          </table:table-cell>
          <table:table-cell table:style-name="ce16" table:formula="of:=[.H76]/[.P$4]" office:value-type="float" office:value="1.66076115260411" calcext:value-type="float">
            <text:p>1.66</text:p>
          </table:table-cell>
          <table:table-cell table:style-name="ce16" table:formula="of:=[.E76]*3.6" office:value-type="float" office:value="147.365908257629" calcext:value-type="float">
            <text:p>147.37</text:p>
          </table:table-cell>
          <table:table-cell table:style-name="ce18" table:formula="of:=600*[.C76]/400" office:value-type="float" office:value="165.275295744366" calcext:value-type="float">
            <text:p>165.28</text:p>
          </table:table-cell>
          <table:table-cell table:style-name="ce18" table:formula="of:=0.1047*[.B76]*[.C76]/1000" office:value-type="float" office:value="147.725587221485" calcext:value-type="float">
            <text:p>147.73</text:p>
          </table:table-cell>
          <table:table-cell table:style-name="ce18" table:formula="of:=1000*[.L76]/590" office:value-type="float" office:value="250.382351222856" calcext:value-type="float">
            <text:p>250.38</text:p>
          </table:table-cell>
          <table:table-cell table:number-columns-repeated="1011"/>
        </table:table-row>
        <table:table-row table:style-name="ro1">
          <table:table-cell office:value-type="float" office:value="7.5" calcext:value-type="float">
            <text:p>7.5</text:p>
          </table:table-cell>
          <table:table-cell table:style-name="ce15" table:formula="of:=[.P$1]*[.P$2]*60*[.E77]/([.P$3]/1000)" office:value-type="float" office:value="12857.3290470888" calcext:value-type="float">
            <text:p>12857.3</text:p>
          </table:table-cell>
          <table:table-cell table:style-name="ce15" table:formula="of:=IF([.B77]&lt;[.S$3];400;-0.0477*[.B77]+721)" office:value-type="float" office:value="107.705404453865" calcext:value-type="float">
            <text:p>107.7</text:p>
          </table:table-cell>
          <table:table-cell table:style-name="ce15" table:formula="of:=0.85*2*[.C77]*[.P$1]*[.P$2]/[.P$8]" office:value-type="float" office:value="2996.94530833054" calcext:value-type="float">
            <text:p>2996.9</text:p>
          </table:table-cell>
          <table:table-cell table:style-name="ce15" table:formula="of:=[.E76]+[.I76]*([.A77]-[.A76])" office:value-type="float" office:value="41.1010506312684" calcext:value-type="float">
            <text:p>41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7]*[.E77]" office:value-type="float" office:value="630.303501774902" calcext:value-type="float">
            <text:p>630.3</text:p>
          </table:table-cell>
          <table:table-cell table:style-name="ce15" table:formula="of:=[.D77]-[.F77]-[.G77]" office:value-type="float" office:value="2167.98930655563" calcext:value-type="float">
            <text:p>2168.0</text:p>
          </table:table-cell>
          <table:table-cell table:style-name="ce16" table:formula="of:=[.H77]/[.P$4]" office:value-type="float" office:value="1.60591800485603" calcext:value-type="float">
            <text:p>1.61</text:p>
          </table:table-cell>
          <table:table-cell table:style-name="ce16" table:formula="of:=[.E77]*3.6" office:value-type="float" office:value="147.963782272566" calcext:value-type="float">
            <text:p>147.96</text:p>
          </table:table-cell>
          <table:table-cell table:style-name="ce18" table:formula="of:=600*[.C77]/400" office:value-type="float" office:value="161.558106680797" calcext:value-type="float">
            <text:p>161.56</text:p>
          </table:table-cell>
          <table:table-cell table:style-name="ce18" table:formula="of:=0.1047*[.B77]*[.C77]/1000" office:value-type="float" office:value="144.988960499814" calcext:value-type="float">
            <text:p>144.99</text:p>
          </table:table-cell>
          <table:table-cell table:style-name="ce18" table:formula="of:=1000*[.L77]/590" office:value-type="float" office:value="245.744000847142" calcext:value-type="float">
            <text:p>245.74</text:p>
          </table:table-cell>
          <table:table-cell table:number-columns-repeated="1011"/>
        </table:table-row>
        <table:table-row table:style-name="ro1">
          <table:table-cell office:value-type="float" office:value="7.6" calcext:value-type="float">
            <text:p>7.6</text:p>
          </table:table-cell>
          <table:table-cell table:style-name="ce15" table:formula="of:=[.P$1]*[.P$2]*60*[.E78]/([.P$3]/1000)" office:value-type="float" office:value="12907.5657585449" calcext:value-type="float">
            <text:p>12907.6</text:p>
          </table:table-cell>
          <table:table-cell table:style-name="ce15" table:formula="of:=IF([.B78]&lt;[.S$3];400;-0.0477*[.B78]+721)" office:value-type="float" office:value="105.309113317406" calcext:value-type="float">
            <text:p>105.3</text:p>
          </table:table-cell>
          <table:table-cell table:style-name="ce15" table:formula="of:=0.85*2*[.C78]*[.P$1]*[.P$2]/[.P$8]" office:value-type="float" office:value="2930.2675634651" calcext:value-type="float">
            <text:p>2930.3</text:p>
          </table:table-cell>
          <table:table-cell table:style-name="ce15" table:formula="of:=[.E77]+[.I77]*([.A78]-[.A77])" office:value-type="float" office:value="41.261642431754" calcext:value-type="float">
            <text:p>41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8]*[.E78]" office:value-type="float" office:value="635.238622473684" calcext:value-type="float">
            <text:p>635.2</text:p>
          </table:table-cell>
          <table:table-cell table:style-name="ce15" table:formula="of:=[.D78]-[.F78]-[.G78]" office:value-type="float" office:value="2096.37644099141" calcext:value-type="float">
            <text:p>2096.4</text:p>
          </table:table-cell>
          <table:table-cell table:style-name="ce16" table:formula="of:=[.H78]/[.P$4]" office:value-type="float" office:value="1.55287143777142" calcext:value-type="float">
            <text:p>1.55</text:p>
          </table:table-cell>
          <table:table-cell table:style-name="ce16" table:formula="of:=[.E78]*3.6" office:value-type="float" office:value="148.541912754314" calcext:value-type="float">
            <text:p>148.54</text:p>
          </table:table-cell>
          <table:table-cell table:style-name="ce18" table:formula="of:=600*[.C78]/400" office:value-type="float" office:value="157.963669976109" calcext:value-type="float">
            <text:p>157.96</text:p>
          </table:table-cell>
          <table:table-cell table:style-name="ce18" table:formula="of:=0.1047*[.B78]*[.C78]/1000" office:value-type="float" office:value="142.317066745905" calcext:value-type="float">
            <text:p>142.32</text:p>
          </table:table-cell>
          <table:table-cell table:style-name="ce18" table:formula="of:=1000*[.L78]/590" office:value-type="float" office:value="241.21536736594" calcext:value-type="float">
            <text:p>241.22</text:p>
          </table:table-cell>
          <table:table-cell table:number-columns-repeated="1011"/>
        </table:table-row>
        <table:table-row table:style-name="ro1">
          <table:table-cell office:value-type="float" office:value="7.7" calcext:value-type="float">
            <text:p>7.7</text:p>
          </table:table-cell>
          <table:table-cell table:style-name="ce15" table:formula="of:=[.P$1]*[.P$2]*60*[.E79]/([.P$3]/1000)" office:value-type="float" office:value="12956.1430545912" calcext:value-type="float">
            <text:p>12956.1</text:p>
          </table:table-cell>
          <table:table-cell table:style-name="ce15" table:formula="of:=IF([.B79]&lt;[.S$3];400;-0.0477*[.B79]+721)" office:value-type="float" office:value="102.991976296002" calcext:value-type="float">
            <text:p>103.0</text:p>
          </table:table-cell>
          <table:table-cell table:style-name="ce15" table:formula="of:=0.85*2*[.C79]*[.P$1]*[.P$2]/[.P$8]" office:value-type="float" office:value="2865.79231303297" calcext:value-type="float">
            <text:p>2865.8</text:p>
          </table:table-cell>
          <table:table-cell table:style-name="ce15" table:formula="of:=[.E78]+[.I78]*([.A79]-[.A78])" office:value-type="float" office:value="41.4169295755312" calcext:value-type="float">
            <text:p>41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79]*[.E79]" office:value-type="float" office:value="640.029028686695" calcext:value-type="float">
            <text:p>640.0</text:p>
          </table:table-cell>
          <table:table-cell table:style-name="ce15" table:formula="of:=[.D79]-[.F79]-[.G79]" office:value-type="float" office:value="2027.11078434628" calcext:value-type="float">
            <text:p>2027.1</text:p>
          </table:table-cell>
          <table:table-cell table:style-name="ce16" table:formula="of:=[.H79]/[.P$4]" office:value-type="float" office:value="1.50156354396021" calcext:value-type="float">
            <text:p>1.50</text:p>
          </table:table-cell>
          <table:table-cell table:style-name="ce16" table:formula="of:=[.E79]*3.6" office:value-type="float" office:value="149.100946471912" calcext:value-type="float">
            <text:p>149.10</text:p>
          </table:table-cell>
          <table:table-cell table:style-name="ce18" table:formula="of:=600*[.C79]/400" office:value-type="float" office:value="154.487964444003" calcext:value-type="float">
            <text:p>154.49</text:p>
          </table:table-cell>
          <table:table-cell table:style-name="ce18" table:formula="of:=0.1047*[.B79]*[.C79]/1000" office:value-type="float" office:value="139.709458094927" calcext:value-type="float">
            <text:p>139.71</text:p>
          </table:table-cell>
          <table:table-cell table:style-name="ce18" table:formula="of:=1000*[.L79]/590" office:value-type="float" office:value="236.795691686316" calcext:value-type="float">
            <text:p>236.80</text:p>
          </table:table-cell>
          <table:table-cell table:number-columns-repeated="1011"/>
        </table:table-row>
        <table:table-row table:style-name="ro1">
          <table:table-cell office:value-type="float" office:value="7.8" calcext:value-type="float">
            <text:p>7.8</text:p>
          </table:table-cell>
          <table:table-cell table:style-name="ce15" table:formula="of:=[.P$1]*[.P$2]*60*[.E80]/([.P$3]/1000)" office:value-type="float" office:value="13003.115324821" calcext:value-type="float">
            <text:p>13003.1</text:p>
          </table:table-cell>
          <table:table-cell table:style-name="ce15" table:formula="of:=IF([.B80]&lt;[.S$3];400;-0.0477*[.B80]+721)" office:value-type="float" office:value="100.75139900604" calcext:value-type="float">
            <text:p>100.8</text:p>
          </table:table-cell>
          <table:table-cell table:style-name="ce15" table:formula="of:=0.85*2*[.C80]*[.P$1]*[.P$2]/[.P$8]" office:value-type="float" office:value="2803.44736728813" calcext:value-type="float">
            <text:p>2803.4</text:p>
          </table:table-cell>
          <table:table-cell table:style-name="ce15" table:formula="of:=[.E79]+[.I79]*([.A80]-[.A79])" office:value-type="float" office:value="41.5670859299272" calcext:value-type="float">
            <text:p>41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0]*[.E80]" office:value-type="float" office:value="644.678269424713" calcext:value-type="float">
            <text:p>644.7</text:p>
          </table:table-cell>
          <table:table-cell table:style-name="ce15" table:formula="of:=[.D80]-[.F80]-[.G80]" office:value-type="float" office:value="1960.11659786341" calcext:value-type="float">
            <text:p>1960.1</text:p>
          </table:table-cell>
          <table:table-cell table:style-name="ce16" table:formula="of:=[.H80]/[.P$4]" office:value-type="float" office:value="1.45193822063957" calcext:value-type="float">
            <text:p>1.45</text:p>
          </table:table-cell>
          <table:table-cell table:style-name="ce16" table:formula="of:=[.E80]*3.6" office:value-type="float" office:value="149.641509347738" calcext:value-type="float">
            <text:p>149.64</text:p>
          </table:table-cell>
          <table:table-cell table:style-name="ce18" table:formula="of:=600*[.C80]/400" office:value-type="float" office:value="151.12709850906" calcext:value-type="float">
            <text:p>151.13</text:p>
          </table:table-cell>
          <table:table-cell table:style-name="ce18" table:formula="of:=0.1047*[.B80]*[.C80]/1000" office:value-type="float" office:value="137.165591725198" calcext:value-type="float">
            <text:p>137.17</text:p>
          </table:table-cell>
          <table:table-cell table:style-name="ce18" table:formula="of:=1000*[.L80]/590" office:value-type="float" office:value="232.484053771523" calcext:value-type="float">
            <text:p>232.48</text:p>
          </table:table-cell>
          <table:table-cell table:number-columns-repeated="1011"/>
        </table:table-row>
        <table:table-row table:style-name="ro1">
          <table:table-cell office:value-type="float" office:value="7.9" calcext:value-type="float">
            <text:p>7.9</text:p>
          </table:table-cell>
          <table:table-cell table:style-name="ce15" table:formula="of:=[.P$1]*[.P$2]*60*[.E81]/([.P$3]/1000)" office:value-type="float" office:value="13048.5352038072" calcext:value-type="float">
            <text:p>13048.5</text:p>
          </table:table-cell>
          <table:table-cell table:style-name="ce15" table:formula="of:=IF([.B81]&lt;[.S$3];400;-0.0477*[.B81]+721)" office:value-type="float" office:value="98.584870778395" calcext:value-type="float">
            <text:p>98.6</text:p>
          </table:table-cell>
          <table:table-cell table:style-name="ce15" table:formula="of:=0.85*2*[.C81]*[.P$1]*[.P$2]/[.P$8]" office:value-type="float" office:value="2743.16286587309" calcext:value-type="float">
            <text:p>2743.2</text:p>
          </table:table-cell>
          <table:table-cell table:style-name="ce15" table:formula="of:=[.E80]+[.I80]*([.A81]-[.A80])" office:value-type="float" office:value="41.7122797519911" calcext:value-type="float">
            <text:p>41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1]*[.E81]" office:value-type="float" office:value="649.189857283146" calcext:value-type="float">
            <text:p>649.2</text:p>
          </table:table-cell>
          <table:table-cell table:style-name="ce15" table:formula="of:=[.D81]-[.F81]-[.G81]" office:value-type="float" office:value="1895.32050858994" calcext:value-type="float">
            <text:p>1895.3</text:p>
          </table:table-cell>
          <table:table-cell table:style-name="ce16" table:formula="of:=[.H81]/[.P$4]" office:value-type="float" office:value="1.40394111747403" calcext:value-type="float">
            <text:p>1.40</text:p>
          </table:table-cell>
          <table:table-cell table:style-name="ce16" table:formula="of:=[.E81]*3.6" office:value-type="float" office:value="150.164207107168" calcext:value-type="float">
            <text:p>150.16</text:p>
          </table:table-cell>
          <table:table-cell table:style-name="ce18" table:formula="of:=600*[.C81]/400" office:value-type="float" office:value="147.877306167593" calcext:value-type="float">
            <text:p>147.88</text:p>
          </table:table-cell>
          <table:table-cell table:style-name="ce18" table:formula="of:=0.1047*[.B81]*[.C81]/1000" office:value-type="float" office:value="134.684840028966" calcext:value-type="float">
            <text:p>134.68</text:p>
          </table:table-cell>
          <table:table-cell table:style-name="ce18" table:formula="of:=1000*[.L81]/590" office:value-type="float" office:value="228.279389879604" calcext:value-type="float">
            <text:p>228.28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table:formula="of:=[.P$1]*[.P$2]*60*[.E82]/([.P$3]/1000)" office:value-type="float" office:value="13092.4536259226" calcext:value-type="float">
            <text:p>13092.5</text:p>
          </table:table-cell>
          <table:table-cell table:style-name="ce15" table:formula="of:=IF([.B82]&lt;[.S$3];400;-0.0477*[.B82]+721)" office:value-type="float" office:value="96.4899620434908" calcext:value-type="float">
            <text:p>96.5</text:p>
          </table:table-cell>
          <table:table-cell table:style-name="ce15" table:formula="of:=0.85*2*[.C82]*[.P$1]*[.P$2]/[.P$8]" office:value-type="float" office:value="2684.8712050573" calcext:value-type="float">
            <text:p>2684.9</text:p>
          </table:table-cell>
          <table:table-cell table:style-name="ce15" table:formula="of:=[.E81]+[.I81]*([.A82]-[.A81])" office:value-type="float" office:value="41.8526738637385" calcext:value-type="float">
            <text:p>41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2]*[.E82]" office:value-type="float" office:value="653.567264431992" calcext:value-type="float">
            <text:p>653.6</text:p>
          </table:table-cell>
          <table:table-cell table:style-name="ce15" table:formula="of:=[.D82]-[.F82]-[.G82]" office:value-type="float" office:value="1832.65144062531" calcext:value-type="float">
            <text:p>1832.7</text:p>
          </table:table-cell>
          <table:table-cell table:style-name="ce16" table:formula="of:=[.H82]/[.P$4]" office:value-type="float" office:value="1.35751958564838" calcext:value-type="float">
            <text:p>1.36</text:p>
          </table:table-cell>
          <table:table-cell table:style-name="ce16" table:formula="of:=[.E82]*3.6" office:value-type="float" office:value="150.669625909459" calcext:value-type="float">
            <text:p>150.67</text:p>
          </table:table-cell>
          <table:table-cell table:style-name="ce18" table:formula="of:=600*[.C82]/400" office:value-type="float" office:value="144.734943065236" calcext:value-type="float">
            <text:p>144.73</text:p>
          </table:table-cell>
          <table:table-cell table:style-name="ce18" table:formula="of:=0.1047*[.B82]*[.C82]/1000" office:value-type="float" office:value="132.266500003225" calcext:value-type="float">
            <text:p>132.27</text:p>
          </table:table-cell>
          <table:table-cell table:style-name="ce18" table:formula="of:=1000*[.L82]/590" office:value-type="float" office:value="224.180508480042" calcext:value-type="float">
            <text:p>224.18</text:p>
          </table:table-cell>
          <table:table-cell table:number-columns-repeated="1011"/>
        </table:table-row>
        <table:table-row table:style-name="ro1">
          <table:table-cell office:value-type="float" office:value="8.1" calcext:value-type="float">
            <text:p>8.1</text:p>
          </table:table-cell>
          <table:table-cell table:style-name="ce15" table:formula="of:=[.P$1]*[.P$2]*60*[.E83]/([.P$3]/1000)" office:value-type="float" office:value="13134.919878567" calcext:value-type="float">
            <text:p>13134.9</text:p>
          </table:table-cell>
          <table:table-cell table:style-name="ce15" table:formula="of:=IF([.B83]&lt;[.S$3];400;-0.0477*[.B83]+721)" office:value-type="float" office:value="94.4643217923561" calcext:value-type="float">
            <text:p>94.5</text:p>
          </table:table-cell>
          <table:table-cell table:style-name="ce15" table:formula="of:=0.85*2*[.C83]*[.P$1]*[.P$2]/[.P$8]" office:value-type="float" office:value="2628.50696708999" calcext:value-type="float">
            <text:p>2628.5</text:p>
          </table:table-cell>
          <table:table-cell table:style-name="ce15" table:formula="of:=[.E82]+[.I82]*([.A83]-[.A82])" office:value-type="float" office:value="41.9884258223034" calcext:value-type="float">
            <text:p>42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3]*[.E83]" office:value-type="float" office:value="657.813919068834" calcext:value-type="float">
            <text:p>657.8</text:p>
          </table:table-cell>
          <table:table-cell table:style-name="ce15" table:formula="of:=[.D83]-[.F83]-[.G83]" office:value-type="float" office:value="1772.04054802115" calcext:value-type="float">
            <text:p>1772.0</text:p>
          </table:table-cell>
          <table:table-cell table:style-name="ce16" table:formula="of:=[.H83]/[.P$4]" office:value-type="float" office:value="1.31262262816382" calcext:value-type="float">
            <text:p>1.31</text:p>
          </table:table-cell>
          <table:table-cell table:style-name="ce16" table:formula="of:=[.E83]*3.6" office:value-type="float" office:value="151.158332960292" calcext:value-type="float">
            <text:p>151.16</text:p>
          </table:table-cell>
          <table:table-cell table:style-name="ce18" table:formula="of:=600*[.C83]/400" office:value-type="float" office:value="141.696482688534" calcext:value-type="float">
            <text:p>141.70</text:p>
          </table:table-cell>
          <table:table-cell table:style-name="ce18" table:formula="of:=0.1047*[.B83]*[.C83]/1000" office:value-type="float" office:value="129.909801913768" calcext:value-type="float">
            <text:p>129.91</text:p>
          </table:table-cell>
          <table:table-cell table:style-name="ce18" table:formula="of:=1000*[.L83]/590" office:value-type="float" office:value="220.186104938589" calcext:value-type="float">
            <text:p>220.19</text:p>
          </table:table-cell>
          <table:table-cell table:number-columns-repeated="1011"/>
        </table:table-row>
        <table:table-row table:style-name="ro1">
          <table:table-cell office:value-type="float" office:value="8.2" calcext:value-type="float">
            <text:p>8.2</text:p>
          </table:table-cell>
          <table:table-cell table:style-name="ce15" table:formula="of:=[.P$1]*[.P$2]*60*[.E84]/([.P$3]/1000)" office:value-type="float" office:value="13175.9816538397" calcext:value-type="float">
            <text:p>13176.0</text:p>
          </table:table-cell>
          <table:table-cell table:style-name="ce15" table:formula="of:=IF([.B84]&lt;[.S$3];400;-0.0477*[.B84]+721)" office:value-type="float" office:value="92.5056751118452" calcext:value-type="float">
            <text:p>92.5</text:p>
          </table:table-cell>
          <table:table-cell table:style-name="ce15" table:formula="of:=0.85*2*[.C84]*[.P$1]*[.P$2]/[.P$8]" office:value-type="float" office:value="2574.00685161668" calcext:value-type="float">
            <text:p>2574.0</text:p>
          </table:table-cell>
          <table:table-cell table:style-name="ce15" table:formula="of:=[.E83]+[.I83]*([.A84]-[.A83])" office:value-type="float" office:value="42.1196880851198" calcext:value-type="float">
            <text:p>42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4]*[.E84]" office:value-type="float" office:value="661.933202299071" calcext:value-type="float">
            <text:p>661.9</text:p>
          </table:table-cell>
          <table:table-cell table:style-name="ce15" table:formula="of:=[.D84]-[.F84]-[.G84]" office:value-type="float" office:value="1713.42114931761" calcext:value-type="float">
            <text:p>1713.4</text:p>
          </table:table-cell>
          <table:table-cell table:style-name="ce16" table:formula="of:=[.H84]/[.P$4]" office:value-type="float" office:value="1.26920085134638" calcext:value-type="float">
            <text:p>1.27</text:p>
          </table:table-cell>
          <table:table-cell table:style-name="ce16" table:formula="of:=[.E84]*3.6" office:value-type="float" office:value="151.630877106431" calcext:value-type="float">
            <text:p>151.63</text:p>
          </table:table-cell>
          <table:table-cell table:style-name="ce18" table:formula="of:=600*[.C84]/400" office:value-type="float" office:value="138.758512667768" calcext:value-type="float">
            <text:p>138.76</text:p>
          </table:table-cell>
          <table:table-cell table:style-name="ce18" table:formula="of:=0.1047*[.B84]*[.C84]/1000" office:value-type="float" office:value="127.613917282277" calcext:value-type="float">
            <text:p>127.61</text:p>
          </table:table-cell>
          <table:table-cell table:style-name="ce18" table:formula="of:=1000*[.L84]/590" office:value-type="float" office:value="216.294775054706" calcext:value-type="float">
            <text:p>216.29</text:p>
          </table:table-cell>
          <table:table-cell table:number-columns-repeated="1011"/>
        </table:table-row>
        <table:table-row table:style-name="ro1">
          <table:table-cell office:value-type="float" office:value="8.3" calcext:value-type="float">
            <text:p>8.3</text:p>
          </table:table-cell>
          <table:table-cell table:style-name="ce15" table:formula="of:=[.P$1]*[.P$2]*60*[.E85]/([.P$3]/1000)" office:value-type="float" office:value="13215.6850986957" calcext:value-type="float">
            <text:p>13215.7</text:p>
          </table:table-cell>
          <table:table-cell table:style-name="ce15" table:formula="of:=IF([.B85]&lt;[.S$3];400;-0.0477*[.B85]+721)" office:value-type="float" office:value="90.611820792216" calcext:value-type="float">
            <text:p>90.6</text:p>
          </table:table-cell>
          <table:table-cell table:style-name="ce15" table:formula="of:=0.85*2*[.C85]*[.P$1]*[.P$2]/[.P$8]" office:value-type="float" office:value="2521.30960910918" calcext:value-type="float">
            <text:p>2521.3</text:p>
          </table:table-cell>
          <table:table-cell table:style-name="ce15" table:formula="of:=[.E84]+[.I84]*([.A85]-[.A84])" office:value-type="float" office:value="42.2466081702544" calcext:value-type="float">
            <text:p>42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5]*[.E85]" office:value-type="float" office:value="665.928445409964" calcext:value-type="float">
            <text:p>665.9</text:p>
          </table:table-cell>
          <table:table-cell table:style-name="ce15" table:formula="of:=[.D85]-[.F85]-[.G85]" office:value-type="float" office:value="1656.72866369921" calcext:value-type="float">
            <text:p>1656.7</text:p>
          </table:table-cell>
          <table:table-cell table:style-name="ce16" table:formula="of:=[.H85]/[.P$4]" office:value-type="float" office:value="1.22720641755497" calcext:value-type="float">
            <text:p>1.23</text:p>
          </table:table-cell>
          <table:table-cell table:style-name="ce16" table:formula="of:=[.E85]*3.6" office:value-type="float" office:value="152.087789412916" calcext:value-type="float">
            <text:p>152.09</text:p>
          </table:table-cell>
          <table:table-cell table:style-name="ce18" table:formula="of:=600*[.C85]/400" office:value-type="float" office:value="135.917731188324" calcext:value-type="float">
            <text:p>135.92</text:p>
          </table:table-cell>
          <table:table-cell table:style-name="ce18" table:formula="of:=0.1047*[.B85]*[.C85]/1000" office:value-type="float" office:value="125.377966243041" calcext:value-type="float">
            <text:p>125.38</text:p>
          </table:table-cell>
          <table:table-cell table:style-name="ce18" table:formula="of:=1000*[.L85]/590" office:value-type="float" office:value="212.505027530579" calcext:value-type="float">
            <text:p>212.51</text:p>
          </table:table-cell>
          <table:table-cell table:number-columns-repeated="1011"/>
        </table:table-row>
        <table:table-row table:style-name="ro1">
          <table:table-cell office:value-type="float" office:value="8.4" calcext:value-type="float">
            <text:p>8.4</text:p>
          </table:table-cell>
          <table:table-cell table:style-name="ce15" table:formula="of:=[.P$1]*[.P$2]*60*[.E86]/([.P$3]/1000)" office:value-type="float" office:value="13254.0748636211" calcext:value-type="float">
            <text:p>13254.1</text:p>
          </table:table-cell>
          <table:table-cell table:style-name="ce15" table:formula="of:=IF([.B86]&lt;[.S$3];400;-0.0477*[.B86]+721)" office:value-type="float" office:value="88.7806290052756" calcext:value-type="float">
            <text:p>88.8</text:p>
          </table:table-cell>
          <table:table-cell table:style-name="ce15" table:formula="of:=0.85*2*[.C86]*[.P$1]*[.P$2]/[.P$8]" office:value-type="float" office:value="2470.35597625898" calcext:value-type="float">
            <text:p>2470.4</text:p>
          </table:table-cell>
          <table:table-cell table:style-name="ce15" table:formula="of:=[.E85]+[.I85]*([.A86]-[.A85])" office:value-type="float" office:value="42.3693288120099" calcext:value-type="float">
            <text:p>42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6]*[.E86]" office:value-type="float" office:value="669.802927507401" calcext:value-type="float">
            <text:p>669.8</text:p>
          </table:table-cell>
          <table:table-cell table:style-name="ce15" table:formula="of:=[.D86]-[.F86]-[.G86]" office:value-type="float" office:value="1601.90054875158" calcext:value-type="float">
            <text:p>1601.9</text:p>
          </table:table-cell>
          <table:table-cell table:style-name="ce16" table:formula="of:=[.H86]/[.P$4]" office:value-type="float" office:value="1.18659299907524" calcext:value-type="float">
            <text:p>1.19</text:p>
          </table:table-cell>
          <table:table-cell table:style-name="ce16" table:formula="of:=[.E86]*3.6" office:value-type="float" office:value="152.529583723236" calcext:value-type="float">
            <text:p>152.53</text:p>
          </table:table-cell>
          <table:table-cell table:style-name="ce18" table:formula="of:=600*[.C86]/400" office:value-type="float" office:value="133.170943507913" calcext:value-type="float">
            <text:p>133.17</text:p>
          </table:table-cell>
          <table:table-cell table:style-name="ce18" table:formula="of:=0.1047*[.B86]*[.C86]/1000" office:value-type="float" office:value="123.201024312923" calcext:value-type="float">
            <text:p>123.20</text:p>
          </table:table-cell>
          <table:table-cell table:style-name="ce18" table:formula="of:=1000*[.L86]/590" office:value-type="float" office:value="208.815295445632" calcext:value-type="float">
            <text:p>208.82</text:p>
          </table:table-cell>
          <table:table-cell table:number-columns-repeated="1011"/>
        </table:table-row>
        <table:table-row table:style-name="ro1">
          <table:table-cell office:value-type="float" office:value="8.5" calcext:value-type="float">
            <text:p>8.5</text:p>
          </table:table-cell>
          <table:table-cell table:style-name="ce15" table:formula="of:=[.P$1]*[.P$2]*60*[.E87]/([.P$3]/1000)" office:value-type="float" office:value="13291.1941498674" calcext:value-type="float">
            <text:p>13291.2</text:p>
          </table:table-cell>
          <table:table-cell table:style-name="ce15" table:formula="of:=IF([.B87]&lt;[.S$3];400;-0.0477*[.B87]+721)" office:value-type="float" office:value="87.0100390513243" calcext:value-type="float">
            <text:p>87.0</text:p>
          </table:table-cell>
          <table:table-cell table:style-name="ce15" table:formula="of:=0.85*2*[.C87]*[.P$1]*[.P$2]/[.P$8]" office:value-type="float" office:value="2421.08861328515" calcext:value-type="float">
            <text:p>2421.1</text:p>
          </table:table-cell>
          <table:table-cell table:style-name="ce15" table:formula="of:=[.E86]+[.I86]*([.A87]-[.A86])" office:value-type="float" office:value="42.4879881119174" calcext:value-type="float">
            <text:p>42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7]*[.E87]" office:value-type="float" office:value="673.559873486337" calcext:value-type="float">
            <text:p>673.6</text:p>
          </table:table-cell>
          <table:table-cell table:style-name="ce15" table:formula="of:=[.D87]-[.F87]-[.G87]" office:value-type="float" office:value="1548.87623979881" calcext:value-type="float">
            <text:p>1548.9</text:p>
          </table:table-cell>
          <table:table-cell table:style-name="ce16" table:formula="of:=[.H87]/[.P$4]" office:value-type="float" office:value="1.1473157331843" calcext:value-type="float">
            <text:p>1.15</text:p>
          </table:table-cell>
          <table:table-cell table:style-name="ce16" table:formula="of:=[.E87]*3.6" office:value-type="float" office:value="152.956757202903" calcext:value-type="float">
            <text:p>152.96</text:p>
          </table:table-cell>
          <table:table-cell table:style-name="ce18" table:formula="of:=600*[.C87]/400" office:value-type="float" office:value="130.515058576986" calcext:value-type="float">
            <text:p>130.52</text:p>
          </table:table-cell>
          <table:table-cell table:style-name="ce18" table:formula="of:=0.1047*[.B87]*[.C87]/1000" office:value-type="float" office:value="121.082128615358" calcext:value-type="float">
            <text:p>121.08</text:p>
          </table:table-cell>
          <table:table-cell table:style-name="ce18" table:formula="of:=1000*[.L87]/590" office:value-type="float" office:value="205.223946805691" calcext:value-type="float">
            <text:p>205.22</text:p>
          </table:table-cell>
          <table:table-cell table:number-columns-repeated="1011"/>
        </table:table-row>
        <table:table-row table:style-name="ro1">
          <table:table-cell office:value-type="float" office:value="8.6" calcext:value-type="float">
            <text:p>8.6</text:p>
          </table:table-cell>
          <table:table-cell table:style-name="ce15" table:formula="of:=[.P$1]*[.P$2]*60*[.E88]/([.P$3]/1000)" office:value-type="float" office:value="13327.0847552799" calcext:value-type="float">
            <text:p>13327.1</text:p>
          </table:table-cell>
          <table:table-cell table:style-name="ce15" table:formula="of:=IF([.B88]&lt;[.S$3];400;-0.0477*[.B88]+721)" office:value-type="float" office:value="85.2980571731489" calcext:value-type="float">
            <text:p>85.3</text:p>
          </table:table-cell>
          <table:table-cell table:style-name="ce15" table:formula="of:=0.85*2*[.C88]*[.P$1]*[.P$2]/[.P$8]" office:value-type="float" office:value="2373.45204310781" calcext:value-type="float">
            <text:p>2373.5</text:p>
          </table:table-cell>
          <table:table-cell table:style-name="ce15" table:formula="of:=[.E87]+[.I87]*([.A88]-[.A87])" office:value-type="float" office:value="42.6027196852358" calcext:value-type="float">
            <text:p>42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8]*[.E88]" office:value-type="float" office:value="677.202452307937" calcext:value-type="float">
            <text:p>677.2</text:p>
          </table:table-cell>
          <table:table-cell table:style-name="ce15" table:formula="of:=[.D88]-[.F88]-[.G88]" office:value-type="float" office:value="1497.59709079988" calcext:value-type="float">
            <text:p>1497.6</text:p>
          </table:table-cell>
          <table:table-cell table:style-name="ce16" table:formula="of:=[.H88]/[.P$4]" office:value-type="float" office:value="1.10933117837028" calcext:value-type="float">
            <text:p>1.11</text:p>
          </table:table-cell>
          <table:table-cell table:style-name="ce16" table:formula="of:=[.E88]*3.6" office:value-type="float" office:value="153.369790866849" calcext:value-type="float">
            <text:p>153.37</text:p>
          </table:table-cell>
          <table:table-cell table:style-name="ce18" table:formula="of:=600*[.C88]/400" office:value-type="float" office:value="127.947085759723" calcext:value-type="float">
            <text:p>127.95</text:p>
          </table:table-cell>
          <table:table-cell table:style-name="ce18" table:formula="of:=0.1047*[.B88]*[.C88]/1000" office:value-type="float" office:value="119.020283596541" calcext:value-type="float">
            <text:p>119.02</text:p>
          </table:table-cell>
          <table:table-cell table:style-name="ce18" table:formula="of:=1000*[.L88]/590" office:value-type="float" office:value="201.729294231425" calcext:value-type="float">
            <text:p>201.73</text:p>
          </table:table-cell>
          <table:table-cell table:number-columns-repeated="1011"/>
        </table:table-row>
        <table:table-row table:style-name="ro1">
          <table:table-cell office:value-type="float" office:value="8.7" calcext:value-type="float">
            <text:p>8.7</text:p>
          </table:table-cell>
          <table:table-cell table:style-name="ce15" table:formula="of:=[.P$1]*[.P$2]*60*[.E89]/([.P$3]/1000)" office:value-type="float" office:value="13361.7871187559" calcext:value-type="float">
            <text:p>13361.8</text:p>
          </table:table-cell>
          <table:table-cell table:style-name="ce15" table:formula="of:=IF([.B89]&lt;[.S$3];400;-0.0477*[.B89]+721)" office:value-type="float" office:value="83.6427544353456" calcext:value-type="float">
            <text:p>83.6</text:p>
          </table:table-cell>
          <table:table-cell table:style-name="ce15" table:formula="of:=0.85*2*[.C89]*[.P$1]*[.P$2]/[.P$8]" office:value-type="float" office:value="2327.39259233948" calcext:value-type="float">
            <text:p>2327.4</text:p>
          </table:table-cell>
          <table:table-cell table:style-name="ce15" table:formula="of:=[.E88]+[.I88]*([.A89]-[.A88])" office:value-type="float" office:value="42.7136528030729" calcext:value-type="float">
            <text:p>42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89]*[.E89]" office:value-type="float" office:value="680.733775558233" calcext:value-type="float">
            <text:p>680.7</text:p>
          </table:table-cell>
          <table:table-cell table:style-name="ce15" table:formula="of:=[.D89]-[.F89]-[.G89]" office:value-type="float" office:value="1448.00631678125" calcext:value-type="float">
            <text:p>1448.0</text:p>
          </table:table-cell>
          <table:table-cell table:style-name="ce16" table:formula="of:=[.H89]/[.P$4]" office:value-type="float" office:value="1.07259727168981" calcext:value-type="float">
            <text:p>1.07</text:p>
          </table:table-cell>
          <table:table-cell table:style-name="ce16" table:formula="of:=[.E89]*3.6" office:value-type="float" office:value="153.769150091062" calcext:value-type="float">
            <text:p>153.77</text:p>
          </table:table-cell>
          <table:table-cell table:style-name="ce18" table:formula="of:=600*[.C89]/400" office:value-type="float" office:value="125.464131653018" calcext:value-type="float">
            <text:p>125.46</text:p>
          </table:table-cell>
          <table:table-cell table:style-name="ce18" table:formula="of:=0.1047*[.B89]*[.C89]/1000" office:value-type="float" office:value="117.014466269466" calcext:value-type="float">
            <text:p>117.01</text:p>
          </table:table-cell>
          <table:table-cell table:style-name="ce18" table:formula="of:=1000*[.L89]/590" office:value-type="float" office:value="198.329603846552" calcext:value-type="float">
            <text:p>198.33</text:p>
          </table:table-cell>
          <table:table-cell table:number-columns-repeated="1011"/>
        </table:table-row>
        <table:table-row table:style-name="ro1">
          <table:table-cell office:value-type="float" office:value="8.8" calcext:value-type="float">
            <text:p>8.8</text:p>
          </table:table-cell>
          <table:table-cell table:style-name="ce15" table:formula="of:=[.P$1]*[.P$2]*60*[.E90]/([.P$3]/1000)" office:value-type="float" office:value="13395.3403633696" calcext:value-type="float">
            <text:p>13395.3</text:p>
          </table:table-cell>
          <table:table-cell table:style-name="ce15" table:formula="of:=IF([.B90]&lt;[.S$3];400;-0.0477*[.B90]+721)" office:value-type="float" office:value="82.0422646672703" calcext:value-type="float">
            <text:p>82.0</text:p>
          </table:table-cell>
          <table:table-cell table:style-name="ce15" table:formula="of:=0.85*2*[.C90]*[.P$1]*[.P$2]/[.P$8]" office:value-type="float" office:value="2282.85833404682" calcext:value-type="float">
            <text:p>2282.9</text:p>
          </table:table-cell>
          <table:table-cell table:style-name="ce15" table:formula="of:=[.E89]+[.I89]*([.A90]-[.A89])" office:value-type="float" office:value="42.8209125302419" calcext:value-type="float">
            <text:p>42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0]*[.E90]" office:value-type="float" office:value="684.15689626493" calcext:value-type="float">
            <text:p>684.2</text:p>
          </table:table-cell>
          <table:table-cell table:style-name="ce15" table:formula="of:=[.D90]-[.F90]-[.G90]" office:value-type="float" office:value="1400.04893778189" calcext:value-type="float">
            <text:p>1400.0</text:p>
          </table:table-cell>
          <table:table-cell table:style-name="ce16" table:formula="of:=[.H90]/[.P$4]" office:value-type="float" office:value="1.03707328724584" calcext:value-type="float">
            <text:p>1.04</text:p>
          </table:table-cell>
          <table:table-cell table:style-name="ce16" table:formula="of:=[.E90]*3.6" office:value-type="float" office:value="154.155285108871" calcext:value-type="float">
            <text:p>154.16</text:p>
          </table:table-cell>
          <table:table-cell table:style-name="ce18" table:formula="of:=600*[.C90]/400" office:value-type="float" office:value="123.063397000905" calcext:value-type="float">
            <text:p>123.06</text:p>
          </table:table-cell>
          <table:table-cell table:style-name="ce18" table:formula="of:=0.1047*[.B90]*[.C90]/1000" office:value-type="float" office:value="115.063631019152" calcext:value-type="float">
            <text:p>115.06</text:p>
          </table:table-cell>
          <table:table-cell table:style-name="ce18" table:formula="of:=1000*[.L90]/590" office:value-type="float" office:value="195.023103422292" calcext:value-type="float">
            <text:p>195.02</text:p>
          </table:table-cell>
          <table:table-cell table:number-columns-repeated="1011"/>
        </table:table-row>
        <table:table-row table:style-name="ro1">
          <table:table-cell office:value-type="float" office:value="8.9" calcext:value-type="float">
            <text:p>8.9</text:p>
          </table:table-cell>
          <table:table-cell table:style-name="ce15" table:formula="of:=[.P$1]*[.P$2]*60*[.E91]/([.P$3]/1000)" office:value-type="float" office:value="13427.7823381981" calcext:value-type="float">
            <text:p>13427.8</text:p>
          </table:table-cell>
          <table:table-cell table:style-name="ce15" table:formula="of:=IF([.B91]&lt;[.S$3];400;-0.0477*[.B91]+721)" office:value-type="float" office:value="80.4947824679484" calcext:value-type="float">
            <text:p>80.5</text:p>
          </table:table-cell>
          <table:table-cell table:style-name="ce15" table:formula="of:=0.85*2*[.C91]*[.P$1]*[.P$2]/[.P$8]" office:value-type="float" office:value="2239.79903223649" calcext:value-type="float">
            <text:p>2239.8</text:p>
          </table:table-cell>
          <table:table-cell table:style-name="ce15" table:formula="of:=[.E90]+[.I90]*([.A91]-[.A90])" office:value-type="float" office:value="42.9246198589664" calcext:value-type="float">
            <text:p>42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1]*[.E91]" office:value-type="float" office:value="687.474807950562" calcext:value-type="float">
            <text:p>687.5</text:p>
          </table:table-cell>
          <table:table-cell table:style-name="ce15" table:formula="of:=[.D91]-[.F91]-[.G91]" office:value-type="float" office:value="1353.67172428592" calcext:value-type="float">
            <text:p>1353.7</text:p>
          </table:table-cell>
          <table:table-cell table:style-name="ce16" table:formula="of:=[.H91]/[.P$4]" office:value-type="float" office:value="1.00271979576735" calcext:value-type="float">
            <text:p>1.00</text:p>
          </table:table-cell>
          <table:table-cell table:style-name="ce16" table:formula="of:=[.E91]*3.6" office:value-type="float" office:value="154.528631492279" calcext:value-type="float">
            <text:p>154.53</text:p>
          </table:table-cell>
          <table:table-cell table:style-name="ce18" table:formula="of:=600*[.C91]/400" office:value-type="float" office:value="120.742173701923" calcext:value-type="float">
            <text:p>120.74</text:p>
          </table:table-cell>
          <table:table-cell table:style-name="ce18" table:formula="of:=0.1047*[.B91]*[.C91]/1000" office:value-type="float" office:value="113.166714000221" calcext:value-type="float">
            <text:p>113.17</text:p>
          </table:table-cell>
          <table:table-cell table:style-name="ce18" table:formula="of:=1000*[.L91]/590" office:value-type="float" office:value="191.807989830883" calcext:value-type="float">
            <text:p>191.81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table:formula="of:=[.P$1]*[.P$2]*60*[.E92]/([.P$3]/1000)" office:value-type="float" office:value="13459.1496588826" calcext:value-type="float">
            <text:p>13459.1</text:p>
          </table:table-cell>
          <table:table-cell table:style-name="ce15" table:formula="of:=IF([.B92]&lt;[.S$3];400;-0.0477*[.B92]+721)" office:value-type="float" office:value="78.9985612712977" calcext:value-type="float">
            <text:p>79.0</text:p>
          </table:table-cell>
          <table:table-cell table:style-name="ce15" table:formula="of:=0.85*2*[.C92]*[.P$1]*[.P$2]/[.P$8]" office:value-type="float" office:value="2198.16608801921" calcext:value-type="float">
            <text:p>2198.2</text:p>
          </table:table-cell>
          <table:table-cell table:style-name="ce15" table:formula="of:=[.E91]+[.I91]*([.A92]-[.A91])" office:value-type="float" office:value="43.0248918385432" calcext:value-type="float">
            <text:p>43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2]*[.E92]" office:value-type="float" office:value="690.690443901795" calcext:value-type="float">
            <text:p>690.7</text:p>
          </table:table-cell>
          <table:table-cell table:style-name="ce15" table:formula="of:=[.D92]-[.F92]-[.G92]" office:value-type="float" office:value="1308.82314411741" calcext:value-type="float">
            <text:p>1308.8</text:p>
          </table:table-cell>
          <table:table-cell table:style-name="ce16" table:formula="of:=[.H92]/[.P$4]" office:value-type="float" office:value="0.969498625272157" calcext:value-type="float">
            <text:p>0.97</text:p>
          </table:table-cell>
          <table:table-cell table:style-name="ce16" table:formula="of:=[.E92]*3.6" office:value-type="float" office:value="154.889610618755" calcext:value-type="float">
            <text:p>154.89</text:p>
          </table:table-cell>
          <table:table-cell table:style-name="ce18" table:formula="of:=600*[.C92]/400" office:value-type="float" office:value="118.497841906947" calcext:value-type="float">
            <text:p>118.50</text:p>
          </table:table-cell>
          <table:table-cell table:style-name="ce18" table:formula="of:=0.1047*[.B92]*[.C92]/1000" office:value-type="float" office:value="111.322637155919" calcext:value-type="float">
            <text:p>111.32</text:p>
          </table:table-cell>
          <table:table-cell table:style-name="ce18" table:formula="of:=1000*[.L92]/590" office:value-type="float" office:value="188.682435857489" calcext:value-type="float">
            <text:p>188.68</text:p>
          </table:table-cell>
          <table:table-cell table:number-columns-repeated="1011"/>
        </table:table-row>
        <table:table-row table:style-name="ro1">
          <table:table-cell office:value-type="float" office:value="9.1" calcext:value-type="float">
            <text:p>9.1</text:p>
          </table:table-cell>
          <table:table-cell table:style-name="ce15" table:formula="of:=[.P$1]*[.P$2]*60*[.E93]/([.P$3]/1000)" office:value-type="float" office:value="13489.4777469592" calcext:value-type="float">
            <text:p>13489.5</text:p>
          </table:table-cell>
          <table:table-cell table:style-name="ce15" table:formula="of:=IF([.B93]&lt;[.S$3];400;-0.0477*[.B93]+721)" office:value-type="float" office:value="77.5519114700479" calcext:value-type="float">
            <text:p>77.6</text:p>
          </table:table-cell>
          <table:table-cell table:style-name="ce15" table:formula="of:=0.85*2*[.C93]*[.P$1]*[.P$2]/[.P$8]" office:value-type="float" office:value="2157.91248740709" calcext:value-type="float">
            <text:p>2157.9</text:p>
          </table:table-cell>
          <table:table-cell table:style-name="ce15" table:formula="of:=[.E92]+[.I92]*([.A93]-[.A92])" office:value-type="float" office:value="43.1218417010704" calcext:value-type="float">
            <text:p>43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3]*[.E93]" office:value-type="float" office:value="693.806676636057" calcext:value-type="float">
            <text:p>693.8</text:p>
          </table:table-cell>
          <table:table-cell table:style-name="ce15" table:formula="of:=[.D93]-[.F93]-[.G93]" office:value-type="float" office:value="1265.45331077103" calcext:value-type="float">
            <text:p>1265.5</text:p>
          </table:table-cell>
          <table:table-cell table:style-name="ce16" table:formula="of:=[.H93]/[.P$4]" office:value-type="float" office:value="0.937372822793355" calcext:value-type="float">
            <text:p>0.94</text:p>
          </table:table-cell>
          <table:table-cell table:style-name="ce16" table:formula="of:=[.E93]*3.6" office:value-type="float" office:value="155.238630123853" calcext:value-type="float">
            <text:p>155.24</text:p>
          </table:table-cell>
          <table:table-cell table:style-name="ce18" table:formula="of:=600*[.C93]/400" office:value-type="float" office:value="116.327867205072" calcext:value-type="float">
            <text:p>116.33</text:p>
          </table:table-cell>
          <table:table-cell table:style-name="ce18" table:formula="of:=0.1047*[.B93]*[.C93]/1000" office:value-type="float" office:value="109.53031188578" calcext:value-type="float">
            <text:p>109.53</text:p>
          </table:table-cell>
          <table:table-cell table:style-name="ce18" table:formula="of:=1000*[.L93]/590" office:value-type="float" office:value="185.644596416576" calcext:value-type="float">
            <text:p>185.64</text:p>
          </table:table-cell>
          <table:table-cell table:number-columns-repeated="1011"/>
        </table:table-row>
        <table:table-row table:style-name="ro1">
          <table:table-cell office:value-type="float" office:value="9.2" calcext:value-type="float">
            <text:p>9.2</text:p>
          </table:table-cell>
          <table:table-cell table:style-name="ce15" table:formula="of:=[.P$1]*[.P$2]*60*[.E94]/([.P$3]/1000)" office:value-type="float" office:value="13518.8008679922" calcext:value-type="float">
            <text:p>13518.8</text:p>
          </table:table-cell>
          <table:table-cell table:style-name="ce15" table:formula="of:=IF([.B94]&lt;[.S$3];400;-0.0477*[.B94]+721)" office:value-type="float" office:value="76.1531985967724" calcext:value-type="float">
            <text:p>76.2</text:p>
          </table:table-cell>
          <table:table-cell table:style-name="ce15" table:formula="of:=0.85*2*[.C94]*[.P$1]*[.P$2]/[.P$8]" office:value-type="float" office:value="2118.99275070009" calcext:value-type="float">
            <text:p>2119.0</text:p>
          </table:table-cell>
          <table:table-cell table:style-name="ce15" table:formula="of:=[.E93]+[.I93]*([.A94]-[.A93])" office:value-type="float" office:value="43.2155789833497" calcext:value-type="float">
            <text:p>43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4]*[.E94]" office:value-type="float" office:value="696.826317548026" calcext:value-type="float">
            <text:p>696.8</text:p>
          </table:table-cell>
          <table:table-cell table:style-name="ce15" table:formula="of:=[.D94]-[.F94]-[.G94]" office:value-type="float" office:value="1223.51393315207" calcext:value-type="float">
            <text:p>1223.5</text:p>
          </table:table-cell>
          <table:table-cell table:style-name="ce16" table:formula="of:=[.H94]/[.P$4]" office:value-type="float" office:value="0.90630661714968" calcext:value-type="float">
            <text:p>0.91</text:p>
          </table:table-cell>
          <table:table-cell table:style-name="ce16" table:formula="of:=[.E94]*3.6" office:value-type="float" office:value="155.576084340059" calcext:value-type="float">
            <text:p>155.58</text:p>
          </table:table-cell>
          <table:table-cell table:style-name="ce18" table:formula="of:=600*[.C94]/400" office:value-type="float" office:value="114.229797895159" calcext:value-type="float">
            <text:p>114.23</text:p>
          </table:table-cell>
          <table:table-cell table:style-name="ce18" table:formula="of:=0.1047*[.B94]*[.C94]/1000" office:value-type="float" office:value="107.788642387308" calcext:value-type="float">
            <text:p>107.79</text:p>
          </table:table-cell>
          <table:table-cell table:style-name="ce18" table:formula="of:=1000*[.L94]/590" office:value-type="float" office:value="182.692614215776" calcext:value-type="float">
            <text:p>182.69</text:p>
          </table:table-cell>
          <table:table-cell table:number-columns-repeated="1011"/>
        </table:table-row>
        <table:table-row table:style-name="ro1">
          <table:table-cell office:value-type="float" office:value="9.3" calcext:value-type="float">
            <text:p>9.3</text:p>
          </table:table-cell>
          <table:table-cell table:style-name="ce15" table:formula="of:=[.P$1]*[.P$2]*60*[.E95]/([.P$3]/1000)" office:value-type="float" office:value="13547.1521685436" calcext:value-type="float">
            <text:p>13547.2</text:p>
          </table:table-cell>
          <table:table-cell table:style-name="ce15" table:formula="of:=IF([.B95]&lt;[.S$3];400;-0.0477*[.B95]+721)" office:value-type="float" office:value="74.8008415604716" calcext:value-type="float">
            <text:p>74.8</text:p>
          </table:table-cell>
          <table:table-cell table:style-name="ce15" table:formula="of:=0.85*2*[.C95]*[.P$1]*[.P$2]/[.P$8]" office:value-type="float" office:value="2081.36288341831" calcext:value-type="float">
            <text:p>2081.4</text:p>
          </table:table-cell>
          <table:table-cell table:style-name="ce15" table:formula="of:=[.E94]+[.I94]*([.A95]-[.A94])" office:value-type="float" office:value="43.3062096450647" calcext:value-type="float">
            <text:p>43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5]*[.E95]" office:value-type="float" office:value="699.752116719799" calcext:value-type="float">
            <text:p>699.8</text:p>
          </table:table-cell>
          <table:table-cell table:style-name="ce15" table:formula="of:=[.D95]-[.F95]-[.G95]" office:value-type="float" office:value="1182.95826669851" calcext:value-type="float">
            <text:p>1183.0</text:p>
          </table:table-cell>
          <table:table-cell table:style-name="ce16" table:formula="of:=[.H95]/[.P$4]" office:value-type="float" office:value="0.876265382739639" calcext:value-type="float">
            <text:p>0.88</text:p>
          </table:table-cell>
          <table:table-cell table:style-name="ce16" table:formula="of:=[.E95]*3.6" office:value-type="float" office:value="155.902354722233" calcext:value-type="float">
            <text:p>155.90</text:p>
          </table:table-cell>
          <table:table-cell table:style-name="ce18" table:formula="of:=600*[.C95]/400" office:value-type="float" office:value="112.201262340707" calcext:value-type="float">
            <text:p>112.20</text:p>
          </table:table-cell>
          <table:table-cell table:style-name="ce18" table:formula="of:=0.1047*[.B95]*[.C95]/1000" office:value-type="float" office:value="106.09652869537" calcext:value-type="float">
            <text:p>106.10</text:p>
          </table:table-cell>
          <table:table-cell table:style-name="ce18" table:formula="of:=1000*[.L95]/590" office:value-type="float" office:value="179.824624907407" calcext:value-type="float">
            <text:p>179.82</text:p>
          </table:table-cell>
          <table:table-cell table:number-columns-repeated="1011"/>
        </table:table-row>
        <table:table-row table:style-name="ro1">
          <table:table-cell office:value-type="float" office:value="9.4" calcext:value-type="float">
            <text:p>9.4</text:p>
          </table:table-cell>
          <table:table-cell table:style-name="ce15" table:formula="of:=[.P$1]*[.P$2]*60*[.E96]/([.P$3]/1000)" office:value-type="float" office:value="13574.5637120088" calcext:value-type="float">
            <text:p>13574.6</text:p>
          </table:table-cell>
          <table:table-cell table:style-name="ce15" table:formula="of:=IF([.B96]&lt;[.S$3];400;-0.0477*[.B96]+721)" office:value-type="float" office:value="73.4933109371798" calcext:value-type="float">
            <text:p>73.5</text:p>
          </table:table-cell>
          <table:table-cell table:style-name="ce15" table:formula="of:=0.85*2*[.C96]*[.P$1]*[.P$2]/[.P$8]" office:value-type="float" office:value="2044.9803287374" calcext:value-type="float">
            <text:p>2045.0</text:p>
          </table:table-cell>
          <table:table-cell table:style-name="ce15" table:formula="of:=[.E95]+[.I95]*([.A96]-[.A95])" office:value-type="float" office:value="43.3938361833387" calcext:value-type="float">
            <text:p>43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6]*[.E96]" office:value-type="float" office:value="702.586762879669" calcext:value-type="float">
            <text:p>702.6</text:p>
          </table:table-cell>
          <table:table-cell table:style-name="ce15" table:formula="of:=[.D96]-[.F96]-[.G96]" office:value-type="float" office:value="1143.74106585773" calcext:value-type="float">
            <text:p>1143.7</text:p>
          </table:table-cell>
          <table:table-cell table:style-name="ce16" table:formula="of:=[.H96]/[.P$4]" office:value-type="float" office:value="0.847215604339058" calcext:value-type="float">
            <text:p>0.85</text:p>
          </table:table-cell>
          <table:table-cell table:style-name="ce16" table:formula="of:=[.E96]*3.6" office:value-type="float" office:value="156.217810260019" calcext:value-type="float">
            <text:p>156.22</text:p>
          </table:table-cell>
          <table:table-cell table:style-name="ce18" table:formula="of:=600*[.C96]/400" office:value-type="float" office:value="110.23996640577" calcext:value-type="float">
            <text:p>110.24</text:p>
          </table:table-cell>
          <table:table-cell table:style-name="ce18" table:formula="of:=0.1047*[.B96]*[.C96]/1000" office:value-type="float" office:value="104.452869441421" calcext:value-type="float">
            <text:p>104.45</text:p>
          </table:table-cell>
          <table:table-cell table:style-name="ce18" table:formula="of:=1000*[.L96]/590" office:value-type="float" office:value="177.038761765121" calcext:value-type="float">
            <text:p>177.04</text:p>
          </table:table-cell>
          <table:table-cell table:number-columns-repeated="1011"/>
        </table:table-row>
        <table:table-row table:style-name="ro1">
          <table:table-cell office:value-type="float" office:value="9.5" calcext:value-type="float">
            <text:p>9.5</text:p>
          </table:table-cell>
          <table:table-cell table:style-name="ce15" table:formula="of:=[.P$1]*[.P$2]*60*[.E97]/([.P$3]/1000)" office:value-type="float" office:value="13601.0665133521" calcext:value-type="float">
            <text:p>13601.1</text:p>
          </table:table-cell>
          <table:table-cell table:style-name="ce15" table:formula="of:=IF([.B97]&lt;[.S$3];400;-0.0477*[.B97]+721)" office:value-type="float" office:value="72.2291273131043" calcext:value-type="float">
            <text:p>72.2</text:p>
          </table:table-cell>
          <table:table-cell table:style-name="ce15" table:formula="of:=0.85*2*[.C97]*[.P$1]*[.P$2]/[.P$8]" office:value-type="float" office:value="2009.80392138577" calcext:value-type="float">
            <text:p>2009.8</text:p>
          </table:table-cell>
          <table:table-cell table:style-name="ce15" table:formula="of:=[.E96]+[.I96]*([.A97]-[.A96])" office:value-type="float" office:value="43.4785577437726" calcext:value-type="float">
            <text:p>43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7]*[.E97]" office:value-type="float" office:value="705.332883495588" calcext:value-type="float">
            <text:p>705.3</text:p>
          </table:table-cell>
          <table:table-cell table:style-name="ce15" table:formula="of:=[.D97]-[.F97]-[.G97]" office:value-type="float" office:value="1105.81853789018" calcext:value-type="float">
            <text:p>1105.8</text:p>
          </table:table-cell>
          <table:table-cell table:style-name="ce16" table:formula="of:=[.H97]/[.P$4]" office:value-type="float" office:value="0.819124842881613" calcext:value-type="float">
            <text:p>0.82</text:p>
          </table:table-cell>
          <table:table-cell table:style-name="ce16" table:formula="of:=[.E97]*3.6" office:value-type="float" office:value="156.522807877581" calcext:value-type="float">
            <text:p>156.52</text:p>
          </table:table-cell>
          <table:table-cell table:style-name="ce18" table:formula="of:=600*[.C97]/400" office:value-type="float" office:value="108.343690969656" calcext:value-type="float">
            <text:p>108.34</text:p>
          </table:table-cell>
          <table:table-cell table:style-name="ce18" table:formula="of:=0.1047*[.B97]*[.C97]/1000" office:value-type="float" office:value="102.856564353189" calcext:value-type="float">
            <text:p>102.86</text:p>
          </table:table-cell>
          <table:table-cell table:style-name="ce18" table:formula="of:=1000*[.L97]/590" office:value-type="float" office:value="174.33315992066" calcext:value-type="float">
            <text:p>174.33</text:p>
          </table:table-cell>
          <table:table-cell table:number-columns-repeated="1011"/>
        </table:table-row>
        <table:table-row table:style-name="ro1">
          <table:table-cell office:value-type="float" office:value="9.6" calcext:value-type="float">
            <text:p>9.6</text:p>
          </table:table-cell>
          <table:table-cell table:style-name="ce15" table:formula="of:=[.P$1]*[.P$2]*60*[.E98]/([.P$3]/1000)" office:value-type="float" office:value="13626.6905727711" calcext:value-type="float">
            <text:p>13626.7</text:p>
          </table:table-cell>
          <table:table-cell table:style-name="ce15" table:formula="of:=IF([.B98]&lt;[.S$3];400;-0.0477*[.B98]+721)" office:value-type="float" office:value="71.0068596788199" calcext:value-type="float">
            <text:p>71.0</text:p>
          </table:table-cell>
          <table:table-cell table:style-name="ce15" table:formula="of:=0.85*2*[.C98]*[.P$1]*[.P$2]/[.P$8]" office:value-type="float" office:value="1975.79384296243" calcext:value-type="float">
            <text:p>1975.8</text:p>
          </table:table-cell>
          <table:table-cell table:style-name="ce15" table:formula="of:=[.E97]+[.I97]*([.A98]-[.A97])" office:value-type="float" office:value="43.5604702280607" calcext:value-type="float">
            <text:p>43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8]*[.E98]" office:value-type="float" office:value="707.993044990395" calcext:value-type="float">
            <text:p>708.0</text:p>
          </table:table-cell>
          <table:table-cell table:style-name="ce15" table:formula="of:=[.D98]-[.F98]-[.G98]" office:value-type="float" office:value="1069.14829797204" calcext:value-type="float">
            <text:p>1069.1</text:p>
          </table:table-cell>
          <table:table-cell table:style-name="ce16" table:formula="of:=[.H98]/[.P$4]" office:value-type="float" office:value="0.791961702201508" calcext:value-type="float">
            <text:p>0.79</text:p>
          </table:table-cell>
          <table:table-cell table:style-name="ce16" table:formula="of:=[.E98]*3.6" office:value-type="float" office:value="156.817692821019" calcext:value-type="float">
            <text:p>156.82</text:p>
          </table:table-cell>
          <table:table-cell table:style-name="ce18" table:formula="of:=600*[.C98]/400" office:value-type="float" office:value="106.51028951823" calcext:value-type="float">
            <text:p>106.51</text:p>
          </table:table-cell>
          <table:table-cell table:style-name="ce18" table:formula="of:=0.1047*[.B98]*[.C98]/1000" office:value-type="float" office:value="101.306516514066" calcext:value-type="float">
            <text:p>101.31</text:p>
          </table:table-cell>
          <table:table-cell table:style-name="ce18" table:formula="of:=1000*[.L98]/590" office:value-type="float" office:value="171.705960193333" calcext:value-type="float">
            <text:p>171.71</text:p>
          </table:table-cell>
          <table:table-cell table:number-columns-repeated="1011"/>
        </table:table-row>
        <table:table-row table:style-name="ro1">
          <table:table-cell office:value-type="float" office:value="9.7" calcext:value-type="float">
            <text:p>9.7</text:p>
          </table:table-cell>
          <table:table-cell table:style-name="ce15" table:formula="of:=[.P$1]*[.P$2]*60*[.E99]/([.P$3]/1000)" office:value-type="float" office:value="13651.4649083209" calcext:value-type="float">
            <text:p>13651.5</text:p>
          </table:table-cell>
          <table:table-cell table:style-name="ce15" table:formula="of:=IF([.B99]&lt;[.S$3];400;-0.0477*[.B99]+721)" office:value-type="float" office:value="69.8251238730928" calcext:value-type="float">
            <text:p>69.8</text:p>
          </table:table-cell>
          <table:table-cell table:style-name="ce15" table:formula="of:=0.85*2*[.C99]*[.P$1]*[.P$2]/[.P$8]" office:value-type="float" office:value="1942.91157863579" calcext:value-type="float">
            <text:p>1942.9</text:p>
          </table:table-cell>
          <table:table-cell table:style-name="ce15" table:formula="of:=[.E98]+[.I98]*([.A99]-[.A98])" office:value-type="float" office:value="43.6396663982809" calcext:value-type="float">
            <text:p>43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99]*[.E99]" office:value-type="float" office:value="710.569753066829" calcext:value-type="float">
            <text:p>710.6</text:p>
          </table:table-cell>
          <table:table-cell table:style-name="ce15" table:formula="of:=[.D99]-[.F99]-[.G99]" office:value-type="float" office:value="1033.68932556896" calcext:value-type="float">
            <text:p>1033.7</text:p>
          </table:table-cell>
          <table:table-cell table:style-name="ce16" table:formula="of:=[.H99]/[.P$4]" office:value-type="float" office:value="0.765695796717747" calcext:value-type="float">
            <text:p>0.77</text:p>
          </table:table-cell>
          <table:table-cell table:style-name="ce16" table:formula="of:=[.E99]*3.6" office:value-type="float" office:value="157.102799033811" calcext:value-type="float">
            <text:p>157.10</text:p>
          </table:table-cell>
          <table:table-cell table:style-name="ce18" table:formula="of:=600*[.C99]/400" office:value-type="float" office:value="104.737685809639" calcext:value-type="float">
            <text:p>104.74</text:p>
          </table:table-cell>
          <table:table-cell table:style-name="ce18" table:formula="of:=0.1047*[.B99]*[.C99]/1000" office:value-type="float" office:value="99.8016344001503" calcext:value-type="float">
            <text:p>99.80</text:p>
          </table:table-cell>
          <table:table-cell table:style-name="ce18" table:formula="of:=1000*[.L99]/590" office:value-type="float" office:value="169.155312542628" calcext:value-type="float">
            <text:p>169.16</text:p>
          </table:table-cell>
          <table:table-cell table:number-columns-repeated="1011"/>
        </table:table-row>
        <table:table-row table:style-name="ro1">
          <table:table-cell office:value-type="float" office:value="9.8" calcext:value-type="float">
            <text:p>9.8</text:p>
          </table:table-cell>
          <table:table-cell table:style-name="ce15" table:formula="of:=[.P$1]*[.P$2]*60*[.E100]/([.P$3]/1000)" office:value-type="float" office:value="13675.4175875278" calcext:value-type="float">
            <text:p>13675.4</text:p>
          </table:table-cell>
          <table:table-cell table:style-name="ce15" table:formula="of:=IF([.B100]&lt;[.S$3];400;-0.0477*[.B100]+721)" office:value-type="float" office:value="68.6825810749238" calcext:value-type="float">
            <text:p>68.7</text:p>
          </table:table-cell>
          <table:table-cell table:style-name="ce15" table:formula="of:=0.85*2*[.C100]*[.P$1]*[.P$2]/[.P$8]" office:value-type="float" office:value="1911.11987518412" calcext:value-type="float">
            <text:p>1911.1</text:p>
          </table:table-cell>
          <table:table-cell table:style-name="ce15" table:formula="of:=[.E99]+[.I99]*([.A100]-[.A99])" office:value-type="float" office:value="43.7162359779527" calcext:value-type="float">
            <text:p>43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0]*[.E100]" office:value-type="float" office:value="713.065453131273" calcext:value-type="float">
            <text:p>713.1</text:p>
          </table:table-cell>
          <table:table-cell table:style-name="ce15" table:formula="of:=[.D100]-[.F100]-[.G100]" office:value-type="float" office:value="999.401922052843" calcext:value-type="float">
            <text:p>999.4</text:p>
          </table:table-cell>
          <table:table-cell table:style-name="ce16" table:formula="of:=[.H100]/[.P$4]" office:value-type="float" office:value="0.740297720039143" calcext:value-type="float">
            <text:p>0.74</text:p>
          </table:table-cell>
          <table:table-cell table:style-name="ce16" table:formula="of:=[.E100]*3.6" office:value-type="float" office:value="157.37844952063" calcext:value-type="float">
            <text:p>157.38</text:p>
          </table:table-cell>
          <table:table-cell table:style-name="ce18" table:formula="of:=600*[.C100]/400" office:value-type="float" office:value="103.023871612386" calcext:value-type="float">
            <text:p>103.02</text:p>
          </table:table-cell>
          <table:table-cell table:style-name="ce18" table:formula="of:=0.1047*[.B100]*[.C100]/1000" office:value-type="float" office:value="98.3408337116691" calcext:value-type="float">
            <text:p>98.34</text:p>
          </table:table-cell>
          <table:table-cell table:style-name="ce18" table:formula="of:=1000*[.L100]/590" office:value-type="float" office:value="166.679379172321" calcext:value-type="float">
            <text:p>166.68</text:p>
          </table:table-cell>
          <table:table-cell table:number-columns-repeated="1011"/>
        </table:table-row>
        <table:table-row table:style-name="ro1">
          <table:table-cell office:value-type="float" office:value="9.9" calcext:value-type="float">
            <text:p>9.9</text:p>
          </table:table-cell>
          <table:table-cell table:style-name="ce15" table:formula="of:=[.P$1]*[.P$2]*60*[.E101]/([.P$3]/1000)" office:value-type="float" office:value="13698.5757580202" calcext:value-type="float">
            <text:p>13698.6</text:p>
          </table:table-cell>
          <table:table-cell table:style-name="ce15" table:formula="of:=IF([.B101]&lt;[.S$3];400;-0.0477*[.B101]+721)" office:value-type="float" office:value="67.5779363424368" calcext:value-type="float">
            <text:p>67.6</text:p>
          </table:table-cell>
          <table:table-cell table:style-name="ce15" table:formula="of:=0.85*2*[.C101]*[.P$1]*[.P$2]/[.P$8]" office:value-type="float" office:value="1880.38270033959" calcext:value-type="float">
            <text:p>1880.4</text:p>
          </table:table-cell>
          <table:table-cell table:style-name="ce15" table:formula="of:=[.E100]+[.I100]*([.A101]-[.A100])" office:value-type="float" office:value="43.7902657499566" calcext:value-type="float">
            <text:p>43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1]*[.E101]" office:value-type="float" office:value="715.482530805965" calcext:value-type="float">
            <text:p>715.5</text:p>
          </table:table-cell>
          <table:table-cell table:style-name="ce15" table:formula="of:=[.D101]-[.F101]-[.G101]" office:value-type="float" office:value="966.247669533626" calcext:value-type="float">
            <text:p>966.2</text:p>
          </table:table-cell>
          <table:table-cell table:style-name="ce16" table:formula="of:=[.H101]/[.P$4]" office:value-type="float" office:value="0.715739014469353" calcext:value-type="float">
            <text:p>0.72</text:p>
          </table:table-cell>
          <table:table-cell table:style-name="ce16" table:formula="of:=[.E101]*3.6" office:value-type="float" office:value="157.644956699844" calcext:value-type="float">
            <text:p>157.64</text:p>
          </table:table-cell>
          <table:table-cell table:style-name="ce18" table:formula="of:=600*[.C101]/400" office:value-type="float" office:value="101.366904513655" calcext:value-type="float">
            <text:p>101.37</text:p>
          </table:table-cell>
          <table:table-cell table:style-name="ce18" table:formula="of:=0.1047*[.B101]*[.C101]/1000" office:value-type="float" office:value="96.9230390143741" calcext:value-type="float">
            <text:p>96.92</text:p>
          </table:table-cell>
          <table:table-cell table:style-name="ce18" table:formula="of:=1000*[.L101]/590" office:value-type="float" office:value="164.276337312499" calcext:value-type="float">
            <text:p>164.28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table:formula="of:=[.P$1]*[.P$2]*60*[.E102]/([.P$3]/1000)" office:value-type="float" office:value="13720.965677206" calcext:value-type="float">
            <text:p>13721.0</text:p>
          </table:table-cell>
          <table:table-cell table:style-name="ce15" table:formula="of:=IF([.B102]&lt;[.S$3];400;-0.0477*[.B102]+721)" office:value-type="float" office:value="66.5099371972723" calcext:value-type="float">
            <text:p>66.5</text:p>
          </table:table-cell>
          <table:table-cell table:style-name="ce15" table:formula="of:=0.85*2*[.C102]*[.P$1]*[.P$2]/[.P$8]" office:value-type="float" office:value="1850.66520339845" calcext:value-type="float">
            <text:p>1850.7</text:p>
          </table:table-cell>
          <table:table-cell table:style-name="ce15" table:formula="of:=[.E101]+[.I101]*([.A102]-[.A101])" office:value-type="float" office:value="43.8618396514035" calcext:value-type="float">
            <text:p>43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2]*[.E102]" office:value-type="float" office:value="717.823312520228" calcext:value-type="float">
            <text:p>717.8</text:p>
          </table:table-cell>
          <table:table-cell table:style-name="ce15" table:formula="of:=[.D102]-[.F102]-[.G102]" office:value-type="float" office:value="934.189390878223" calcext:value-type="float">
            <text:p>934.2</text:p>
          </table:table-cell>
          <table:table-cell table:style-name="ce16" table:formula="of:=[.H102]/[.P$4]" office:value-type="float" office:value="0.691992141391276" calcext:value-type="float">
            <text:p>0.69</text:p>
          </table:table-cell>
          <table:table-cell table:style-name="ce16" table:formula="of:=[.E102]*3.6" office:value-type="float" office:value="157.902622745053" calcext:value-type="float">
            <text:p>157.90</text:p>
          </table:table-cell>
          <table:table-cell table:style-name="ce18" table:formula="of:=600*[.C102]/400" office:value-type="float" office:value="99.7649057959084" calcext:value-type="float">
            <text:p>99.76</text:p>
          </table:table-cell>
          <table:table-cell table:style-name="ce18" table:formula="of:=0.1047*[.B102]*[.C102]/1000" office:value-type="float" office:value="95.5471852054316" calcext:value-type="float">
            <text:p>95.55</text:p>
          </table:table-cell>
          <table:table-cell table:style-name="ce18" table:formula="of:=1000*[.L102]/590" office:value-type="float" office:value="161.944381704121" calcext:value-type="float">
            <text:p>161.94</text:p>
          </table:table-cell>
          <table:table-cell table:number-columns-repeated="1011"/>
        </table:table-row>
        <table:table-row table:style-name="ro1">
          <table:table-cell office:value-type="float" office:value="10.1" calcext:value-type="float">
            <text:p>10.1</text:p>
          </table:table-cell>
          <table:table-cell table:style-name="ce15" table:formula="of:=[.P$1]*[.P$2]*60*[.E103]/([.P$3]/1000)" office:value-type="float" office:value="13742.6127410237" calcext:value-type="float">
            <text:p>13742.6</text:p>
          </table:table-cell>
          <table:table-cell table:style-name="ce15" table:formula="of:=IF([.B103]&lt;[.S$3];400;-0.0477*[.B103]+721)" office:value-type="float" office:value="65.4773722531713" calcext:value-type="float">
            <text:p>65.5</text:p>
          </table:table-cell>
          <table:table-cell table:style-name="ce15" table:formula="of:=0.85*2*[.C103]*[.P$1]*[.P$2]/[.P$8]" office:value-type="float" office:value="1821.93367706083" calcext:value-type="float">
            <text:p>1821.9</text:p>
          </table:table-cell>
          <table:table-cell table:style-name="ce15" table:formula="of:=[.E102]+[.I102]*([.A103]-[.A102])" office:value-type="float" office:value="43.9310388655426" calcext:value-type="float">
            <text:p>43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3]*[.E103]" office:value-type="float" office:value="720.090066171963" calcext:value-type="float">
            <text:p>720.1</text:p>
          </table:table-cell>
          <table:table-cell table:style-name="ce15" table:formula="of:=[.D103]-[.F103]-[.G103]" office:value-type="float" office:value="903.191110888871" calcext:value-type="float">
            <text:p>903.2</text:p>
          </table:table-cell>
          <table:table-cell table:style-name="ce16" table:formula="of:=[.H103]/[.P$4]" office:value-type="float" office:value="0.669030452510275" calcext:value-type="float">
            <text:p>0.67</text:p>
          </table:table-cell>
          <table:table-cell table:style-name="ce16" table:formula="of:=[.E103]*3.6" office:value-type="float" office:value="158.151739915953" calcext:value-type="float">
            <text:p>158.15</text:p>
          </table:table-cell>
          <table:table-cell table:style-name="ce18" table:formula="of:=600*[.C103]/400" office:value-type="float" office:value="98.216058379757" calcext:value-type="float">
            <text:p>98.22</text:p>
          </table:table-cell>
          <table:table-cell table:style-name="ce18" table:formula="of:=0.1047*[.B103]*[.C103]/1000" office:value-type="float" office:value="94.2122188173415" calcext:value-type="float">
            <text:p>94.21</text:p>
          </table:table-cell>
          <table:table-cell table:style-name="ce18" table:formula="of:=1000*[.L103]/590" office:value-type="float" office:value="159.681726809053" calcext:value-type="float">
            <text:p>159.68</text:p>
          </table:table-cell>
          <table:table-cell table:number-columns-repeated="1011"/>
        </table:table-row>
        <table:table-row table:style-name="ro1">
          <table:table-cell office:value-type="float" office:value="10.2" calcext:value-type="float">
            <text:p>10.2</text:p>
          </table:table-cell>
          <table:table-cell table:style-name="ce15" table:formula="of:=[.P$1]*[.P$2]*60*[.E104]/([.P$3]/1000)" office:value-type="float" office:value="13763.5415117931" calcext:value-type="float">
            <text:p>13763.5</text:p>
          </table:table-cell>
          <table:table-cell table:style-name="ce15" table:formula="of:=IF([.B104]&lt;[.S$3];400;-0.0477*[.B104]+721)" office:value-type="float" office:value="64.4790698874693" calcext:value-type="float">
            <text:p>64.5</text:p>
          </table:table-cell>
          <table:table-cell table:style-name="ce15" table:formula="of:=0.85*2*[.C104]*[.P$1]*[.P$2]/[.P$8]" office:value-type="float" office:value="1794.15552046455" calcext:value-type="float">
            <text:p>1794.2</text:p>
          </table:table-cell>
          <table:table-cell table:style-name="ce15" table:formula="of:=[.E103]+[.I103]*([.A104]-[.A103])" office:value-type="float" office:value="43.9979419107936" calcext:value-type="float">
            <text:p>44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4]*[.E104]" office:value-type="float" office:value="722.285001851335" calcext:value-type="float">
            <text:p>722.3</text:p>
          </table:table-cell>
          <table:table-cell table:style-name="ce15" table:formula="of:=[.D104]-[.F104]-[.G104]" office:value-type="float" office:value="873.218018613212" calcext:value-type="float">
            <text:p>873.2</text:p>
          </table:table-cell>
          <table:table-cell table:style-name="ce16" table:formula="of:=[.H104]/[.P$4]" office:value-type="float" office:value="0.646828161935713" calcext:value-type="float">
            <text:p>0.65</text:p>
          </table:table-cell>
          <table:table-cell table:style-name="ce16" table:formula="of:=[.E104]*3.6" office:value-type="float" office:value="158.392590878857" calcext:value-type="float">
            <text:p>158.39</text:p>
          </table:table-cell>
          <table:table-cell table:style-name="ce18" table:formula="of:=600*[.C104]/400" office:value-type="float" office:value="96.718604831204" calcext:value-type="float">
            <text:p>96.72</text:p>
          </table:table-cell>
          <table:table-cell table:style-name="ce18" table:formula="of:=0.1047*[.B104]*[.C104]/1000" office:value-type="float" office:value="92.9170991724778" calcext:value-type="float">
            <text:p>92.92</text:p>
          </table:table-cell>
          <table:table-cell table:style-name="ce18" table:formula="of:=1000*[.L104]/590" office:value-type="float" office:value="157.486608766912" calcext:value-type="float">
            <text:p>157.49</text:p>
          </table:table-cell>
          <table:table-cell table:number-columns-repeated="1011"/>
        </table:table-row>
        <table:table-row table:style-name="ro1">
          <table:table-cell office:value-type="float" office:value="10.3" calcext:value-type="float">
            <text:p>10.3</text:p>
          </table:table-cell>
          <table:table-cell table:style-name="ce15" table:formula="of:=[.P$1]*[.P$2]*60*[.E105]/([.P$3]/1000)" office:value-type="float" office:value="13783.7757451939" calcext:value-type="float">
            <text:p>13783.8</text:p>
          </table:table-cell>
          <table:table-cell table:style-name="ce15" table:formula="of:=IF([.B105]&lt;[.S$3];400;-0.0477*[.B105]+721)" office:value-type="float" office:value="63.5138969542489" calcext:value-type="float">
            <text:p>63.5</text:p>
          </table:table-cell>
          <table:table-cell table:style-name="ce15" table:formula="of:=0.85*2*[.C105]*[.P$1]*[.P$2]/[.P$8]" office:value-type="float" office:value="1767.29920337805" calcext:value-type="float">
            <text:p>1767.3</text:p>
          </table:table-cell>
          <table:table-cell table:style-name="ce15" table:formula="of:=[.E104]+[.I104]*([.A105]-[.A104])" office:value-type="float" office:value="44.0626247269872" calcext:value-type="float">
            <text:p>44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5]*[.E105]" office:value-type="float" office:value="724.410272619225" calcext:value-type="float">
            <text:p>724.4</text:p>
          </table:table-cell>
          <table:table-cell table:style-name="ce15" table:formula="of:=[.D105]-[.F105]-[.G105]" office:value-type="float" office:value="844.236430758824" calcext:value-type="float">
            <text:p>844.2</text:p>
          </table:table-cell>
          <table:table-cell table:style-name="ce16" table:formula="of:=[.H105]/[.P$4]" office:value-type="float" office:value="0.625360319080611" calcext:value-type="float">
            <text:p>0.63</text:p>
          </table:table-cell>
          <table:table-cell table:style-name="ce16" table:formula="of:=[.E105]*3.6" office:value-type="float" office:value="158.625449017154" calcext:value-type="float">
            <text:p>158.63</text:p>
          </table:table-cell>
          <table:table-cell table:style-name="ce18" table:formula="of:=600*[.C105]/400" office:value-type="float" office:value="95.2708454313734" calcext:value-type="float">
            <text:p>95.27</text:p>
          </table:table-cell>
          <table:table-cell table:style-name="ce18" table:formula="of:=0.1047*[.B105]*[.C105]/1000" office:value-type="float" office:value="91.6607993999798" calcext:value-type="float">
            <text:p>91.66</text:p>
          </table:table-cell>
          <table:table-cell table:style-name="ce18" table:formula="of:=1000*[.L105]/590" office:value-type="float" office:value="155.35728711861" calcext:value-type="float">
            <text:p>155.36</text:p>
          </table:table-cell>
          <table:table-cell table:number-columns-repeated="1011"/>
        </table:table-row>
        <table:table-row table:style-name="ro1">
          <table:table-cell office:value-type="float" office:value="10.4" calcext:value-type="float">
            <text:p>10.4</text:p>
          </table:table-cell>
          <table:table-cell table:style-name="ce15" table:formula="of:=[.P$1]*[.P$2]*60*[.E106]/([.P$3]/1000)" office:value-type="float" office:value="13803.3384163956" calcext:value-type="float">
            <text:p>13803.3</text:p>
          </table:table-cell>
          <table:table-cell table:style-name="ce15" table:formula="of:=IF([.B106]&lt;[.S$3];400;-0.0477*[.B106]+721)" office:value-type="float" office:value="62.5807575379311" calcext:value-type="float">
            <text:p>62.6</text:p>
          </table:table-cell>
          <table:table-cell table:style-name="ce15" table:formula="of:=0.85*2*[.C106]*[.P$1]*[.P$2]/[.P$8]" office:value-type="float" office:value="1741.33423151863" calcext:value-type="float">
            <text:p>1741.3</text:p>
          </table:table-cell>
          <table:table-cell table:style-name="ce15" table:formula="of:=[.E105]+[.I105]*([.A106]-[.A105])" office:value-type="float" office:value="44.1251607588953" calcext:value-type="float">
            <text:p>44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6]*[.E106]" office:value-type="float" office:value="726.467975333577" calcext:value-type="float">
            <text:p>726.5</text:p>
          </table:table-cell>
          <table:table-cell table:style-name="ce15" table:formula="of:=[.D106]-[.F106]-[.G106]" office:value-type="float" office:value="816.213756185051" calcext:value-type="float">
            <text:p>816.2</text:p>
          </table:table-cell>
          <table:table-cell table:style-name="ce16" table:formula="of:=[.H106]/[.P$4]" office:value-type="float" office:value="0.604602782359297" calcext:value-type="float">
            <text:p>0.60</text:p>
          </table:table-cell>
          <table:table-cell table:style-name="ce16" table:formula="of:=[.E106]*3.6" office:value-type="float" office:value="158.850578732023" calcext:value-type="float">
            <text:p>158.85</text:p>
          </table:table-cell>
          <table:table-cell table:style-name="ce18" table:formula="of:=600*[.C106]/400" office:value-type="float" office:value="93.8711363068966" calcext:value-type="float">
            <text:p>93.87</text:p>
          </table:table-cell>
          <table:table-cell table:style-name="ce18" table:formula="of:=0.1047*[.B106]*[.C106]/1000" office:value-type="float" office:value="90.4423073259033" calcext:value-type="float">
            <text:p>90.44</text:p>
          </table:table-cell>
          <table:table-cell table:style-name="ce18" table:formula="of:=1000*[.L106]/590" office:value-type="float" office:value="153.29204631509" calcext:value-type="float">
            <text:p>153.29</text:p>
          </table:table-cell>
          <table:table-cell table:number-columns-repeated="1011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style-name="ce15" table:formula="of:=[.P$1]*[.P$2]*60*[.E107]/([.P$3]/1000)" office:value-type="float" office:value="13822.2517453645" calcext:value-type="float">
            <text:p>13822.3</text:p>
          </table:table-cell>
          <table:table-cell table:style-name="ce15" table:formula="of:=IF([.B107]&lt;[.S$3];400;-0.0477*[.B107]+721)" office:value-type="float" office:value="61.6785917461131" calcext:value-type="float">
            <text:p>61.7</text:p>
          </table:table-cell>
          <table:table-cell table:style-name="ce15" table:formula="of:=0.85*2*[.C107]*[.P$1]*[.P$2]/[.P$8]" office:value-type="float" office:value="1716.23111296265" calcext:value-type="float">
            <text:p>1716.2</text:p>
          </table:table-cell>
          <table:table-cell table:style-name="ce15" table:formula="of:=[.E106]+[.I106]*([.A107]-[.A106])" office:value-type="float" office:value="44.1856210371312" calcext:value-type="float">
            <text:p>44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7]*[.E107]" office:value-type="float" office:value="728.460151517337" calcext:value-type="float">
            <text:p>728.5</text:p>
          </table:table-cell>
          <table:table-cell table:style-name="ce15" table:formula="of:=[.D107]-[.F107]-[.G107]" office:value-type="float" office:value="789.11846144531" calcext:value-type="float">
            <text:p>789.1</text:p>
          </table:table-cell>
          <table:table-cell table:style-name="ce16" table:formula="of:=[.H107]/[.P$4]" office:value-type="float" office:value="0.584532193663192" calcext:value-type="float">
            <text:p>0.58</text:p>
          </table:table-cell>
          <table:table-cell table:style-name="ce16" table:formula="of:=[.E107]*3.6" office:value-type="float" office:value="159.068235733672" calcext:value-type="float">
            <text:p>159.07</text:p>
          </table:table-cell>
          <table:table-cell table:style-name="ce18" table:formula="of:=600*[.C107]/400" office:value-type="float" office:value="92.5178876191696" calcext:value-type="float">
            <text:p>92.52</text:p>
          </table:table-cell>
          <table:table-cell table:style-name="ce18" table:formula="of:=0.1047*[.B107]*[.C107]/1000" office:value-type="float" office:value="89.260626246781" calcext:value-type="float">
            <text:p>89.26</text:p>
          </table:table-cell>
          <table:table-cell table:style-name="ce18" table:formula="of:=1000*[.L107]/590" office:value-type="float" office:value="151.289197028442" calcext:value-type="float">
            <text:p>151.29</text:p>
          </table:table-cell>
          <table:table-cell table:number-columns-repeated="1011"/>
        </table:table-row>
        <table:table-row table:style-name="ro1">
          <table:table-cell office:value-type="float" office:value="10.6" calcext:value-type="float">
            <text:p>10.6</text:p>
          </table:table-cell>
          <table:table-cell table:style-name="ce15" table:formula="of:=[.P$1]*[.P$2]*60*[.E108]/([.P$3]/1000)" office:value-type="float" office:value="13840.5372213733" calcext:value-type="float">
            <text:p>13840.5</text:p>
          </table:table-cell>
          <table:table-cell table:style-name="ce15" table:formula="of:=IF([.B108]&lt;[.S$3];400;-0.0477*[.B108]+721)" office:value-type="float" office:value="60.8063745404934" calcext:value-type="float">
            <text:p>60.8</text:p>
          </table:table-cell>
          <table:table-cell table:style-name="ce15" table:formula="of:=0.85*2*[.C108]*[.P$1]*[.P$2]/[.P$8]" office:value-type="float" office:value="1691.96132561556" calcext:value-type="float">
            <text:p>1692.0</text:p>
          </table:table-cell>
          <table:table-cell table:style-name="ce15" table:formula="of:=[.E107]+[.I107]*([.A108]-[.A107])" office:value-type="float" office:value="44.2440742564975" calcext:value-type="float">
            <text:p>44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8]*[.E108]" office:value-type="float" office:value="730.388788262187" calcext:value-type="float">
            <text:p>730.4</text:p>
          </table:table-cell>
          <table:table-cell table:style-name="ce15" table:formula="of:=[.D108]-[.F108]-[.G108]" office:value-type="float" office:value="762.920037353376" calcext:value-type="float">
            <text:p>762.9</text:p>
          </table:table-cell>
          <table:table-cell table:style-name="ce16" table:formula="of:=[.H108]/[.P$4]" office:value-type="float" office:value="0.565125953595093" calcext:value-type="float">
            <text:p>0.57</text:p>
          </table:table-cell>
          <table:table-cell table:style-name="ce16" table:formula="of:=[.E108]*3.6" office:value-type="float" office:value="159.278667323391" calcext:value-type="float">
            <text:p>159.28</text:p>
          </table:table-cell>
          <table:table-cell table:style-name="ce18" table:formula="of:=600*[.C108]/400" office:value-type="float" office:value="91.2095618107401" calcext:value-type="float">
            <text:p>91.21</text:p>
          </table:table-cell>
          <table:table-cell table:style-name="ce18" table:formula="of:=0.1047*[.B108]*[.C108]/1000" office:value-type="float" office:value="88.1147755960314" calcext:value-type="float">
            <text:p>88.11</text:p>
          </table:table-cell>
          <table:table-cell table:style-name="ce18" table:formula="of:=1000*[.L108]/590" office:value-type="float" office:value="149.347077281409" calcext:value-type="float">
            <text:p>149.35</text:p>
          </table:table-cell>
          <table:table-cell table:number-columns-repeated="1011"/>
        </table:table-row>
        <table:table-row table:style-name="ro1">
          <table:table-cell office:value-type="float" office:value="10.7" calcext:value-type="float">
            <text:p>10.7</text:p>
          </table:table-cell>
          <table:table-cell table:style-name="ce15" table:formula="of:=[.P$1]*[.P$2]*60*[.E109]/([.P$3]/1000)" office:value-type="float" office:value="13858.2156267348" calcext:value-type="float">
            <text:p>13858.2</text:p>
          </table:table-cell>
          <table:table-cell table:style-name="ce15" table:formula="of:=IF([.B109]&lt;[.S$3];400;-0.0477*[.B109]+721)" office:value-type="float" office:value="59.9631146047509" calcext:value-type="float">
            <text:p>60.0</text:p>
          </table:table-cell>
          <table:table-cell table:style-name="ce15" table:formula="of:=0.85*2*[.C109]*[.P$1]*[.P$2]/[.P$8]" office:value-type="float" office:value="1668.49728571022" calcext:value-type="float">
            <text:p>1668.5</text:p>
          </table:table-cell>
          <table:table-cell table:style-name="ce15" table:formula="of:=[.E108]+[.I108]*([.A109]-[.A108])" office:value-type="float" office:value="44.300586851857" calcext:value-type="float">
            <text:p>44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09]*[.E109]" office:value-type="float" office:value="732.255819162729" calcext:value-type="float">
            <text:p>732.3</text:p>
          </table:table-cell>
          <table:table-cell table:style-name="ce15" table:formula="of:=[.D109]-[.F109]-[.G109]" office:value-type="float" office:value="737.588966547491" calcext:value-type="float">
            <text:p>737.6</text:p>
          </table:table-cell>
          <table:table-cell table:style-name="ce16" table:formula="of:=[.H109]/[.P$4]" office:value-type="float" office:value="0.546362197442586" calcext:value-type="float">
            <text:p>0.55</text:p>
          </table:table-cell>
          <table:table-cell table:style-name="ce16" table:formula="of:=[.E109]*3.6" office:value-type="float" office:value="159.482112666685" calcext:value-type="float">
            <text:p>159.48</text:p>
          </table:table-cell>
          <table:table-cell table:style-name="ce18" table:formula="of:=600*[.C109]/400" office:value-type="float" office:value="89.9446719071264" calcext:value-type="float">
            <text:p>89.94</text:p>
          </table:table-cell>
          <table:table-cell table:style-name="ce18" table:formula="of:=0.1047*[.B109]*[.C109]/1000" office:value-type="float" office:value="87.003791511988" calcext:value-type="float">
            <text:p>87.00</text:p>
          </table:table-cell>
          <table:table-cell table:style-name="ce18" table:formula="of:=1000*[.L109]/590" office:value-type="float" office:value="147.464053410149" calcext:value-type="float">
            <text:p>147.46</text:p>
          </table:table-cell>
          <table:table-cell table:number-columns-repeated="1011"/>
        </table:table-row>
        <table:table-row table:style-name="ro1">
          <table:table-cell office:value-type="float" office:value="10.8" calcext:value-type="float">
            <text:p>10.8</text:p>
          </table:table-cell>
          <table:table-cell table:style-name="ce15" table:formula="of:=[.P$1]*[.P$2]*60*[.E110]/([.P$3]/1000)" office:value-type="float" office:value="13875.3070597846" calcext:value-type="float">
            <text:p>13875.3</text:p>
          </table:table-cell>
          <table:table-cell table:style-name="ce15" table:formula="of:=IF([.B110]&lt;[.S$3];400;-0.0477*[.B110]+721)" office:value-type="float" office:value="59.1478532482752" calcext:value-type="float">
            <text:p>59.1</text:p>
          </table:table-cell>
          <table:table-cell table:style-name="ce15" table:formula="of:=0.85*2*[.C110]*[.P$1]*[.P$2]/[.P$8]" office:value-type="float" office:value="1645.81231730272" calcext:value-type="float">
            <text:p>1645.8</text:p>
          </table:table-cell>
          <table:table-cell table:style-name="ce15" table:formula="of:=[.E109]+[.I109]*([.A110]-[.A109])" office:value-type="float" office:value="44.3552230716013" calcext:value-type="float">
            <text:p>44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0]*[.E110]" office:value-type="float" office:value="734.063125276247" calcext:value-type="float">
            <text:p>734.1</text:p>
          </table:table-cell>
          <table:table-cell table:style-name="ce15" table:formula="of:=[.D110]-[.F110]-[.G110]" office:value-type="float" office:value="713.096692026471" calcext:value-type="float">
            <text:p>713.1</text:p>
          </table:table-cell>
          <table:table-cell table:style-name="ce16" table:formula="of:=[.H110]/[.P$4]" office:value-type="float" office:value="0.52821977187146" calcext:value-type="float">
            <text:p>0.53</text:p>
          </table:table-cell>
          <table:table-cell table:style-name="ce16" table:formula="of:=[.E110]*3.6" office:value-type="float" office:value="159.678803057765" calcext:value-type="float">
            <text:p>159.68</text:p>
          </table:table-cell>
          <table:table-cell table:style-name="ce18" table:formula="of:=600*[.C110]/400" office:value-type="float" office:value="88.7217798724128" calcext:value-type="float">
            <text:p>88.72</text:p>
          </table:table-cell>
          <table:table-cell table:style-name="ce18" table:formula="of:=0.1047*[.B110]*[.C110]/1000" office:value-type="float" office:value="85.9267273156999" calcext:value-type="float">
            <text:p>85.93</text:p>
          </table:table-cell>
          <table:table-cell table:style-name="ce18" table:formula="of:=1000*[.L110]/590" office:value-type="float" office:value="145.638520874068" calcext:value-type="float">
            <text:p>145.64</text:p>
          </table:table-cell>
          <table:table-cell table:number-columns-repeated="1011"/>
        </table:table-row>
        <table:table-row table:style-name="ro1">
          <table:table-cell office:value-type="float" office:value="10.9" calcext:value-type="float">
            <text:p>10.9</text:p>
          </table:table-cell>
          <table:table-cell table:style-name="ce15" table:formula="of:=[.P$1]*[.P$2]*60*[.E111]/([.P$3]/1000)" office:value-type="float" office:value="13891.8309571347" calcext:value-type="float">
            <text:p>13891.8</text:p>
          </table:table-cell>
          <table:table-cell table:style-name="ce15" table:formula="of:=IF([.B111]&lt;[.S$3];400;-0.0477*[.B111]+721)" office:value-type="float" office:value="58.3596633446747" calcext:value-type="float">
            <text:p>58.4</text:p>
          </table:table-cell>
          <table:table-cell table:style-name="ce15" table:formula="of:=0.85*2*[.C111]*[.P$1]*[.P$2]/[.P$8]" office:value-type="float" office:value="1623.88062273598" calcext:value-type="float">
            <text:p>1623.9</text:p>
          </table:table-cell>
          <table:table-cell table:style-name="ce15" table:formula="of:=[.E110]+[.I110]*([.A111]-[.A110])" office:value-type="float" office:value="44.4080450487884" calcext:value-type="float">
            <text:p>44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1]*[.E111]" office:value-type="float" office:value="735.812536103545" calcext:value-type="float">
            <text:p>735.8</text:p>
          </table:table-cell>
          <table:table-cell table:style-name="ce15" table:formula="of:=[.D111]-[.F111]-[.G111]" office:value-type="float" office:value="689.415586632437" calcext:value-type="float">
            <text:p>689.4</text:p>
          </table:table-cell>
          <table:table-cell table:style-name="ce16" table:formula="of:=[.H111]/[.P$4]" office:value-type="float" office:value="0.510678212320324" calcext:value-type="float">
            <text:p>0.51</text:p>
          </table:table-cell>
          <table:table-cell table:style-name="ce16" table:formula="of:=[.E111]*3.6" office:value-type="float" office:value="159.868962175638" calcext:value-type="float">
            <text:p>159.87</text:p>
          </table:table-cell>
          <table:table-cell table:style-name="ce18" table:formula="of:=600*[.C111]/400" office:value-type="float" office:value="87.539495017012" calcext:value-type="float">
            <text:p>87.54</text:p>
          </table:table-cell>
          <table:table-cell table:style-name="ce18" table:formula="of:=0.1047*[.B111]*[.C111]/1000" office:value-type="float" office:value="84.8826539060788" calcext:value-type="float">
            <text:p>84.88</text:p>
          </table:table-cell>
          <table:table-cell table:style-name="ce18" table:formula="of:=1000*[.L111]/590" office:value-type="float" office:value="143.868904925557" calcext:value-type="float">
            <text:p>143.87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table:formula="of:=[.P$1]*[.P$2]*60*[.E112]/([.P$3]/1000)" office:value-type="float" office:value="13907.8061152198" calcext:value-type="float">
            <text:p>13907.8</text:p>
          </table:table-cell>
          <table:table-cell table:style-name="ce15" table:formula="of:=IF([.B112]&lt;[.S$3];400;-0.0477*[.B112]+721)" office:value-type="float" office:value="57.5976483040155" calcext:value-type="float">
            <text:p>57.6</text:p>
          </table:table-cell>
          <table:table-cell table:style-name="ce15" table:formula="of:=0.85*2*[.C112]*[.P$1]*[.P$2]/[.P$8]" office:value-type="float" office:value="1602.6772540419" calcext:value-type="float">
            <text:p>1602.7</text:p>
          </table:table-cell>
          <table:table-cell table:style-name="ce15" table:formula="of:=[.E111]+[.I111]*([.A112]-[.A111])" office:value-type="float" office:value="44.4591128700205" calcext:value-type="float">
            <text:p>44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2]*[.E112]" office:value-type="float" office:value="737.505830586773" calcext:value-type="float">
            <text:p>737.5</text:p>
          </table:table-cell>
          <table:table-cell table:style-name="ce15" table:formula="of:=[.D112]-[.F112]-[.G112]" office:value-type="float" office:value="666.518923455123" calcext:value-type="float">
            <text:p>666.5</text:p>
          </table:table-cell>
          <table:table-cell table:style-name="ce16" table:formula="of:=[.H112]/[.P$4]" office:value-type="float" office:value="0.493717721077869" calcext:value-type="float">
            <text:p>0.49</text:p>
          </table:table-cell>
          <table:table-cell table:style-name="ce16" table:formula="of:=[.E112]*3.6" office:value-type="float" office:value="160.052806332074" calcext:value-type="float">
            <text:p>160.05</text:p>
          </table:table-cell>
          <table:table-cell table:style-name="ce18" table:formula="of:=600*[.C112]/400" office:value-type="float" office:value="86.3964724560232" calcext:value-type="float">
            <text:p>86.40</text:p>
          </table:table-cell>
          <table:table-cell table:style-name="ce18" table:formula="of:=0.1047*[.B112]*[.C112]/1000" office:value-type="float" office:value="83.8706600794195" calcext:value-type="float">
            <text:p>83.87</text:p>
          </table:table-cell>
          <table:table-cell table:style-name="ce18" table:formula="of:=1000*[.L112]/590" office:value-type="float" office:value="142.153661151558" calcext:value-type="float">
            <text:p>142.15</text:p>
          </table:table-cell>
          <table:table-cell table:number-columns-repeated="1011"/>
        </table:table-row>
        <table:table-row table:style-name="ro1">
          <table:table-cell office:value-type="float" office:value="11.1" calcext:value-type="float">
            <text:p>11.1</text:p>
          </table:table-cell>
          <table:table-cell table:style-name="ce15" table:formula="of:=[.P$1]*[.P$2]*60*[.E113]/([.P$3]/1000)" office:value-type="float" office:value="13923.2507111578" calcext:value-type="float">
            <text:p>13923.3</text:p>
          </table:table-cell>
          <table:table-cell table:style-name="ce15" table:formula="of:=IF([.B113]&lt;[.S$3];400;-0.0477*[.B113]+721)" office:value-type="float" office:value="56.8609410777724" calcext:value-type="float">
            <text:p>56.9</text:p>
          </table:table-cell>
          <table:table-cell table:style-name="ce15" table:formula="of:=0.85*2*[.C113]*[.P$1]*[.P$2]/[.P$8]" office:value-type="float" office:value="1582.17808525368" calcext:value-type="float">
            <text:p>1582.2</text:p>
          </table:table-cell>
          <table:table-cell table:style-name="ce15" table:formula="of:=[.E112]+[.I112]*([.A113]-[.A112])" office:value-type="float" office:value="44.5084846421283" calcext:value-type="float">
            <text:p>44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3]*[.E113]" office:value-type="float" office:value="739.144738120482" calcext:value-type="float">
            <text:p>739.1</text:p>
          </table:table-cell>
          <table:table-cell table:style-name="ce15" table:formula="of:=[.D113]-[.F113]-[.G113]" office:value-type="float" office:value="644.380847133202" calcext:value-type="float">
            <text:p>644.4</text:p>
          </table:table-cell>
          <table:table-cell table:style-name="ce16" table:formula="of:=[.H113]/[.P$4]" office:value-type="float" office:value="0.477319146024594" calcext:value-type="float">
            <text:p>0.48</text:p>
          </table:table-cell>
          <table:table-cell table:style-name="ce16" table:formula="of:=[.E113]*3.6" office:value-type="float" office:value="160.230544711662" calcext:value-type="float">
            <text:p>160.23</text:p>
          </table:table-cell>
          <table:table-cell table:style-name="ce18" table:formula="of:=600*[.C113]/400" office:value-type="float" office:value="85.2914116166586" calcext:value-type="float">
            <text:p>85.29</text:p>
          </table:table-cell>
          <table:table-cell table:style-name="ce18" table:formula="of:=0.1047*[.B113]*[.C113]/1000" office:value-type="float" office:value="82.8898527798212" calcext:value-type="float">
            <text:p>82.89</text:p>
          </table:table-cell>
          <table:table-cell table:style-name="ce18" table:formula="of:=1000*[.L113]/590" office:value-type="float" office:value="140.491275898002" calcext:value-type="float">
            <text:p>140.49</text:p>
          </table:table-cell>
          <table:table-cell table:number-columns-repeated="1011"/>
        </table:table-row>
        <table:table-row table:style-name="ro1">
          <table:table-cell office:value-type="float" office:value="11.2" calcext:value-type="float">
            <text:p>11.2</text:p>
          </table:table-cell>
          <table:table-cell table:style-name="ce15" table:formula="of:=[.P$1]*[.P$2]*60*[.E114]/([.P$3]/1000)" office:value-type="float" office:value="13938.1823229455" calcext:value-type="float">
            <text:p>13938.2</text:p>
          </table:table-cell>
          <table:table-cell table:style-name="ce15" table:formula="of:=IF([.B114]&lt;[.S$3];400;-0.0477*[.B114]+721)" office:value-type="float" office:value="56.1487031955006" calcext:value-type="float">
            <text:p>56.1</text:p>
          </table:table-cell>
          <table:table-cell table:style-name="ce15" table:formula="of:=0.85*2*[.C114]*[.P$1]*[.P$2]/[.P$8]" office:value-type="float" office:value="1562.35978560091" calcext:value-type="float">
            <text:p>1562.4</text:p>
          </table:table-cell>
          <table:table-cell table:style-name="ce15" table:formula="of:=[.E113]+[.I113]*([.A114]-[.A113])" office:value-type="float" office:value="44.5562165567307" calcext:value-type="float">
            <text:p>44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4]*[.E114]" office:value-type="float" office:value="740.730939572483" calcext:value-type="float">
            <text:p>740.7</text:p>
          </table:table-cell>
          <table:table-cell table:style-name="ce15" table:formula="of:=[.D114]-[.F114]-[.G114]" office:value-type="float" office:value="622.976346028429" calcext:value-type="float">
            <text:p>623.0</text:p>
          </table:table-cell>
          <table:table-cell table:style-name="ce16" table:formula="of:=[.H114]/[.P$4]" office:value-type="float" office:value="0.461463960021059" calcext:value-type="float">
            <text:p>0.46</text:p>
          </table:table-cell>
          <table:table-cell table:style-name="ce16" table:formula="of:=[.E114]*3.6" office:value-type="float" office:value="160.402379604231" calcext:value-type="float">
            <text:p>160.40</text:p>
          </table:table-cell>
          <table:table-cell table:style-name="ce18" table:formula="of:=600*[.C114]/400" office:value-type="float" office:value="84.2230547932509" calcext:value-type="float">
            <text:p>84.22</text:p>
          </table:table-cell>
          <table:table-cell table:style-name="ce18" table:formula="of:=0.1047*[.B114]*[.C114]/1000" office:value-type="float" office:value="81.9393572865624" calcext:value-type="float">
            <text:p>81.94</text:p>
          </table:table-cell>
          <table:table-cell table:style-name="ce18" table:formula="of:=1000*[.L114]/590" office:value-type="float" office:value="138.880266587394" calcext:value-type="float">
            <text:p>138.88</text:p>
          </table:table-cell>
          <table:table-cell table:number-columns-repeated="1011"/>
        </table:table-row>
        <table:table-row table:style-name="ro1">
          <table:table-cell office:value-type="float" office:value="11.3" calcext:value-type="float">
            <text:p>11.3</text:p>
          </table:table-cell>
          <table:table-cell table:style-name="ce15" table:formula="of:=[.P$1]*[.P$2]*60*[.E115]/([.P$3]/1000)" office:value-type="float" office:value="13952.6179490091" calcext:value-type="float">
            <text:p>13952.6</text:p>
          </table:table-cell>
          <table:table-cell table:style-name="ce15" table:formula="of:=IF([.B115]&lt;[.S$3];400;-0.0477*[.B115]+721)" office:value-type="float" office:value="55.4601238322642" calcext:value-type="float">
            <text:p>55.5</text:p>
          </table:table-cell>
          <table:table-cell table:style-name="ce15" table:formula="of:=0.85*2*[.C115]*[.P$1]*[.P$2]/[.P$8]" office:value-type="float" office:value="1543.19979356032" calcext:value-type="float">
            <text:p>1543.2</text:p>
          </table:table-cell>
          <table:table-cell table:style-name="ce15" table:formula="of:=[.E114]+[.I114]*([.A115]-[.A114])" office:value-type="float" office:value="44.6023629527328" calcext:value-type="float">
            <text:p>44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5]*[.E115]" office:value-type="float" office:value="742.2660683114" calcext:value-type="float">
            <text:p>742.3</text:p>
          </table:table-cell>
          <table:table-cell table:style-name="ce15" table:formula="of:=[.D115]-[.F115]-[.G115]" office:value-type="float" office:value="602.281225248922" calcext:value-type="float">
            <text:p>602.3</text:p>
          </table:table-cell>
          <table:table-cell table:style-name="ce16" table:formula="of:=[.H115]/[.P$4]" office:value-type="float" office:value="0.446134240925127" calcext:value-type="float">
            <text:p>0.45</text:p>
          </table:table-cell>
          <table:table-cell table:style-name="ce16" table:formula="of:=[.E115]*3.6" office:value-type="float" office:value="160.568506629838" calcext:value-type="float">
            <text:p>160.57</text:p>
          </table:table-cell>
          <table:table-cell table:style-name="ce18" table:formula="of:=600*[.C115]/400" office:value-type="float" office:value="83.1901857483964" calcext:value-type="float">
            <text:p>83.19</text:p>
          </table:table-cell>
          <table:table-cell table:style-name="ce18" table:formula="of:=0.1047*[.B115]*[.C115]/1000" office:value-type="float" office:value="81.0183173440426" calcext:value-type="float">
            <text:p>81.02</text:p>
          </table:table-cell>
          <table:table-cell table:style-name="ce18" table:formula="of:=1000*[.L115]/590" office:value-type="float" office:value="137.319181939055" calcext:value-type="float">
            <text:p>137.32</text:p>
          </table:table-cell>
          <table:table-cell table:number-columns-repeated="1011"/>
        </table:table-row>
        <table:table-row table:style-name="ro1">
          <table:table-cell office:value-type="float" office:value="11.4" calcext:value-type="float">
            <text:p>11.4</text:p>
          </table:table-cell>
          <table:table-cell table:style-name="ce15" table:formula="of:=[.P$1]*[.P$2]*60*[.E116]/([.P$3]/1000)" office:value-type="float" office:value="13966.5740271304" calcext:value-type="float">
            <text:p>13966.6</text:p>
          </table:table-cell>
          <table:table-cell table:style-name="ce15" table:formula="of:=IF([.B116]&lt;[.S$3];400;-0.0477*[.B116]+721)" office:value-type="float" office:value="54.7944189058813" calcext:value-type="float">
            <text:p>54.8</text:p>
          </table:table-cell>
          <table:table-cell table:style-name="ce15" table:formula="of:=0.85*2*[.C116]*[.P$1]*[.P$2]/[.P$8]" office:value-type="float" office:value="1524.67629173632" calcext:value-type="float">
            <text:p>1524.7</text:p>
          </table:table-cell>
          <table:table-cell table:style-name="ce15" table:formula="of:=[.E115]+[.I115]*([.A116]-[.A115])" office:value-type="float" office:value="44.6469763768253" calcext:value-type="float">
            <text:p>44.6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6]*[.E116]" office:value-type="float" office:value="743.751711238067" calcext:value-type="float">
            <text:p>743.8</text:p>
          </table:table-cell>
          <table:table-cell table:style-name="ce15" table:formula="of:=[.D116]-[.F116]-[.G116]" office:value-type="float" office:value="582.272080498256" calcext:value-type="float">
            <text:p>582.3</text:p>
          </table:table-cell>
          <table:table-cell table:style-name="ce16" table:formula="of:=[.H116]/[.P$4]" office:value-type="float" office:value="0.431312652220931" calcext:value-type="float">
            <text:p>0.43</text:p>
          </table:table-cell>
          <table:table-cell table:style-name="ce16" table:formula="of:=[.E116]*3.6" office:value-type="float" office:value="160.729114956571" calcext:value-type="float">
            <text:p>160.73</text:p>
          </table:table-cell>
          <table:table-cell table:style-name="ce18" table:formula="of:=600*[.C116]/400" office:value-type="float" office:value="82.191628358822" calcext:value-type="float">
            <text:p>82.19</text:p>
          </table:table-cell>
          <table:table-cell table:style-name="ce18" table:formula="of:=0.1047*[.B116]*[.C116]/1000" office:value-type="float" office:value="80.1258952394945" calcext:value-type="float">
            <text:p>80.13</text:p>
          </table:table-cell>
          <table:table-cell table:style-name="ce18" table:formula="of:=1000*[.L116]/590" office:value-type="float" office:value="135.806602100838" calcext:value-type="float">
            <text:p>135.81</text:p>
          </table:table-cell>
          <table:table-cell table:number-columns-repeated="1011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style-name="ce15" table:formula="of:=[.P$1]*[.P$2]*60*[.E117]/([.P$3]/1000)" office:value-type="float" office:value="13980.0664527657" calcext:value-type="float">
            <text:p>13980.1</text:p>
          </table:table-cell>
          <table:table-cell table:style-name="ce15" table:formula="of:=IF([.B117]&lt;[.S$3];400;-0.0477*[.B117]+721)" office:value-type="float" office:value="54.1508302030746" calcext:value-type="float">
            <text:p>54.2</text:p>
          </table:table-cell>
          <table:table-cell table:style-name="ce15" table:formula="of:=0.85*2*[.C117]*[.P$1]*[.P$2]/[.P$8]" office:value-type="float" office:value="1506.76818254578" calcext:value-type="float">
            <text:p>1506.8</text:p>
          </table:table-cell>
          <table:table-cell table:style-name="ce15" table:formula="of:=[.E116]+[.I116]*([.A117]-[.A116])" office:value-type="float" office:value="44.6901076420474" calcext:value-type="float">
            <text:p>44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7]*[.E117]" office:value-type="float" office:value="745.189409818197" calcext:value-type="float">
            <text:p>745.2</text:p>
          </table:table-cell>
          <table:table-cell table:style-name="ce15" table:formula="of:=[.D117]-[.F117]-[.G117]" office:value-type="float" office:value="562.926272727586" calcext:value-type="float">
            <text:p>562.9</text:p>
          </table:table-cell>
          <table:table-cell table:style-name="ce16" table:formula="of:=[.H117]/[.P$4]" office:value-type="float" office:value="0.416982424242657" calcext:value-type="float">
            <text:p>0.42</text:p>
          </table:table-cell>
          <table:table-cell table:style-name="ce16" table:formula="of:=[.E117]*3.6" office:value-type="float" office:value="160.884387511371" calcext:value-type="float">
            <text:p>160.88</text:p>
          </table:table-cell>
          <table:table-cell table:style-name="ce18" table:formula="of:=600*[.C117]/400" office:value-type="float" office:value="81.226245304612" calcext:value-type="float">
            <text:p>81.23</text:p>
          </table:table-cell>
          <table:table-cell table:style-name="ce18" table:formula="of:=0.1047*[.B117]*[.C117]/1000" office:value-type="float" office:value="79.2612718332854" calcext:value-type="float">
            <text:p>79.26</text:p>
          </table:table-cell>
          <table:table-cell table:style-name="ce18" table:formula="of:=1000*[.L117]/590" office:value-type="float" office:value="134.341138700484" calcext:value-type="float">
            <text:p>134.34</text:p>
          </table:table-cell>
          <table:table-cell table:number-columns-repeated="1011"/>
        </table:table-row>
        <table:table-row table:style-name="ro1">
          <table:table-cell office:value-type="float" office:value="11.6" calcext:value-type="float">
            <text:p>11.6</text:p>
          </table:table-cell>
          <table:table-cell table:style-name="ce15" table:formula="of:=[.P$1]*[.P$2]*60*[.E118]/([.P$3]/1000)" office:value-type="float" office:value="13993.1105967791" calcext:value-type="float">
            <text:p>13993.1</text:p>
          </table:table-cell>
          <table:table-cell table:style-name="ce15" table:formula="of:=IF([.B118]&lt;[.S$3];400;-0.0477*[.B118]+721)" office:value-type="float" office:value="53.528624533638" calcext:value-type="float">
            <text:p>53.5</text:p>
          </table:table-cell>
          <table:table-cell table:style-name="ce15" table:formula="of:=0.85*2*[.C118]*[.P$1]*[.P$2]/[.P$8]" office:value-type="float" office:value="1489.45506468238" calcext:value-type="float">
            <text:p>1489.5</text:p>
          </table:table-cell>
          <table:table-cell table:style-name="ce15" table:formula="of:=[.E117]+[.I117]*([.A118]-[.A117])" office:value-type="float" office:value="44.7318058844717" calcext:value-type="float">
            <text:p>44.7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8]*[.E118]" office:value-type="float" office:value="746.580661113991" calcext:value-type="float">
            <text:p>746.6</text:p>
          </table:table-cell>
          <table:table-cell table:style-name="ce15" table:formula="of:=[.D118]-[.F118]-[.G118]" office:value-type="float" office:value="544.221903568393" calcext:value-type="float">
            <text:p>544.2</text:p>
          </table:table-cell>
          <table:table-cell table:style-name="ce16" table:formula="of:=[.H118]/[.P$4]" office:value-type="float" office:value="0.403127335976588" calcext:value-type="float">
            <text:p>0.40</text:p>
          </table:table-cell>
          <table:table-cell table:style-name="ce16" table:formula="of:=[.E118]*3.6" office:value-type="float" office:value="161.034501184098" calcext:value-type="float">
            <text:p>161.03</text:p>
          </table:table-cell>
          <table:table-cell table:style-name="ce18" table:formula="of:=600*[.C118]/400" office:value-type="float" office:value="80.292936800457" calcext:value-type="float">
            <text:p>80.29</text:p>
          </table:table-cell>
          <table:table-cell table:style-name="ce18" table:formula="of:=0.1047*[.B118]*[.C118]/1000" office:value-type="float" office:value="78.4236465462713" calcext:value-type="float">
            <text:p>78.42</text:p>
          </table:table-cell>
          <table:table-cell table:style-name="ce18" table:formula="of:=1000*[.L118]/590" office:value-type="float" office:value="132.921434824189" calcext:value-type="float">
            <text:p>132.92</text:p>
          </table:table-cell>
          <table:table-cell table:number-columns-repeated="1011"/>
        </table:table-row>
        <table:table-row table:style-name="ro1">
          <table:table-cell office:value-type="float" office:value="11.7" calcext:value-type="float">
            <text:p>11.7</text:p>
          </table:table-cell>
          <table:table-cell table:style-name="ce15" table:formula="of:=[.P$1]*[.P$2]*60*[.E119]/([.P$3]/1000)" office:value-type="float" office:value="14005.7213226046" calcext:value-type="float">
            <text:p>14005.7</text:p>
          </table:table-cell>
          <table:table-cell table:style-name="ce15" table:formula="of:=IF([.B119]&lt;[.S$3];400;-0.0477*[.B119]+721)" office:value-type="float" office:value="52.9270929117595" calcext:value-type="float">
            <text:p>52.9</text:p>
          </table:table-cell>
          <table:table-cell table:style-name="ce15" table:formula="of:=0.85*2*[.C119]*[.P$1]*[.P$2]/[.P$8]" office:value-type="float" office:value="1472.71721033661" calcext:value-type="float">
            <text:p>1472.7</text:p>
          </table:table-cell>
          <table:table-cell table:style-name="ce15" table:formula="of:=[.E118]+[.I118]*([.A119]-[.A118])" office:value-type="float" office:value="44.7721186180694" calcext:value-type="float">
            <text:p>44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19]*[.E119]" office:value-type="float" office:value="747.92691881257" calcext:value-type="float">
            <text:p>747.9</text:p>
          </table:table-cell>
          <table:table-cell table:style-name="ce15" table:formula="of:=[.D119]-[.F119]-[.G119]" office:value-type="float" office:value="526.137791524042" calcext:value-type="float">
            <text:p>526.1</text:p>
          </table:table-cell>
          <table:table-cell table:style-name="ce16" table:formula="of:=[.H119]/[.P$4]" office:value-type="float" office:value="0.389731697425216" calcext:value-type="float">
            <text:p>0.39</text:p>
          </table:table-cell>
          <table:table-cell table:style-name="ce16" table:formula="of:=[.E119]*3.6" office:value-type="float" office:value="161.17962702505" calcext:value-type="float">
            <text:p>161.18</text:p>
          </table:table-cell>
          <table:table-cell table:style-name="ce18" table:formula="of:=600*[.C119]/400" office:value-type="float" office:value="79.3906393676392" calcext:value-type="float">
            <text:p>79.39</text:p>
          </table:table-cell>
          <table:table-cell table:style-name="ce18" table:formula="of:=0.1047*[.B119]*[.C119]/1000" office:value-type="float" office:value="77.6122373083378" calcext:value-type="float">
            <text:p>77.61</text:p>
          </table:table-cell>
          <table:table-cell table:style-name="ce18" table:formula="of:=1000*[.L119]/590" office:value-type="float" office:value="131.546164929386" calcext:value-type="float">
            <text:p>131.55</text:p>
          </table:table-cell>
          <table:table-cell table:number-columns-repeated="1011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style-name="ce15" table:formula="of:=[.P$1]*[.P$2]*60*[.E120]/([.P$3]/1000)" office:value-type="float" office:value="14017.9130028583" calcext:value-type="float">
            <text:p>14017.9</text:p>
          </table:table-cell>
          <table:table-cell table:style-name="ce15" table:formula="of:=IF([.B120]&lt;[.S$3];400;-0.0477*[.B120]+721)" office:value-type="float" office:value="52.3455497636579" calcext:value-type="float">
            <text:p>52.3</text:p>
          </table:table-cell>
          <table:table-cell table:style-name="ce15" table:formula="of:=0.85*2*[.C120]*[.P$1]*[.P$2]/[.P$8]" office:value-type="float" office:value="1456.53554314793" calcext:value-type="float">
            <text:p>1456.5</text:p>
          </table:table-cell>
          <table:table-cell table:style-name="ce15" table:formula="of:=[.E119]+[.I119]*([.A120]-[.A119])" office:value-type="float" office:value="44.8110917878119" calcext:value-type="float">
            <text:p>44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0]*[.E120]" office:value-type="float" office:value="749.229594249333" calcext:value-type="float">
            <text:p>749.2</text:p>
          </table:table-cell>
          <table:table-cell table:style-name="ce15" table:formula="of:=[.D120]-[.F120]-[.G120]" office:value-type="float" office:value="508.653448898597" calcext:value-type="float">
            <text:p>508.7</text:p>
          </table:table-cell>
          <table:table-cell table:style-name="ce16" table:formula="of:=[.H120]/[.P$4]" office:value-type="float" office:value="0.376780332517479" calcext:value-type="float">
            <text:p>0.38</text:p>
          </table:table-cell>
          <table:table-cell table:style-name="ce16" table:formula="of:=[.E120]*3.6" office:value-type="float" office:value="161.319930436123" calcext:value-type="float">
            <text:p>161.32</text:p>
          </table:table-cell>
          <table:table-cell table:style-name="ce18" table:formula="of:=600*[.C120]/400" office:value-type="float" office:value="78.5183246454869" calcext:value-type="float">
            <text:p>78.52</text:p>
          </table:table-cell>
          <table:table-cell table:style-name="ce18" table:formula="of:=0.1047*[.B120]*[.C120]/1000" office:value-type="float" office:value="76.8262804719414" calcext:value-type="float">
            <text:p>76.83</text:p>
          </table:table-cell>
          <table:table-cell table:style-name="ce18" table:formula="of:=1000*[.L120]/590" office:value-type="float" office:value="130.214034698206" calcext:value-type="float">
            <text:p>130.21</text:p>
          </table:table-cell>
          <table:table-cell table:number-columns-repeated="1011"/>
        </table:table-row>
        <table:table-row table:style-name="ro1">
          <table:table-cell office:value-type="float" office:value="11.9" calcext:value-type="float">
            <text:p>11.9</text:p>
          </table:table-cell>
          <table:table-cell table:style-name="ce15" table:formula="of:=[.P$1]*[.P$2]*60*[.E121]/([.P$3]/1000)" office:value-type="float" office:value="14029.6995354147" calcext:value-type="float">
            <text:p>14029.7</text:p>
          </table:table-cell>
          <table:table-cell table:style-name="ce15" table:formula="of:=IF([.B121]&lt;[.S$3];400;-0.0477*[.B121]+721)" office:value-type="float" office:value="51.783332160721" calcext:value-type="float">
            <text:p>51.8</text:p>
          </table:table-cell>
          <table:table-cell table:style-name="ce15" table:formula="of:=0.85*2*[.C121]*[.P$1]*[.P$2]/[.P$8]" office:value-type="float" office:value="1440.89161686655" calcext:value-type="float">
            <text:p>1440.9</text:p>
          </table:table-cell>
          <table:table-cell table:style-name="ce15" table:formula="of:=[.E120]+[.I120]*([.A121]-[.A120])" office:value-type="float" office:value="44.8487698210636" calcext:value-type="float">
            <text:p>44.8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1]*[.E121]" office:value-type="float" office:value="750.490057424522" calcext:value-type="float">
            <text:p>750.5</text:p>
          </table:table-cell>
          <table:table-cell table:style-name="ce15" table:formula="of:=[.D121]-[.F121]-[.G121]" office:value-type="float" office:value="491.749059442027" calcext:value-type="float">
            <text:p>491.7</text:p>
          </table:table-cell>
          <table:table-cell table:style-name="ce16" table:formula="of:=[.H121]/[.P$4]" office:value-type="float" office:value="0.364258562549649" calcext:value-type="float">
            <text:p>0.36</text:p>
          </table:table-cell>
          <table:table-cell table:style-name="ce16" table:formula="of:=[.E121]*3.6" office:value-type="float" office:value="161.455571355829" calcext:value-type="float">
            <text:p>161.46</text:p>
          </table:table-cell>
          <table:table-cell table:style-name="ce18" table:formula="of:=600*[.C121]/400" office:value-type="float" office:value="77.6749982410815" calcext:value-type="float">
            <text:p>77.67</text:p>
          </table:table-cell>
          <table:table-cell table:style-name="ce18" table:formula="of:=0.1047*[.B121]*[.C121]/1000" office:value-type="float" office:value="76.0650306941892" calcext:value-type="float">
            <text:p>76.07</text:p>
          </table:table-cell>
          <table:table-cell table:style-name="ce18" table:formula="of:=1000*[.L121]/590" office:value-type="float" office:value="128.923780837609" calcext:value-type="float">
            <text:p>128.9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table:formula="of:=[.P$1]*[.P$2]*60*[.E122]/([.P$3]/1000)" office:value-type="float" office:value="14041.0943589654" calcext:value-type="float">
            <text:p>14041.1</text:p>
          </table:table-cell>
          <table:table-cell table:style-name="ce15" table:formula="of:=IF([.B122]&lt;[.S$3];400;-0.0477*[.B122]+721)" office:value-type="float" office:value="51.2397990773521" calcext:value-type="float">
            <text:p>51.2</text:p>
          </table:table-cell>
          <table:table-cell table:style-name="ce15" table:formula="of:=0.85*2*[.C122]*[.P$1]*[.P$2]/[.P$8]" office:value-type="float" office:value="1425.76759470272" calcext:value-type="float">
            <text:p>1425.8</text:p>
          </table:table-cell>
          <table:table-cell table:style-name="ce15" table:formula="of:=[.E121]+[.I121]*([.A122]-[.A121])" office:value-type="float" office:value="44.8851956773186" calcext:value-type="float">
            <text:p>44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2]*[.E122]" office:value-type="float" office:value="751.709638011465" calcext:value-type="float">
            <text:p>751.7</text:p>
          </table:table-cell>
          <table:table-cell table:style-name="ce15" table:formula="of:=[.D122]-[.F122]-[.G122]" office:value-type="float" office:value="475.405456691252" calcext:value-type="float">
            <text:p>475.4</text:p>
          </table:table-cell>
          <table:table-cell table:style-name="ce16" table:formula="of:=[.H122]/[.P$4]" office:value-type="float" office:value="0.352152190141668" calcext:value-type="float">
            <text:p>0.35</text:p>
          </table:table-cell>
          <table:table-cell table:style-name="ce16" table:formula="of:=[.E122]*3.6" office:value-type="float" office:value="161.586704438347" calcext:value-type="float">
            <text:p>161.59</text:p>
          </table:table-cell>
          <table:table-cell table:style-name="ce18" table:formula="of:=600*[.C122]/400" office:value-type="float" office:value="76.8596986160282" calcext:value-type="float">
            <text:p>76.86</text:p>
          </table:table-cell>
          <table:table-cell table:style-name="ce18" table:formula="of:=0.1047*[.B122]*[.C122]/1000" office:value-type="float" office:value="75.3277607907166" calcext:value-type="float">
            <text:p>75.33</text:p>
          </table:table-cell>
          <table:table-cell table:style-name="ce18" table:formula="of:=1000*[.L122]/590" office:value-type="float" office:value="127.674170831723" calcext:value-type="float">
            <text:p>127.67</text:p>
          </table:table-cell>
          <table:table-cell table:number-columns-repeated="1011"/>
        </table:table-row>
        <table:table-row table:style-name="ro1">
          <table:table-cell office:value-type="float" office:value="12.1" calcext:value-type="float">
            <text:p>12.1</text:p>
          </table:table-cell>
          <table:table-cell table:style-name="ce15" table:formula="of:=[.P$1]*[.P$2]*60*[.E123]/([.P$3]/1000)" office:value-type="float" office:value="14052.1104680764" calcext:value-type="float">
            <text:p>14052.1</text:p>
          </table:table-cell>
          <table:table-cell table:style-name="ce15" table:formula="of:=IF([.B123]&lt;[.S$3];400;-0.0477*[.B123]+721)" office:value-type="float" office:value="50.7143306727578" calcext:value-type="float">
            <text:p>50.7</text:p>
          </table:table-cell>
          <table:table-cell table:style-name="ce15" table:formula="of:=0.85*2*[.C123]*[.P$1]*[.P$2]/[.P$8]" office:value-type="float" office:value="1411.14622934217" calcext:value-type="float">
            <text:p>1411.1</text:p>
          </table:table-cell>
          <table:table-cell table:style-name="ce15" table:formula="of:=[.E122]+[.I122]*([.A123]-[.A122])" office:value-type="float" office:value="44.9204108963328" calcext:value-type="float">
            <text:p>44.9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3]*[.E123]" office:value-type="float" office:value="752.889626355124" calcext:value-type="float">
            <text:p>752.9</text:p>
          </table:table-cell>
          <table:table-cell table:style-name="ce15" table:formula="of:=[.D123]-[.F123]-[.G123]" office:value-type="float" office:value="459.60410298705" calcext:value-type="float">
            <text:p>459.6</text:p>
          </table:table-cell>
          <table:table-cell table:style-name="ce16" table:formula="of:=[.H123]/[.P$4]" office:value-type="float" office:value="0.340447483694111" calcext:value-type="float">
            <text:p>0.34</text:p>
          </table:table-cell>
          <table:table-cell table:style-name="ce16" table:formula="of:=[.E123]*3.6" office:value-type="float" office:value="161.713479226798" calcext:value-type="float">
            <text:p>161.71</text:p>
          </table:table-cell>
          <table:table-cell table:style-name="ce18" table:formula="of:=600*[.C123]/400" office:value-type="float" office:value="76.0714960091367" calcext:value-type="float">
            <text:p>76.07</text:p>
          </table:table-cell>
          <table:table-cell table:style-name="ce18" table:formula="of:=0.1047*[.B123]*[.C123]/1000" office:value-type="float" office:value="74.6137615643769" calcext:value-type="float">
            <text:p>74.61</text:p>
          </table:table-cell>
          <table:table-cell table:style-name="ce18" table:formula="of:=1000*[.L123]/590" office:value-type="float" office:value="126.464002651486" calcext:value-type="float">
            <text:p>126.46</text:p>
          </table:table-cell>
          <table:table-cell table:number-columns-repeated="1011"/>
        </table:table-row>
        <table:table-row table:style-name="ro1">
          <table:table-cell office:value-type="float" office:value="12.2" calcext:value-type="float">
            <text:p>12.2</text:p>
          </table:table-cell>
          <table:table-cell table:style-name="ce15" table:formula="of:=[.P$1]*[.P$2]*60*[.E124]/([.P$3]/1000)" office:value-type="float" office:value="14062.7604277584" calcext:value-type="float">
            <text:p>14062.8</text:p>
          </table:table-cell>
          <table:table-cell table:style-name="ce15" table:formula="of:=IF([.B124]&lt;[.S$3];400;-0.0477*[.B124]+721)" office:value-type="float" office:value="50.2063275959264" calcext:value-type="float">
            <text:p>50.2</text:p>
          </table:table-cell>
          <table:table-cell table:style-name="ce15" table:formula="of:=0.85*2*[.C124]*[.P$1]*[.P$2]/[.P$8]" office:value-type="float" office:value="1397.01084360692" calcext:value-type="float">
            <text:p>1397.0</text:p>
          </table:table-cell>
          <table:table-cell table:style-name="ce15" table:formula="of:=[.E123]+[.I123]*([.A124]-[.A123])" office:value-type="float" office:value="44.9544556447022" calcext:value-type="float">
            <text:p>45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4]*[.E124]" office:value-type="float" office:value="754.031274459736" calcext:value-type="float">
            <text:p>754.0</text:p>
          </table:table-cell>
          <table:table-cell table:style-name="ce15" table:formula="of:=[.D124]-[.F124]-[.G124]" office:value-type="float" office:value="444.327069147181" calcext:value-type="float">
            <text:p>444.3</text:p>
          </table:table-cell>
          <table:table-cell table:style-name="ce16" table:formula="of:=[.H124]/[.P$4]" office:value-type="float" office:value="0.329131162331245" calcext:value-type="float">
            <text:p>0.33</text:p>
          </table:table-cell>
          <table:table-cell table:style-name="ce16" table:formula="of:=[.E124]*3.6" office:value-type="float" office:value="161.836040320928" calcext:value-type="float">
            <text:p>161.84</text:p>
          </table:table-cell>
          <table:table-cell table:style-name="ce18" table:formula="of:=600*[.C124]/400" office:value-type="float" office:value="75.3094913938896" calcext:value-type="float">
            <text:p>75.31</text:p>
          </table:table-cell>
          <table:table-cell table:style-name="ce18" table:formula="of:=0.1047*[.B124]*[.C124]/1000" office:value-type="float" office:value="73.9223416115202" calcext:value-type="float">
            <text:p>73.92</text:p>
          </table:table-cell>
          <table:table-cell table:style-name="ce18" table:formula="of:=1000*[.L124]/590" office:value-type="float" office:value="125.292104426305" calcext:value-type="float">
            <text:p>125.29</text:p>
          </table:table-cell>
          <table:table-cell table:number-columns-repeated="1011"/>
        </table:table-row>
        <table:table-row table:style-name="ro1">
          <table:table-cell office:value-type="float" office:value="12.3" calcext:value-type="float">
            <text:p>12.3</text:p>
          </table:table-cell>
          <table:table-cell table:style-name="ce15" table:formula="of:=[.P$1]*[.P$2]*60*[.E125]/([.P$3]/1000)" office:value-type="float" office:value="14073.0563875666" calcext:value-type="float">
            <text:p>14073.1</text:p>
          </table:table-cell>
          <table:table-cell table:style-name="ce15" table:formula="of:=IF([.B125]&lt;[.S$3];400;-0.0477*[.B125]+721)" office:value-type="float" office:value="49.7152103130752" calcext:value-type="float">
            <text:p>49.7</text:p>
          </table:table-cell>
          <table:table-cell table:style-name="ce15" table:formula="of:=0.85*2*[.C125]*[.P$1]*[.P$2]/[.P$8]" office:value-type="float" office:value="1383.34531174114" calcext:value-type="float">
            <text:p>1383.3</text:p>
          </table:table-cell>
          <table:table-cell table:style-name="ce15" table:formula="of:=[.E124]+[.I124]*([.A125]-[.A124])" office:value-type="float" office:value="44.9873687609353" calcext:value-type="float">
            <text:p>45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5]*[.E125]" office:value-type="float" office:value="755.135796964448" calcext:value-type="float">
            <text:p>755.1</text:p>
          </table:table-cell>
          <table:table-cell table:style-name="ce15" table:formula="of:=[.D125]-[.F125]-[.G125]" office:value-type="float" office:value="429.557014776689" calcext:value-type="float">
            <text:p>429.6</text:p>
          </table:table-cell>
          <table:table-cell table:style-name="ce16" table:formula="of:=[.H125]/[.P$4]" office:value-type="float" office:value="0.318190381316066" calcext:value-type="float">
            <text:p>0.32</text:p>
          </table:table-cell>
          <table:table-cell table:style-name="ce16" table:formula="of:=[.E125]*3.6" office:value-type="float" office:value="161.954527539367" calcext:value-type="float">
            <text:p>161.95</text:p>
          </table:table-cell>
          <table:table-cell table:style-name="ce18" table:formula="of:=600*[.C125]/400" office:value-type="float" office:value="74.5728154696128" calcext:value-type="float">
            <text:p>74.57</text:p>
          </table:table-cell>
          <table:table-cell table:style-name="ce18" table:formula="of:=0.1047*[.B125]*[.C125]/1000" office:value-type="float" office:value="73.2528271084253" calcext:value-type="float">
            <text:p>73.25</text:p>
          </table:table-cell>
          <table:table-cell table:style-name="ce18" table:formula="of:=1000*[.L125]/590" office:value-type="float" office:value="124.157334082077" calcext:value-type="float">
            <text:p>124.16</text:p>
          </table:table-cell>
          <table:table-cell table:number-columns-repeated="1011"/>
        </table:table-row>
        <table:table-row table:style-name="ro1">
          <table:table-cell office:value-type="float" office:value="12.4" calcext:value-type="float">
            <text:p>12.4</text:p>
          </table:table-cell>
          <table:table-cell table:style-name="ce15" table:formula="of:=[.P$1]*[.P$2]*60*[.E126]/([.P$3]/1000)" office:value-type="float" office:value="14083.010095244" calcext:value-type="float">
            <text:p>14083.0</text:p>
          </table:table-cell>
          <table:table-cell table:style-name="ce15" table:formula="of:=IF([.B126]&lt;[.S$3];400;-0.0477*[.B126]+721)" office:value-type="float" office:value="49.2404184568605" calcext:value-type="float">
            <text:p>49.2</text:p>
          </table:table-cell>
          <table:table-cell table:style-name="ce15" table:formula="of:=0.85*2*[.C126]*[.P$1]*[.P$2]/[.P$8]" office:value-type="float" office:value="1370.13404130275" calcext:value-type="float">
            <text:p>1370.1</text:p>
          </table:table-cell>
          <table:table-cell table:style-name="ce15" table:formula="of:=[.E125]+[.I125]*([.A126]-[.A125])" office:value-type="float" office:value="45.0191877990669" calcext:value-type="float">
            <text:p>45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6]*[.E126]" office:value-type="float" office:value="756.204372106025" calcext:value-type="float">
            <text:p>756.2</text:p>
          </table:table-cell>
          <table:table-cell table:style-name="ce15" table:formula="of:=[.D126]-[.F126]-[.G126]" office:value-type="float" office:value="415.277169196724" calcext:value-type="float">
            <text:p>415.3</text:p>
          </table:table-cell>
          <table:table-cell table:style-name="ce16" table:formula="of:=[.H126]/[.P$4]" office:value-type="float" office:value="0.307612717923499" calcext:value-type="float">
            <text:p>0.31</text:p>
          </table:table-cell>
          <table:table-cell table:style-name="ce16" table:formula="of:=[.E126]*3.6" office:value-type="float" office:value="162.069076076641" calcext:value-type="float">
            <text:p>162.07</text:p>
          </table:table-cell>
          <table:table-cell table:style-name="ce18" table:formula="of:=600*[.C126]/400" office:value-type="float" office:value="73.8606276852908" calcext:value-type="float">
            <text:p>73.86</text:p>
          </table:table-cell>
          <table:table-cell table:style-name="ce18" table:formula="of:=0.1047*[.B126]*[.C126]/1000" office:value-type="float" office:value="72.6045615802441" calcext:value-type="float">
            <text:p>72.60</text:p>
          </table:table-cell>
          <table:table-cell table:style-name="ce18" table:formula="of:=1000*[.L126]/590" office:value-type="float" office:value="123.058578949566" calcext:value-type="float">
            <text:p>123.06</text:p>
          </table:table-cell>
          <table:table-cell table:number-columns-repeated="1011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style-name="ce15" table:formula="of:=[.P$1]*[.P$2]*60*[.E127]/([.P$3]/1000)" office:value-type="float" office:value="14092.6329099231" calcext:value-type="float">
            <text:p>14092.6</text:p>
          </table:table-cell>
          <table:table-cell table:style-name="ce15" table:formula="of:=IF([.B127]&lt;[.S$3];400;-0.0477*[.B127]+721)" office:value-type="float" office:value="48.7814101966673" calcext:value-type="float">
            <text:p>48.8</text:p>
          </table:table-cell>
          <table:table-cell table:style-name="ce15" table:formula="of:=0.85*2*[.C127]*[.P$1]*[.P$2]/[.P$8]" office:value-type="float" office:value="1357.36195564143" calcext:value-type="float">
            <text:p>1357.4</text:p>
          </table:table-cell>
          <table:table-cell table:style-name="ce15" table:formula="of:=[.E126]+[.I126]*([.A127]-[.A126])" office:value-type="float" office:value="45.0499490708593" calcext:value-type="float">
            <text:p>45.0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7]*[.E127]" office:value-type="float" office:value="757.238142667765" calcext:value-type="float">
            <text:p>757.2</text:p>
          </table:table-cell>
          <table:table-cell table:style-name="ce15" table:formula="of:=[.D127]-[.F127]-[.G127]" office:value-type="float" office:value="401.47131297367" calcext:value-type="float">
            <text:p>401.5</text:p>
          </table:table-cell>
          <table:table-cell table:style-name="ce16" table:formula="of:=[.H127]/[.P$4]" office:value-type="float" office:value="0.297386157758274" calcext:value-type="float">
            <text:p>0.30</text:p>
          </table:table-cell>
          <table:table-cell table:style-name="ce16" table:formula="of:=[.E127]*3.6" office:value-type="float" office:value="162.179816655093" calcext:value-type="float">
            <text:p>162.18</text:p>
          </table:table-cell>
          <table:table-cell table:style-name="ce18" table:formula="of:=600*[.C127]/400" office:value-type="float" office:value="73.1721152950009" calcext:value-type="float">
            <text:p>73.17</text:p>
          </table:table-cell>
          <table:table-cell table:style-name="ce18" table:formula="of:=0.1047*[.B127]*[.C127]/1000" office:value-type="float" office:value="71.9769056546323" calcext:value-type="float">
            <text:p>71.98</text:p>
          </table:table-cell>
          <table:table-cell table:style-name="ce18" table:formula="of:=1000*[.L127]/590" office:value-type="float" office:value="121.994755346834" calcext:value-type="float">
            <text:p>121.99</text:p>
          </table:table-cell>
          <table:table-cell table:number-columns-repeated="1011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style-name="ce15" table:formula="of:=[.P$1]*[.P$2]*60*[.E128]/([.P$3]/1000)" office:value-type="float" office:value="14101.9358148991" calcext:value-type="float">
            <text:p>14101.9</text:p>
          </table:table-cell>
          <table:table-cell table:style-name="ce15" table:formula="of:=IF([.B128]&lt;[.S$3];400;-0.0477*[.B128]+721)" office:value-type="float" office:value="48.3376616293141" calcext:value-type="float">
            <text:p>48.3</text:p>
          </table:table-cell>
          <table:table-cell table:style-name="ce15" table:formula="of:=0.85*2*[.C128]*[.P$1]*[.P$2]/[.P$8]" office:value-type="float" office:value="1345.01447694479" calcext:value-type="float">
            <text:p>1345.0</text:p>
          </table:table-cell>
          <table:table-cell table:style-name="ce15" table:formula="of:=[.E127]+[.I127]*([.A128]-[.A127])" office:value-type="float" office:value="45.0796876866351" calcext:value-type="float">
            <text:p>45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8]*[.E128]" office:value-type="float" office:value="758.238216913923" calcext:value-type="float">
            <text:p>758.2</text:p>
          </table:table-cell>
          <table:table-cell table:style-name="ce15" table:formula="of:=[.D128]-[.F128]-[.G128]" office:value-type="float" office:value="388.123760030868" calcext:value-type="float">
            <text:p>388.1</text:p>
          </table:table-cell>
          <table:table-cell table:style-name="ce16" table:formula="of:=[.H128]/[.P$4]" office:value-type="float" office:value="0.287499081504346" calcext:value-type="float">
            <text:p>0.29</text:p>
          </table:table-cell>
          <table:table-cell table:style-name="ce16" table:formula="of:=[.E128]*3.6" office:value-type="float" office:value="162.286875671886" calcext:value-type="float">
            <text:p>162.29</text:p>
          </table:table-cell>
          <table:table-cell table:style-name="ce18" table:formula="of:=600*[.C128]/400" office:value-type="float" office:value="72.5064924439711" calcext:value-type="float">
            <text:p>72.51</text:p>
          </table:table-cell>
          <table:table-cell table:style-name="ce18" table:formula="of:=0.1047*[.B128]*[.C128]/1000" office:value-type="float" office:value="71.3692368020625" calcext:value-type="float">
            <text:p>71.37</text:p>
          </table:table-cell>
          <table:table-cell table:style-name="ce18" table:formula="of:=1000*[.L128]/590" office:value-type="float" office:value="120.964808139089" calcext:value-type="float">
            <text:p>120.96</text:p>
          </table:table-cell>
          <table:table-cell table:number-columns-repeated="1011"/>
        </table:table-row>
        <table:table-row table:style-name="ro1">
          <table:table-cell office:value-type="float" office:value="12.7" calcext:value-type="float">
            <text:p>12.7</text:p>
          </table:table-cell>
          <table:table-cell table:style-name="ce15" table:formula="of:=[.P$1]*[.P$2]*60*[.E129]/([.P$3]/1000)" office:value-type="float" office:value="14110.9294299889" calcext:value-type="float">
            <text:p>14110.9</text:p>
          </table:table-cell>
          <table:table-cell table:style-name="ce15" table:formula="of:=IF([.B129]&lt;[.S$3];400;-0.0477*[.B129]+721)" office:value-type="float" office:value="47.9086661895309" calcext:value-type="float">
            <text:p>47.9</text:p>
          </table:table-cell>
          <table:table-cell table:style-name="ce15" table:formula="of:=0.85*2*[.C129]*[.P$1]*[.P$2]/[.P$8]" office:value-type="float" office:value="1333.07750983462" calcext:value-type="float">
            <text:p>1333.1</text:p>
          </table:table-cell>
          <table:table-cell table:style-name="ce15" table:formula="of:=[.E128]+[.I128]*([.A129]-[.A128])" office:value-type="float" office:value="45.1084375947855" calcext:value-type="float">
            <text:p>45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29]*[.E129]" office:value-type="float" office:value="759.205669509012" calcext:value-type="float">
            <text:p>759.2</text:p>
          </table:table-cell>
          <table:table-cell table:style-name="ce15" table:formula="of:=[.D129]-[.F129]-[.G129]" office:value-type="float" office:value="375.219340325608" calcext:value-type="float">
            <text:p>375.2</text:p>
          </table:table-cell>
          <table:table-cell table:style-name="ce16" table:formula="of:=[.H129]/[.P$4]" office:value-type="float" office:value="0.277940252093043" calcext:value-type="float">
            <text:p>0.28</text:p>
          </table:table-cell>
          <table:table-cell table:style-name="ce16" table:formula="of:=[.E129]*3.6" office:value-type="float" office:value="162.390375341228" calcext:value-type="float">
            <text:p>162.39</text:p>
          </table:table-cell>
          <table:table-cell table:style-name="ce18" table:formula="of:=600*[.C129]/400" office:value-type="float" office:value="71.8629992842963" calcext:value-type="float">
            <text:p>71.86</text:p>
          </table:table-cell>
          <table:table-cell table:style-name="ce18" table:formula="of:=0.1047*[.B129]*[.C129]/1000" office:value-type="float" office:value="70.7809490646577" calcext:value-type="float">
            <text:p>70.78</text:p>
          </table:table-cell>
          <table:table-cell table:style-name="ce18" table:formula="of:=1000*[.L129]/590" office:value-type="float" office:value="119.967710279081" calcext:value-type="float">
            <text:p>119.97</text:p>
          </table:table-cell>
          <table:table-cell table:number-columns-repeated="1011"/>
        </table:table-row>
        <table:table-row table:style-name="ro1">
          <table:table-cell office:value-type="float" office:value="12.8" calcext:value-type="float">
            <text:p>12.8</text:p>
          </table:table-cell>
          <table:table-cell table:style-name="ce15" table:formula="of:=[.P$1]*[.P$2]*60*[.E130]/([.P$3]/1000)" office:value-type="float" office:value="14119.6240234888" calcext:value-type="float">
            <text:p>14119.6</text:p>
          </table:table-cell>
          <table:table-cell table:style-name="ce15" table:formula="of:=IF([.B130]&lt;[.S$3];400;-0.0477*[.B130]+721)" office:value-type="float" office:value="47.4939340795839" calcext:value-type="float">
            <text:p>47.5</text:p>
          </table:table-cell>
          <table:table-cell table:style-name="ce15" table:formula="of:=0.85*2*[.C130]*[.P$1]*[.P$2]/[.P$8]" office:value-type="float" office:value="1321.53742549603" calcext:value-type="float">
            <text:p>1321.5</text:p>
          </table:table-cell>
          <table:table-cell table:style-name="ce15" table:formula="of:=[.E129]+[.I129]*([.A130]-[.A129])" office:value-type="float" office:value="45.1362316199948" calcext:value-type="float">
            <text:p>45.1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0]*[.E130]" office:value-type="float" office:value="760.141542421438" calcext:value-type="float">
            <text:p>760.1</text:p>
          </table:table-cell>
          <table:table-cell table:style-name="ce15" table:formula="of:=[.D130]-[.F130]-[.G130]" office:value-type="float" office:value="362.743383074592" calcext:value-type="float">
            <text:p>362.7</text:p>
          </table:table-cell>
          <table:table-cell table:style-name="ce16" table:formula="of:=[.H130]/[.P$4]" office:value-type="float" office:value="0.268698802277476" calcext:value-type="float">
            <text:p>0.27</text:p>
          </table:table-cell>
          <table:table-cell table:style-name="ce16" table:formula="of:=[.E130]*3.6" office:value-type="float" office:value="162.490433831981" calcext:value-type="float">
            <text:p>162.49</text:p>
          </table:table-cell>
          <table:table-cell table:style-name="ce18" table:formula="of:=600*[.C130]/400" office:value-type="float" office:value="71.2409011193759" calcext:value-type="float">
            <text:p>71.24</text:p>
          </table:table-cell>
          <table:table-cell table:style-name="ce18" table:formula="of:=0.1047*[.B130]*[.C130]/1000" office:value-type="float" office:value="70.2114527752291" calcext:value-type="float">
            <text:p>70.21</text:p>
          </table:table-cell>
          <table:table-cell table:style-name="ce18" table:formula="of:=1000*[.L130]/590" office:value-type="float" office:value="119.002462330897" calcext:value-type="float">
            <text:p>119.00</text:p>
          </table:table-cell>
          <table:table-cell table:number-columns-repeated="1011"/>
        </table:table-row>
        <table:table-row table:style-name="ro1">
          <table:table-cell office:value-type="float" office:value="12.9" calcext:value-type="float">
            <text:p>12.9</text:p>
          </table:table-cell>
          <table:table-cell table:style-name="ce15" table:formula="of:=[.P$1]*[.P$2]*60*[.E131]/([.P$3]/1000)" office:value-type="float" office:value="14128.0295237434" calcext:value-type="float">
            <text:p>14128.0</text:p>
          </table:table-cell>
          <table:table-cell table:style-name="ce15" table:formula="of:=IF([.B131]&lt;[.S$3];400;-0.0477*[.B131]+721)" office:value-type="float" office:value="47.0929917174414" calcext:value-type="float">
            <text:p>47.1</text:p>
          </table:table-cell>
          <table:table-cell table:style-name="ce15" table:formula="of:=0.85*2*[.C131]*[.P$1]*[.P$2]/[.P$8]" office:value-type="float" office:value="1310.38104632242" calcext:value-type="float">
            <text:p>1310.4</text:p>
          </table:table-cell>
          <table:table-cell table:style-name="ce15" table:formula="of:=[.E130]+[.I130]*([.A131]-[.A130])" office:value-type="float" office:value="45.1631015002226" calcext:value-type="float">
            <text:p>45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1]*[.E131]" office:value-type="float" office:value="761.046845811044" calcext:value-type="float">
            <text:p>761.0</text:p>
          </table:table-cell>
          <table:table-cell table:style-name="ce15" table:formula="of:=[.D131]-[.F131]-[.G131]" office:value-type="float" office:value="350.681700511377" calcext:value-type="float">
            <text:p>350.7</text:p>
          </table:table-cell>
          <table:table-cell table:style-name="ce16" table:formula="of:=[.H131]/[.P$4]" office:value-type="float" office:value="0.25976422260102" calcext:value-type="float">
            <text:p>0.26</text:p>
          </table:table-cell>
          <table:table-cell table:style-name="ce16" table:formula="of:=[.E131]*3.6" office:value-type="float" office:value="162.587165400801" calcext:value-type="float">
            <text:p>162.59</text:p>
          </table:table-cell>
          <table:table-cell table:style-name="ce18" table:formula="of:=600*[.C131]/400" office:value-type="float" office:value="70.639487576162" calcext:value-type="float">
            <text:p>70.64</text:p>
          </table:table-cell>
          <table:table-cell table:style-name="ce18" table:formula="of:=0.1047*[.B131]*[.C131]/1000" office:value-type="float" office:value="69.6601742680648" calcext:value-type="float">
            <text:p>69.66</text:p>
          </table:table-cell>
          <table:table-cell table:style-name="ce18" table:formula="of:=1000*[.L131]/590" office:value-type="float" office:value="118.068091979771" calcext:value-type="float">
            <text:p>118.07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table:formula="of:=[.P$1]*[.P$2]*60*[.E132]/([.P$3]/1000)" office:value-type="float" office:value="14136.1555303377" calcext:value-type="float">
            <text:p>14136.2</text:p>
          </table:table-cell>
          <table:table-cell table:style-name="ce15" table:formula="of:=IF([.B132]&lt;[.S$3];400;-0.0477*[.B132]+721)" office:value-type="float" office:value="46.7053812028909" calcext:value-type="float">
            <text:p>46.7</text:p>
          </table:table-cell>
          <table:table-cell table:style-name="ce15" table:formula="of:=0.85*2*[.C132]*[.P$1]*[.P$2]/[.P$8]" office:value-type="float" office:value="1299.59563106" calcext:value-type="float">
            <text:p>1299.6</text:p>
          </table:table-cell>
          <table:table-cell table:style-name="ce15" table:formula="of:=[.E131]+[.I131]*([.A132]-[.A131])" office:value-type="float" office:value="45.1890779224827" calcext:value-type="float">
            <text:p>45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2]*[.E132]" office:value-type="float" office:value="761.922558900175" calcext:value-type="float">
            <text:p>761.9</text:p>
          </table:table-cell>
          <table:table-cell table:style-name="ce15" table:formula="of:=[.D132]-[.F132]-[.G132]" office:value-type="float" office:value="339.020572159828" calcext:value-type="float">
            <text:p>339.0</text:p>
          </table:table-cell>
          <table:table-cell table:style-name="ce16" table:formula="of:=[.H132]/[.P$4]" office:value-type="float" office:value="0.251126349748021" calcext:value-type="float">
            <text:p>0.25</text:p>
          </table:table-cell>
          <table:table-cell table:style-name="ce16" table:formula="of:=[.E132]*3.6" office:value-type="float" office:value="162.680680520938" calcext:value-type="float">
            <text:p>162.68</text:p>
          </table:table-cell>
          <table:table-cell table:style-name="ce18" table:formula="of:=600*[.C132]/400" office:value-type="float" office:value="70.0580718043363" calcext:value-type="float">
            <text:p>70.06</text:p>
          </table:table-cell>
          <table:table-cell table:style-name="ce18" table:formula="of:=0.1047*[.B132]*[.C132]/1000" office:value-type="float" office:value="69.1265555828803" calcext:value-type="float">
            <text:p>69.13</text:p>
          </table:table-cell>
          <table:table-cell table:style-name="ce18" table:formula="of:=1000*[.L132]/590" office:value-type="float" office:value="117.163653530306" calcext:value-type="float">
            <text:p>117.16</text:p>
          </table:table-cell>
          <table:table-cell table:number-columns-repeated="1011"/>
        </table:table-row>
        <table:table-row table:style-name="ro1">
          <table:table-cell office:value-type="float" office:value="13.1" calcext:value-type="float">
            <text:p>13.1</text:p>
          </table:table-cell>
          <table:table-cell table:style-name="ce15" table:formula="of:=[.P$1]*[.P$2]*60*[.E133]/([.P$3]/1000)" office:value-type="float" office:value="14144.0113249257" calcext:value-type="float">
            <text:p>14144.0</text:p>
          </table:table-cell>
          <table:table-cell table:style-name="ce15" table:formula="of:=IF([.B133]&lt;[.S$3];400;-0.0477*[.B133]+721)" office:value-type="float" office:value="46.330659801043" calcext:value-type="float">
            <text:p>46.3</text:p>
          </table:table-cell>
          <table:table-cell table:style-name="ce15" table:formula="of:=0.85*2*[.C133]*[.P$1]*[.P$2]/[.P$8]" office:value-type="float" office:value="1289.16886043606" calcext:value-type="float">
            <text:p>1289.2</text:p>
          </table:table-cell>
          <table:table-cell table:style-name="ce15" table:formula="of:=[.E132]+[.I132]*([.A133]-[.A132])" office:value-type="float" office:value="45.2141905574575" calcext:value-type="float">
            <text:p>45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3]*[.E133]" office:value-type="float" office:value="762.769630827968" calcext:value-type="float">
            <text:p>762.8</text:p>
          </table:table-cell>
          <table:table-cell table:style-name="ce15" table:formula="of:=[.D133]-[.F133]-[.G133]" office:value-type="float" office:value="327.746729608097" calcext:value-type="float">
            <text:p>327.7</text:p>
          </table:table-cell>
          <table:table-cell table:style-name="ce16" table:formula="of:=[.H133]/[.P$4]" office:value-type="float" office:value="0.242775355265257" calcext:value-type="float">
            <text:p>0.24</text:p>
          </table:table-cell>
          <table:table-cell table:style-name="ce16" table:formula="of:=[.E133]*3.6" office:value-type="float" office:value="162.771086006847" calcext:value-type="float">
            <text:p>162.77</text:p>
          </table:table-cell>
          <table:table-cell table:style-name="ce18" table:formula="of:=600*[.C133]/400" office:value-type="float" office:value="69.4959897015645" calcext:value-type="float">
            <text:p>69.50</text:p>
          </table:table-cell>
          <table:table-cell table:style-name="ce18" table:formula="of:=0.1047*[.B133]*[.C133]/1000" office:value-type="float" office:value="68.6100541632343" calcext:value-type="float">
            <text:p>68.61</text:p>
          </table:table-cell>
          <table:table-cell table:style-name="ce18" table:formula="of:=1000*[.L133]/590" office:value-type="float" office:value="116.288227395312" calcext:value-type="float">
            <text:p>116.29</text:p>
          </table:table-cell>
          <table:table-cell table:number-columns-repeated="1011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style-name="ce15" table:formula="of:=[.P$1]*[.P$2]*60*[.E134]/([.P$3]/1000)" office:value-type="float" office:value="14151.6058817052" calcext:value-type="float">
            <text:p>14151.6</text:p>
          </table:table-cell>
          <table:table-cell table:style-name="ce15" table:formula="of:=IF([.B134]&lt;[.S$3];400;-0.0477*[.B134]+721)" office:value-type="float" office:value="45.9683994426601" calcext:value-type="float">
            <text:p>46.0</text:p>
          </table:table-cell>
          <table:table-cell table:style-name="ce15" table:formula="of:=0.85*2*[.C134]*[.P$1]*[.P$2]/[.P$8]" office:value-type="float" office:value="1279.08882325544" calcext:value-type="float">
            <text:p>1279.1</text:p>
          </table:table-cell>
          <table:table-cell table:style-name="ce15" table:formula="of:=[.E133]+[.I133]*([.A134]-[.A133])" office:value-type="float" office:value="45.238468092984" calcext:value-type="float">
            <text:p>45.2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4]*[.E134]" office:value-type="float" office:value="763.588981487641" calcext:value-type="float">
            <text:p>763.6</text:p>
          </table:table-cell>
          <table:table-cell table:style-name="ce15" table:formula="of:=[.D134]-[.F134]-[.G134]" office:value-type="float" office:value="316.847341767795" calcext:value-type="float">
            <text:p>316.8</text:p>
          </table:table-cell>
          <table:table-cell table:style-name="ce16" table:formula="of:=[.H134]/[.P$4]" office:value-type="float" office:value="0.234701734642811" calcext:value-type="float">
            <text:p>0.23</text:p>
          </table:table-cell>
          <table:table-cell table:style-name="ce16" table:formula="of:=[.E134]*3.6" office:value-type="float" office:value="162.858485134742" calcext:value-type="float">
            <text:p>162.86</text:p>
          </table:table-cell>
          <table:table-cell table:style-name="ce18" table:formula="of:=600*[.C134]/400" office:value-type="float" office:value="68.9525991639902" calcext:value-type="float">
            <text:p>68.95</text:p>
          </table:table-cell>
          <table:table-cell table:style-name="ce18" table:formula="of:=0.1047*[.B134]*[.C134]/1000" office:value-type="float" office:value="68.1101425505815" calcext:value-type="float">
            <text:p>68.11</text:p>
          </table:table-cell>
          <table:table-cell table:style-name="ce18" table:formula="of:=1000*[.L134]/590" office:value-type="float" office:value="115.440919577257" calcext:value-type="float">
            <text:p>115.44</text:p>
          </table:table-cell>
          <table:table-cell table:number-columns-repeated="1011"/>
        </table:table-row>
        <table:table-row table:style-name="ro1">
          <table:table-cell office:value-type="float" office:value="13.3" calcext:value-type="float">
            <text:p>13.3</text:p>
          </table:table-cell>
          <table:table-cell table:style-name="ce15" table:formula="of:=[.P$1]*[.P$2]*60*[.E135]/([.P$3]/1000)" office:value-type="float" office:value="14158.9478775518" calcext:value-type="float">
            <text:p>14158.9</text:p>
          </table:table-cell>
          <table:table-cell table:style-name="ce15" table:formula="of:=IF([.B135]&lt;[.S$3];400;-0.0477*[.B135]+721)" office:value-type="float" office:value="45.6181862407809" calcext:value-type="float">
            <text:p>45.6</text:p>
          </table:table-cell>
          <table:table-cell table:style-name="ce15" table:formula="of:=0.85*2*[.C135]*[.P$1]*[.P$2]/[.P$8]" office:value-type="float" office:value="1269.34400295037" calcext:value-type="float">
            <text:p>1269.3</text:p>
          </table:table-cell>
          <table:table-cell table:style-name="ce15" table:formula="of:=[.E134]+[.I134]*([.A135]-[.A134])" office:value-type="float" office:value="45.2619382664483" calcext:value-type="float">
            <text:p>45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5]*[.E135]" office:value-type="float" office:value="764.381502346598" calcext:value-type="float">
            <text:p>764.4</text:p>
          </table:table-cell>
          <table:table-cell table:style-name="ce15" table:formula="of:=[.D135]-[.F135]-[.G135]" office:value-type="float" office:value="306.310000603771" calcext:value-type="float">
            <text:p>306.3</text:p>
          </table:table-cell>
          <table:table-cell table:style-name="ce16" table:formula="of:=[.H135]/[.P$4]" office:value-type="float" office:value="0.226896296743534" calcext:value-type="float">
            <text:p>0.23</text:p>
          </table:table-cell>
          <table:table-cell table:style-name="ce16" table:formula="of:=[.E135]*3.6" office:value-type="float" office:value="162.942977759214" calcext:value-type="float">
            <text:p>162.94</text:p>
          </table:table-cell>
          <table:table-cell table:style-name="ce18" table:formula="of:=600*[.C135]/400" office:value-type="float" office:value="68.4272793611714" calcext:value-type="float">
            <text:p>68.43</text:p>
          </table:table-cell>
          <table:table-cell table:style-name="ce18" table:formula="of:=0.1047*[.B135]*[.C135]/1000" office:value-type="float" office:value="67.6263080750494" calcext:value-type="float">
            <text:p>67.63</text:p>
          </table:table-cell>
          <table:table-cell table:style-name="ce18" table:formula="of:=1000*[.L135]/590" office:value-type="float" office:value="114.620861144152" calcext:value-type="float">
            <text:p>114.62</text:p>
          </table:table-cell>
          <table:table-cell table:number-columns-repeated="1011"/>
        </table:table-row>
        <table:table-row table:style-name="ro1">
          <table:table-cell office:value-type="float" office:value="13.4" calcext:value-type="float">
            <text:p>13.4</text:p>
          </table:table-cell>
          <table:table-cell table:style-name="ce15" table:formula="of:=[.P$1]*[.P$2]*60*[.E136]/([.P$3]/1000)" office:value-type="float" office:value="14166.0457018214" calcext:value-type="float">
            <text:p>14166.0</text:p>
          </table:table-cell>
          <table:table-cell table:style-name="ce15" table:formula="of:=IF([.B136]&lt;[.S$3];400;-0.0477*[.B136]+721)" office:value-type="float" office:value="45.2796200231174" calcext:value-type="float">
            <text:p>45.3</text:p>
          </table:table-cell>
          <table:table-cell table:style-name="ce15" table:formula="of:=0.85*2*[.C136]*[.P$1]*[.P$2]/[.P$8]" office:value-type="float" office:value="1259.92326456931" calcext:value-type="float">
            <text:p>1259.9</text:p>
          </table:table-cell>
          <table:table-cell table:style-name="ce15" table:formula="of:=[.E135]+[.I135]*([.A136]-[.A135])" office:value-type="float" office:value="45.2846278961226" calcext:value-type="float">
            <text:p>45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6]*[.E136]" office:value-type="float" office:value="765.148057249226" calcext:value-type="float">
            <text:p>765.1</text:p>
          </table:table-cell>
          <table:table-cell table:style-name="ce15" table:formula="of:=[.D136]-[.F136]-[.G136]" office:value-type="float" office:value="296.122707320087" calcext:value-type="float">
            <text:p>296.1</text:p>
          </table:table-cell>
          <table:table-cell table:style-name="ce16" table:formula="of:=[.H136]/[.P$4]" office:value-type="float" office:value="0.219350153570435" calcext:value-type="float">
            <text:p>0.22</text:p>
          </table:table-cell>
          <table:table-cell table:style-name="ce16" table:formula="of:=[.E136]*3.6" office:value-type="float" office:value="163.024660426042" calcext:value-type="float">
            <text:p>163.02</text:p>
          </table:table-cell>
          <table:table-cell table:style-name="ce18" table:formula="of:=600*[.C136]/400" office:value-type="float" office:value="67.9194300346762" calcext:value-type="float">
            <text:p>67.92</text:p>
          </table:table-cell>
          <table:table-cell table:style-name="ce18" table:formula="of:=0.1047*[.B136]*[.C136]/1000" office:value-type="float" office:value="67.1580525439195" calcext:value-type="float">
            <text:p>67.16</text:p>
          </table:table-cell>
          <table:table-cell table:style-name="ce18" table:formula="of:=1000*[.L136]/590" office:value-type="float" office:value="113.827207701558" calcext:value-type="float">
            <text:p>113.83</text:p>
          </table:table-cell>
          <table:table-cell table:number-columns-repeated="1011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style-name="ce15" table:formula="of:=[.P$1]*[.P$2]*60*[.E137]/([.P$3]/1000)" office:value-type="float" office:value="14172.907465834" calcext:value-type="float">
            <text:p>14172.9</text:p>
          </table:table-cell>
          <table:table-cell table:style-name="ce15" table:formula="of:=IF([.B137]&lt;[.S$3];400;-0.0477*[.B137]+721)" office:value-type="float" office:value="44.9523138797202" calcext:value-type="float">
            <text:p>45.0</text:p>
          </table:table-cell>
          <table:table-cell table:style-name="ce15" table:formula="of:=0.85*2*[.C137]*[.P$1]*[.P$2]/[.P$8]" office:value-type="float" office:value="1250.8158421905" calcext:value-type="float">
            <text:p>1250.8</text:p>
          </table:table-cell>
          <table:table-cell table:style-name="ce15" table:formula="of:=[.E136]+[.I136]*([.A137]-[.A136])" office:value-type="float" office:value="45.3065629114797" calcext:value-type="float">
            <text:p>45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7]*[.E137]" office:value-type="float" office:value="765.889483202317" calcext:value-type="float">
            <text:p>765.9</text:p>
          </table:table-cell>
          <table:table-cell table:style-name="ce15" table:formula="of:=[.D137]-[.F137]-[.G137]" office:value-type="float" office:value="286.273858988185" calcext:value-type="float">
            <text:p>286.3</text:p>
          </table:table-cell>
          <table:table-cell table:style-name="ce16" table:formula="of:=[.H137]/[.P$4]" office:value-type="float" office:value="0.212054710361618" calcext:value-type="float">
            <text:p>0.21</text:p>
          </table:table-cell>
          <table:table-cell table:style-name="ce16" table:formula="of:=[.E137]*3.6" office:value-type="float" office:value="163.103626481327" calcext:value-type="float">
            <text:p>163.10</text:p>
          </table:table-cell>
          <table:table-cell table:style-name="ce18" table:formula="of:=600*[.C137]/400" office:value-type="float" office:value="67.4284708195804" calcext:value-type="float">
            <text:p>67.43</text:p>
          </table:table-cell>
          <table:table-cell table:style-name="ce18" table:formula="of:=0.1047*[.B137]*[.C137]/1000" office:value-type="float" office:value="66.7048919287041" calcext:value-type="float">
            <text:p>66.70</text:p>
          </table:table-cell>
          <table:table-cell table:style-name="ce18" table:formula="of:=1000*[.L137]/590" office:value-type="float" office:value="113.05913886221" calcext:value-type="float">
            <text:p>113.06</text:p>
          </table:table-cell>
          <table:table-cell table:number-columns-repeated="1011"/>
        </table:table-row>
        <table:table-row table:style-name="ro1">
          <table:table-cell office:value-type="float" office:value="13.6" calcext:value-type="float">
            <text:p>13.6</text:p>
          </table:table-cell>
          <table:table-cell table:style-name="ce15" table:formula="of:=[.P$1]*[.P$2]*60*[.E138]/([.P$3]/1000)" office:value-type="float" office:value="14179.5410120456" calcext:value-type="float">
            <text:p>14179.5</text:p>
          </table:table-cell>
          <table:table-cell table:style-name="ce15" table:formula="of:=IF([.B138]&lt;[.S$3];400;-0.0477*[.B138]+721)" office:value-type="float" office:value="44.6358937254239" calcext:value-type="float">
            <text:p>44.6</text:p>
          </table:table-cell>
          <table:table-cell table:style-name="ce15" table:formula="of:=0.85*2*[.C138]*[.P$1]*[.P$2]/[.P$8]" office:value-type="float" office:value="1242.01132674684" calcext:value-type="float">
            <text:p>1242.0</text:p>
          </table:table-cell>
          <table:table-cell table:style-name="ce15" table:formula="of:=[.E137]+[.I137]*([.A138]-[.A137])" office:value-type="float" office:value="45.3277683825158" calcext:value-type="float">
            <text:p>45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8]*[.E138]" office:value-type="float" office:value="766.606591143087" calcext:value-type="float">
            <text:p>766.6</text:p>
          </table:table-cell>
          <table:table-cell table:style-name="ce15" table:formula="of:=[.D138]-[.F138]-[.G138]" office:value-type="float" office:value="276.752235603755" calcext:value-type="float">
            <text:p>276.8</text:p>
          </table:table-cell>
          <table:table-cell table:style-name="ce16" table:formula="of:=[.H138]/[.P$4]" office:value-type="float" office:value="0.205001656002782" calcext:value-type="float">
            <text:p>0.21</text:p>
          </table:table-cell>
          <table:table-cell table:style-name="ce16" table:formula="of:=[.E138]*3.6" office:value-type="float" office:value="163.179966177057" calcext:value-type="float">
            <text:p>163.18</text:p>
          </table:table-cell>
          <table:table-cell table:style-name="ce18" table:formula="of:=600*[.C138]/400" office:value-type="float" office:value="66.9538405881359" calcext:value-type="float">
            <text:p>66.95</text:p>
          </table:table-cell>
          <table:table-cell table:style-name="ce18" table:formula="of:=0.1047*[.B138]*[.C138]/1000" office:value-type="float" office:value="66.2663560516339" calcext:value-type="float">
            <text:p>66.27</text:p>
          </table:table-cell>
          <table:table-cell table:style-name="ce18" table:formula="of:=1000*[.L138]/590" office:value-type="float" office:value="112.315857714634" calcext:value-type="float">
            <text:p>112.32</text:p>
          </table:table-cell>
          <table:table-cell table:number-columns-repeated="1011"/>
        </table:table-row>
        <table:table-row table:style-name="ro1">
          <table:table-cell office:value-type="float" office:value="13.7" calcext:value-type="float">
            <text:p>13.7</text:p>
          </table:table-cell>
          <table:table-cell table:style-name="ce15" table:formula="of:=[.P$1]*[.P$2]*60*[.E139]/([.P$3]/1000)" office:value-type="float" office:value="14185.9539229225" calcext:value-type="float">
            <text:p>14186.0</text:p>
          </table:table-cell>
          <table:table-cell table:style-name="ce15" table:formula="of:=IF([.B139]&lt;[.S$3];400;-0.0477*[.B139]+721)" office:value-type="float" office:value="44.329997876599" calcext:value-type="float">
            <text:p>44.3</text:p>
          </table:table-cell>
          <table:table-cell table:style-name="ce15" table:formula="of:=0.85*2*[.C139]*[.P$1]*[.P$2]/[.P$8]" office:value-type="float" office:value="1233.49965424886" calcext:value-type="float">
            <text:p>1233.5</text:p>
          </table:table-cell>
          <table:table-cell table:style-name="ce15" table:formula="of:=[.E138]+[.I138]*([.A139]-[.A138])" office:value-type="float" office:value="45.3482685481161" calcext:value-type="float">
            <text:p>45.3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39]*[.E139]" office:value-type="float" office:value="767.300166689794" calcext:value-type="float">
            <text:p>767.3</text:p>
          </table:table-cell>
          <table:table-cell table:style-name="ce15" table:formula="of:=[.D139]-[.F139]-[.G139]" office:value-type="float" office:value="267.546987559071" calcext:value-type="float">
            <text:p>267.5</text:p>
          </table:table-cell>
          <table:table-cell table:style-name="ce16" table:formula="of:=[.H139]/[.P$4]" office:value-type="float" office:value="0.19818295374746" calcext:value-type="float">
            <text:p>0.20</text:p>
          </table:table-cell>
          <table:table-cell table:style-name="ce16" table:formula="of:=[.E139]*3.6" office:value-type="float" office:value="163.253766773218" calcext:value-type="float">
            <text:p>163.25</text:p>
          </table:table-cell>
          <table:table-cell table:style-name="ce18" table:formula="of:=600*[.C139]/400" office:value-type="float" office:value="66.4949968148985" calcext:value-type="float">
            <text:p>66.49</text:p>
          </table:table-cell>
          <table:table-cell table:style-name="ce18" table:formula="of:=0.1047*[.B139]*[.C139]/1000" office:value-type="float" office:value="65.8419882722876" calcext:value-type="float">
            <text:p>65.84</text:p>
          </table:table-cell>
          <table:table-cell table:style-name="ce18" table:formula="of:=1000*[.L139]/590" office:value-type="float" office:value="111.596590292013" calcext:value-type="float">
            <text:p>111.60</text:p>
          </table:table-cell>
          <table:table-cell table:number-columns-repeated="1011"/>
        </table:table-row>
        <table:table-row table:style-name="ro1">
          <table:table-cell office:value-type="float" office:value="13.8" calcext:value-type="float">
            <text:p>13.8</text:p>
          </table:table-cell>
          <table:table-cell table:style-name="ce15" table:formula="of:=[.P$1]*[.P$2]*60*[.E140]/([.P$3]/1000)" office:value-type="float" office:value="14192.1535295231" calcext:value-type="float">
            <text:p>14192.2</text:p>
          </table:table-cell>
          <table:table-cell table:style-name="ce15" table:formula="of:=IF([.B140]&lt;[.S$3];400;-0.0477*[.B140]+721)" office:value-type="float" office:value="44.0342766417499" calcext:value-type="float">
            <text:p>44.0</text:p>
          </table:table-cell>
          <table:table-cell table:style-name="ce15" table:formula="of:=0.85*2*[.C140]*[.P$1]*[.P$2]/[.P$8]" office:value-type="float" office:value="1225.27109439294" calcext:value-type="float">
            <text:p>1225.3</text:p>
          </table:table-cell>
          <table:table-cell table:style-name="ce15" table:formula="of:=[.E139]+[.I139]*([.A140]-[.A139])" office:value-type="float" office:value="45.3680868434909" calcext:value-type="float">
            <text:p>45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0]*[.E140]" office:value-type="float" office:value="767.970970875017" calcext:value-type="float">
            <text:p>768.0</text:p>
          </table:table-cell>
          <table:table-cell table:style-name="ce15" table:formula="of:=[.D140]-[.F140]-[.G140]" office:value-type="float" office:value="258.647623517927" calcext:value-type="float">
            <text:p>258.6</text:p>
          </table:table-cell>
          <table:table-cell table:style-name="ce16" table:formula="of:=[.H140]/[.P$4]" office:value-type="float" office:value="0.191590832235502" calcext:value-type="float">
            <text:p>0.19</text:p>
          </table:table-cell>
          <table:table-cell table:style-name="ce16" table:formula="of:=[.E140]*3.6" office:value-type="float" office:value="163.325112636567" calcext:value-type="float">
            <text:p>163.33</text:p>
          </table:table-cell>
          <table:table-cell table:style-name="ce18" table:formula="of:=600*[.C140]/400" office:value-type="float" office:value="66.0514149626249" calcext:value-type="float">
            <text:p>66.05</text:p>
          </table:table-cell>
          <table:table-cell table:style-name="ce18" table:formula="of:=0.1047*[.B140]*[.C140]/1000" office:value-type="float" office:value="65.4313451750282" calcext:value-type="float">
            <text:p>65.43</text:p>
          </table:table-cell>
          <table:table-cell table:style-name="ce18" table:formula="of:=1000*[.L140]/590" office:value-type="float" office:value="110.900585042421" calcext:value-type="float">
            <text:p>110.90</text:p>
          </table:table-cell>
          <table:table-cell table:number-columns-repeated="1011"/>
        </table:table-row>
        <table:table-row table:style-name="ro1">
          <table:table-cell office:value-type="float" office:value="13.9" calcext:value-type="float">
            <text:p>13.9</text:p>
          </table:table-cell>
          <table:table-cell table:style-name="ce15" table:formula="of:=[.P$1]*[.P$2]*60*[.E141]/([.P$3]/1000)" office:value-type="float" office:value="14198.1469198005" calcext:value-type="float">
            <text:p>14198.1</text:p>
          </table:table-cell>
          <table:table-cell table:style-name="ce15" table:formula="of:=IF([.B141]&lt;[.S$3];400;-0.0477*[.B141]+721)" office:value-type="float" office:value="43.7483919255163" calcext:value-type="float">
            <text:p>43.7</text:p>
          </table:table-cell>
          <table:table-cell table:style-name="ce15" table:formula="of:=0.85*2*[.C141]*[.P$1]*[.P$2]/[.P$8]" office:value-type="float" office:value="1217.31623954249" calcext:value-type="float">
            <text:p>1217.3</text:p>
          </table:table-cell>
          <table:table-cell table:style-name="ce15" table:formula="of:=[.E140]+[.I140]*([.A141]-[.A140])" office:value-type="float" office:value="45.3872459267144" calcext:value-type="float">
            <text:p>45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1]*[.E141]" office:value-type="float" office:value="768.619740861662" calcext:value-type="float">
            <text:p>768.6</text:p>
          </table:table-cell>
          <table:table-cell table:style-name="ce15" table:formula="of:=[.D141]-[.F141]-[.G141]" office:value-type="float" office:value="250.04399868083" calcext:value-type="float">
            <text:p>250.0</text:p>
          </table:table-cell>
          <table:table-cell table:style-name="ce16" table:formula="of:=[.H141]/[.P$4]" office:value-type="float" office:value="0.185217776800615" calcext:value-type="float">
            <text:p>0.19</text:p>
          </table:table-cell>
          <table:table-cell table:style-name="ce16" table:formula="of:=[.E141]*3.6" office:value-type="float" office:value="163.394085336172" calcext:value-type="float">
            <text:p>163.39</text:p>
          </table:table-cell>
          <table:table-cell table:style-name="ce18" table:formula="of:=600*[.C141]/400" office:value-type="float" office:value="65.6225878882745" calcext:value-type="float">
            <text:p>65.62</text:p>
          </table:table-cell>
          <table:table-cell table:style-name="ce18" table:formula="of:=0.1047*[.B141]*[.C141]/1000" office:value-type="float" office:value="65.0339962578479" calcext:value-type="float">
            <text:p>65.03</text:p>
          </table:table-cell>
          <table:table-cell table:style-name="ce18" table:formula="of:=1000*[.L141]/590" office:value-type="float" office:value="110.227112301437" calcext:value-type="float">
            <text:p>110.23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table:formula="of:=[.P$1]*[.P$2]*60*[.E142]/([.P$3]/1000)" office:value-type="float" office:value="14203.9409466322" calcext:value-type="float">
            <text:p>14203.9</text:p>
          </table:table-cell>
          <table:table-cell table:style-name="ce15" table:formula="of:=IF([.B142]&lt;[.S$3];400;-0.0477*[.B142]+721)" office:value-type="float" office:value="43.4720168456431" calcext:value-type="float">
            <text:p>43.5</text:p>
          </table:table-cell>
          <table:table-cell table:style-name="ce15" table:formula="of:=0.85*2*[.C142]*[.P$1]*[.P$2]/[.P$8]" office:value-type="float" office:value="1209.62599406999" calcext:value-type="float">
            <text:p>1209.6</text:p>
          </table:table-cell>
          <table:table-cell table:style-name="ce15" table:formula="of:=[.E141]+[.I141]*([.A142]-[.A141])" office:value-type="float" office:value="45.4057677043945" calcext:value-type="float">
            <text:p>45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2]*[.E142]" office:value-type="float" office:value="769.247190641822" calcext:value-type="float">
            <text:p>769.2</text:p>
          </table:table-cell>
          <table:table-cell table:style-name="ce15" table:formula="of:=[.D142]-[.F142]-[.G142]" office:value-type="float" office:value="241.726303428167" calcext:value-type="float">
            <text:p>241.7</text:p>
          </table:table-cell>
          <table:table-cell table:style-name="ce16" table:formula="of:=[.H142]/[.P$4]" office:value-type="float" office:value="0.179056521057902" calcext:value-type="float">
            <text:p>0.18</text:p>
          </table:table-cell>
          <table:table-cell table:style-name="ce16" table:formula="of:=[.E142]*3.6" office:value-type="float" office:value="163.46076373582" calcext:value-type="float">
            <text:p>163.46</text:p>
          </table:table-cell>
          <table:table-cell table:style-name="ce18" table:formula="of:=600*[.C142]/400" office:value-type="float" office:value="65.2080252684647" calcext:value-type="float">
            <text:p>65.21</text:p>
          </table:table-cell>
          <table:table-cell table:style-name="ce18" table:formula="of:=0.1047*[.B142]*[.C142]/1000" office:value-type="float" office:value="64.6495236231522" calcext:value-type="float">
            <text:p>64.65</text:p>
          </table:table-cell>
          <table:table-cell table:style-name="ce18" table:formula="of:=1000*[.L142]/590" office:value-type="float" office:value="109.575463768055" calcext:value-type="float">
            <text:p>109.58</text:p>
          </table:table-cell>
          <table:table-cell table:number-columns-repeated="1011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style-name="ce15" table:formula="of:=[.P$1]*[.P$2]*60*[.E143]/([.P$3]/1000)" office:value-type="float" office:value="14209.5422355869" calcext:value-type="float">
            <text:p>14209.5</text:p>
          </table:table-cell>
          <table:table-cell table:style-name="ce15" table:formula="of:=IF([.B143]&lt;[.S$3];400;-0.0477*[.B143]+721)" office:value-type="float" office:value="43.2048353625047" calcext:value-type="float">
            <text:p>43.2</text:p>
          </table:table-cell>
          <table:table-cell table:style-name="ce15" table:formula="of:=0.85*2*[.C143]*[.P$1]*[.P$2]/[.P$8]" office:value-type="float" office:value="1202.19156404835" calcext:value-type="float">
            <text:p>1202.2</text:p>
          </table:table-cell>
          <table:table-cell table:style-name="ce15" table:formula="of:=[.E142]+[.I142]*([.A143]-[.A142])" office:value-type="float" office:value="45.4236733565003" calcext:value-type="float">
            <text:p>45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3]*[.E143]" office:value-type="float" office:value="769.854011718605" calcext:value-type="float">
            <text:p>769.9</text:p>
          </table:table-cell>
          <table:table-cell table:style-name="ce15" table:formula="of:=[.D143]-[.F143]-[.G143]" office:value-type="float" office:value="233.685052329746" calcext:value-type="float">
            <text:p>233.7</text:p>
          </table:table-cell>
          <table:table-cell table:style-name="ce16" table:formula="of:=[.H143]/[.P$4]" office:value-type="float" office:value="0.173100038762775" calcext:value-type="float">
            <text:p>0.17</text:p>
          </table:table-cell>
          <table:table-cell table:style-name="ce16" table:formula="of:=[.E143]*3.6" office:value-type="float" office:value="163.525224083401" calcext:value-type="float">
            <text:p>163.53</text:p>
          </table:table-cell>
          <table:table-cell table:style-name="ce18" table:formula="of:=600*[.C143]/400" office:value-type="float" office:value="64.8072530437571" calcext:value-type="float">
            <text:p>64.81</text:p>
          </table:table-cell>
          <table:table-cell table:style-name="ce18" table:formula="of:=0.1047*[.B143]*[.C143]/1000" office:value-type="float" office:value="64.2775216709748" calcext:value-type="float">
            <text:p>64.28</text:p>
          </table:table-cell>
          <table:table-cell table:style-name="ce18" table:formula="of:=1000*[.L143]/590" office:value-type="float" office:value="108.944951984703" calcext:value-type="float">
            <text:p>108.94</text:p>
          </table:table-cell>
          <table:table-cell table:number-columns-repeated="1011"/>
        </table:table-row>
        <table:table-row table:style-name="ro1">
          <table:table-cell office:value-type="float" office:value="14.2" calcext:value-type="float">
            <text:p>14.2</text:p>
          </table:table-cell>
          <table:table-cell table:style-name="ce15" table:formula="of:=[.P$1]*[.P$2]*60*[.E144]/([.P$3]/1000)" office:value-type="float" office:value="14214.9571924366" calcext:value-type="float">
            <text:p>14215.0</text:p>
          </table:table-cell>
          <table:table-cell table:style-name="ce15" table:formula="of:=IF([.B144]&lt;[.S$3];400;-0.0477*[.B144]+721)" office:value-type="float" office:value="42.9465419207764" calcext:value-type="float">
            <text:p>42.9</text:p>
          </table:table-cell>
          <table:table-cell table:style-name="ce15" table:formula="of:=0.85*2*[.C144]*[.P$1]*[.P$2]/[.P$8]" office:value-type="float" office:value="1195.0044472803" calcext:value-type="float">
            <text:p>1195.0</text:p>
          </table:table-cell>
          <table:table-cell table:style-name="ce15" table:formula="of:=[.E143]+[.I143]*([.A144]-[.A143])" office:value-type="float" office:value="45.4409833603765" calcext:value-type="float">
            <text:p>45.4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4]*[.E144]" office:value-type="float" office:value="770.440873771117" calcext:value-type="float">
            <text:p>770.4</text:p>
          </table:table-cell>
          <table:table-cell table:style-name="ce15" table:formula="of:=[.D144]-[.F144]-[.G144]" office:value-type="float" office:value="225.911073509184" calcext:value-type="float">
            <text:p>225.9</text:p>
          </table:table-cell>
          <table:table-cell table:style-name="ce16" table:formula="of:=[.H144]/[.P$4]" office:value-type="float" office:value="0.167341535932729" calcext:value-type="float">
            <text:p>0.17</text:p>
          </table:table-cell>
          <table:table-cell table:style-name="ce16" table:formula="of:=[.E144]*3.6" office:value-type="float" office:value="163.587540097356" calcext:value-type="float">
            <text:p>163.59</text:p>
          </table:table-cell>
          <table:table-cell table:style-name="ce18" table:formula="of:=600*[.C144]/400" office:value-type="float" office:value="64.4198128811647" calcext:value-type="float">
            <text:p>64.42</text:p>
          </table:table-cell>
          <table:table-cell table:style-name="ce18" table:formula="of:=0.1047*[.B144]*[.C144]/1000" office:value-type="float" office:value="63.9175967950469" calcext:value-type="float">
            <text:p>63.92</text:p>
          </table:table-cell>
          <table:table-cell table:style-name="ce18" table:formula="of:=1000*[.L144]/590" office:value-type="float" office:value="108.334909822113" calcext:value-type="float">
            <text:p>108.33</text:p>
          </table:table-cell>
          <table:table-cell table:number-columns-repeated="1011"/>
        </table:table-row>
        <table:table-row table:style-name="ro1">
          <table:table-cell office:value-type="float" office:value="14.3" calcext:value-type="float">
            <text:p>14.3</text:p>
          </table:table-cell>
          <table:table-cell table:style-name="ce15" table:formula="of:=[.P$1]*[.P$2]*60*[.E145]/([.P$3]/1000)" office:value-type="float" office:value="14220.1920104222" calcext:value-type="float">
            <text:p>14220.2</text:p>
          </table:table-cell>
          <table:table-cell table:style-name="ce15" table:formula="of:=IF([.B145]&lt;[.S$3];400;-0.0477*[.B145]+721)" office:value-type="float" office:value="42.6968411028613" calcext:value-type="float">
            <text:p>42.7</text:p>
          </table:table-cell>
          <table:table-cell table:style-name="ce15" table:formula="of:=0.85*2*[.C145]*[.P$1]*[.P$2]/[.P$8]" office:value-type="float" office:value="1188.05642365482" calcext:value-type="float">
            <text:p>1188.1</text:p>
          </table:table-cell>
          <table:table-cell table:style-name="ce15" table:formula="of:=[.E144]+[.I144]*([.A145]-[.A144])" office:value-type="float" office:value="45.4577175139698" calcext:value-type="float">
            <text:p>45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5]*[.E145]" office:value-type="float" office:value="771.008425302758" calcext:value-type="float">
            <text:p>771.0</text:p>
          </table:table-cell>
          <table:table-cell table:style-name="ce15" table:formula="of:=[.D145]-[.F145]-[.G145]" office:value-type="float" office:value="218.395498352065" calcext:value-type="float">
            <text:p>218.4</text:p>
          </table:table-cell>
          <table:table-cell table:style-name="ce16" table:formula="of:=[.H145]/[.P$4]" office:value-type="float" office:value="0.161774443223752" calcext:value-type="float">
            <text:p>0.16</text:p>
          </table:table-cell>
          <table:table-cell table:style-name="ce16" table:formula="of:=[.E145]*3.6" office:value-type="float" office:value="163.647783050291" calcext:value-type="float">
            <text:p>163.65</text:p>
          </table:table-cell>
          <table:table-cell table:style-name="ce18" table:formula="of:=600*[.C145]/400" office:value-type="float" office:value="64.0452616542919" calcext:value-type="float">
            <text:p>64.05</text:p>
          </table:table-cell>
          <table:table-cell table:style-name="ce18" table:formula="of:=0.1047*[.B145]*[.C145]/1000" office:value-type="float" office:value="63.569367082107" calcext:value-type="float">
            <text:p>63.57</text:p>
          </table:table-cell>
          <table:table-cell table:style-name="ce18" table:formula="of:=1000*[.L145]/590" office:value-type="float" office:value="107.744689969673" calcext:value-type="float">
            <text:p>107.74</text:p>
          </table:table-cell>
          <table:table-cell table:number-columns-repeated="1011"/>
        </table:table-row>
        <table:table-row table:style-name="ro1">
          <table:table-cell office:value-type="float" office:value="14.4" calcext:value-type="float">
            <text:p>14.4</text:p>
          </table:table-cell>
          <table:table-cell table:style-name="ce15" table:formula="of:=[.P$1]*[.P$2]*60*[.E146]/([.P$3]/1000)" office:value-type="float" office:value="14225.252677281" calcext:value-type="float">
            <text:p>14225.3</text:p>
          </table:table-cell>
          <table:table-cell table:style-name="ce15" table:formula="of:=IF([.B146]&lt;[.S$3];400;-0.0477*[.B146]+721)" office:value-type="float" office:value="42.455447293694" calcext:value-type="float">
            <text:p>42.5</text:p>
          </table:table-cell>
          <table:table-cell table:style-name="ce15" table:formula="of:=0.85*2*[.C146]*[.P$1]*[.P$2]/[.P$8]" office:value-type="float" office:value="1181.33954582021" calcext:value-type="float">
            <text:p>1181.3</text:p>
          </table:table-cell>
          <table:table-cell table:style-name="ce15" table:formula="of:=[.E145]+[.I145]*([.A146]-[.A145])" office:value-type="float" office:value="45.4738949582922" calcext:value-type="float">
            <text:p>45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6]*[.E146]" office:value-type="float" office:value="771.557294273047" calcext:value-type="float">
            <text:p>771.6</text:p>
          </table:table-cell>
          <table:table-cell table:style-name="ce15" table:formula="of:=[.D146]-[.F146]-[.G146]" office:value-type="float" office:value="211.129751547164" calcext:value-type="float">
            <text:p>211.1</text:p>
          </table:table-cell>
          <table:table-cell table:style-name="ce16" table:formula="of:=[.H146]/[.P$4]" office:value-type="float" office:value="0.156392408553455" calcext:value-type="float">
            <text:p>0.16</text:p>
          </table:table-cell>
          <table:table-cell table:style-name="ce16" table:formula="of:=[.E146]*3.6" office:value-type="float" office:value="163.706021849852" calcext:value-type="float">
            <text:p>163.71</text:p>
          </table:table-cell>
          <table:table-cell table:style-name="ce18" table:formula="of:=600*[.C146]/400" office:value-type="float" office:value="63.6831709405409" calcext:value-type="float">
            <text:p>63.68</text:p>
          </table:table-cell>
          <table:table-cell table:style-name="ce18" table:formula="of:=0.1047*[.B146]*[.C146]/1000" office:value-type="float" office:value="63.2324620147934" calcext:value-type="float">
            <text:p>63.23</text:p>
          </table:table-cell>
          <table:table-cell table:style-name="ce18" table:formula="of:=1000*[.L146]/590" office:value-type="float" office:value="107.173664431853" calcext:value-type="float">
            <text:p>107.17</text:p>
          </table:table-cell>
          <table:table-cell table:number-columns-repeated="1011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style-name="ce15" table:formula="of:=[.P$1]*[.P$2]*60*[.E147]/([.P$3]/1000)" office:value-type="float" office:value="14230.144982043" calcext:value-type="float">
            <text:p>14230.1</text:p>
          </table:table-cell>
          <table:table-cell table:style-name="ce15" table:formula="of:=IF([.B147]&lt;[.S$3];400;-0.0477*[.B147]+721)" office:value-type="float" office:value="42.2220843565498" calcext:value-type="float">
            <text:p>42.2</text:p>
          </table:table-cell>
          <table:table-cell table:style-name="ce15" table:formula="of:=0.85*2*[.C147]*[.P$1]*[.P$2]/[.P$8]" office:value-type="float" office:value="1174.84613016332" calcext:value-type="float">
            <text:p>1174.8</text:p>
          </table:table-cell>
          <table:table-cell table:style-name="ce15" table:formula="of:=[.E146]+[.I146]*([.A147]-[.A146])" office:value-type="float" office:value="45.4895341991475" calcext:value-type="float">
            <text:p>45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7]*[.E147]" office:value-type="float" office:value="772.088088713181" calcext:value-type="float">
            <text:p>772.1</text:p>
          </table:table-cell>
          <table:table-cell table:style-name="ce15" table:formula="of:=[.D147]-[.F147]-[.G147]" office:value-type="float" office:value="204.105541450138" calcext:value-type="float">
            <text:p>204.1</text:p>
          </table:table-cell>
          <table:table-cell table:style-name="ce16" table:formula="of:=[.H147]/[.P$4]" office:value-type="float" office:value="0.151189289963065" calcext:value-type="float">
            <text:p>0.15</text:p>
          </table:table-cell>
          <table:table-cell table:style-name="ce16" table:formula="of:=[.E147]*3.6" office:value-type="float" office:value="163.762323116931" calcext:value-type="float">
            <text:p>163.76</text:p>
          </table:table-cell>
          <table:table-cell table:style-name="ce18" table:formula="of:=600*[.C147]/400" office:value-type="float" office:value="63.3331265348247" calcext:value-type="float">
            <text:p>63.33</text:p>
          </table:table-cell>
          <table:table-cell table:style-name="ce18" table:formula="of:=0.1047*[.B147]*[.C147]/1000" office:value-type="float" office:value="62.9065221784127" calcext:value-type="float">
            <text:p>62.91</text:p>
          </table:table-cell>
          <table:table-cell table:style-name="ce18" table:formula="of:=1000*[.L147]/590" office:value-type="float" office:value="106.621224031208" calcext:value-type="float">
            <text:p>106.62</text:p>
          </table:table-cell>
          <table:table-cell table:number-columns-repeated="1011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style-name="ce15" table:formula="of:=[.P$1]*[.P$2]*60*[.E148]/([.P$3]/1000)" office:value-type="float" office:value="14234.8745216036" calcext:value-type="float">
            <text:p>14234.9</text:p>
          </table:table-cell>
          <table:table-cell table:style-name="ce15" table:formula="of:=IF([.B148]&lt;[.S$3];400;-0.0477*[.B148]+721)" office:value-type="float" office:value="41.9964853195065" calcext:value-type="float">
            <text:p>42.0</text:p>
          </table:table-cell>
          <table:table-cell table:style-name="ce15" table:formula="of:=0.85*2*[.C148]*[.P$1]*[.P$2]/[.P$8]" office:value-type="float" office:value="1168.56874808524" calcext:value-type="float">
            <text:p>1168.6</text:p>
          </table:table-cell>
          <table:table-cell table:style-name="ce15" table:formula="of:=[.E147]+[.I147]*([.A148]-[.A147])" office:value-type="float" office:value="45.5046531281438" calcext:value-type="float">
            <text:p>45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8]*[.E148]" office:value-type="float" office:value="772.601397325566" calcext:value-type="float">
            <text:p>772.6</text:p>
          </table:table-cell>
          <table:table-cell table:style-name="ce15" table:formula="of:=[.D148]-[.F148]-[.G148]" office:value-type="float" office:value="197.314850759677" calcext:value-type="float">
            <text:p>197.3</text:p>
          </table:table-cell>
          <table:table-cell table:style-name="ce16" table:formula="of:=[.H148]/[.P$4]" office:value-type="float" office:value="0.146159148710872" calcext:value-type="float">
            <text:p>0.15</text:p>
          </table:table-cell>
          <table:table-cell table:style-name="ce16" table:formula="of:=[.E148]*3.6" office:value-type="float" office:value="163.816751261318" calcext:value-type="float">
            <text:p>163.82</text:p>
          </table:table-cell>
          <table:table-cell table:style-name="ce18" table:formula="of:=600*[.C148]/400" office:value-type="float" office:value="62.9947279792598" calcext:value-type="float">
            <text:p>62.99</text:p>
          </table:table-cell>
          <table:table-cell table:style-name="ce18" table:formula="of:=0.1047*[.B148]*[.C148]/1000" office:value-type="float" office:value="62.5911989718507" calcext:value-type="float">
            <text:p>62.59</text:p>
          </table:table-cell>
          <table:table-cell table:style-name="ce18" table:formula="of:=1000*[.L148]/590" office:value-type="float" office:value="106.086777918391" calcext:value-type="float">
            <text:p>106.09</text:p>
          </table:table-cell>
          <table:table-cell table:number-columns-repeated="1011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style-name="ce15" table:formula="of:=[.P$1]*[.P$2]*60*[.E149]/([.P$3]/1000)" office:value-type="float" office:value="14239.4467070815" calcext:value-type="float">
            <text:p>14239.4</text:p>
          </table:table-cell>
          <table:table-cell table:style-name="ce15" table:formula="of:=IF([.B149]&lt;[.S$3];400;-0.0477*[.B149]+721)" office:value-type="float" office:value="41.7783920722118" calcext:value-type="float">
            <text:p>41.8</text:p>
          </table:table-cell>
          <table:table-cell table:style-name="ce15" table:formula="of:=0.85*2*[.C149]*[.P$1]*[.P$2]/[.P$8]" office:value-type="float" office:value="1162.50021756375" calcext:value-type="float">
            <text:p>1162.5</text:p>
          </table:table-cell>
          <table:table-cell table:style-name="ce15" table:formula="of:=[.E148]+[.I148]*([.A149]-[.A148])" office:value-type="float" office:value="45.5192690430149" calcext:value-type="float">
            <text:p>45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49]*[.E149]" office:value-type="float" office:value="773.097790067559" calcext:value-type="float">
            <text:p>773.1</text:p>
          </table:table-cell>
          <table:table-cell table:style-name="ce15" table:formula="of:=[.D149]-[.F149]-[.G149]" office:value-type="float" office:value="190.749927496186" calcext:value-type="float">
            <text:p>190.7</text:p>
          </table:table-cell>
          <table:table-cell table:style-name="ce16" table:formula="of:=[.H149]/[.P$4]" office:value-type="float" office:value="0.141296242589767" calcext:value-type="float">
            <text:p>0.14</text:p>
          </table:table-cell>
          <table:table-cell table:style-name="ce16" table:formula="of:=[.E149]*3.6" office:value-type="float" office:value="163.869368554854" calcext:value-type="float">
            <text:p>163.87</text:p>
          </table:table-cell>
          <table:table-cell table:style-name="ce18" table:formula="of:=600*[.C149]/400" office:value-type="float" office:value="62.6675881083177" calcext:value-type="float">
            <text:p>62.67</text:p>
          </table:table-cell>
          <table:table-cell table:style-name="ce18" table:formula="of:=0.1047*[.B149]*[.C149]/1000" office:value-type="float" office:value="62.2861543228548" calcext:value-type="float">
            <text:p>62.29</text:p>
          </table:table-cell>
          <table:table-cell table:style-name="ce18" table:formula="of:=1000*[.L149]/590" office:value-type="float" office:value="105.569753089584" calcext:value-type="float">
            <text:p>105.57</text:p>
          </table:table-cell>
          <table:table-cell table:number-columns-repeated="1011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style-name="ce15" table:formula="of:=[.P$1]*[.P$2]*60*[.E150]/([.P$3]/1000)" office:value-type="float" office:value="14243.866769966" calcext:value-type="float">
            <text:p>14243.9</text:p>
          </table:table-cell>
          <table:table-cell table:style-name="ce15" table:formula="of:=IF([.B150]&lt;[.S$3];400;-0.0477*[.B150]+721)" office:value-type="float" office:value="41.5675550726209" calcext:value-type="float">
            <text:p>41.6</text:p>
          </table:table-cell>
          <table:table-cell table:style-name="ce15" table:formula="of:=0.85*2*[.C150]*[.P$1]*[.P$2]/[.P$8]" office:value-type="float" office:value="1156.63359499313" calcext:value-type="float">
            <text:p>1156.6</text:p>
          </table:table-cell>
          <table:table-cell table:style-name="ce15" table:formula="of:=[.E149]+[.I149]*([.A150]-[.A149])" office:value-type="float" office:value="45.5333986672739" calcext:value-type="float">
            <text:p>45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50]*[.E150]" office:value-type="float" office:value="773.577818719679" calcext:value-type="float">
            <text:p>773.6</text:p>
          </table:table-cell>
          <table:table-cell table:style-name="ce15" table:formula="of:=[.D150]-[.F150]-[.G150]" office:value-type="float" office:value="184.403276273449" calcext:value-type="float">
            <text:p>184.4</text:p>
          </table:table-cell>
          <table:table-cell table:style-name="ce16" table:formula="of:=[.H150]/[.P$4]" office:value-type="float" office:value="0.136595019461814" calcext:value-type="float">
            <text:p>0.14</text:p>
          </table:table-cell>
          <table:table-cell table:style-name="ce16" table:formula="of:=[.E150]*3.6" office:value-type="float" office:value="163.920235202186" calcext:value-type="float">
            <text:p>163.92</text:p>
          </table:table-cell>
          <table:table-cell table:style-name="ce18" table:formula="of:=600*[.C150]/400" office:value-type="float" office:value="62.3513326089313" calcext:value-type="float">
            <text:p>62.35</text:p>
          </table:table-cell>
          <table:table-cell table:style-name="ce18" table:formula="of:=0.1047*[.B150]*[.C150]/1000" office:value-type="float" office:value="61.9910604078796" calcext:value-type="float">
            <text:p>61.99</text:p>
          </table:table-cell>
          <table:table-cell table:style-name="ce18" table:formula="of:=1000*[.L150]/590" office:value-type="float" office:value="105.06959391166" calcext:value-type="float">
            <text:p>105.07</text:p>
          </table:table-cell>
          <table:table-cell table:number-columns-repeated="1011"/>
        </table:table-row>
        <table:table-row table:style-name="ro1">
          <table:table-cell office:value-type="float" office:value="14.9" calcext:value-type="float">
            <text:p>14.9</text:p>
          </table:table-cell>
          <table:table-cell table:style-name="ce15" table:formula="of:=[.P$1]*[.P$2]*60*[.E151]/([.P$3]/1000)" office:value-type="float" office:value="14248.1397680632" calcext:value-type="float">
            <text:p>14248.1</text:p>
          </table:table-cell>
          <table:table-cell table:style-name="ce15" table:formula="of:=IF([.B151]&lt;[.S$3];400;-0.0477*[.B151]+721)" office:value-type="float" office:value="41.3637330633832" calcext:value-type="float">
            <text:p>41.4</text:p>
          </table:table-cell>
          <table:table-cell table:style-name="ce15" table:formula="of:=0.85*2*[.C151]*[.P$1]*[.P$2]/[.P$8]" office:value-type="float" office:value="1150.96216729257" calcext:value-type="float">
            <text:p>1151.0</text:p>
          </table:table-cell>
          <table:table-cell table:style-name="ce15" table:formula="of:=[.E150]+[.I150]*([.A151]-[.A150])" office:value-type="float" office:value="45.5470581692201" calcext:value-type="float">
            <text:p>45.5</text:p>
          </table:table-cell>
          <table:table-cell table:style-name="ce15" table:formula="of:=[.P$5]*9.81*[.P$4]" office:value-type="float" office:value="198.6525" calcext:value-type="float">
            <text:p>198.7</text:p>
          </table:table-cell>
          <table:table-cell table:style-name="ce15" table:formula="of:=0.5*1.2*[.P$7]*[.P$6]*[.E151]*[.E151]" office:value-type="float" office:value="774.042017438542" calcext:value-type="float">
            <text:p>774.0</text:p>
          </table:table-cell>
          <table:table-cell table:style-name="ce15" table:formula="of:=[.D151]-[.F151]-[.G151]" office:value-type="float" office:value="178.267649854029" calcext:value-type="float">
            <text:p>178.3</text:p>
          </table:table-cell>
          <table:table-cell table:style-name="ce16" table:formula="of:=[.H151]/[.P$4]" office:value-type="float" office:value="0.132050111002984" calcext:value-type="float">
            <text:p>0.13</text:p>
          </table:table-cell>
          <table:table-cell table:style-name="ce16" table:formula="of:=[.E151]*3.6" office:value-type="float" office:value="163.969409409192" calcext:value-type="float">
            <text:p>163.97</text:p>
          </table:table-cell>
          <table:table-cell table:style-name="ce18" table:formula="of:=600*[.C151]/400" office:value-type="float" office:value="62.0455995950748" calcext:value-type="float">
            <text:p>62.05</text:p>
          </table:table-cell>
          <table:table-cell table:style-name="ce18" table:formula="of:=0.1047*[.B151]*[.C151]/1000" office:value-type="float" office:value="61.7055993766692" calcext:value-type="float">
            <text:p>61.71</text:p>
          </table:table-cell>
          <table:table-cell table:style-name="ce18" table:formula="of:=1000*[.L151]/590" office:value-type="float" office:value="104.585761655371" calcext:value-type="float">
            <text:p>104.59</text:p>
          </table:table-cell>
          <table:table-cell table:number-columns-repeated="101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 style:data-style-name="N2" text:time-value="21:39:09.3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6:58:20.908000000</meta:creation-date>
    <meta:generator>LibreOffice/6.0.5.2$Windows_X86_64 LibreOffice_project/54c8cbb85f300ac59db32fe8a675ff7683cd5a16</meta:generator>
    <dc:date>2018-08-02T21:39:31.539000000</dc:date>
    <meta:editing-duration>PT34M36S</meta:editing-duration>
    <meta:editing-cycles>9</meta:editing-cycles>
    <meta:document-statistic meta:table-count="2" meta:cell-count="2170" meta:object-count="0"/>
  </office:meta>
</office:document-meta>
</file>